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79pt"/>
    </style:style>
    <style:style style:name="co2" style:family="table-column">
      <style:table-column-properties fo:break-before="auto" style:column-width="53.94pt"/>
    </style:style>
    <style:style style:name="co3" style:family="table-column">
      <style:table-column-properties fo:break-before="auto" style:column-width="59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0.19pt"/>
    </style:style>
    <style:style style:name="co6" style:family="table-column">
      <style:table-column-properties fo:break-before="auto" style:column-width="29.14pt"/>
    </style:style>
    <style:style style:name="co7" style:family="table-column">
      <style:table-column-properties fo:break-before="auto" style:column-width="22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accX</text:p>
          </table:table-cell>
          <table:table-cell table:style-name="ce1" office:value-type="string" calcext:value-type="string">
            <text:p>accY</text:p>
          </table:table-cell>
          <table:table-cell table:style-name="ce1" office:value-type="string" calcext:value-type="string">
            <text:p>accZ</text:p>
          </table:table-cell>
          <table:table-cell table:style-name="ce1" office:value-type="string" calcext:value-type="string">
            <text:p>magX</text:p>
          </table:table-cell>
          <table:table-cell table:style-name="ce1" office:value-type="string" calcext:value-type="string">
            <text:p>magY</text:p>
          </table:table-cell>
          <table:table-cell table:style-name="ce1" office:value-type="string" calcext:value-type="string">
            <text:p>magZ</text:p>
          </table:table-cell>
          <table:table-cell/>
          <table:table-cell table:style-name="ce3" office:value-type="string" calcext:value-type="string">
            <text:p>MagX</text:p>
          </table:table-cell>
          <table:table-cell table:style-name="ce3" office:value-type="string" calcext:value-type="string">
            <text:p>MagY</text:p>
          </table:table-cell>
          <table:table-cell table:style-name="ce3" office:value-type="string" calcext:value-type="string">
            <text:p>MagZ</text:p>
          </table:table-cell>
          <table:table-cell/>
          <table:table-cell table:style-name="ce1" office:value-type="string" calcext:value-type="string">
            <text:p>New Mag X</text:p>
          </table:table-cell>
          <table:table-cell table:style-name="ce1" office:value-type="string" calcext:value-type="string">
            <text:p>New Mag Y</text:p>
          </table:table-cell>
          <table:table-cell table:style-name="ce1" office:value-type="string" calcext:value-type="string">
            <text:p>New Mag Z</text:p>
          </table:table-cell>
        </table:table-row>
        <table:table-row table:style-name="ro1">
          <table:table-cell office:value-type="float" office:value="-0.211824" calcext:value-type="float">
            <text:p>-0.211824</text:p>
          </table:table-cell>
          <table:table-cell office:value-type="float" office:value="0" calcext:value-type="float">
            <text:p>0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11.25" calcext:value-type="float">
            <text:p>11.25</text:p>
          </table:table-cell>
          <table:table-cell office:value-type="float" office:value="-21" calcext:value-type="float">
            <text:p>-21</text:p>
          </table:table-cell>
          <table:table-cell office:value-type="float" office:value="-56.550003" calcext:value-type="float">
            <text:p>-56.550003</text:p>
          </table:table-cell>
          <table:table-cell table:style-name="ce2" office:value-type="string" calcext:value-type="string">
            <text:p>offset</text:p>
          </table:table-cell>
          <table:table-cell office:value-type="float" office:value="9" calcext:value-type="float">
            <text:p>9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H$2]+([.$H$3]*[.D2])" office:value-type="float" office:value="20.25" calcext:value-type="float">
            <text:p>20.25</text:p>
          </table:table-cell>
          <table:table-cell table:formula="of:=[.$I$2]+([.$I$3]*[.E2])" office:value-type="float" office:value="-37" calcext:value-type="float">
            <text:p>-37</text:p>
          </table:table-cell>
          <table:table-cell table:formula="of:=[.$J$2]+([.$J$3]*[.F2])" office:value-type="float" office:value="-56.550003" calcext:value-type="float">
            <text:p>-56.550003</text:p>
          </table:table-cell>
        </table:table-row>
        <table:table-row table:style-name="ro1">
          <table:table-cell office:value-type="float" office:value="-0.188288" calcext:value-type="float">
            <text:p>-0.18828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10.650001" calcext:value-type="float">
            <text:p>10.650001</text:p>
          </table:table-cell>
          <table:table-cell office:value-type="float" office:value="-21.300001" calcext:value-type="float">
            <text:p>-21.300001</text:p>
          </table:table-cell>
          <table:table-cell office:value-type="float" office:value="-56.250004" calcext:value-type="float">
            <text:p>-56.250004</text:p>
          </table:table-cell>
          <table:table-cell table:style-name="ce2" office:value-type="string" calcext:value-type="string">
            <text:p>coef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$H$2]+([.$H$3]*[.D3])" office:value-type="float" office:value="19.650001" calcext:value-type="float">
            <text:p>19.650001</text:p>
          </table:table-cell>
          <table:table-cell table:formula="of:=[.$I$2]+([.$I$3]*[.E3])" office:value-type="float" office:value="-37.300001" calcext:value-type="float">
            <text:p>-37.300001</text:p>
          </table:table-cell>
          <table:table-cell table:formula="of:=[.$J$2]+([.$J$3]*[.F3])" office:value-type="float" office:value="-56.250004" calcext:value-type="float">
            <text:p>-56.250004</text:p>
          </table:table-cell>
        </table:table-row>
        <table:table-row table:style-name="ro1">
          <table:table-cell office:value-type="float" office:value="-0.182404" calcext:value-type="float">
            <text:p>-0.182404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10.5" calcext:value-type="float">
            <text:p>10.5</text:p>
          </table:table-cell>
          <table:table-cell office:value-type="float" office:value="-20.550001" calcext:value-type="float">
            <text:p>-20.550001</text:p>
          </table:table-cell>
          <table:table-cell office:value-type="float" office:value="-56.100002" calcext:value-type="float">
            <text:p>-56.100002</text:p>
          </table:table-cell>
          <table:table-cell table:number-columns-repeated="5"/>
          <table:table-cell table:formula="of:=[.$H$2]+([.$H$3]*[.D4])" office:value-type="float" office:value="19.5" calcext:value-type="float">
            <text:p>19.5</text:p>
          </table:table-cell>
          <table:table-cell table:formula="of:=[.$I$2]+([.$I$3]*[.E4])" office:value-type="float" office:value="-36.550001" calcext:value-type="float">
            <text:p>-36.550001</text:p>
          </table:table-cell>
          <table:table-cell table:formula="of:=[.$J$2]+([.$J$3]*[.F4])" office:value-type="float" office:value="-56.100002" calcext:value-type="float">
            <text:p>-56.100002</text:p>
          </table:table-cell>
        </table:table-row>
        <table:table-row table:style-name="ro1">
          <table:table-cell office:value-type="float" office:value="-0.200056" calcext:value-type="float">
            <text:p>-0.200056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8.400001" calcext:value-type="float">
            <text:p>8.400001</text:p>
          </table:table-cell>
          <table:table-cell office:value-type="float" office:value="-19.050001" calcext:value-type="float">
            <text:p>-19.050001</text:p>
          </table:table-cell>
          <table:table-cell office:value-type="float" office:value="-56.250004" calcext:value-type="float">
            <text:p>-56.250004</text:p>
          </table:table-cell>
          <table:table-cell table:number-columns-repeated="5"/>
          <table:table-cell table:formula="of:=[.$H$2]+([.$H$3]*[.D5])" office:value-type="float" office:value="17.400001" calcext:value-type="float">
            <text:p>17.400001</text:p>
          </table:table-cell>
          <table:table-cell table:formula="of:=[.$I$2]+([.$I$3]*[.E5])" office:value-type="float" office:value="-35.050001" calcext:value-type="float">
            <text:p>-35.050001</text:p>
          </table:table-cell>
          <table:table-cell table:formula="of:=[.$J$2]+([.$J$3]*[.F5])" office:value-type="float" office:value="-56.250004" calcext:value-type="float">
            <text:p>-56.250004</text:p>
          </table:table-cell>
        </table:table-row>
        <table:table-row table:style-name="ro1">
          <table:table-cell office:value-type="float" office:value="-0.20594" calcext:value-type="float">
            <text:p>-0.20594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8.85" calcext:value-type="float">
            <text:p>8.85</text:p>
          </table:table-cell>
          <table:table-cell office:value-type="float" office:value="-19.35" calcext:value-type="float">
            <text:p>-19.35</text:p>
          </table:table-cell>
          <table:table-cell office:value-type="float" office:value="-56.850002" calcext:value-type="float">
            <text:p>-56.850002</text:p>
          </table:table-cell>
          <table:table-cell table:number-columns-repeated="5"/>
          <table:table-cell table:formula="of:=[.$H$2]+([.$H$3]*[.D6])" office:value-type="float" office:value="17.85" calcext:value-type="float">
            <text:p>17.85</text:p>
          </table:table-cell>
          <table:table-cell table:formula="of:=[.$I$2]+([.$I$3]*[.E6])" office:value-type="float" office:value="-35.35" calcext:value-type="float">
            <text:p>-35.35</text:p>
          </table:table-cell>
          <table:table-cell table:formula="of:=[.$J$2]+([.$J$3]*[.F6])" office:value-type="float" office:value="-56.850002" calcext:value-type="float">
            <text:p>-56.850002</text:p>
          </table:table-cell>
        </table:table-row>
        <table:table-row table:style-name="ro1">
          <table:table-cell office:value-type="float" office:value="-0.200056" calcext:value-type="float">
            <text:p>-0.200056</text:p>
          </table:table-cell>
          <table:table-cell office:value-type="float" office:value="0" calcext:value-type="float">
            <text:p>0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8.25" calcext:value-type="float">
            <text:p>8.25</text:p>
          </table:table-cell>
          <table:table-cell office:value-type="float" office:value="-19.35" calcext:value-type="float">
            <text:p>-19.35</text:p>
          </table:table-cell>
          <table:table-cell office:value-type="float" office:value="-56.850002" calcext:value-type="float">
            <text:p>-56.850002</text:p>
          </table:table-cell>
          <table:table-cell table:number-columns-repeated="5"/>
          <table:table-cell table:formula="of:=[.$H$2]+([.$H$3]*[.D7])" office:value-type="float" office:value="17.25" calcext:value-type="float">
            <text:p>17.25</text:p>
          </table:table-cell>
          <table:table-cell table:formula="of:=[.$I$2]+([.$I$3]*[.E7])" office:value-type="float" office:value="-35.35" calcext:value-type="float">
            <text:p>-35.35</text:p>
          </table:table-cell>
          <table:table-cell table:formula="of:=[.$J$2]+([.$J$3]*[.F7])" office:value-type="float" office:value="-56.850002" calcext:value-type="float">
            <text:p>-56.850002</text:p>
          </table:table-cell>
        </table:table-row>
        <table:table-row table:style-name="ro1">
          <table:table-cell office:value-type="float" office:value="-0.20594" calcext:value-type="float">
            <text:p>-0.20594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8.25" calcext:value-type="float">
            <text:p>8.25</text:p>
          </table:table-cell>
          <table:table-cell office:value-type="float" office:value="-19.5" calcext:value-type="float">
            <text:p>-19.5</text:p>
          </table:table-cell>
          <table:table-cell office:value-type="float" office:value="-57.300003" calcext:value-type="float">
            <text:p>-57.300003</text:p>
          </table:table-cell>
          <table:table-cell table:number-columns-repeated="5"/>
          <table:table-cell table:formula="of:=[.$H$2]+([.$H$3]*[.D8])" office:value-type="float" office:value="17.25" calcext:value-type="float">
            <text:p>17.25</text:p>
          </table:table-cell>
          <table:table-cell table:formula="of:=[.$I$2]+([.$I$3]*[.E8])" office:value-type="float" office:value="-35.5" calcext:value-type="float">
            <text:p>-35.5</text:p>
          </table:table-cell>
          <table:table-cell table:formula="of:=[.$J$2]+([.$J$3]*[.F8])" office:value-type="float" office:value="-57.300003" calcext:value-type="float">
            <text:p>-57.300003</text:p>
          </table:table-cell>
        </table:table-row>
        <table:table-row table:style-name="ro1">
          <table:table-cell office:value-type="float" office:value="-0.188288" calcext:value-type="float">
            <text:p>-0.188288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8.25" calcext:value-type="float">
            <text:p>8.25</text:p>
          </table:table-cell>
          <table:table-cell office:value-type="float" office:value="-19.200001" calcext:value-type="float">
            <text:p>-19.200001</text:p>
          </table:table-cell>
          <table:table-cell office:value-type="float" office:value="-57.450001" calcext:value-type="float">
            <text:p>-57.450001</text:p>
          </table:table-cell>
          <table:table-cell table:number-columns-repeated="5"/>
          <table:table-cell table:formula="of:=[.$H$2]+([.$H$3]*[.D9])" office:value-type="float" office:value="17.25" calcext:value-type="float">
            <text:p>17.25</text:p>
          </table:table-cell>
          <table:table-cell table:formula="of:=[.$I$2]+([.$I$3]*[.E9])" office:value-type="float" office:value="-35.200001" calcext:value-type="float">
            <text:p>-35.200001</text:p>
          </table:table-cell>
          <table:table-cell table:formula="of:=[.$J$2]+([.$J$3]*[.F9])" office:value-type="float" office:value="-57.450001" calcext:value-type="float">
            <text:p>-57.450001</text:p>
          </table:table-cell>
        </table:table-row>
        <table:table-row table:style-name="ro1">
          <table:table-cell office:value-type="float" office:value="-0.194172" calcext:value-type="float">
            <text:p>-0.194172</text:p>
          </table:table-cell>
          <table:table-cell office:value-type="float" office:value="0" calcext:value-type="float">
            <text:p>0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7.8" calcext:value-type="float">
            <text:p>7.8</text:p>
          </table:table-cell>
          <table:table-cell office:value-type="float" office:value="-19.5" calcext:value-type="float">
            <text:p>-19.5</text:p>
          </table:table-cell>
          <table:table-cell office:value-type="float" office:value="-56.850002" calcext:value-type="float">
            <text:p>-56.850002</text:p>
          </table:table-cell>
          <table:table-cell table:number-columns-repeated="5"/>
          <table:table-cell table:formula="of:=[.$H$2]+([.$H$3]*[.D10])" office:value-type="float" office:value="16.8" calcext:value-type="float">
            <text:p>16.8</text:p>
          </table:table-cell>
          <table:table-cell table:formula="of:=[.$I$2]+([.$I$3]*[.E10])" office:value-type="float" office:value="-35.5" calcext:value-type="float">
            <text:p>-35.5</text:p>
          </table:table-cell>
          <table:table-cell table:formula="of:=[.$J$2]+([.$J$3]*[.F10])" office:value-type="float" office:value="-56.850002" calcext:value-type="float">
            <text:p>-56.850002</text:p>
          </table:table-cell>
        </table:table-row>
        <table:table-row table:style-name="ro1">
          <table:table-cell office:value-type="float" office:value="-0.223592" calcext:value-type="float">
            <text:p>-0.223592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8.25" calcext:value-type="float">
            <text:p>8.25</text:p>
          </table:table-cell>
          <table:table-cell office:value-type="float" office:value="-18.6" calcext:value-type="float">
            <text:p>-18.6</text:p>
          </table:table-cell>
          <table:table-cell office:value-type="float" office:value="-57.600002" calcext:value-type="float">
            <text:p>-57.600002</text:p>
          </table:table-cell>
          <table:table-cell table:number-columns-repeated="5"/>
          <table:table-cell table:formula="of:=[.$H$2]+([.$H$3]*[.D11])" office:value-type="float" office:value="17.25" calcext:value-type="float">
            <text:p>17.25</text:p>
          </table:table-cell>
          <table:table-cell table:formula="of:=[.$I$2]+([.$I$3]*[.E11])" office:value-type="float" office:value="-34.6" calcext:value-type="float">
            <text:p>-34.6</text:p>
          </table:table-cell>
          <table:table-cell table:formula="of:=[.$J$2]+([.$J$3]*[.F11])" office:value-type="float" office:value="-57.600002" calcext:value-type="float">
            <text:p>-57.600002</text:p>
          </table:table-cell>
        </table:table-row>
        <table:table-row table:style-name="ro1">
          <table:table-cell office:value-type="float" office:value="-0.247128" calcext:value-type="float">
            <text:p>-0.247128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8.25" calcext:value-type="float">
            <text:p>8.25</text:p>
          </table:table-cell>
          <table:table-cell office:value-type="float" office:value="-18.450001" calcext:value-type="float">
            <text:p>-18.450001</text:p>
          </table:table-cell>
          <table:table-cell office:value-type="float" office:value="-58.200001" calcext:value-type="float">
            <text:p>-58.200001</text:p>
          </table:table-cell>
          <table:table-cell table:number-columns-repeated="5"/>
          <table:table-cell table:formula="of:=[.$H$2]+([.$H$3]*[.D12])" office:value-type="float" office:value="17.25" calcext:value-type="float">
            <text:p>17.25</text:p>
          </table:table-cell>
          <table:table-cell table:formula="of:=[.$I$2]+([.$I$3]*[.E12])" office:value-type="float" office:value="-34.450001" calcext:value-type="float">
            <text:p>-34.450001</text:p>
          </table:table-cell>
          <table:table-cell table:formula="of:=[.$J$2]+([.$J$3]*[.F12])" office:value-type="float" office:value="-58.200001" calcext:value-type="float">
            <text:p>-58.200001</text:p>
          </table:table-cell>
        </table:table-row>
        <table:table-row table:style-name="ro1">
          <table:table-cell office:value-type="float" office:value="-0.211824" calcext:value-type="float">
            <text:p>-0.211824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7.5" calcext:value-type="float">
            <text:p>7.5</text:p>
          </table:table-cell>
          <table:table-cell office:value-type="float" office:value="-18.150002" calcext:value-type="float">
            <text:p>-18.150002</text:p>
          </table:table-cell>
          <table:table-cell office:value-type="float" office:value="-58.950001" calcext:value-type="float">
            <text:p>-58.950001</text:p>
          </table:table-cell>
          <table:table-cell table:number-columns-repeated="5"/>
          <table:table-cell table:formula="of:=[.$H$2]+([.$H$3]*[.D13])" office:value-type="float" office:value="16.5" calcext:value-type="float">
            <text:p>16.5</text:p>
          </table:table-cell>
          <table:table-cell table:formula="of:=[.$I$2]+([.$I$3]*[.E13])" office:value-type="float" office:value="-34.150002" calcext:value-type="float">
            <text:p>-34.150002</text:p>
          </table:table-cell>
          <table:table-cell table:formula="of:=[.$J$2]+([.$J$3]*[.F13])" office:value-type="float" office:value="-58.950001" calcext:value-type="float">
            <text:p>-58.950001</text:p>
          </table:table-cell>
        </table:table-row>
        <table:table-row table:style-name="ro1">
          <table:table-cell office:value-type="float" office:value="-0.20594" calcext:value-type="float">
            <text:p>-0.20594</text:p>
          </table:table-cell>
          <table:table-cell office:value-type="float" office:value="0.035304" calcext:value-type="float">
            <text:p>0.035304</text:p>
          </table:table-cell>
          <table:table-cell office:value-type="float" office:value="1.48865" calcext:value-type="float">
            <text:p>1.48865</text:p>
          </table:table-cell>
          <table:table-cell office:value-type="float" office:value="8.1" calcext:value-type="float">
            <text:p>8.1</text:p>
          </table:table-cell>
          <table:table-cell office:value-type="float" office:value="-18" calcext:value-type="float">
            <text:p>-18</text:p>
          </table:table-cell>
          <table:table-cell office:value-type="float" office:value="-59.850002" calcext:value-type="float">
            <text:p>-59.850002</text:p>
          </table:table-cell>
          <table:table-cell table:number-columns-repeated="5"/>
          <table:table-cell table:formula="of:=[.$H$2]+([.$H$3]*[.D14])" office:value-type="float" office:value="17.1" calcext:value-type="float">
            <text:p>17.1</text:p>
          </table:table-cell>
          <table:table-cell table:formula="of:=[.$I$2]+([.$I$3]*[.E14])" office:value-type="float" office:value="-34" calcext:value-type="float">
            <text:p>-34</text:p>
          </table:table-cell>
          <table:table-cell table:formula="of:=[.$J$2]+([.$J$3]*[.F14])" office:value-type="float" office:value="-59.850002" calcext:value-type="float">
            <text:p>-59.850002</text:p>
          </table:table-cell>
        </table:table-row>
        <table:table-row table:style-name="ro1">
          <table:table-cell office:value-type="float" office:value="-0.170636" calcext:value-type="float">
            <text:p>-0.170636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7.05" calcext:value-type="float">
            <text:p>7.05</text:p>
          </table:table-cell>
          <table:table-cell office:value-type="float" office:value="-19.5" calcext:value-type="float">
            <text:p>-19.5</text:p>
          </table:table-cell>
          <table:table-cell office:value-type="float" office:value="-60.000004" calcext:value-type="float">
            <text:p>-60.000004</text:p>
          </table:table-cell>
          <table:table-cell table:number-columns-repeated="5"/>
          <table:table-cell table:formula="of:=[.$H$2]+([.$H$3]*[.D15])" office:value-type="float" office:value="16.05" calcext:value-type="float">
            <text:p>16.05</text:p>
          </table:table-cell>
          <table:table-cell table:formula="of:=[.$I$2]+([.$I$3]*[.E15])" office:value-type="float" office:value="-35.5" calcext:value-type="float">
            <text:p>-35.5</text:p>
          </table:table-cell>
          <table:table-cell table:formula="of:=[.$J$2]+([.$J$3]*[.F15])" office:value-type="float" office:value="-60.000004" calcext:value-type="float">
            <text:p>-60.000004</text:p>
          </table:table-cell>
        </table:table-row>
        <table:table-row table:style-name="ro1">
          <table:table-cell office:value-type="float" office:value="-0.170636" calcext:value-type="float">
            <text:p>-0.170636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7.5" calcext:value-type="float">
            <text:p>7.5</text:p>
          </table:table-cell>
          <table:table-cell office:value-type="float" office:value="-18.75" calcext:value-type="float">
            <text:p>-18.75</text:p>
          </table:table-cell>
          <table:table-cell office:value-type="float" office:value="-60.450001" calcext:value-type="float">
            <text:p>-60.450001</text:p>
          </table:table-cell>
          <table:table-cell table:number-columns-repeated="5"/>
          <table:table-cell table:formula="of:=[.$H$2]+([.$H$3]*[.D16])" office:value-type="float" office:value="16.5" calcext:value-type="float">
            <text:p>16.5</text:p>
          </table:table-cell>
          <table:table-cell table:formula="of:=[.$I$2]+([.$I$3]*[.E16])" office:value-type="float" office:value="-34.75" calcext:value-type="float">
            <text:p>-34.75</text:p>
          </table:table-cell>
          <table:table-cell table:formula="of:=[.$J$2]+([.$J$3]*[.F16])" office:value-type="float" office:value="-60.450001" calcext:value-type="float">
            <text:p>-60.450001</text:p>
          </table:table-cell>
        </table:table-row>
        <table:table-row table:style-name="ro1">
          <table:table-cell office:value-type="float" office:value="-0.158868" calcext:value-type="float">
            <text:p>-0.158868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9.6" calcext:value-type="float">
            <text:p>9.6</text:p>
          </table:table-cell>
          <table:table-cell office:value-type="float" office:value="-18" calcext:value-type="float">
            <text:p>-18</text:p>
          </table:table-cell>
          <table:table-cell office:value-type="float" office:value="-60.450001" calcext:value-type="float">
            <text:p>-60.450001</text:p>
          </table:table-cell>
          <table:table-cell table:number-columns-repeated="5"/>
          <table:table-cell table:formula="of:=[.$H$2]+([.$H$3]*[.D17])" office:value-type="float" office:value="18.6" calcext:value-type="float">
            <text:p>18.6</text:p>
          </table:table-cell>
          <table:table-cell table:formula="of:=[.$I$2]+([.$I$3]*[.E17])" office:value-type="float" office:value="-34" calcext:value-type="float">
            <text:p>-34</text:p>
          </table:table-cell>
          <table:table-cell table:formula="of:=[.$J$2]+([.$J$3]*[.F17])" office:value-type="float" office:value="-60.450001" calcext:value-type="float">
            <text:p>-60.450001</text:p>
          </table:table-cell>
        </table:table-row>
        <table:table-row table:style-name="ro1">
          <table:table-cell office:value-type="float" office:value="-0.188288" calcext:value-type="float">
            <text:p>-0.188288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9.150001" calcext:value-type="float">
            <text:p>9.150001</text:p>
          </table:table-cell>
          <table:table-cell office:value-type="float" office:value="-18.150002" calcext:value-type="float">
            <text:p>-18.150002</text:p>
          </table:table-cell>
          <table:table-cell office:value-type="float" office:value="-60.000004" calcext:value-type="float">
            <text:p>-60.000004</text:p>
          </table:table-cell>
          <table:table-cell table:number-columns-repeated="5"/>
          <table:table-cell table:formula="of:=[.$H$2]+([.$H$3]*[.D18])" office:value-type="float" office:value="18.150001" calcext:value-type="float">
            <text:p>18.150001</text:p>
          </table:table-cell>
          <table:table-cell table:formula="of:=[.$I$2]+([.$I$3]*[.E18])" office:value-type="float" office:value="-34.150002" calcext:value-type="float">
            <text:p>-34.150002</text:p>
          </table:table-cell>
          <table:table-cell table:formula="of:=[.$J$2]+([.$J$3]*[.F18])" office:value-type="float" office:value="-60.000004" calcext:value-type="float">
            <text:p>-60.000004</text:p>
          </table:table-cell>
        </table:table-row>
        <table:table-row table:style-name="ro1">
          <table:table-cell office:value-type="float" office:value="-0.188288" calcext:value-type="float">
            <text:p>-0.188288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9.6" calcext:value-type="float">
            <text:p>9.6</text:p>
          </table:table-cell>
          <table:table-cell office:value-type="float" office:value="-18.150002" calcext:value-type="float">
            <text:p>-18.150002</text:p>
          </table:table-cell>
          <table:table-cell office:value-type="float" office:value="-60.150002" calcext:value-type="float">
            <text:p>-60.150002</text:p>
          </table:table-cell>
          <table:table-cell table:number-columns-repeated="5"/>
          <table:table-cell table:formula="of:=[.$H$2]+([.$H$3]*[.D19])" office:value-type="float" office:value="18.6" calcext:value-type="float">
            <text:p>18.6</text:p>
          </table:table-cell>
          <table:table-cell table:formula="of:=[.$I$2]+([.$I$3]*[.E19])" office:value-type="float" office:value="-34.150002" calcext:value-type="float">
            <text:p>-34.150002</text:p>
          </table:table-cell>
          <table:table-cell table:formula="of:=[.$J$2]+([.$J$3]*[.F19])" office:value-type="float" office:value="-60.150002" calcext:value-type="float">
            <text:p>-60.150002</text:p>
          </table:table-cell>
        </table:table-row>
        <table:table-row table:style-name="ro1">
          <table:table-cell office:value-type="float" office:value="-0.129448" calcext:value-type="float">
            <text:p>-0.129448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37097" calcext:value-type="float">
            <text:p>1.37097</text:p>
          </table:table-cell>
          <table:table-cell office:value-type="float" office:value="8.55" calcext:value-type="float">
            <text:p>8.55</text:p>
          </table:table-cell>
          <table:table-cell office:value-type="float" office:value="-17.85" calcext:value-type="float">
            <text:p>-17.85</text:p>
          </table:table-cell>
          <table:table-cell office:value-type="float" office:value="-60.000004" calcext:value-type="float">
            <text:p>-60.000004</text:p>
          </table:table-cell>
          <table:table-cell table:number-columns-repeated="5"/>
          <table:table-cell table:formula="of:=[.$H$2]+([.$H$3]*[.D20])" office:value-type="float" office:value="17.55" calcext:value-type="float">
            <text:p>17.55</text:p>
          </table:table-cell>
          <table:table-cell table:formula="of:=[.$I$2]+([.$I$3]*[.E20])" office:value-type="float" office:value="-33.85" calcext:value-type="float">
            <text:p>-33.85</text:p>
          </table:table-cell>
          <table:table-cell table:formula="of:=[.$J$2]+([.$J$3]*[.F20])" office:value-type="float" office:value="-60.000004" calcext:value-type="float">
            <text:p>-60.000004</text:p>
          </table:table-cell>
        </table:table-row>
        <table:table-row table:style-name="ro1">
          <table:table-cell office:value-type="float" office:value="-0.211824" calcext:value-type="float">
            <text:p>-0.21182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4.05" calcext:value-type="float">
            <text:p>4.05</text:p>
          </table:table-cell>
          <table:table-cell office:value-type="float" office:value="-19.200001" calcext:value-type="float">
            <text:p>-19.200001</text:p>
          </table:table-cell>
          <table:table-cell office:value-type="float" office:value="-60.450001" calcext:value-type="float">
            <text:p>-60.450001</text:p>
          </table:table-cell>
          <table:table-cell table:number-columns-repeated="5"/>
          <table:table-cell table:formula="of:=[.$H$2]+([.$H$3]*[.D21])" office:value-type="float" office:value="13.05" calcext:value-type="float">
            <text:p>13.05</text:p>
          </table:table-cell>
          <table:table-cell table:formula="of:=[.$I$2]+([.$I$3]*[.E21])" office:value-type="float" office:value="-35.200001" calcext:value-type="float">
            <text:p>-35.200001</text:p>
          </table:table-cell>
          <table:table-cell table:formula="of:=[.$J$2]+([.$J$3]*[.F21])" office:value-type="float" office:value="-60.450001" calcext:value-type="float">
            <text:p>-60.450001</text:p>
          </table:table-cell>
        </table:table-row>
        <table:table-row table:style-name="ro1">
          <table:table-cell office:value-type="float" office:value="-0.194172" calcext:value-type="float">
            <text:p>-0.19417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-0.3" calcext:value-type="float">
            <text:p>-0.3</text:p>
          </table:table-cell>
          <table:table-cell office:value-type="float" office:value="-19.650002" calcext:value-type="float">
            <text:p>-19.650002</text:p>
          </table:table-cell>
          <table:table-cell office:value-type="float" office:value="-60.000004" calcext:value-type="float">
            <text:p>-60.000004</text:p>
          </table:table-cell>
          <table:table-cell table:number-columns-repeated="5"/>
          <table:table-cell table:formula="of:=[.$H$2]+([.$H$3]*[.D22])" office:value-type="float" office:value="8.7" calcext:value-type="float">
            <text:p>8.7</text:p>
          </table:table-cell>
          <table:table-cell table:formula="of:=[.$I$2]+([.$I$3]*[.E22])" office:value-type="float" office:value="-35.650002" calcext:value-type="float">
            <text:p>-35.650002</text:p>
          </table:table-cell>
          <table:table-cell table:formula="of:=[.$J$2]+([.$J$3]*[.F22])" office:value-type="float" office:value="-60.000004" calcext:value-type="float">
            <text:p>-60.000004</text:p>
          </table:table-cell>
        </table:table-row>
        <table:table-row table:style-name="ro1">
          <table:table-cell office:value-type="float" office:value="-0.217708" calcext:value-type="float">
            <text:p>-0.217708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6.9" calcext:value-type="float">
            <text:p>-6.9</text:p>
          </table:table-cell>
          <table:table-cell office:value-type="float" office:value="-19.800001" calcext:value-type="float">
            <text:p>-19.800001</text:p>
          </table:table-cell>
          <table:table-cell office:value-type="float" office:value="-59.850002" calcext:value-type="float">
            <text:p>-59.850002</text:p>
          </table:table-cell>
          <table:table-cell table:number-columns-repeated="5"/>
          <table:table-cell table:formula="of:=[.$H$2]+([.$H$3]*[.D23])" office:value-type="float" office:value="2.1" calcext:value-type="float">
            <text:p>2.1</text:p>
          </table:table-cell>
          <table:table-cell table:formula="of:=[.$I$2]+([.$I$3]*[.E23])" office:value-type="float" office:value="-35.800001" calcext:value-type="float">
            <text:p>-35.800001</text:p>
          </table:table-cell>
          <table:table-cell table:formula="of:=[.$J$2]+([.$J$3]*[.F23])" office:value-type="float" office:value="-59.850002" calcext:value-type="float">
            <text:p>-59.850002</text:p>
          </table:table-cell>
        </table:table-row>
        <table:table-row table:style-name="ro1">
          <table:table-cell office:value-type="float" office:value="-0.1471" calcext:value-type="float">
            <text:p>-0.1471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12.750001" calcext:value-type="float">
            <text:p>-12.750001</text:p>
          </table:table-cell>
          <table:table-cell office:value-type="float" office:value="-18" calcext:value-type="float">
            <text:p>-18</text:p>
          </table:table-cell>
          <table:table-cell office:value-type="float" office:value="-59.850002" calcext:value-type="float">
            <text:p>-59.850002</text:p>
          </table:table-cell>
          <table:table-cell table:number-columns-repeated="5"/>
          <table:table-cell table:formula="of:=[.$H$2]+([.$H$3]*[.D24])" office:value-type="float" office:value="-3.750001" calcext:value-type="float">
            <text:p>-3.750001</text:p>
          </table:table-cell>
          <table:table-cell table:formula="of:=[.$I$2]+([.$I$3]*[.E24])" office:value-type="float" office:value="-34" calcext:value-type="float">
            <text:p>-34</text:p>
          </table:table-cell>
          <table:table-cell table:formula="of:=[.$J$2]+([.$J$3]*[.F24])" office:value-type="float" office:value="-59.850002" calcext:value-type="float">
            <text:p>-59.850002</text:p>
          </table:table-cell>
        </table:table-row>
        <table:table-row table:style-name="ro1">
          <table:table-cell office:value-type="float" office:value="-0.258896" calcext:value-type="float">
            <text:p>-0.258896</text:p>
          </table:table-cell>
          <table:table-cell office:value-type="float" office:value="0.035304" calcext:value-type="float">
            <text:p>0.035304</text:p>
          </table:table-cell>
          <table:table-cell office:value-type="float" office:value="1.51807" calcext:value-type="float">
            <text:p>1.51807</text:p>
          </table:table-cell>
          <table:table-cell office:value-type="float" office:value="-19.800001" calcext:value-type="float">
            <text:p>-19.800001</text:p>
          </table:table-cell>
          <table:table-cell office:value-type="float" office:value="-15.6" calcext:value-type="float">
            <text:p>-15.6</text:p>
          </table:table-cell>
          <table:table-cell office:value-type="float" office:value="-59.400002" calcext:value-type="float">
            <text:p>-59.400002</text:p>
          </table:table-cell>
          <table:table-cell table:number-columns-repeated="5"/>
          <table:table-cell table:formula="of:=[.$H$2]+([.$H$3]*[.D25])" office:value-type="float" office:value="-10.800001" calcext:value-type="float">
            <text:p>-10.800001</text:p>
          </table:table-cell>
          <table:table-cell table:formula="of:=[.$I$2]+([.$I$3]*[.E25])" office:value-type="float" office:value="-31.6" calcext:value-type="float">
            <text:p>-31.6</text:p>
          </table:table-cell>
          <table:table-cell table:formula="of:=[.$J$2]+([.$J$3]*[.F25])" office:value-type="float" office:value="-59.400002" calcext:value-type="float">
            <text:p>-59.400002</text:p>
          </table:table-cell>
        </table:table-row>
        <table:table-row table:style-name="ro1">
          <table:table-cell office:value-type="float" office:value="-0.300084" calcext:value-type="float">
            <text:p>-0.300084</text:p>
          </table:table-cell>
          <table:table-cell office:value-type="float" office:value="-0.094144" calcext:value-type="float">
            <text:p>-0.09414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28.35" calcext:value-type="float">
            <text:p>-28.35</text:p>
          </table:table-cell>
          <table:table-cell office:value-type="float" office:value="-10.35" calcext:value-type="float">
            <text:p>-10.35</text:p>
          </table:table-cell>
          <table:table-cell office:value-type="float" office:value="-59.400002" calcext:value-type="float">
            <text:p>-59.400002</text:p>
          </table:table-cell>
          <table:table-cell table:number-columns-repeated="5"/>
          <table:table-cell table:formula="of:=[.$H$2]+([.$H$3]*[.D26])" office:value-type="float" office:value="-19.35" calcext:value-type="float">
            <text:p>-19.35</text:p>
          </table:table-cell>
          <table:table-cell table:formula="of:=[.$I$2]+([.$I$3]*[.E26])" office:value-type="float" office:value="-26.35" calcext:value-type="float">
            <text:p>-26.35</text:p>
          </table:table-cell>
          <table:table-cell table:formula="of:=[.$J$2]+([.$J$3]*[.F26])" office:value-type="float" office:value="-59.400002" calcext:value-type="float">
            <text:p>-59.400002</text:p>
          </table:table-cell>
        </table:table-row>
        <table:table-row table:style-name="ro1">
          <table:table-cell office:value-type="float" office:value="-0.182404" calcext:value-type="float">
            <text:p>-0.182404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-32.850002" calcext:value-type="float">
            <text:p>-32.850002</text:p>
          </table:table-cell>
          <table:table-cell office:value-type="float" office:value="-4.65" calcext:value-type="float">
            <text:p>-4.65</text:p>
          </table:table-cell>
          <table:table-cell office:value-type="float" office:value="-58.950001" calcext:value-type="float">
            <text:p>-58.950001</text:p>
          </table:table-cell>
          <table:table-cell table:number-columns-repeated="5"/>
          <table:table-cell table:formula="of:=[.$H$2]+([.$H$3]*[.D27])" office:value-type="float" office:value="-23.850002" calcext:value-type="float">
            <text:p>-23.850002</text:p>
          </table:table-cell>
          <table:table-cell table:formula="of:=[.$I$2]+([.$I$3]*[.E27])" office:value-type="float" office:value="-20.65" calcext:value-type="float">
            <text:p>-20.65</text:p>
          </table:table-cell>
          <table:table-cell table:formula="of:=[.$J$2]+([.$J$3]*[.F27])" office:value-type="float" office:value="-58.950001" calcext:value-type="float">
            <text:p>-58.950001</text:p>
          </table:table-cell>
        </table:table-row>
        <table:table-row table:style-name="ro1">
          <table:table-cell office:value-type="float" office:value="-0.2942" calcext:value-type="float">
            <text:p>-0.2942</text:p>
          </table:table-cell>
          <table:table-cell office:value-type="float" office:value="-0.229476" calcext:value-type="float">
            <text:p>-0.229476</text:p>
          </table:table-cell>
          <table:table-cell office:value-type="float" office:value="1.494534" calcext:value-type="float">
            <text:p>1.494534</text:p>
          </table:table-cell>
          <table:table-cell office:value-type="float" office:value="-36.900002" calcext:value-type="float">
            <text:p>-36.900002</text:p>
          </table:table-cell>
          <table:table-cell office:value-type="float" office:value="0" calcext:value-type="float">
            <text:p>0</text:p>
          </table:table-cell>
          <table:table-cell office:value-type="float" office:value="-58.650002" calcext:value-type="float">
            <text:p>-58.650002</text:p>
          </table:table-cell>
          <table:table-cell table:number-columns-repeated="5"/>
          <table:table-cell table:formula="of:=[.$H$2]+([.$H$3]*[.D28])" office:value-type="float" office:value="-27.900002" calcext:value-type="float">
            <text:p>-27.900002</text:p>
          </table:table-cell>
          <table:table-cell table:formula="of:=[.$I$2]+([.$I$3]*[.E28])" office:value-type="float" office:value="-16" calcext:value-type="float">
            <text:p>-16</text:p>
          </table:table-cell>
          <table:table-cell table:formula="of:=[.$J$2]+([.$J$3]*[.F28])" office:value-type="float" office:value="-58.650002" calcext:value-type="float">
            <text:p>-58.650002</text:p>
          </table:table-cell>
        </table:table-row>
        <table:table-row table:style-name="ro1">
          <table:table-cell office:value-type="float" office:value="-0.223592" calcext:value-type="float">
            <text:p>-0.223592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38.700001" calcext:value-type="float">
            <text:p>-38.700001</text:p>
          </table:table-cell>
          <table:table-cell office:value-type="float" office:value="6.6" calcext:value-type="float">
            <text:p>6.6</text:p>
          </table:table-cell>
          <table:table-cell office:value-type="float" office:value="-58.350002" calcext:value-type="float">
            <text:p>-58.350002</text:p>
          </table:table-cell>
          <table:table-cell table:number-columns-repeated="5"/>
          <table:table-cell table:formula="of:=[.$H$2]+([.$H$3]*[.D29])" office:value-type="float" office:value="-29.700001" calcext:value-type="float">
            <text:p>-29.700001</text:p>
          </table:table-cell>
          <table:table-cell table:formula="of:=[.$I$2]+([.$I$3]*[.E29])" office:value-type="float" office:value="-9.4" calcext:value-type="float">
            <text:p>-9.4</text:p>
          </table:table-cell>
          <table:table-cell table:formula="of:=[.$J$2]+([.$J$3]*[.F29])" office:value-type="float" office:value="-58.350002" calcext:value-type="float">
            <text:p>-58.350002</text:p>
          </table:table-cell>
        </table:table-row>
        <table:table-row table:style-name="ro1">
          <table:table-cell office:value-type="float" office:value="-0.635471" calcext:value-type="float">
            <text:p>-0.635471</text:p>
          </table:table-cell>
          <table:table-cell office:value-type="float" office:value="0.353039" calcext:value-type="float">
            <text:p>0.353039</text:p>
          </table:table-cell>
          <table:table-cell office:value-type="float" office:value="1.553373" calcext:value-type="float">
            <text:p>1.553373</text:p>
          </table:table-cell>
          <table:table-cell office:value-type="float" office:value="-39.450001" calcext:value-type="float">
            <text:p>-39.450001</text:p>
          </table:table-cell>
          <table:table-cell office:value-type="float" office:value="9.6" calcext:value-type="float">
            <text:p>9.6</text:p>
          </table:table-cell>
          <table:table-cell office:value-type="float" office:value="-58.200001" calcext:value-type="float">
            <text:p>-58.200001</text:p>
          </table:table-cell>
          <table:table-cell table:number-columns-repeated="5"/>
          <table:table-cell table:formula="of:=[.$H$2]+([.$H$3]*[.D30])" office:value-type="float" office:value="-30.450001" calcext:value-type="float">
            <text:p>-30.450001</text:p>
          </table:table-cell>
          <table:table-cell table:formula="of:=[.$I$2]+([.$I$3]*[.E30])" office:value-type="float" office:value="-6.4" calcext:value-type="float">
            <text:p>-6.4</text:p>
          </table:table-cell>
          <table:table-cell table:formula="of:=[.$J$2]+([.$J$3]*[.F30])" office:value-type="float" office:value="-58.200001" calcext:value-type="float">
            <text:p>-58.200001</text:p>
          </table:table-cell>
        </table:table-row>
        <table:table-row table:style-name="ro1">
          <table:table-cell office:value-type="float" office:value="-0.241244" calcext:value-type="float">
            <text:p>-0.241244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1.388622" calcext:value-type="float">
            <text:p>1.388622</text:p>
          </table:table-cell>
          <table:table-cell office:value-type="float" office:value="-39" calcext:value-type="float">
            <text:p>-39</text:p>
          </table:table-cell>
          <table:table-cell office:value-type="float" office:value="13.05" calcext:value-type="float">
            <text:p>13.05</text:p>
          </table:table-cell>
          <table:table-cell office:value-type="float" office:value="-58.650002" calcext:value-type="float">
            <text:p>-58.650002</text:p>
          </table:table-cell>
          <table:table-cell table:number-columns-repeated="5"/>
          <table:table-cell table:formula="of:=[.$H$2]+([.$H$3]*[.D31])" office:value-type="float" office:value="-30" calcext:value-type="float">
            <text:p>-30</text:p>
          </table:table-cell>
          <table:table-cell table:formula="of:=[.$I$2]+([.$I$3]*[.E31])" office:value-type="float" office:value="-2.95" calcext:value-type="float">
            <text:p>-2.95</text:p>
          </table:table-cell>
          <table:table-cell table:formula="of:=[.$J$2]+([.$J$3]*[.F31])" office:value-type="float" office:value="-58.650002" calcext:value-type="float">
            <text:p>-58.650002</text:p>
          </table:table-cell>
        </table:table-row>
        <table:table-row table:style-name="ro1">
          <table:table-cell office:value-type="float" office:value="-0.200056" calcext:value-type="float">
            <text:p>-0.20005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-39" calcext:value-type="float">
            <text:p>-39</text:p>
          </table:table-cell>
          <table:table-cell office:value-type="float" office:value="18" calcext:value-type="float">
            <text:p>18</text:p>
          </table:table-cell>
          <table:table-cell office:value-type="float" office:value="-58.650002" calcext:value-type="float">
            <text:p>-58.650002</text:p>
          </table:table-cell>
          <table:table-cell table:number-columns-repeated="5"/>
          <table:table-cell table:formula="of:=[.$H$2]+([.$H$3]*[.D32])" office:value-type="float" office:value="-30" calcext:value-type="float">
            <text:p>-30</text:p>
          </table:table-cell>
          <table:table-cell table:formula="of:=[.$I$2]+([.$I$3]*[.E32])" office:value-type="float" office:value="2" calcext:value-type="float">
            <text:p>2</text:p>
          </table:table-cell>
          <table:table-cell table:formula="of:=[.$J$2]+([.$J$3]*[.F32])" office:value-type="float" office:value="-58.650002" calcext:value-type="float">
            <text:p>-58.650002</text:p>
          </table:table-cell>
        </table:table-row>
        <table:table-row table:style-name="ro1">
          <table:table-cell office:value-type="float" office:value="-0.200056" calcext:value-type="float">
            <text:p>-0.200056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39.150002" calcext:value-type="float">
            <text:p>-39.150002</text:p>
          </table:table-cell>
          <table:table-cell office:value-type="float" office:value="23.700001" calcext:value-type="float">
            <text:p>23.700001</text:p>
          </table:table-cell>
          <table:table-cell office:value-type="float" office:value="-58.200001" calcext:value-type="float">
            <text:p>-58.200001</text:p>
          </table:table-cell>
          <table:table-cell table:number-columns-repeated="5"/>
          <table:table-cell table:formula="of:=[.$H$2]+([.$H$3]*[.D33])" office:value-type="float" office:value="-30.150002" calcext:value-type="float">
            <text:p>-30.150002</text:p>
          </table:table-cell>
          <table:table-cell table:formula="of:=[.$I$2]+([.$I$3]*[.E33])" office:value-type="float" office:value="7.700001" calcext:value-type="float">
            <text:p>7.700001</text:p>
          </table:table-cell>
          <table:table-cell table:formula="of:=[.$J$2]+([.$J$3]*[.F33])" office:value-type="float" office:value="-58.200001" calcext:value-type="float">
            <text:p>-58.200001</text:p>
          </table:table-cell>
        </table:table-row>
        <table:table-row table:style-name="ro1">
          <table:table-cell office:value-type="float" office:value="-0.035304" calcext:value-type="float">
            <text:p>-0.035304</text:p>
          </table:table-cell>
          <table:table-cell office:value-type="float" office:value="-0.123564" calcext:value-type="float">
            <text:p>-0.123564</text:p>
          </table:table-cell>
          <table:table-cell office:value-type="float" office:value="1.388622" calcext:value-type="float">
            <text:p>1.388622</text:p>
          </table:table-cell>
          <table:table-cell office:value-type="float" office:value="-42.900002" calcext:value-type="float">
            <text:p>-42.900002</text:p>
          </table:table-cell>
          <table:table-cell office:value-type="float" office:value="26.400002" calcext:value-type="float">
            <text:p>26.400002</text:p>
          </table:table-cell>
          <table:table-cell office:value-type="float" office:value="-55.800003" calcext:value-type="float">
            <text:p>-55.800003</text:p>
          </table:table-cell>
          <table:table-cell table:number-columns-repeated="5"/>
          <table:table-cell table:formula="of:=[.$H$2]+([.$H$3]*[.D34])" office:value-type="float" office:value="-33.900002" calcext:value-type="float">
            <text:p>-33.900002</text:p>
          </table:table-cell>
          <table:table-cell table:formula="of:=[.$I$2]+([.$I$3]*[.E34])" office:value-type="float" office:value="10.400002" calcext:value-type="float">
            <text:p>10.400002</text:p>
          </table:table-cell>
          <table:table-cell table:formula="of:=[.$J$2]+([.$J$3]*[.F34])" office:value-type="float" office:value="-55.800003" calcext:value-type="float">
            <text:p>-55.800003</text:p>
          </table:table-cell>
        </table:table-row>
        <table:table-row table:style-name="ro1">
          <table:table-cell office:value-type="float" office:value="-0.105912" calcext:value-type="float">
            <text:p>-0.105912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43.950001" calcext:value-type="float">
            <text:p>-43.950001</text:p>
          </table:table-cell>
          <table:table-cell office:value-type="float" office:value="27.6" calcext:value-type="float">
            <text:p>27.6</text:p>
          </table:table-cell>
          <table:table-cell office:value-type="float" office:value="-55.350002" calcext:value-type="float">
            <text:p>-55.350002</text:p>
          </table:table-cell>
          <table:table-cell table:number-columns-repeated="5"/>
          <table:table-cell table:formula="of:=[.$H$2]+([.$H$3]*[.D35])" office:value-type="float" office:value="-34.950001" calcext:value-type="float">
            <text:p>-34.950001</text:p>
          </table:table-cell>
          <table:table-cell table:formula="of:=[.$I$2]+([.$I$3]*[.E35])" office:value-type="float" office:value="11.6" calcext:value-type="float">
            <text:p>11.6</text:p>
          </table:table-cell>
          <table:table-cell table:formula="of:=[.$J$2]+([.$J$3]*[.F35])" office:value-type="float" office:value="-55.350002" calcext:value-type="float">
            <text:p>-55.350002</text:p>
          </table:table-cell>
        </table:table-row>
        <table:table-row table:style-name="ro1">
          <table:table-cell office:value-type="float" office:value="-0.111796" calcext:value-type="float">
            <text:p>-0.11179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-40.950001" calcext:value-type="float">
            <text:p>-40.950001</text:p>
          </table:table-cell>
          <table:table-cell office:value-type="float" office:value="33" calcext:value-type="float">
            <text:p>33</text:p>
          </table:table-cell>
          <table:table-cell office:value-type="float" office:value="-55.050003" calcext:value-type="float">
            <text:p>-55.050003</text:p>
          </table:table-cell>
          <table:table-cell table:number-columns-repeated="5"/>
          <table:table-cell table:formula="of:=[.$H$2]+([.$H$3]*[.D36])" office:value-type="float" office:value="-31.950001" calcext:value-type="float">
            <text:p>-31.950001</text:p>
          </table:table-cell>
          <table:table-cell table:formula="of:=[.$I$2]+([.$I$3]*[.E36])" office:value-type="float" office:value="17" calcext:value-type="float">
            <text:p>17</text:p>
          </table:table-cell>
          <table:table-cell table:formula="of:=[.$J$2]+([.$J$3]*[.F36])" office:value-type="float" office:value="-55.050003" calcext:value-type="float">
            <text:p>-55.050003</text:p>
          </table:table-cell>
        </table:table-row>
        <table:table-row table:style-name="ro1">
          <table:table-cell office:value-type="float" office:value="-0.094144" calcext:value-type="float">
            <text:p>-0.094144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39.300003" calcext:value-type="float">
            <text:p>-39.300003</text:p>
          </table:table-cell>
          <table:table-cell office:value-type="float" office:value="37.200001" calcext:value-type="float">
            <text:p>37.200001</text:p>
          </table:table-cell>
          <table:table-cell office:value-type="float" office:value="-54.900002" calcext:value-type="float">
            <text:p>-54.900002</text:p>
          </table:table-cell>
          <table:table-cell table:number-columns-repeated="5"/>
          <table:table-cell table:formula="of:=[.$H$2]+([.$H$3]*[.D37])" office:value-type="float" office:value="-30.300003" calcext:value-type="float">
            <text:p>-30.300003</text:p>
          </table:table-cell>
          <table:table-cell table:formula="of:=[.$I$2]+([.$I$3]*[.E37])" office:value-type="float" office:value="21.200001" calcext:value-type="float">
            <text:p>21.200001</text:p>
          </table:table-cell>
          <table:table-cell table:formula="of:=[.$J$2]+([.$J$3]*[.F37])" office:value-type="float" office:value="-54.900002" calcext:value-type="float">
            <text:p>-54.900002</text:p>
          </table:table-cell>
        </table:table-row>
        <table:table-row table:style-name="ro1">
          <table:table-cell office:value-type="float" office:value="-0.11768" calcext:value-type="float">
            <text:p>-0.11768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35.550003" calcext:value-type="float">
            <text:p>-35.550003</text:p>
          </table:table-cell>
          <table:table-cell office:value-type="float" office:value="42.600002" calcext:value-type="float">
            <text:p>42.600002</text:p>
          </table:table-cell>
          <table:table-cell office:value-type="float" office:value="-54.300003" calcext:value-type="float">
            <text:p>-54.300003</text:p>
          </table:table-cell>
          <table:table-cell table:number-columns-repeated="5"/>
          <table:table-cell table:formula="of:=[.$H$2]+([.$H$3]*[.D38])" office:value-type="float" office:value="-26.550003" calcext:value-type="float">
            <text:p>-26.550003</text:p>
          </table:table-cell>
          <table:table-cell table:formula="of:=[.$I$2]+([.$I$3]*[.E38])" office:value-type="float" office:value="26.600002" calcext:value-type="float">
            <text:p>26.600002</text:p>
          </table:table-cell>
          <table:table-cell table:formula="of:=[.$J$2]+([.$J$3]*[.F38])" office:value-type="float" office:value="-54.300003" calcext:value-type="float">
            <text:p>-54.300003</text:p>
          </table:table-cell>
        </table:table-row>
        <table:table-row table:style-name="ro1">
          <table:table-cell office:value-type="float" office:value="-0.105912" calcext:value-type="float">
            <text:p>-0.105912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31.650002" calcext:value-type="float">
            <text:p>-31.650002</text:p>
          </table:table-cell>
          <table:table-cell office:value-type="float" office:value="45" calcext:value-type="float">
            <text:p>45</text:p>
          </table:table-cell>
          <table:table-cell office:value-type="float" office:value="-54.150002" calcext:value-type="float">
            <text:p>-54.150002</text:p>
          </table:table-cell>
          <table:table-cell table:number-columns-repeated="5"/>
          <table:table-cell table:formula="of:=[.$H$2]+([.$H$3]*[.D39])" office:value-type="float" office:value="-22.650002" calcext:value-type="float">
            <text:p>-22.650002</text:p>
          </table:table-cell>
          <table:table-cell table:formula="of:=[.$I$2]+([.$I$3]*[.E39])" office:value-type="float" office:value="29" calcext:value-type="float">
            <text:p>29</text:p>
          </table:table-cell>
          <table:table-cell table:formula="of:=[.$J$2]+([.$J$3]*[.F39])" office:value-type="float" office:value="-54.150002" calcext:value-type="float">
            <text:p>-54.150002</text:p>
          </table:table-cell>
        </table:table-row>
        <table:table-row table:style-name="ro1">
          <table:table-cell office:value-type="float" office:value="-0.082376" calcext:value-type="float">
            <text:p>-0.08237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-26.1" calcext:value-type="float">
            <text:p>-26.1</text:p>
          </table:table-cell>
          <table:table-cell office:value-type="float" office:value="49.500004" calcext:value-type="float">
            <text:p>49.500004</text:p>
          </table:table-cell>
          <table:table-cell office:value-type="float" office:value="-53.850002" calcext:value-type="float">
            <text:p>-53.850002</text:p>
          </table:table-cell>
          <table:table-cell table:number-columns-repeated="5"/>
          <table:table-cell table:formula="of:=[.$H$2]+([.$H$3]*[.D40])" office:value-type="float" office:value="-17.1" calcext:value-type="float">
            <text:p>-17.1</text:p>
          </table:table-cell>
          <table:table-cell table:formula="of:=[.$I$2]+([.$I$3]*[.E40])" office:value-type="float" office:value="33.500004" calcext:value-type="float">
            <text:p>33.500004</text:p>
          </table:table-cell>
          <table:table-cell table:formula="of:=[.$J$2]+([.$J$3]*[.F40])" office:value-type="float" office:value="-53.850002" calcext:value-type="float">
            <text:p>-53.850002</text:p>
          </table:table-cell>
        </table:table-row>
        <table:table-row table:style-name="ro1">
          <table:table-cell office:value-type="float" office:value="-0.094144" calcext:value-type="float">
            <text:p>-0.094144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20.550001" calcext:value-type="float">
            <text:p>-20.550001</text:p>
          </table:table-cell>
          <table:table-cell office:value-type="float" office:value="51.750004" calcext:value-type="float">
            <text:p>51.750004</text:p>
          </table:table-cell>
          <table:table-cell office:value-type="float" office:value="-53.850002" calcext:value-type="float">
            <text:p>-53.850002</text:p>
          </table:table-cell>
          <table:table-cell table:number-columns-repeated="5"/>
          <table:table-cell table:formula="of:=[.$H$2]+([.$H$3]*[.D41])" office:value-type="float" office:value="-11.550001" calcext:value-type="float">
            <text:p>-11.550001</text:p>
          </table:table-cell>
          <table:table-cell table:formula="of:=[.$I$2]+([.$I$3]*[.E41])" office:value-type="float" office:value="35.750004" calcext:value-type="float">
            <text:p>35.750004</text:p>
          </table:table-cell>
          <table:table-cell table:formula="of:=[.$J$2]+([.$J$3]*[.F41])" office:value-type="float" office:value="-53.850002" calcext:value-type="float">
            <text:p>-53.850002</text:p>
          </table:table-cell>
        </table:table-row>
        <table:table-row table:style-name="ro1">
          <table:table-cell office:value-type="float" office:value="-0.105912" calcext:value-type="float">
            <text:p>-0.105912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-15.900001" calcext:value-type="float">
            <text:p>-15.900001</text:p>
          </table:table-cell>
          <table:table-cell office:value-type="float" office:value="52.350002" calcext:value-type="float">
            <text:p>52.350002</text:p>
          </table:table-cell>
          <table:table-cell office:value-type="float" office:value="-53.850002" calcext:value-type="float">
            <text:p>-53.850002</text:p>
          </table:table-cell>
          <table:table-cell table:number-columns-repeated="5"/>
          <table:table-cell table:formula="of:=[.$H$2]+([.$H$3]*[.D42])" office:value-type="float" office:value="-6.900001" calcext:value-type="float">
            <text:p>-6.900001</text:p>
          </table:table-cell>
          <table:table-cell table:formula="of:=[.$I$2]+([.$I$3]*[.E42])" office:value-type="float" office:value="36.350002" calcext:value-type="float">
            <text:p>36.350002</text:p>
          </table:table-cell>
          <table:table-cell table:formula="of:=[.$J$2]+([.$J$3]*[.F42])" office:value-type="float" office:value="-53.850002" calcext:value-type="float">
            <text:p>-53.850002</text:p>
          </table:table-cell>
        </table:table-row>
        <table:table-row table:style-name="ro1">
          <table:table-cell office:value-type="float" office:value="-0.100028" calcext:value-type="float">
            <text:p>-0.100028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13.200001" calcext:value-type="float">
            <text:p>-13.200001</text:p>
          </table:table-cell>
          <table:table-cell office:value-type="float" office:value="52.800003" calcext:value-type="float">
            <text:p>52.800003</text:p>
          </table:table-cell>
          <table:table-cell office:value-type="float" office:value="-54.300003" calcext:value-type="float">
            <text:p>-54.300003</text:p>
          </table:table-cell>
          <table:table-cell table:number-columns-repeated="5"/>
          <table:table-cell table:formula="of:=[.$H$2]+([.$H$3]*[.D43])" office:value-type="float" office:value="-4.200001" calcext:value-type="float">
            <text:p>-4.200001</text:p>
          </table:table-cell>
          <table:table-cell table:formula="of:=[.$I$2]+([.$I$3]*[.E43])" office:value-type="float" office:value="36.800003" calcext:value-type="float">
            <text:p>36.800003</text:p>
          </table:table-cell>
          <table:table-cell table:formula="of:=[.$J$2]+([.$J$3]*[.F43])" office:value-type="float" office:value="-54.300003" calcext:value-type="float">
            <text:p>-54.300003</text:p>
          </table:table-cell>
        </table:table-row>
        <table:table-row table:style-name="ro1">
          <table:table-cell office:value-type="float" office:value="-0.041188" calcext:value-type="float">
            <text:p>-0.041188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394506" calcext:value-type="float">
            <text:p>1.394506</text:p>
          </table:table-cell>
          <table:table-cell office:value-type="float" office:value="-6.45" calcext:value-type="float">
            <text:p>-6.45</text:p>
          </table:table-cell>
          <table:table-cell office:value-type="float" office:value="52.200001" calcext:value-type="float">
            <text:p>52.200001</text:p>
          </table:table-cell>
          <table:table-cell office:value-type="float" office:value="-54.150002" calcext:value-type="float">
            <text:p>-54.150002</text:p>
          </table:table-cell>
          <table:table-cell table:number-columns-repeated="5"/>
          <table:table-cell table:formula="of:=[.$H$2]+([.$H$3]*[.D44])" office:value-type="float" office:value="2.55" calcext:value-type="float">
            <text:p>2.55</text:p>
          </table:table-cell>
          <table:table-cell table:formula="of:=[.$I$2]+([.$I$3]*[.E44])" office:value-type="float" office:value="36.200001" calcext:value-type="float">
            <text:p>36.200001</text:p>
          </table:table-cell>
          <table:table-cell table:formula="of:=[.$J$2]+([.$J$3]*[.F44])" office:value-type="float" office:value="-54.150002" calcext:value-type="float">
            <text:p>-54.150002</text:p>
          </table:table-cell>
        </table:table-row>
        <table:table-row table:style-name="ro1">
          <table:table-cell office:value-type="float" office:value="-0.111796" calcext:value-type="float">
            <text:p>-0.111796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4.95" calcext:value-type="float">
            <text:p>4.95</text:p>
          </table:table-cell>
          <table:table-cell office:value-type="float" office:value="48.900002" calcext:value-type="float">
            <text:p>48.900002</text:p>
          </table:table-cell>
          <table:table-cell office:value-type="float" office:value="-55.500004" calcext:value-type="float">
            <text:p>-55.500004</text:p>
          </table:table-cell>
          <table:table-cell table:number-columns-repeated="5"/>
          <table:table-cell table:formula="of:=[.$H$2]+([.$H$3]*[.D45])" office:value-type="float" office:value="13.95" calcext:value-type="float">
            <text:p>13.95</text:p>
          </table:table-cell>
          <table:table-cell table:formula="of:=[.$I$2]+([.$I$3]*[.E45])" office:value-type="float" office:value="32.900002" calcext:value-type="float">
            <text:p>32.900002</text:p>
          </table:table-cell>
          <table:table-cell table:formula="of:=[.$J$2]+([.$J$3]*[.F45])" office:value-type="float" office:value="-55.500004" calcext:value-type="float">
            <text:p>-55.500004</text:p>
          </table:table-cell>
        </table:table-row>
        <table:table-row table:style-name="ro1">
          <table:table-cell office:value-type="float" office:value="-0.08826" calcext:value-type="float">
            <text:p>-0.08826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12.750001" calcext:value-type="float">
            <text:p>12.750001</text:p>
          </table:table-cell>
          <table:table-cell office:value-type="float" office:value="43.650002" calcext:value-type="float">
            <text:p>43.650002</text:p>
          </table:table-cell>
          <table:table-cell office:value-type="float" office:value="-55.800003" calcext:value-type="float">
            <text:p>-55.800003</text:p>
          </table:table-cell>
          <table:table-cell table:number-columns-repeated="5"/>
          <table:table-cell table:formula="of:=[.$H$2]+([.$H$3]*[.D46])" office:value-type="float" office:value="21.750001" calcext:value-type="float">
            <text:p>21.750001</text:p>
          </table:table-cell>
          <table:table-cell table:formula="of:=[.$I$2]+([.$I$3]*[.E46])" office:value-type="float" office:value="27.650002" calcext:value-type="float">
            <text:p>27.650002</text:p>
          </table:table-cell>
          <table:table-cell table:formula="of:=[.$J$2]+([.$J$3]*[.F46])" office:value-type="float" office:value="-55.800003" calcext:value-type="float">
            <text:p>-55.800003</text:p>
          </table:table-cell>
        </table:table-row>
        <table:table-row table:style-name="ro1">
          <table:table-cell office:value-type="float" office:value="0.282432" calcext:value-type="float">
            <text:p>0.282432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1.388622" calcext:value-type="float">
            <text:p>1.388622</text:p>
          </table:table-cell>
          <table:table-cell office:value-type="float" office:value="16.950001" calcext:value-type="float">
            <text:p>16.950001</text:p>
          </table:table-cell>
          <table:table-cell office:value-type="float" office:value="39.900002" calcext:value-type="float">
            <text:p>39.900002</text:p>
          </table:table-cell>
          <table:table-cell office:value-type="float" office:value="-56.250004" calcext:value-type="float">
            <text:p>-56.250004</text:p>
          </table:table-cell>
          <table:table-cell table:number-columns-repeated="5"/>
          <table:table-cell table:formula="of:=[.$H$2]+([.$H$3]*[.D47])" office:value-type="float" office:value="25.950001" calcext:value-type="float">
            <text:p>25.950001</text:p>
          </table:table-cell>
          <table:table-cell table:formula="of:=[.$I$2]+([.$I$3]*[.E47])" office:value-type="float" office:value="23.900002" calcext:value-type="float">
            <text:p>23.900002</text:p>
          </table:table-cell>
          <table:table-cell table:formula="of:=[.$J$2]+([.$J$3]*[.F47])" office:value-type="float" office:value="-56.250004" calcext:value-type="float">
            <text:p>-56.250004</text:p>
          </table:table-cell>
        </table:table-row>
        <table:table-row table:style-name="ro1">
          <table:table-cell office:value-type="float" office:value="-0.105912" calcext:value-type="float">
            <text:p>-0.10591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23.400002" calcext:value-type="float">
            <text:p>23.400002</text:p>
          </table:table-cell>
          <table:table-cell office:value-type="float" office:value="34.350002" calcext:value-type="float">
            <text:p>34.350002</text:p>
          </table:table-cell>
          <table:table-cell office:value-type="float" office:value="-55.800003" calcext:value-type="float">
            <text:p>-55.800003</text:p>
          </table:table-cell>
          <table:table-cell table:number-columns-repeated="5"/>
          <table:table-cell table:formula="of:=[.$H$2]+([.$H$3]*[.D48])" office:value-type="float" office:value="32.400002" calcext:value-type="float">
            <text:p>32.400002</text:p>
          </table:table-cell>
          <table:table-cell table:formula="of:=[.$I$2]+([.$I$3]*[.E48])" office:value-type="float" office:value="18.350002" calcext:value-type="float">
            <text:p>18.350002</text:p>
          </table:table-cell>
          <table:table-cell table:formula="of:=[.$J$2]+([.$J$3]*[.F48])" office:value-type="float" office:value="-55.800003" calcext:value-type="float">
            <text:p>-55.800003</text:p>
          </table:table-cell>
        </table:table-row>
        <table:table-row table:style-name="ro1">
          <table:table-cell office:value-type="float" office:value="-0.200056" calcext:value-type="float">
            <text:p>-0.200056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523954" calcext:value-type="float">
            <text:p>1.523954</text:p>
          </table:table-cell>
          <table:table-cell office:value-type="float" office:value="26.400002" calcext:value-type="float">
            <text:p>26.400002</text:p>
          </table:table-cell>
          <table:table-cell office:value-type="float" office:value="28.35" calcext:value-type="float">
            <text:p>28.35</text:p>
          </table:table-cell>
          <table:table-cell office:value-type="float" office:value="-56.100002" calcext:value-type="float">
            <text:p>-56.100002</text:p>
          </table:table-cell>
          <table:table-cell table:number-columns-repeated="5"/>
          <table:table-cell table:formula="of:=[.$H$2]+([.$H$3]*[.D49])" office:value-type="float" office:value="35.400002" calcext:value-type="float">
            <text:p>35.400002</text:p>
          </table:table-cell>
          <table:table-cell table:formula="of:=[.$I$2]+([.$I$3]*[.E49])" office:value-type="float" office:value="12.35" calcext:value-type="float">
            <text:p>12.35</text:p>
          </table:table-cell>
          <table:table-cell table:formula="of:=[.$J$2]+([.$J$3]*[.F49])" office:value-type="float" office:value="-56.100002" calcext:value-type="float">
            <text:p>-56.100002</text:p>
          </table:table-cell>
        </table:table-row>
        <table:table-row table:style-name="ro1">
          <table:table-cell office:value-type="float" office:value="-0.082376" calcext:value-type="float">
            <text:p>-0.082376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376854" calcext:value-type="float">
            <text:p>1.376854</text:p>
          </table:table-cell>
          <table:table-cell office:value-type="float" office:value="27.300001" calcext:value-type="float">
            <text:p>27.300001</text:p>
          </table:table-cell>
          <table:table-cell office:value-type="float" office:value="24.150002" calcext:value-type="float">
            <text:p>24.150002</text:p>
          </table:table-cell>
          <table:table-cell office:value-type="float" office:value="-55.950001" calcext:value-type="float">
            <text:p>-55.950001</text:p>
          </table:table-cell>
          <table:table-cell table:number-columns-repeated="5"/>
          <table:table-cell table:formula="of:=[.$H$2]+([.$H$3]*[.D50])" office:value-type="float" office:value="36.300001" calcext:value-type="float">
            <text:p>36.300001</text:p>
          </table:table-cell>
          <table:table-cell table:formula="of:=[.$I$2]+([.$I$3]*[.E50])" office:value-type="float" office:value="8.150002" calcext:value-type="float">
            <text:p>8.150002</text:p>
          </table:table-cell>
          <table:table-cell table:formula="of:=[.$J$2]+([.$J$3]*[.F50])" office:value-type="float" office:value="-55.950001" calcext:value-type="float">
            <text:p>-55.950001</text:p>
          </table:table-cell>
        </table:table-row>
        <table:table-row table:style-name="ro1">
          <table:table-cell office:value-type="float" office:value="-0.023536" calcext:value-type="float">
            <text:p>-0.023536</text:p>
          </table:table-cell>
          <table:table-cell office:value-type="float" office:value="0.047072" calcext:value-type="float">
            <text:p>0.047072</text:p>
          </table:table-cell>
          <table:table-cell office:value-type="float" office:value="1.40039" calcext:value-type="float">
            <text:p>1.40039</text:p>
          </table:table-cell>
          <table:table-cell office:value-type="float" office:value="28.050001" calcext:value-type="float">
            <text:p>28.050001</text:p>
          </table:table-cell>
          <table:table-cell office:value-type="float" office:value="20.550001" calcext:value-type="float">
            <text:p>20.550001</text:p>
          </table:table-cell>
          <table:table-cell office:value-type="float" office:value="-56.700001" calcext:value-type="float">
            <text:p>-56.700001</text:p>
          </table:table-cell>
          <table:table-cell table:number-columns-repeated="5"/>
          <table:table-cell table:formula="of:=[.$H$2]+([.$H$3]*[.D51])" office:value-type="float" office:value="37.050001" calcext:value-type="float">
            <text:p>37.050001</text:p>
          </table:table-cell>
          <table:table-cell table:formula="of:=[.$I$2]+([.$I$3]*[.E51])" office:value-type="float" office:value="4.550001" calcext:value-type="float">
            <text:p>4.550001</text:p>
          </table:table-cell>
          <table:table-cell table:formula="of:=[.$J$2]+([.$J$3]*[.F51])" office:value-type="float" office:value="-56.700001" calcext:value-type="float">
            <text:p>-56.700001</text:p>
          </table:table-cell>
        </table:table-row>
        <table:table-row table:style-name="ro1">
          <table:table-cell office:value-type="float" office:value="-0.100028" calcext:value-type="float">
            <text:p>-0.100028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27.6" calcext:value-type="float">
            <text:p>27.6</text:p>
          </table:table-cell>
          <table:table-cell office:value-type="float" office:value="11.700001" calcext:value-type="float">
            <text:p>11.700001</text:p>
          </table:table-cell>
          <table:table-cell office:value-type="float" office:value="-57.150002" calcext:value-type="float">
            <text:p>-57.150002</text:p>
          </table:table-cell>
          <table:table-cell table:number-columns-repeated="5"/>
          <table:table-cell table:formula="of:=[.$H$2]+([.$H$3]*[.D52])" office:value-type="float" office:value="36.6" calcext:value-type="float">
            <text:p>36.6</text:p>
          </table:table-cell>
          <table:table-cell table:formula="of:=[.$I$2]+([.$I$3]*[.E52])" office:value-type="float" office:value="-4.299999" calcext:value-type="float">
            <text:p>-4.299999</text:p>
          </table:table-cell>
          <table:table-cell table:formula="of:=[.$J$2]+([.$J$3]*[.F52])" office:value-type="float" office:value="-57.150002" calcext:value-type="float">
            <text:p>-57.150002</text:p>
          </table:table-cell>
        </table:table-row>
        <table:table-row table:style-name="ro1">
          <table:table-cell office:value-type="float" office:value="-0.08826" calcext:value-type="float">
            <text:p>-0.08826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26.400002" calcext:value-type="float">
            <text:p>26.400002</text:p>
          </table:table-cell>
          <table:table-cell office:value-type="float" office:value="6.9" calcext:value-type="float">
            <text:p>6.9</text:p>
          </table:table-cell>
          <table:table-cell office:value-type="float" office:value="-57.300003" calcext:value-type="float">
            <text:p>-57.300003</text:p>
          </table:table-cell>
          <table:table-cell table:number-columns-repeated="5"/>
          <table:table-cell table:formula="of:=[.$H$2]+([.$H$3]*[.D53])" office:value-type="float" office:value="35.400002" calcext:value-type="float">
            <text:p>35.400002</text:p>
          </table:table-cell>
          <table:table-cell table:formula="of:=[.$I$2]+([.$I$3]*[.E53])" office:value-type="float" office:value="-9.1" calcext:value-type="float">
            <text:p>-9.1</text:p>
          </table:table-cell>
          <table:table-cell table:formula="of:=[.$J$2]+([.$J$3]*[.F53])" office:value-type="float" office:value="-57.300003" calcext:value-type="float">
            <text:p>-57.300003</text:p>
          </table:table-cell>
        </table:table-row>
        <table:table-row table:style-name="ro1">
          <table:table-cell office:value-type="float" office:value="-0.047072" calcext:value-type="float">
            <text:p>-0.04707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388622" calcext:value-type="float">
            <text:p>1.388622</text:p>
          </table:table-cell>
          <table:table-cell office:value-type="float" office:value="23.85" calcext:value-type="float">
            <text:p>23.85</text:p>
          </table:table-cell>
          <table:table-cell office:value-type="float" office:value="0.15" calcext:value-type="float">
            <text:p>0.15</text:p>
          </table:table-cell>
          <table:table-cell office:value-type="float" office:value="-57.600002" calcext:value-type="float">
            <text:p>-57.600002</text:p>
          </table:table-cell>
          <table:table-cell table:number-columns-repeated="5"/>
          <table:table-cell table:formula="of:=[.$H$2]+([.$H$3]*[.D54])" office:value-type="float" office:value="32.85" calcext:value-type="float">
            <text:p>32.85</text:p>
          </table:table-cell>
          <table:table-cell table:formula="of:=[.$I$2]+([.$I$3]*[.E54])" office:value-type="float" office:value="-15.85" calcext:value-type="float">
            <text:p>-15.85</text:p>
          </table:table-cell>
          <table:table-cell table:formula="of:=[.$J$2]+([.$J$3]*[.F54])" office:value-type="float" office:value="-57.600002" calcext:value-type="float">
            <text:p>-57.600002</text:p>
          </table:table-cell>
        </table:table-row>
        <table:table-row table:style-name="ro1">
          <table:table-cell office:value-type="float" office:value="-0.070608" calcext:value-type="float">
            <text:p>-0.070608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21.300001" calcext:value-type="float">
            <text:p>21.300001</text:p>
          </table:table-cell>
          <table:table-cell office:value-type="float" office:value="-4.95" calcext:value-type="float">
            <text:p>-4.95</text:p>
          </table:table-cell>
          <table:table-cell office:value-type="float" office:value="-58.050003" calcext:value-type="float">
            <text:p>-58.050003</text:p>
          </table:table-cell>
          <table:table-cell table:number-columns-repeated="5"/>
          <table:table-cell table:formula="of:=[.$H$2]+([.$H$3]*[.D55])" office:value-type="float" office:value="30.300001" calcext:value-type="float">
            <text:p>30.300001</text:p>
          </table:table-cell>
          <table:table-cell table:formula="of:=[.$I$2]+([.$I$3]*[.E55])" office:value-type="float" office:value="-20.95" calcext:value-type="float">
            <text:p>-20.95</text:p>
          </table:table-cell>
          <table:table-cell table:formula="of:=[.$J$2]+([.$J$3]*[.F55])" office:value-type="float" office:value="-58.050003" calcext:value-type="float">
            <text:p>-58.050003</text:p>
          </table:table-cell>
        </table:table-row>
        <table:table-row table:style-name="ro1">
          <table:table-cell office:value-type="float" office:value="-0.082376" calcext:value-type="float">
            <text:p>-0.08237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18.150002" calcext:value-type="float">
            <text:p>18.150002</text:p>
          </table:table-cell>
          <table:table-cell office:value-type="float" office:value="-9" calcext:value-type="float">
            <text:p>-9</text:p>
          </table:table-cell>
          <table:table-cell office:value-type="float" office:value="-58.050003" calcext:value-type="float">
            <text:p>-58.050003</text:p>
          </table:table-cell>
          <table:table-cell table:number-columns-repeated="5"/>
          <table:table-cell table:formula="of:=[.$H$2]+([.$H$3]*[.D56])" office:value-type="float" office:value="27.150002" calcext:value-type="float">
            <text:p>27.150002</text:p>
          </table:table-cell>
          <table:table-cell table:formula="of:=[.$I$2]+([.$I$3]*[.E56])" office:value-type="float" office:value="-25" calcext:value-type="float">
            <text:p>-25</text:p>
          </table:table-cell>
          <table:table-cell table:formula="of:=[.$J$2]+([.$J$3]*[.F56])" office:value-type="float" office:value="-58.050003" calcext:value-type="float">
            <text:p>-58.050003</text:p>
          </table:table-cell>
        </table:table-row>
        <table:table-row table:style-name="ro1">
          <table:table-cell office:value-type="float" office:value="-0.076492" calcext:value-type="float">
            <text:p>-0.076492</text:p>
          </table:table-cell>
          <table:table-cell office:value-type="float" office:value="0" calcext:value-type="float">
            <text:p>0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14.700001" calcext:value-type="float">
            <text:p>14.700001</text:p>
          </table:table-cell>
          <table:table-cell office:value-type="float" office:value="-12.150001" calcext:value-type="float">
            <text:p>-12.150001</text:p>
          </table:table-cell>
          <table:table-cell office:value-type="float" office:value="-58.200001" calcext:value-type="float">
            <text:p>-58.200001</text:p>
          </table:table-cell>
          <table:table-cell table:number-columns-repeated="5"/>
          <table:table-cell table:formula="of:=[.$H$2]+([.$H$3]*[.D57])" office:value-type="float" office:value="23.700001" calcext:value-type="float">
            <text:p>23.700001</text:p>
          </table:table-cell>
          <table:table-cell table:formula="of:=[.$I$2]+([.$I$3]*[.E57])" office:value-type="float" office:value="-28.150001" calcext:value-type="float">
            <text:p>-28.150001</text:p>
          </table:table-cell>
          <table:table-cell table:formula="of:=[.$J$2]+([.$J$3]*[.F57])" office:value-type="float" office:value="-58.200001" calcext:value-type="float">
            <text:p>-58.200001</text:p>
          </table:table-cell>
        </table:table-row>
        <table:table-row table:style-name="ro1">
          <table:table-cell office:value-type="float" office:value="-0.076492" calcext:value-type="float">
            <text:p>-0.07649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11.55" calcext:value-type="float">
            <text:p>11.55</text:p>
          </table:table-cell>
          <table:table-cell office:value-type="float" office:value="-13.500001" calcext:value-type="float">
            <text:p>-13.500001</text:p>
          </table:table-cell>
          <table:table-cell office:value-type="float" office:value="-58.050003" calcext:value-type="float">
            <text:p>-58.050003</text:p>
          </table:table-cell>
          <table:table-cell table:number-columns-repeated="5"/>
          <table:table-cell table:formula="of:=[.$H$2]+([.$H$3]*[.D58])" office:value-type="float" office:value="20.55" calcext:value-type="float">
            <text:p>20.55</text:p>
          </table:table-cell>
          <table:table-cell table:formula="of:=[.$I$2]+([.$I$3]*[.E58])" office:value-type="float" office:value="-29.500001" calcext:value-type="float">
            <text:p>-29.500001</text:p>
          </table:table-cell>
          <table:table-cell table:formula="of:=[.$J$2]+([.$J$3]*[.F58])" office:value-type="float" office:value="-58.050003" calcext:value-type="float">
            <text:p>-58.050003</text:p>
          </table:table-cell>
        </table:table-row>
        <table:table-row table:style-name="ro1">
          <table:table-cell office:value-type="float" office:value="-0.082376" calcext:value-type="float">
            <text:p>-0.082376</text:p>
          </table:table-cell>
          <table:table-cell office:value-type="float" office:value="0" calcext:value-type="float">
            <text:p>0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8.55" calcext:value-type="float">
            <text:p>8.55</text:p>
          </table:table-cell>
          <table:table-cell office:value-type="float" office:value="-15.750001" calcext:value-type="float">
            <text:p>-15.750001</text:p>
          </table:table-cell>
          <table:table-cell office:value-type="float" office:value="-58.350002" calcext:value-type="float">
            <text:p>-58.350002</text:p>
          </table:table-cell>
          <table:table-cell table:number-columns-repeated="5"/>
          <table:table-cell table:formula="of:=[.$H$2]+([.$H$3]*[.D59])" office:value-type="float" office:value="17.55" calcext:value-type="float">
            <text:p>17.55</text:p>
          </table:table-cell>
          <table:table-cell table:formula="of:=[.$I$2]+([.$I$3]*[.E59])" office:value-type="float" office:value="-31.750001" calcext:value-type="float">
            <text:p>-31.750001</text:p>
          </table:table-cell>
          <table:table-cell table:formula="of:=[.$J$2]+([.$J$3]*[.F59])" office:value-type="float" office:value="-58.350002" calcext:value-type="float">
            <text:p>-58.350002</text:p>
          </table:table-cell>
        </table:table-row>
        <table:table-row table:style-name="ro1">
          <table:table-cell office:value-type="float" office:value="-0.070608" calcext:value-type="float">
            <text:p>-0.07060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4.95" calcext:value-type="float">
            <text:p>4.95</text:p>
          </table:table-cell>
          <table:table-cell office:value-type="float" office:value="-17.85" calcext:value-type="float">
            <text:p>-17.85</text:p>
          </table:table-cell>
          <table:table-cell office:value-type="float" office:value="-58.050003" calcext:value-type="float">
            <text:p>-58.050003</text:p>
          </table:table-cell>
          <table:table-cell table:number-columns-repeated="5"/>
          <table:table-cell table:formula="of:=[.$H$2]+([.$H$3]*[.D60])" office:value-type="float" office:value="13.95" calcext:value-type="float">
            <text:p>13.95</text:p>
          </table:table-cell>
          <table:table-cell table:formula="of:=[.$I$2]+([.$I$3]*[.E60])" office:value-type="float" office:value="-33.85" calcext:value-type="float">
            <text:p>-33.85</text:p>
          </table:table-cell>
          <table:table-cell table:formula="of:=[.$J$2]+([.$J$3]*[.F60])" office:value-type="float" office:value="-58.050003" calcext:value-type="float">
            <text:p>-58.050003</text:p>
          </table:table-cell>
        </table:table-row>
        <table:table-row table:style-name="ro1">
          <table:table-cell office:value-type="float" office:value="-0.08826" calcext:value-type="float">
            <text:p>-0.08826</text:p>
          </table:table-cell>
          <table:table-cell office:value-type="float" office:value="0" calcext:value-type="float">
            <text:p>0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1.35" calcext:value-type="float">
            <text:p>1.35</text:p>
          </table:table-cell>
          <table:table-cell office:value-type="float" office:value="-18.300001" calcext:value-type="float">
            <text:p>-18.300001</text:p>
          </table:table-cell>
          <table:table-cell office:value-type="float" office:value="-58.200001" calcext:value-type="float">
            <text:p>-58.200001</text:p>
          </table:table-cell>
          <table:table-cell table:number-columns-repeated="5"/>
          <table:table-cell table:formula="of:=[.$H$2]+([.$H$3]*[.D61])" office:value-type="float" office:value="10.35" calcext:value-type="float">
            <text:p>10.35</text:p>
          </table:table-cell>
          <table:table-cell table:formula="of:=[.$I$2]+([.$I$3]*[.E61])" office:value-type="float" office:value="-34.300001" calcext:value-type="float">
            <text:p>-34.300001</text:p>
          </table:table-cell>
          <table:table-cell table:formula="of:=[.$J$2]+([.$J$3]*[.F61])" office:value-type="float" office:value="-58.200001" calcext:value-type="float">
            <text:p>-58.200001</text:p>
          </table:table-cell>
        </table:table-row>
        <table:table-row table:style-name="ro1">
          <table:table-cell office:value-type="float" office:value="-0.070608" calcext:value-type="float">
            <text:p>-0.070608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2.4" calcext:value-type="float">
            <text:p>-2.4</text:p>
          </table:table-cell>
          <table:table-cell office:value-type="float" office:value="-19.200001" calcext:value-type="float">
            <text:p>-19.200001</text:p>
          </table:table-cell>
          <table:table-cell office:value-type="float" office:value="-58.200001" calcext:value-type="float">
            <text:p>-58.200001</text:p>
          </table:table-cell>
          <table:table-cell table:number-columns-repeated="5"/>
          <table:table-cell table:formula="of:=[.$H$2]+([.$H$3]*[.D62])" office:value-type="float" office:value="6.6" calcext:value-type="float">
            <text:p>6.6</text:p>
          </table:table-cell>
          <table:table-cell table:formula="of:=[.$I$2]+([.$I$3]*[.E62])" office:value-type="float" office:value="-35.200001" calcext:value-type="float">
            <text:p>-35.200001</text:p>
          </table:table-cell>
          <table:table-cell table:formula="of:=[.$J$2]+([.$J$3]*[.F62])" office:value-type="float" office:value="-58.200001" calcext:value-type="float">
            <text:p>-58.200001</text:p>
          </table:table-cell>
        </table:table-row>
        <table:table-row table:style-name="ro1">
          <table:table-cell office:value-type="float" office:value="-0.05884" calcext:value-type="float">
            <text:p>-0.0588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7.8" calcext:value-type="float">
            <text:p>-7.8</text:p>
          </table:table-cell>
          <table:table-cell office:value-type="float" office:value="-19.650002" calcext:value-type="float">
            <text:p>-19.650002</text:p>
          </table:table-cell>
          <table:table-cell office:value-type="float" office:value="-57.900002" calcext:value-type="float">
            <text:p>-57.900002</text:p>
          </table:table-cell>
          <table:table-cell table:number-columns-repeated="5"/>
          <table:table-cell table:formula="of:=[.$H$2]+([.$H$3]*[.D63])" office:value-type="float" office:value="1.2" calcext:value-type="float">
            <text:p>1.2</text:p>
          </table:table-cell>
          <table:table-cell table:formula="of:=[.$I$2]+([.$I$3]*[.E63])" office:value-type="float" office:value="-35.650002" calcext:value-type="float">
            <text:p>-35.650002</text:p>
          </table:table-cell>
          <table:table-cell table:formula="of:=[.$J$2]+([.$J$3]*[.F63])" office:value-type="float" office:value="-57.900002" calcext:value-type="float">
            <text:p>-57.900002</text:p>
          </table:table-cell>
        </table:table-row>
        <table:table-row table:style-name="ro1">
          <table:table-cell office:value-type="float" office:value="-0.064724" calcext:value-type="float">
            <text:p>-0.064724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13.200001" calcext:value-type="float">
            <text:p>-13.200001</text:p>
          </table:table-cell>
          <table:table-cell office:value-type="float" office:value="-19.5" calcext:value-type="float">
            <text:p>-19.5</text:p>
          </table:table-cell>
          <table:table-cell office:value-type="float" office:value="-58.050003" calcext:value-type="float">
            <text:p>-58.050003</text:p>
          </table:table-cell>
          <table:table-cell table:number-columns-repeated="5"/>
          <table:table-cell table:formula="of:=[.$H$2]+([.$H$3]*[.D64])" office:value-type="float" office:value="-4.200001" calcext:value-type="float">
            <text:p>-4.200001</text:p>
          </table:table-cell>
          <table:table-cell table:formula="of:=[.$I$2]+([.$I$3]*[.E64])" office:value-type="float" office:value="-35.5" calcext:value-type="float">
            <text:p>-35.5</text:p>
          </table:table-cell>
          <table:table-cell table:formula="of:=[.$J$2]+([.$J$3]*[.F64])" office:value-type="float" office:value="-58.050003" calcext:value-type="float">
            <text:p>-58.050003</text:p>
          </table:table-cell>
        </table:table-row>
        <table:table-row table:style-name="ro1">
          <table:table-cell office:value-type="float" office:value="-0.064724" calcext:value-type="float">
            <text:p>-0.06472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16.200001" calcext:value-type="float">
            <text:p>-16.200001</text:p>
          </table:table-cell>
          <table:table-cell office:value-type="float" office:value="-18.75" calcext:value-type="float">
            <text:p>-18.75</text:p>
          </table:table-cell>
          <table:table-cell office:value-type="float" office:value="-58.050003" calcext:value-type="float">
            <text:p>-58.050003</text:p>
          </table:table-cell>
          <table:table-cell table:number-columns-repeated="5"/>
          <table:table-cell table:formula="of:=[.$H$2]+([.$H$3]*[.D65])" office:value-type="float" office:value="-7.200001" calcext:value-type="float">
            <text:p>-7.200001</text:p>
          </table:table-cell>
          <table:table-cell table:formula="of:=[.$I$2]+([.$I$3]*[.E65])" office:value-type="float" office:value="-34.75" calcext:value-type="float">
            <text:p>-34.75</text:p>
          </table:table-cell>
          <table:table-cell table:formula="of:=[.$J$2]+([.$J$3]*[.F65])" office:value-type="float" office:value="-58.050003" calcext:value-type="float">
            <text:p>-58.050003</text:p>
          </table:table-cell>
        </table:table-row>
        <table:table-row table:style-name="ro1">
          <table:table-cell office:value-type="float" office:value="-0.05884" calcext:value-type="float">
            <text:p>-0.0588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18.450001" calcext:value-type="float">
            <text:p>-18.450001</text:p>
          </table:table-cell>
          <table:table-cell office:value-type="float" office:value="-18.6" calcext:value-type="float">
            <text:p>-18.6</text:p>
          </table:table-cell>
          <table:table-cell office:value-type="float" office:value="-58.350002" calcext:value-type="float">
            <text:p>-58.350002</text:p>
          </table:table-cell>
          <table:table-cell table:number-columns-repeated="5"/>
          <table:table-cell table:formula="of:=[.$H$2]+([.$H$3]*[.D66])" office:value-type="float" office:value="-9.450001" calcext:value-type="float">
            <text:p>-9.450001</text:p>
          </table:table-cell>
          <table:table-cell table:formula="of:=[.$I$2]+([.$I$3]*[.E66])" office:value-type="float" office:value="-34.6" calcext:value-type="float">
            <text:p>-34.6</text:p>
          </table:table-cell>
          <table:table-cell table:formula="of:=[.$J$2]+([.$J$3]*[.F66])" office:value-type="float" office:value="-58.350002" calcext:value-type="float">
            <text:p>-58.350002</text:p>
          </table:table-cell>
        </table:table-row>
        <table:table-row table:style-name="ro1">
          <table:table-cell office:value-type="float" office:value="-0.082376" calcext:value-type="float">
            <text:p>-0.08237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19.35" calcext:value-type="float">
            <text:p>-19.35</text:p>
          </table:table-cell>
          <table:table-cell office:value-type="float" office:value="-18.300001" calcext:value-type="float">
            <text:p>-18.300001</text:p>
          </table:table-cell>
          <table:table-cell office:value-type="float" office:value="-58.050003" calcext:value-type="float">
            <text:p>-58.050003</text:p>
          </table:table-cell>
          <table:table-cell table:number-columns-repeated="5"/>
          <table:table-cell table:formula="of:=[.$H$2]+([.$H$3]*[.D67])" office:value-type="float" office:value="-10.35" calcext:value-type="float">
            <text:p>-10.35</text:p>
          </table:table-cell>
          <table:table-cell table:formula="of:=[.$I$2]+([.$I$3]*[.E67])" office:value-type="float" office:value="-34.300001" calcext:value-type="float">
            <text:p>-34.300001</text:p>
          </table:table-cell>
          <table:table-cell table:formula="of:=[.$J$2]+([.$J$3]*[.F67])" office:value-type="float" office:value="-58.050003" calcext:value-type="float">
            <text:p>-58.050003</text:p>
          </table:table-cell>
        </table:table-row>
        <table:table-row table:style-name="ro1">
          <table:table-cell office:value-type="float" office:value="-0.05884" calcext:value-type="float">
            <text:p>-0.0588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17.85" calcext:value-type="float">
            <text:p>-17.85</text:p>
          </table:table-cell>
          <table:table-cell office:value-type="float" office:value="-19.200001" calcext:value-type="float">
            <text:p>-19.200001</text:p>
          </table:table-cell>
          <table:table-cell office:value-type="float" office:value="-58.200001" calcext:value-type="float">
            <text:p>-58.200001</text:p>
          </table:table-cell>
          <table:table-cell table:number-columns-repeated="5"/>
          <table:table-cell table:formula="of:=[.$H$2]+([.$H$3]*[.D68])" office:value-type="float" office:value="-8.85" calcext:value-type="float">
            <text:p>-8.85</text:p>
          </table:table-cell>
          <table:table-cell table:formula="of:=[.$I$2]+([.$I$3]*[.E68])" office:value-type="float" office:value="-35.200001" calcext:value-type="float">
            <text:p>-35.200001</text:p>
          </table:table-cell>
          <table:table-cell table:formula="of:=[.$J$2]+([.$J$3]*[.F68])" office:value-type="float" office:value="-58.200001" calcext:value-type="float">
            <text:p>-58.200001</text:p>
          </table:table-cell>
        </table:table-row>
        <table:table-row table:style-name="ro1">
          <table:table-cell office:value-type="float" office:value="-0.052956" calcext:value-type="float">
            <text:p>-0.052956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14.250001" calcext:value-type="float">
            <text:p>-14.250001</text:p>
          </table:table-cell>
          <table:table-cell office:value-type="float" office:value="-19.800001" calcext:value-type="float">
            <text:p>-19.800001</text:p>
          </table:table-cell>
          <table:table-cell office:value-type="float" office:value="-58.650002" calcext:value-type="float">
            <text:p>-58.650002</text:p>
          </table:table-cell>
          <table:table-cell table:number-columns-repeated="5"/>
          <table:table-cell table:formula="of:=[.$H$2]+([.$H$3]*[.D69])" office:value-type="float" office:value="-5.250001" calcext:value-type="float">
            <text:p>-5.250001</text:p>
          </table:table-cell>
          <table:table-cell table:formula="of:=[.$I$2]+([.$I$3]*[.E69])" office:value-type="float" office:value="-35.800001" calcext:value-type="float">
            <text:p>-35.800001</text:p>
          </table:table-cell>
          <table:table-cell table:formula="of:=[.$J$2]+([.$J$3]*[.F69])" office:value-type="float" office:value="-58.650002" calcext:value-type="float">
            <text:p>-58.650002</text:p>
          </table:table-cell>
        </table:table-row>
        <table:table-row table:style-name="ro1">
          <table:table-cell office:value-type="float" office:value="-0.05884" calcext:value-type="float">
            <text:p>-0.0588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-10.05" calcext:value-type="float">
            <text:p>-10.05</text:p>
          </table:table-cell>
          <table:table-cell office:value-type="float" office:value="-19.950001" calcext:value-type="float">
            <text:p>-19.950001</text:p>
          </table:table-cell>
          <table:table-cell office:value-type="float" office:value="-58.200001" calcext:value-type="float">
            <text:p>-58.200001</text:p>
          </table:table-cell>
          <table:table-cell table:number-columns-repeated="5"/>
          <table:table-cell table:formula="of:=[.$H$2]+([.$H$3]*[.D70])" office:value-type="float" office:value="-1.05" calcext:value-type="float">
            <text:p>-1.05</text:p>
          </table:table-cell>
          <table:table-cell table:formula="of:=[.$I$2]+([.$I$3]*[.E70])" office:value-type="float" office:value="-35.950001" calcext:value-type="float">
            <text:p>-35.950001</text:p>
          </table:table-cell>
          <table:table-cell table:formula="of:=[.$J$2]+([.$J$3]*[.F70])" office:value-type="float" office:value="-58.200001" calcext:value-type="float">
            <text:p>-58.200001</text:p>
          </table:table-cell>
        </table:table-row>
        <table:table-row table:style-name="ro1">
          <table:table-cell office:value-type="float" office:value="-0.05884" calcext:value-type="float">
            <text:p>-0.0588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3.9" calcext:value-type="float">
            <text:p>-3.9</text:p>
          </table:table-cell>
          <table:table-cell office:value-type="float" office:value="-19.650002" calcext:value-type="float">
            <text:p>-19.650002</text:p>
          </table:table-cell>
          <table:table-cell office:value-type="float" office:value="-58.650002" calcext:value-type="float">
            <text:p>-58.650002</text:p>
          </table:table-cell>
          <table:table-cell table:number-columns-repeated="5"/>
          <table:table-cell table:formula="of:=[.$H$2]+([.$H$3]*[.D71])" office:value-type="float" office:value="5.1" calcext:value-type="float">
            <text:p>5.1</text:p>
          </table:table-cell>
          <table:table-cell table:formula="of:=[.$I$2]+([.$I$3]*[.E71])" office:value-type="float" office:value="-35.650002" calcext:value-type="float">
            <text:p>-35.650002</text:p>
          </table:table-cell>
          <table:table-cell table:formula="of:=[.$J$2]+([.$J$3]*[.F71])" office:value-type="float" office:value="-58.650002" calcext:value-type="float">
            <text:p>-58.650002</text:p>
          </table:table-cell>
        </table:table-row>
        <table:table-row table:style-name="ro1">
          <table:table-cell office:value-type="float" office:value="-0.052956" calcext:value-type="float">
            <text:p>-0.052956</text:p>
          </table:table-cell>
          <table:table-cell office:value-type="float" office:value="0" calcext:value-type="float">
            <text:p>0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2.25" calcext:value-type="float">
            <text:p>2.25</text:p>
          </table:table-cell>
          <table:table-cell office:value-type="float" office:value="-18.450001" calcext:value-type="float">
            <text:p>-18.450001</text:p>
          </table:table-cell>
          <table:table-cell office:value-type="float" office:value="-58.050003" calcext:value-type="float">
            <text:p>-58.050003</text:p>
          </table:table-cell>
          <table:table-cell table:number-columns-repeated="5"/>
          <table:table-cell table:formula="of:=[.$H$2]+([.$H$3]*[.D72])" office:value-type="float" office:value="11.25" calcext:value-type="float">
            <text:p>11.25</text:p>
          </table:table-cell>
          <table:table-cell table:formula="of:=[.$I$2]+([.$I$3]*[.E72])" office:value-type="float" office:value="-34.450001" calcext:value-type="float">
            <text:p>-34.450001</text:p>
          </table:table-cell>
          <table:table-cell table:formula="of:=[.$J$2]+([.$J$3]*[.F72])" office:value-type="float" office:value="-58.050003" calcext:value-type="float">
            <text:p>-58.050003</text:p>
          </table:table-cell>
        </table:table-row>
        <table:table-row table:style-name="ro1">
          <table:table-cell office:value-type="float" office:value="-0.070608" calcext:value-type="float">
            <text:p>-0.070608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8.700001" calcext:value-type="float">
            <text:p>8.700001</text:p>
          </table:table-cell>
          <table:table-cell office:value-type="float" office:value="-15.3" calcext:value-type="float">
            <text:p>-15.3</text:p>
          </table:table-cell>
          <table:table-cell office:value-type="float" office:value="-58.500004" calcext:value-type="float">
            <text:p>-58.500004</text:p>
          </table:table-cell>
          <table:table-cell table:number-columns-repeated="5"/>
          <table:table-cell table:formula="of:=[.$H$2]+([.$H$3]*[.D73])" office:value-type="float" office:value="17.700001" calcext:value-type="float">
            <text:p>17.700001</text:p>
          </table:table-cell>
          <table:table-cell table:formula="of:=[.$I$2]+([.$I$3]*[.E73])" office:value-type="float" office:value="-31.3" calcext:value-type="float">
            <text:p>-31.3</text:p>
          </table:table-cell>
          <table:table-cell table:formula="of:=[.$J$2]+([.$J$3]*[.F73])" office:value-type="float" office:value="-58.500004" calcext:value-type="float">
            <text:p>-58.500004</text:p>
          </table:table-cell>
        </table:table-row>
        <table:table-row table:style-name="ro1">
          <table:table-cell office:value-type="float" office:value="-0.05884" calcext:value-type="float">
            <text:p>-0.05884</text:p>
          </table:table-cell>
          <table:table-cell office:value-type="float" office:value="0.035304" calcext:value-type="float">
            <text:p>0.035304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12.900001" calcext:value-type="float">
            <text:p>12.900001</text:p>
          </table:table-cell>
          <table:table-cell office:value-type="float" office:value="-13.05" calcext:value-type="float">
            <text:p>-13.05</text:p>
          </table:table-cell>
          <table:table-cell office:value-type="float" office:value="-58.350002" calcext:value-type="float">
            <text:p>-58.350002</text:p>
          </table:table-cell>
          <table:table-cell table:number-columns-repeated="5"/>
          <table:table-cell table:formula="of:=[.$H$2]+([.$H$3]*[.D74])" office:value-type="float" office:value="21.900001" calcext:value-type="float">
            <text:p>21.900001</text:p>
          </table:table-cell>
          <table:table-cell table:formula="of:=[.$I$2]+([.$I$3]*[.E74])" office:value-type="float" office:value="-29.05" calcext:value-type="float">
            <text:p>-29.05</text:p>
          </table:table-cell>
          <table:table-cell table:formula="of:=[.$J$2]+([.$J$3]*[.F74])" office:value-type="float" office:value="-58.350002" calcext:value-type="float">
            <text:p>-58.350002</text:p>
          </table:table-cell>
        </table:table-row>
        <table:table-row table:style-name="ro1">
          <table:table-cell office:value-type="float" office:value="-0.076492" calcext:value-type="float">
            <text:p>-0.076492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17.1" calcext:value-type="float">
            <text:p>17.1</text:p>
          </table:table-cell>
          <table:table-cell office:value-type="float" office:value="-9.75" calcext:value-type="float">
            <text:p>-9.75</text:p>
          </table:table-cell>
          <table:table-cell office:value-type="float" office:value="-57.900002" calcext:value-type="float">
            <text:p>-57.900002</text:p>
          </table:table-cell>
          <table:table-cell table:number-columns-repeated="5"/>
          <table:table-cell table:formula="of:=[.$H$2]+([.$H$3]*[.D75])" office:value-type="float" office:value="26.1" calcext:value-type="float">
            <text:p>26.1</text:p>
          </table:table-cell>
          <table:table-cell table:formula="of:=[.$I$2]+([.$I$3]*[.E75])" office:value-type="float" office:value="-25.75" calcext:value-type="float">
            <text:p>-25.75</text:p>
          </table:table-cell>
          <table:table-cell table:formula="of:=[.$J$2]+([.$J$3]*[.F75])" office:value-type="float" office:value="-57.900002" calcext:value-type="float">
            <text:p>-57.900002</text:p>
          </table:table-cell>
        </table:table-row>
        <table:table-row table:style-name="ro1">
          <table:table-cell office:value-type="float" office:value="-0.100028" calcext:value-type="float">
            <text:p>-0.100028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22.200001" calcext:value-type="float">
            <text:p>22.200001</text:p>
          </table:table-cell>
          <table:table-cell office:value-type="float" office:value="-2.55" calcext:value-type="float">
            <text:p>-2.55</text:p>
          </table:table-cell>
          <table:table-cell office:value-type="float" office:value="-57.750004" calcext:value-type="float">
            <text:p>-57.750004</text:p>
          </table:table-cell>
          <table:table-cell table:number-columns-repeated="5"/>
          <table:table-cell table:formula="of:=[.$H$2]+([.$H$3]*[.D76])" office:value-type="float" office:value="31.200001" calcext:value-type="float">
            <text:p>31.200001</text:p>
          </table:table-cell>
          <table:table-cell table:formula="of:=[.$I$2]+([.$I$3]*[.E76])" office:value-type="float" office:value="-18.55" calcext:value-type="float">
            <text:p>-18.55</text:p>
          </table:table-cell>
          <table:table-cell table:formula="of:=[.$J$2]+([.$J$3]*[.F76])" office:value-type="float" office:value="-57.750004" calcext:value-type="float">
            <text:p>-57.750004</text:p>
          </table:table-cell>
        </table:table-row>
        <table:table-row table:style-name="ro1">
          <table:table-cell office:value-type="float" office:value="-0.105912" calcext:value-type="float">
            <text:p>-0.105912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512185" calcext:value-type="float">
            <text:p>1.512185</text:p>
          </table:table-cell>
          <table:table-cell office:value-type="float" office:value="24.900002" calcext:value-type="float">
            <text:p>24.900002</text:p>
          </table:table-cell>
          <table:table-cell office:value-type="float" office:value="2.85" calcext:value-type="float">
            <text:p>2.85</text:p>
          </table:table-cell>
          <table:table-cell office:value-type="float" office:value="-57.600002" calcext:value-type="float">
            <text:p>-57.600002</text:p>
          </table:table-cell>
          <table:table-cell table:number-columns-repeated="5"/>
          <table:table-cell table:formula="of:=[.$H$2]+([.$H$3]*[.D77])" office:value-type="float" office:value="33.900002" calcext:value-type="float">
            <text:p>33.900002</text:p>
          </table:table-cell>
          <table:table-cell table:formula="of:=[.$I$2]+([.$I$3]*[.E77])" office:value-type="float" office:value="-13.15" calcext:value-type="float">
            <text:p>-13.15</text:p>
          </table:table-cell>
          <table:table-cell table:formula="of:=[.$J$2]+([.$J$3]*[.F77])" office:value-type="float" office:value="-57.600002" calcext:value-type="float">
            <text:p>-57.600002</text:p>
          </table:table-cell>
        </table:table-row>
        <table:table-row table:style-name="ro1">
          <table:table-cell office:value-type="float" office:value="-0.047072" calcext:value-type="float">
            <text:p>-0.047072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37097" calcext:value-type="float">
            <text:p>1.37097</text:p>
          </table:table-cell>
          <table:table-cell office:value-type="float" office:value="26.85" calcext:value-type="float">
            <text:p>26.85</text:p>
          </table:table-cell>
          <table:table-cell office:value-type="float" office:value="7.2" calcext:value-type="float">
            <text:p>7.2</text:p>
          </table:table-cell>
          <table:table-cell office:value-type="float" office:value="-57.300003" calcext:value-type="float">
            <text:p>-57.300003</text:p>
          </table:table-cell>
          <table:table-cell table:number-columns-repeated="5"/>
          <table:table-cell table:formula="of:=[.$H$2]+([.$H$3]*[.D78])" office:value-type="float" office:value="35.85" calcext:value-type="float">
            <text:p>35.85</text:p>
          </table:table-cell>
          <table:table-cell table:formula="of:=[.$I$2]+([.$I$3]*[.E78])" office:value-type="float" office:value="-8.8" calcext:value-type="float">
            <text:p>-8.8</text:p>
          </table:table-cell>
          <table:table-cell table:formula="of:=[.$J$2]+([.$J$3]*[.F78])" office:value-type="float" office:value="-57.300003" calcext:value-type="float">
            <text:p>-57.300003</text:p>
          </table:table-cell>
        </table:table-row>
        <table:table-row table:style-name="ro1">
          <table:table-cell office:value-type="float" office:value="-0.082376" calcext:value-type="float">
            <text:p>-0.082376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28.35" calcext:value-type="float">
            <text:p>28.35</text:p>
          </table:table-cell>
          <table:table-cell office:value-type="float" office:value="12.6" calcext:value-type="float">
            <text:p>12.6</text:p>
          </table:table-cell>
          <table:table-cell office:value-type="float" office:value="-57.150002" calcext:value-type="float">
            <text:p>-57.150002</text:p>
          </table:table-cell>
          <table:table-cell table:number-columns-repeated="5"/>
          <table:table-cell table:formula="of:=[.$H$2]+([.$H$3]*[.D79])" office:value-type="float" office:value="37.35" calcext:value-type="float">
            <text:p>37.35</text:p>
          </table:table-cell>
          <table:table-cell table:formula="of:=[.$I$2]+([.$I$3]*[.E79])" office:value-type="float" office:value="-3.4" calcext:value-type="float">
            <text:p>-3.4</text:p>
          </table:table-cell>
          <table:table-cell table:formula="of:=[.$J$2]+([.$J$3]*[.F79])" office:value-type="float" office:value="-57.150002" calcext:value-type="float">
            <text:p>-57.150002</text:p>
          </table:table-cell>
        </table:table-row>
        <table:table-row table:style-name="ro1">
          <table:table-cell office:value-type="float" office:value="-0.064724" calcext:value-type="float">
            <text:p>-0.064724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388622" calcext:value-type="float">
            <text:p>1.388622</text:p>
          </table:table-cell>
          <table:table-cell office:value-type="float" office:value="27.750002" calcext:value-type="float">
            <text:p>27.750002</text:p>
          </table:table-cell>
          <table:table-cell office:value-type="float" office:value="16.650002" calcext:value-type="float">
            <text:p>16.650002</text:p>
          </table:table-cell>
          <table:table-cell office:value-type="float" office:value="-56.700001" calcext:value-type="float">
            <text:p>-56.700001</text:p>
          </table:table-cell>
          <table:table-cell table:number-columns-repeated="5"/>
          <table:table-cell table:formula="of:=[.$H$2]+([.$H$3]*[.D80])" office:value-type="float" office:value="36.750002" calcext:value-type="float">
            <text:p>36.750002</text:p>
          </table:table-cell>
          <table:table-cell table:formula="of:=[.$I$2]+([.$I$3]*[.E80])" office:value-type="float" office:value="0.650002000000001" calcext:value-type="float">
            <text:p>0.650002000000001</text:p>
          </table:table-cell>
          <table:table-cell table:formula="of:=[.$J$2]+([.$J$3]*[.F80])" office:value-type="float" office:value="-56.700001" calcext:value-type="float">
            <text:p>-56.700001</text:p>
          </table:table-cell>
        </table:table-row>
        <table:table-row table:style-name="ro1">
          <table:table-cell office:value-type="float" office:value="-0.094144" calcext:value-type="float">
            <text:p>-0.094144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6.700001" calcext:value-type="float">
            <text:p>26.700001</text:p>
          </table:table-cell>
          <table:table-cell office:value-type="float" office:value="23.85" calcext:value-type="float">
            <text:p>23.85</text:p>
          </table:table-cell>
          <table:table-cell office:value-type="float" office:value="-56.400002" calcext:value-type="float">
            <text:p>-56.400002</text:p>
          </table:table-cell>
          <table:table-cell table:number-columns-repeated="5"/>
          <table:table-cell table:formula="of:=[.$H$2]+([.$H$3]*[.D81])" office:value-type="float" office:value="35.700001" calcext:value-type="float">
            <text:p>35.700001</text:p>
          </table:table-cell>
          <table:table-cell table:formula="of:=[.$I$2]+([.$I$3]*[.E81])" office:value-type="float" office:value="7.85" calcext:value-type="float">
            <text:p>7.85</text:p>
          </table:table-cell>
          <table:table-cell table:formula="of:=[.$J$2]+([.$J$3]*[.F81])" office:value-type="float" office:value="-56.400002" calcext:value-type="float">
            <text:p>-56.400002</text:p>
          </table:table-cell>
        </table:table-row>
        <table:table-row table:style-name="ro1">
          <table:table-cell office:value-type="float" office:value="-0.105912" calcext:value-type="float">
            <text:p>-0.105912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26.700001" calcext:value-type="float">
            <text:p>26.700001</text:p>
          </table:table-cell>
          <table:table-cell office:value-type="float" office:value="25.800001" calcext:value-type="float">
            <text:p>25.800001</text:p>
          </table:table-cell>
          <table:table-cell office:value-type="float" office:value="-56.100002" calcext:value-type="float">
            <text:p>-56.100002</text:p>
          </table:table-cell>
          <table:table-cell table:number-columns-repeated="5"/>
          <table:table-cell table:formula="of:=[.$H$2]+([.$H$3]*[.D82])" office:value-type="float" office:value="35.700001" calcext:value-type="float">
            <text:p>35.700001</text:p>
          </table:table-cell>
          <table:table-cell table:formula="of:=[.$I$2]+([.$I$3]*[.E82])" office:value-type="float" office:value="9.800001" calcext:value-type="float">
            <text:p>9.800001</text:p>
          </table:table-cell>
          <table:table-cell table:formula="of:=[.$J$2]+([.$J$3]*[.F82])" office:value-type="float" office:value="-56.100002" calcext:value-type="float">
            <text:p>-56.100002</text:p>
          </table:table-cell>
        </table:table-row>
        <table:table-row table:style-name="ro1">
          <table:table-cell office:value-type="float" office:value="-0.08826" calcext:value-type="float">
            <text:p>-0.08826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26.1" calcext:value-type="float">
            <text:p>26.1</text:p>
          </table:table-cell>
          <table:table-cell office:value-type="float" office:value="27.300001" calcext:value-type="float">
            <text:p>27.300001</text:p>
          </table:table-cell>
          <table:table-cell office:value-type="float" office:value="-56.400002" calcext:value-type="float">
            <text:p>-56.400002</text:p>
          </table:table-cell>
          <table:table-cell table:number-columns-repeated="5"/>
          <table:table-cell table:formula="of:=[.$H$2]+([.$H$3]*[.D83])" office:value-type="float" office:value="35.1" calcext:value-type="float">
            <text:p>35.1</text:p>
          </table:table-cell>
          <table:table-cell table:formula="of:=[.$I$2]+([.$I$3]*[.E83])" office:value-type="float" office:value="11.300001" calcext:value-type="float">
            <text:p>11.300001</text:p>
          </table:table-cell>
          <table:table-cell table:formula="of:=[.$J$2]+([.$J$3]*[.F83])" office:value-type="float" office:value="-56.400002" calcext:value-type="float">
            <text:p>-56.400002</text:p>
          </table:table-cell>
        </table:table-row>
        <table:table-row table:style-name="ro1">
          <table:table-cell office:value-type="float" office:value="-0.094144" calcext:value-type="float">
            <text:p>-0.094144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0039" calcext:value-type="float">
            <text:p>1.40039</text:p>
          </table:table-cell>
          <table:table-cell office:value-type="float" office:value="25.35" calcext:value-type="float">
            <text:p>25.35</text:p>
          </table:table-cell>
          <table:table-cell office:value-type="float" office:value="30.450001" calcext:value-type="float">
            <text:p>30.450001</text:p>
          </table:table-cell>
          <table:table-cell office:value-type="float" office:value="-55.950001" calcext:value-type="float">
            <text:p>-55.950001</text:p>
          </table:table-cell>
          <table:table-cell table:number-columns-repeated="5"/>
          <table:table-cell table:formula="of:=[.$H$2]+([.$H$3]*[.D84])" office:value-type="float" office:value="34.35" calcext:value-type="float">
            <text:p>34.35</text:p>
          </table:table-cell>
          <table:table-cell table:formula="of:=[.$I$2]+([.$I$3]*[.E84])" office:value-type="float" office:value="14.450001" calcext:value-type="float">
            <text:p>14.450001</text:p>
          </table:table-cell>
          <table:table-cell table:formula="of:=[.$J$2]+([.$J$3]*[.F84])" office:value-type="float" office:value="-55.950001" calcext:value-type="float">
            <text:p>-55.950001</text:p>
          </table:table-cell>
        </table:table-row>
        <table:table-row table:style-name="ro1">
          <table:table-cell office:value-type="float" office:value="-0.100028" calcext:value-type="float">
            <text:p>-0.100028</text:p>
          </table:table-cell>
          <table:table-cell office:value-type="float" office:value="0" calcext:value-type="float">
            <text:p>0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23.85" calcext:value-type="float">
            <text:p>23.85</text:p>
          </table:table-cell>
          <table:table-cell office:value-type="float" office:value="34.200001" calcext:value-type="float">
            <text:p>34.200001</text:p>
          </table:table-cell>
          <table:table-cell office:value-type="float" office:value="-55.950001" calcext:value-type="float">
            <text:p>-55.950001</text:p>
          </table:table-cell>
          <table:table-cell table:number-columns-repeated="5"/>
          <table:table-cell table:formula="of:=[.$H$2]+([.$H$3]*[.D85])" office:value-type="float" office:value="32.85" calcext:value-type="float">
            <text:p>32.85</text:p>
          </table:table-cell>
          <table:table-cell table:formula="of:=[.$I$2]+([.$I$3]*[.E85])" office:value-type="float" office:value="18.200001" calcext:value-type="float">
            <text:p>18.200001</text:p>
          </table:table-cell>
          <table:table-cell table:formula="of:=[.$J$2]+([.$J$3]*[.F85])" office:value-type="float" office:value="-55.950001" calcext:value-type="float">
            <text:p>-55.950001</text:p>
          </table:table-cell>
        </table:table-row>
        <table:table-row table:style-name="ro1">
          <table:table-cell office:value-type="float" office:value="-0.100028" calcext:value-type="float">
            <text:p>-0.100028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19.800001" calcext:value-type="float">
            <text:p>19.800001</text:p>
          </table:table-cell>
          <table:table-cell office:value-type="float" office:value="39.75" calcext:value-type="float">
            <text:p>39.75</text:p>
          </table:table-cell>
          <table:table-cell office:value-type="float" office:value="-55.800003" calcext:value-type="float">
            <text:p>-55.800003</text:p>
          </table:table-cell>
          <table:table-cell table:number-columns-repeated="5"/>
          <table:table-cell table:formula="of:=[.$H$2]+([.$H$3]*[.D86])" office:value-type="float" office:value="28.800001" calcext:value-type="float">
            <text:p>28.800001</text:p>
          </table:table-cell>
          <table:table-cell table:formula="of:=[.$I$2]+([.$I$3]*[.E86])" office:value-type="float" office:value="23.75" calcext:value-type="float">
            <text:p>23.75</text:p>
          </table:table-cell>
          <table:table-cell table:formula="of:=[.$J$2]+([.$J$3]*[.F86])" office:value-type="float" office:value="-55.800003" calcext:value-type="float">
            <text:p>-55.800003</text:p>
          </table:table-cell>
        </table:table-row>
        <table:table-row table:style-name="ro1">
          <table:table-cell office:value-type="float" office:value="-0.111796" calcext:value-type="float">
            <text:p>-0.111796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12.900001" calcext:value-type="float">
            <text:p>12.900001</text:p>
          </table:table-cell>
          <table:table-cell office:value-type="float" office:value="44.25" calcext:value-type="float">
            <text:p>44.25</text:p>
          </table:table-cell>
          <table:table-cell office:value-type="float" office:value="-55.350002" calcext:value-type="float">
            <text:p>-55.350002</text:p>
          </table:table-cell>
          <table:table-cell table:number-columns-repeated="5"/>
          <table:table-cell table:formula="of:=[.$H$2]+([.$H$3]*[.D87])" office:value-type="float" office:value="21.900001" calcext:value-type="float">
            <text:p>21.900001</text:p>
          </table:table-cell>
          <table:table-cell table:formula="of:=[.$I$2]+([.$I$3]*[.E87])" office:value-type="float" office:value="28.25" calcext:value-type="float">
            <text:p>28.25</text:p>
          </table:table-cell>
          <table:table-cell table:formula="of:=[.$J$2]+([.$J$3]*[.F87])" office:value-type="float" office:value="-55.350002" calcext:value-type="float">
            <text:p>-55.350002</text:p>
          </table:table-cell>
        </table:table-row>
        <table:table-row table:style-name="ro1">
          <table:table-cell office:value-type="float" office:value="-0.08826" calcext:value-type="float">
            <text:p>-0.08826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8.400001" calcext:value-type="float">
            <text:p>8.400001</text:p>
          </table:table-cell>
          <table:table-cell office:value-type="float" office:value="46.800003" calcext:value-type="float">
            <text:p>46.800003</text:p>
          </table:table-cell>
          <table:table-cell office:value-type="float" office:value="-55.800003" calcext:value-type="float">
            <text:p>-55.800003</text:p>
          </table:table-cell>
          <table:table-cell table:number-columns-repeated="5"/>
          <table:table-cell table:formula="of:=[.$H$2]+([.$H$3]*[.D88])" office:value-type="float" office:value="17.400001" calcext:value-type="float">
            <text:p>17.400001</text:p>
          </table:table-cell>
          <table:table-cell table:formula="of:=[.$I$2]+([.$I$3]*[.E88])" office:value-type="float" office:value="30.800003" calcext:value-type="float">
            <text:p>30.800003</text:p>
          </table:table-cell>
          <table:table-cell table:formula="of:=[.$J$2]+([.$J$3]*[.F88])" office:value-type="float" office:value="-55.800003" calcext:value-type="float">
            <text:p>-55.800003</text:p>
          </table:table-cell>
        </table:table-row>
        <table:table-row table:style-name="ro1">
          <table:table-cell office:value-type="float" office:value="-0.047072" calcext:value-type="float">
            <text:p>-0.047072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4.35" calcext:value-type="float">
            <text:p>4.35</text:p>
          </table:table-cell>
          <table:table-cell office:value-type="float" office:value="48.900002" calcext:value-type="float">
            <text:p>48.900002</text:p>
          </table:table-cell>
          <table:table-cell office:value-type="float" office:value="-55.650002" calcext:value-type="float">
            <text:p>-55.650002</text:p>
          </table:table-cell>
          <table:table-cell table:number-columns-repeated="5"/>
          <table:table-cell table:formula="of:=[.$H$2]+([.$H$3]*[.D89])" office:value-type="float" office:value="13.35" calcext:value-type="float">
            <text:p>13.35</text:p>
          </table:table-cell>
          <table:table-cell table:formula="of:=[.$I$2]+([.$I$3]*[.E89])" office:value-type="float" office:value="32.900002" calcext:value-type="float">
            <text:p>32.900002</text:p>
          </table:table-cell>
          <table:table-cell table:formula="of:=[.$J$2]+([.$J$3]*[.F89])" office:value-type="float" office:value="-55.650002" calcext:value-type="float">
            <text:p>-55.650002</text:p>
          </table:table-cell>
        </table:table-row>
        <table:table-row table:style-name="ro1">
          <table:table-cell office:value-type="float" office:value="-0.070608" calcext:value-type="float">
            <text:p>-0.070608</text:p>
          </table:table-cell>
          <table:table-cell office:value-type="float" office:value="0" calcext:value-type="float">
            <text:p>0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1.5" calcext:value-type="float">
            <text:p>-1.5</text:p>
          </table:table-cell>
          <table:table-cell office:value-type="float" office:value="51.150002" calcext:value-type="float">
            <text:p>51.150002</text:p>
          </table:table-cell>
          <table:table-cell office:value-type="float" office:value="-55.200001" calcext:value-type="float">
            <text:p>-55.200001</text:p>
          </table:table-cell>
          <table:table-cell table:number-columns-repeated="5"/>
          <table:table-cell table:formula="of:=[.$H$2]+([.$H$3]*[.D90])" office:value-type="float" office:value="7.5" calcext:value-type="float">
            <text:p>7.5</text:p>
          </table:table-cell>
          <table:table-cell table:formula="of:=[.$I$2]+([.$I$3]*[.E90])" office:value-type="float" office:value="35.150002" calcext:value-type="float">
            <text:p>35.150002</text:p>
          </table:table-cell>
          <table:table-cell table:formula="of:=[.$J$2]+([.$J$3]*[.F90])" office:value-type="float" office:value="-55.200001" calcext:value-type="float">
            <text:p>-55.200001</text:p>
          </table:table-cell>
        </table:table-row>
        <table:table-row table:style-name="ro1">
          <table:table-cell office:value-type="float" office:value="-0.082376" calcext:value-type="float">
            <text:p>-0.082376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6.15" calcext:value-type="float">
            <text:p>-6.15</text:p>
          </table:table-cell>
          <table:table-cell office:value-type="float" office:value="52.650002" calcext:value-type="float">
            <text:p>52.650002</text:p>
          </table:table-cell>
          <table:table-cell office:value-type="float" office:value="-54.900002" calcext:value-type="float">
            <text:p>-54.900002</text:p>
          </table:table-cell>
          <table:table-cell table:number-columns-repeated="5"/>
          <table:table-cell table:formula="of:=[.$H$2]+([.$H$3]*[.D91])" office:value-type="float" office:value="2.85" calcext:value-type="float">
            <text:p>2.85</text:p>
          </table:table-cell>
          <table:table-cell table:formula="of:=[.$I$2]+([.$I$3]*[.E91])" office:value-type="float" office:value="36.650002" calcext:value-type="float">
            <text:p>36.650002</text:p>
          </table:table-cell>
          <table:table-cell table:formula="of:=[.$J$2]+([.$J$3]*[.F91])" office:value-type="float" office:value="-54.900002" calcext:value-type="float">
            <text:p>-54.900002</text:p>
          </table:table-cell>
        </table:table-row>
        <table:table-row table:style-name="ro1">
          <table:table-cell office:value-type="float" office:value="-0.070608" calcext:value-type="float">
            <text:p>-0.070608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10.8" calcext:value-type="float">
            <text:p>-10.8</text:p>
          </table:table-cell>
          <table:table-cell office:value-type="float" office:value="52.800003" calcext:value-type="float">
            <text:p>52.800003</text:p>
          </table:table-cell>
          <table:table-cell office:value-type="float" office:value="-54.300003" calcext:value-type="float">
            <text:p>-54.300003</text:p>
          </table:table-cell>
          <table:table-cell table:number-columns-repeated="5"/>
          <table:table-cell table:formula="of:=[.$H$2]+([.$H$3]*[.D92])" office:value-type="float" office:value="-1.8" calcext:value-type="float">
            <text:p>-1.8</text:p>
          </table:table-cell>
          <table:table-cell table:formula="of:=[.$I$2]+([.$I$3]*[.E92])" office:value-type="float" office:value="36.800003" calcext:value-type="float">
            <text:p>36.800003</text:p>
          </table:table-cell>
          <table:table-cell table:formula="of:=[.$J$2]+([.$J$3]*[.F92])" office:value-type="float" office:value="-54.300003" calcext:value-type="float">
            <text:p>-54.300003</text:p>
          </table:table-cell>
        </table:table-row>
        <table:table-row table:style-name="ro1">
          <table:table-cell office:value-type="float" office:value="-0.100028" calcext:value-type="float">
            <text:p>-0.100028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-14.55" calcext:value-type="float">
            <text:p>-14.55</text:p>
          </table:table-cell>
          <table:table-cell office:value-type="float" office:value="52.200001" calcext:value-type="float">
            <text:p>52.200001</text:p>
          </table:table-cell>
          <table:table-cell office:value-type="float" office:value="-54.600002" calcext:value-type="float">
            <text:p>-54.600002</text:p>
          </table:table-cell>
          <table:table-cell table:number-columns-repeated="5"/>
          <table:table-cell table:formula="of:=[.$H$2]+([.$H$3]*[.D93])" office:value-type="float" office:value="-5.55" calcext:value-type="float">
            <text:p>-5.55</text:p>
          </table:table-cell>
          <table:table-cell table:formula="of:=[.$I$2]+([.$I$3]*[.E93])" office:value-type="float" office:value="36.200001" calcext:value-type="float">
            <text:p>36.200001</text:p>
          </table:table-cell>
          <table:table-cell table:formula="of:=[.$J$2]+([.$J$3]*[.F93])" office:value-type="float" office:value="-54.600002" calcext:value-type="float">
            <text:p>-54.600002</text:p>
          </table:table-cell>
        </table:table-row>
        <table:table-row table:style-name="ro1">
          <table:table-cell office:value-type="float" office:value="-0.111796" calcext:value-type="float">
            <text:p>-0.111796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23.1" calcext:value-type="float">
            <text:p>-23.1</text:p>
          </table:table-cell>
          <table:table-cell office:value-type="float" office:value="49.650002" calcext:value-type="float">
            <text:p>49.650002</text:p>
          </table:table-cell>
          <table:table-cell office:value-type="float" office:value="-54.300003" calcext:value-type="float">
            <text:p>-54.300003</text:p>
          </table:table-cell>
          <table:table-cell table:number-columns-repeated="5"/>
          <table:table-cell table:formula="of:=[.$H$2]+([.$H$3]*[.D94])" office:value-type="float" office:value="-14.1" calcext:value-type="float">
            <text:p>-14.1</text:p>
          </table:table-cell>
          <table:table-cell table:formula="of:=[.$I$2]+([.$I$3]*[.E94])" office:value-type="float" office:value="33.650002" calcext:value-type="float">
            <text:p>33.650002</text:p>
          </table:table-cell>
          <table:table-cell table:formula="of:=[.$J$2]+([.$J$3]*[.F94])" office:value-type="float" office:value="-54.300003" calcext:value-type="float">
            <text:p>-54.300003</text:p>
          </table:table-cell>
        </table:table-row>
        <table:table-row table:style-name="ro1">
          <table:table-cell office:value-type="float" office:value="-0.08826" calcext:value-type="float">
            <text:p>-0.08826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-27.750002" calcext:value-type="float">
            <text:p>-27.750002</text:p>
          </table:table-cell>
          <table:table-cell office:value-type="float" office:value="48.150002" calcext:value-type="float">
            <text:p>48.150002</text:p>
          </table:table-cell>
          <table:table-cell office:value-type="float" office:value="-54.150002" calcext:value-type="float">
            <text:p>-54.150002</text:p>
          </table:table-cell>
          <table:table-cell table:number-columns-repeated="5"/>
          <table:table-cell table:formula="of:=[.$H$2]+([.$H$3]*[.D95])" office:value-type="float" office:value="-18.750002" calcext:value-type="float">
            <text:p>-18.750002</text:p>
          </table:table-cell>
          <table:table-cell table:formula="of:=[.$I$2]+([.$I$3]*[.E95])" office:value-type="float" office:value="32.150002" calcext:value-type="float">
            <text:p>32.150002</text:p>
          </table:table-cell>
          <table:table-cell table:formula="of:=[.$J$2]+([.$J$3]*[.F95])" office:value-type="float" office:value="-54.150002" calcext:value-type="float">
            <text:p>-54.150002</text:p>
          </table:table-cell>
        </table:table-row>
        <table:table-row table:style-name="ro1">
          <table:table-cell office:value-type="float" office:value="-0.123564" calcext:value-type="float">
            <text:p>-0.12356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529838" calcext:value-type="float">
            <text:p>1.529838</text:p>
          </table:table-cell>
          <table:table-cell office:value-type="float" office:value="-29.250002" calcext:value-type="float">
            <text:p>-29.250002</text:p>
          </table:table-cell>
          <table:table-cell office:value-type="float" office:value="46.800003" calcext:value-type="float">
            <text:p>46.800003</text:p>
          </table:table-cell>
          <table:table-cell office:value-type="float" office:value="-54.300003" calcext:value-type="float">
            <text:p>-54.300003</text:p>
          </table:table-cell>
          <table:table-cell table:number-columns-repeated="5"/>
          <table:table-cell table:formula="of:=[.$H$2]+([.$H$3]*[.D96])" office:value-type="float" office:value="-20.250002" calcext:value-type="float">
            <text:p>-20.250002</text:p>
          </table:table-cell>
          <table:table-cell table:formula="of:=[.$I$2]+([.$I$3]*[.E96])" office:value-type="float" office:value="30.800003" calcext:value-type="float">
            <text:p>30.800003</text:p>
          </table:table-cell>
          <table:table-cell table:formula="of:=[.$J$2]+([.$J$3]*[.F96])" office:value-type="float" office:value="-54.300003" calcext:value-type="float">
            <text:p>-54.300003</text:p>
          </table:table-cell>
        </table:table-row>
        <table:table-row table:style-name="ro1">
          <table:table-cell office:value-type="float" office:value="-0.105912" calcext:value-type="float">
            <text:p>-0.105912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-31.500002" calcext:value-type="float">
            <text:p>-31.500002</text:p>
          </table:table-cell>
          <table:table-cell office:value-type="float" office:value="46.050003" calcext:value-type="float">
            <text:p>46.050003</text:p>
          </table:table-cell>
          <table:table-cell office:value-type="float" office:value="-54.000004" calcext:value-type="float">
            <text:p>-54.000004</text:p>
          </table:table-cell>
          <table:table-cell table:number-columns-repeated="5"/>
          <table:table-cell table:formula="of:=[.$H$2]+([.$H$3]*[.D97])" office:value-type="float" office:value="-22.500002" calcext:value-type="float">
            <text:p>-22.500002</text:p>
          </table:table-cell>
          <table:table-cell table:formula="of:=[.$I$2]+([.$I$3]*[.E97])" office:value-type="float" office:value="30.050003" calcext:value-type="float">
            <text:p>30.050003</text:p>
          </table:table-cell>
          <table:table-cell table:formula="of:=[.$J$2]+([.$J$3]*[.F97])" office:value-type="float" office:value="-54.000004" calcext:value-type="float">
            <text:p>-54.000004</text:p>
          </table:table-cell>
        </table:table-row>
        <table:table-row table:style-name="ro1">
          <table:table-cell office:value-type="float" office:value="-0.100028" calcext:value-type="float">
            <text:p>-0.100028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-35.25" calcext:value-type="float">
            <text:p>-35.25</text:p>
          </table:table-cell>
          <table:table-cell office:value-type="float" office:value="42" calcext:value-type="float">
            <text:p>42</text:p>
          </table:table-cell>
          <table:table-cell office:value-type="float" office:value="-53.850002" calcext:value-type="float">
            <text:p>-53.850002</text:p>
          </table:table-cell>
          <table:table-cell table:number-columns-repeated="5"/>
          <table:table-cell table:formula="of:=[.$H$2]+([.$H$3]*[.D98])" office:value-type="float" office:value="-26.25" calcext:value-type="float">
            <text:p>-26.25</text:p>
          </table:table-cell>
          <table:table-cell table:formula="of:=[.$I$2]+([.$I$3]*[.E98])" office:value-type="float" office:value="26" calcext:value-type="float">
            <text:p>26</text:p>
          </table:table-cell>
          <table:table-cell table:formula="of:=[.$J$2]+([.$J$3]*[.F98])" office:value-type="float" office:value="-53.850002" calcext:value-type="float">
            <text:p>-53.850002</text:p>
          </table:table-cell>
        </table:table-row>
        <table:table-row table:style-name="ro1">
          <table:table-cell office:value-type="float" office:value="-0.11768" calcext:value-type="float">
            <text:p>-0.11768</text:p>
          </table:table-cell>
          <table:table-cell office:value-type="float" office:value="0" calcext:value-type="float">
            <text:p>0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-39.300003" calcext:value-type="float">
            <text:p>-39.300003</text:p>
          </table:table-cell>
          <table:table-cell office:value-type="float" office:value="35.25" calcext:value-type="float">
            <text:p>35.25</text:p>
          </table:table-cell>
          <table:table-cell office:value-type="float" office:value="-54.600002" calcext:value-type="float">
            <text:p>-54.600002</text:p>
          </table:table-cell>
          <table:table-cell table:number-columns-repeated="5"/>
          <table:table-cell table:formula="of:=[.$H$2]+([.$H$3]*[.D99])" office:value-type="float" office:value="-30.300003" calcext:value-type="float">
            <text:p>-30.300003</text:p>
          </table:table-cell>
          <table:table-cell table:formula="of:=[.$I$2]+([.$I$3]*[.E99])" office:value-type="float" office:value="19.25" calcext:value-type="float">
            <text:p>19.25</text:p>
          </table:table-cell>
          <table:table-cell table:formula="of:=[.$J$2]+([.$J$3]*[.F99])" office:value-type="float" office:value="-54.600002" calcext:value-type="float">
            <text:p>-54.600002</text:p>
          </table:table-cell>
        </table:table-row>
        <table:table-row table:style-name="ro1">
          <table:table-cell office:value-type="float" office:value="-0.052956" calcext:value-type="float">
            <text:p>-0.052956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-42.75" calcext:value-type="float">
            <text:p>-42.75</text:p>
          </table:table-cell>
          <table:table-cell office:value-type="float" office:value="28.650002" calcext:value-type="float">
            <text:p>28.650002</text:p>
          </table:table-cell>
          <table:table-cell office:value-type="float" office:value="-54.150002" calcext:value-type="float">
            <text:p>-54.150002</text:p>
          </table:table-cell>
          <table:table-cell table:number-columns-repeated="5"/>
          <table:table-cell table:formula="of:=[.$H$2]+([.$H$3]*[.D100])" office:value-type="float" office:value="-33.75" calcext:value-type="float">
            <text:p>-33.75</text:p>
          </table:table-cell>
          <table:table-cell table:formula="of:=[.$I$2]+([.$I$3]*[.E100])" office:value-type="float" office:value="12.650002" calcext:value-type="float">
            <text:p>12.650002</text:p>
          </table:table-cell>
          <table:table-cell table:formula="of:=[.$J$2]+([.$J$3]*[.F100])" office:value-type="float" office:value="-54.150002" calcext:value-type="float">
            <text:p>-54.150002</text:p>
          </table:table-cell>
        </table:table-row>
        <table:table-row table:style-name="ro1">
          <table:table-cell office:value-type="float" office:value="-0.105912" calcext:value-type="float">
            <text:p>-0.10591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44.700001" calcext:value-type="float">
            <text:p>-44.700001</text:p>
          </table:table-cell>
          <table:table-cell office:value-type="float" office:value="25.500002" calcext:value-type="float">
            <text:p>25.500002</text:p>
          </table:table-cell>
          <table:table-cell office:value-type="float" office:value="-54.150002" calcext:value-type="float">
            <text:p>-54.150002</text:p>
          </table:table-cell>
          <table:table-cell table:number-columns-repeated="5"/>
          <table:table-cell table:formula="of:=[.$H$2]+([.$H$3]*[.D101])" office:value-type="float" office:value="-35.700001" calcext:value-type="float">
            <text:p>-35.700001</text:p>
          </table:table-cell>
          <table:table-cell table:formula="of:=[.$I$2]+([.$I$3]*[.E101])" office:value-type="float" office:value="9.500002" calcext:value-type="float">
            <text:p>9.500002</text:p>
          </table:table-cell>
          <table:table-cell table:formula="of:=[.$J$2]+([.$J$3]*[.F101])" office:value-type="float" office:value="-54.150002" calcext:value-type="float">
            <text:p>-54.150002</text:p>
          </table:table-cell>
        </table:table-row>
        <table:table-row table:style-name="ro1">
          <table:table-cell office:value-type="float" office:value="-0.135332" calcext:value-type="float">
            <text:p>-0.135332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46.050003" calcext:value-type="float">
            <text:p>-46.050003</text:p>
          </table:table-cell>
          <table:table-cell office:value-type="float" office:value="19.050001" calcext:value-type="float">
            <text:p>19.050001</text:p>
          </table:table-cell>
          <table:table-cell office:value-type="float" office:value="-54.150002" calcext:value-type="float">
            <text:p>-54.150002</text:p>
          </table:table-cell>
          <table:table-cell table:number-columns-repeated="5"/>
          <table:table-cell table:formula="of:=[.$H$2]+([.$H$3]*[.D102])" office:value-type="float" office:value="-37.050003" calcext:value-type="float">
            <text:p>-37.050003</text:p>
          </table:table-cell>
          <table:table-cell table:formula="of:=[.$I$2]+([.$I$3]*[.E102])" office:value-type="float" office:value="3.050001" calcext:value-type="float">
            <text:p>3.050001</text:p>
          </table:table-cell>
          <table:table-cell table:formula="of:=[.$J$2]+([.$J$3]*[.F102])" office:value-type="float" office:value="-54.150002" calcext:value-type="float">
            <text:p>-54.150002</text:p>
          </table:table-cell>
        </table:table-row>
        <table:table-row table:style-name="ro1">
          <table:table-cell office:value-type="float" office:value="-0.111796" calcext:value-type="float">
            <text:p>-0.111796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46.200001" calcext:value-type="float">
            <text:p>-46.200001</text:p>
          </table:table-cell>
          <table:table-cell office:value-type="float" office:value="16.050001" calcext:value-type="float">
            <text:p>16.050001</text:p>
          </table:table-cell>
          <table:table-cell office:value-type="float" office:value="-54.450001" calcext:value-type="float">
            <text:p>-54.450001</text:p>
          </table:table-cell>
          <table:table-cell table:number-columns-repeated="5"/>
          <table:table-cell table:formula="of:=[.$H$2]+([.$H$3]*[.D103])" office:value-type="float" office:value="-37.200001" calcext:value-type="float">
            <text:p>-37.200001</text:p>
          </table:table-cell>
          <table:table-cell table:formula="of:=[.$I$2]+([.$I$3]*[.E103])" office:value-type="float" office:value="0.0500010000000017" calcext:value-type="float">
            <text:p>0.050001000000002</text:p>
          </table:table-cell>
          <table:table-cell table:formula="of:=[.$J$2]+([.$J$3]*[.F103])" office:value-type="float" office:value="-54.450001" calcext:value-type="float">
            <text:p>-54.450001</text:p>
          </table:table-cell>
        </table:table-row>
        <table:table-row table:style-name="ro1">
          <table:table-cell office:value-type="float" office:value="-0.094144" calcext:value-type="float">
            <text:p>-0.094144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-45.150002" calcext:value-type="float">
            <text:p>-45.150002</text:p>
          </table:table-cell>
          <table:table-cell office:value-type="float" office:value="9.6" calcext:value-type="float">
            <text:p>9.6</text:p>
          </table:table-cell>
          <table:table-cell office:value-type="float" office:value="-54.150002" calcext:value-type="float">
            <text:p>-54.150002</text:p>
          </table:table-cell>
          <table:table-cell table:number-columns-repeated="5"/>
          <table:table-cell table:formula="of:=[.$H$2]+([.$H$3]*[.D104])" office:value-type="float" office:value="-36.150002" calcext:value-type="float">
            <text:p>-36.150002</text:p>
          </table:table-cell>
          <table:table-cell table:formula="of:=[.$I$2]+([.$I$3]*[.E104])" office:value-type="float" office:value="-6.4" calcext:value-type="float">
            <text:p>-6.4</text:p>
          </table:table-cell>
          <table:table-cell table:formula="of:=[.$J$2]+([.$J$3]*[.F104])" office:value-type="float" office:value="-54.150002" calcext:value-type="float">
            <text:p>-54.150002</text:p>
          </table:table-cell>
        </table:table-row>
        <table:table-row table:style-name="ro1">
          <table:table-cell office:value-type="float" office:value="-0.076492" calcext:value-type="float">
            <text:p>-0.07649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44.700001" calcext:value-type="float">
            <text:p>-44.700001</text:p>
          </table:table-cell>
          <table:table-cell office:value-type="float" office:value="5.25" calcext:value-type="float">
            <text:p>5.25</text:p>
          </table:table-cell>
          <table:table-cell office:value-type="float" office:value="-54.450001" calcext:value-type="float">
            <text:p>-54.450001</text:p>
          </table:table-cell>
          <table:table-cell table:number-columns-repeated="5"/>
          <table:table-cell table:formula="of:=[.$H$2]+([.$H$3]*[.D105])" office:value-type="float" office:value="-35.700001" calcext:value-type="float">
            <text:p>-35.700001</text:p>
          </table:table-cell>
          <table:table-cell table:formula="of:=[.$I$2]+([.$I$3]*[.E105])" office:value-type="float" office:value="-10.75" calcext:value-type="float">
            <text:p>-10.75</text:p>
          </table:table-cell>
          <table:table-cell table:formula="of:=[.$J$2]+([.$J$3]*[.F105])" office:value-type="float" office:value="-54.450001" calcext:value-type="float">
            <text:p>-54.450001</text:p>
          </table:table-cell>
        </table:table-row>
        <table:table-row table:style-name="ro1">
          <table:table-cell office:value-type="float" office:value="-0.011768" calcext:value-type="float">
            <text:p>-0.011768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0039" calcext:value-type="float">
            <text:p>1.40039</text:p>
          </table:table-cell>
          <table:table-cell office:value-type="float" office:value="-43.5" calcext:value-type="float">
            <text:p>-43.5</text:p>
          </table:table-cell>
          <table:table-cell office:value-type="float" office:value="1.5" calcext:value-type="float">
            <text:p>1.5</text:p>
          </table:table-cell>
          <table:table-cell office:value-type="float" office:value="-54.300003" calcext:value-type="float">
            <text:p>-54.300003</text:p>
          </table:table-cell>
          <table:table-cell table:number-columns-repeated="5"/>
          <table:table-cell table:formula="of:=[.$H$2]+([.$H$3]*[.D106])" office:value-type="float" office:value="-34.5" calcext:value-type="float">
            <text:p>-34.5</text:p>
          </table:table-cell>
          <table:table-cell table:formula="of:=[.$I$2]+([.$I$3]*[.E106])" office:value-type="float" office:value="-14.5" calcext:value-type="float">
            <text:p>-14.5</text:p>
          </table:table-cell>
          <table:table-cell table:formula="of:=[.$J$2]+([.$J$3]*[.F106])" office:value-type="float" office:value="-54.300003" calcext:value-type="float">
            <text:p>-54.300003</text:p>
          </table:table-cell>
        </table:table-row>
        <table:table-row table:style-name="ro1">
          <table:table-cell office:value-type="float" office:value="-0.047072" calcext:value-type="float">
            <text:p>-0.04707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-42" calcext:value-type="float">
            <text:p>-42</text:p>
          </table:table-cell>
          <table:table-cell office:value-type="float" office:value="-2.85" calcext:value-type="float">
            <text:p>-2.85</text:p>
          </table:table-cell>
          <table:table-cell office:value-type="float" office:value="-54.000004" calcext:value-type="float">
            <text:p>-54.000004</text:p>
          </table:table-cell>
          <table:table-cell table:number-columns-repeated="5"/>
          <table:table-cell table:formula="of:=[.$H$2]+([.$H$3]*[.D107])" office:value-type="float" office:value="-33" calcext:value-type="float">
            <text:p>-33</text:p>
          </table:table-cell>
          <table:table-cell table:formula="of:=[.$I$2]+([.$I$3]*[.E107])" office:value-type="float" office:value="-18.85" calcext:value-type="float">
            <text:p>-18.85</text:p>
          </table:table-cell>
          <table:table-cell table:formula="of:=[.$J$2]+([.$J$3]*[.F107])" office:value-type="float" office:value="-54.000004" calcext:value-type="float">
            <text:p>-54.000004</text:p>
          </table:table-cell>
        </table:table-row>
        <table:table-row table:style-name="ro1">
          <table:table-cell office:value-type="float" office:value="-0.064724" calcext:value-type="float">
            <text:p>-0.06472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38.100002" calcext:value-type="float">
            <text:p>-38.100002</text:p>
          </table:table-cell>
          <table:table-cell office:value-type="float" office:value="-6.6" calcext:value-type="float">
            <text:p>-6.6</text:p>
          </table:table-cell>
          <table:table-cell office:value-type="float" office:value="-54.900002" calcext:value-type="float">
            <text:p>-54.900002</text:p>
          </table:table-cell>
          <table:table-cell table:number-columns-repeated="5"/>
          <table:table-cell table:formula="of:=[.$H$2]+([.$H$3]*[.D108])" office:value-type="float" office:value="-29.100002" calcext:value-type="float">
            <text:p>-29.100002</text:p>
          </table:table-cell>
          <table:table-cell table:formula="of:=[.$I$2]+([.$I$3]*[.E108])" office:value-type="float" office:value="-22.6" calcext:value-type="float">
            <text:p>-22.6</text:p>
          </table:table-cell>
          <table:table-cell table:formula="of:=[.$J$2]+([.$J$3]*[.F108])" office:value-type="float" office:value="-54.900002" calcext:value-type="float">
            <text:p>-54.900002</text:p>
          </table:table-cell>
        </table:table-row>
        <table:table-row table:style-name="ro1">
          <table:table-cell office:value-type="float" office:value="-0.105912" calcext:value-type="float">
            <text:p>-0.10591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-34.050003" calcext:value-type="float">
            <text:p>-34.050003</text:p>
          </table:table-cell>
          <table:table-cell office:value-type="float" office:value="-9.6" calcext:value-type="float">
            <text:p>-9.6</text:p>
          </table:table-cell>
          <table:table-cell office:value-type="float" office:value="-55.200001" calcext:value-type="float">
            <text:p>-55.200001</text:p>
          </table:table-cell>
          <table:table-cell table:number-columns-repeated="5"/>
          <table:table-cell table:formula="of:=[.$H$2]+([.$H$3]*[.D109])" office:value-type="float" office:value="-25.050003" calcext:value-type="float">
            <text:p>-25.050003</text:p>
          </table:table-cell>
          <table:table-cell table:formula="of:=[.$I$2]+([.$I$3]*[.E109])" office:value-type="float" office:value="-25.6" calcext:value-type="float">
            <text:p>-25.6</text:p>
          </table:table-cell>
          <table:table-cell table:formula="of:=[.$J$2]+([.$J$3]*[.F109])" office:value-type="float" office:value="-55.200001" calcext:value-type="float">
            <text:p>-55.200001</text:p>
          </table:table-cell>
        </table:table-row>
        <table:table-row table:style-name="ro1">
          <table:table-cell office:value-type="float" office:value="-0.105912" calcext:value-type="float">
            <text:p>-0.105912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30.000002" calcext:value-type="float">
            <text:p>-30.000002</text:p>
          </table:table-cell>
          <table:table-cell office:value-type="float" office:value="-12.6" calcext:value-type="float">
            <text:p>-12.6</text:p>
          </table:table-cell>
          <table:table-cell office:value-type="float" office:value="-55.800003" calcext:value-type="float">
            <text:p>-55.800003</text:p>
          </table:table-cell>
          <table:table-cell table:number-columns-repeated="5"/>
          <table:table-cell table:formula="of:=[.$H$2]+([.$H$3]*[.D110])" office:value-type="float" office:value="-21.000002" calcext:value-type="float">
            <text:p>-21.000002</text:p>
          </table:table-cell>
          <table:table-cell table:formula="of:=[.$I$2]+([.$I$3]*[.E110])" office:value-type="float" office:value="-28.6" calcext:value-type="float">
            <text:p>-28.6</text:p>
          </table:table-cell>
          <table:table-cell table:formula="of:=[.$J$2]+([.$J$3]*[.F110])" office:value-type="float" office:value="-55.800003" calcext:value-type="float">
            <text:p>-55.800003</text:p>
          </table:table-cell>
        </table:table-row>
        <table:table-row table:style-name="ro1">
          <table:table-cell office:value-type="float" office:value="-0.105912" calcext:value-type="float">
            <text:p>-0.105912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-23.1" calcext:value-type="float">
            <text:p>-23.1</text:p>
          </table:table-cell>
          <table:table-cell office:value-type="float" office:value="-16.800001" calcext:value-type="float">
            <text:p>-16.800001</text:p>
          </table:table-cell>
          <table:table-cell office:value-type="float" office:value="-55.650002" calcext:value-type="float">
            <text:p>-55.650002</text:p>
          </table:table-cell>
          <table:table-cell table:number-columns-repeated="5"/>
          <table:table-cell table:formula="of:=[.$H$2]+([.$H$3]*[.D111])" office:value-type="float" office:value="-14.1" calcext:value-type="float">
            <text:p>-14.1</text:p>
          </table:table-cell>
          <table:table-cell table:formula="of:=[.$I$2]+([.$I$3]*[.E111])" office:value-type="float" office:value="-32.800001" calcext:value-type="float">
            <text:p>-32.800001</text:p>
          </table:table-cell>
          <table:table-cell table:formula="of:=[.$J$2]+([.$J$3]*[.F111])" office:value-type="float" office:value="-55.650002" calcext:value-type="float">
            <text:p>-55.650002</text:p>
          </table:table-cell>
        </table:table-row>
        <table:table-row table:style-name="ro1">
          <table:table-cell office:value-type="float" office:value="-0.094144" calcext:value-type="float">
            <text:p>-0.09414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-15.900001" calcext:value-type="float">
            <text:p>-15.900001</text:p>
          </table:table-cell>
          <table:table-cell office:value-type="float" office:value="-19.200001" calcext:value-type="float">
            <text:p>-19.200001</text:p>
          </table:table-cell>
          <table:table-cell office:value-type="float" office:value="-55.500004" calcext:value-type="float">
            <text:p>-55.500004</text:p>
          </table:table-cell>
          <table:table-cell table:number-columns-repeated="5"/>
          <table:table-cell table:formula="of:=[.$H$2]+([.$H$3]*[.D112])" office:value-type="float" office:value="-6.900001" calcext:value-type="float">
            <text:p>-6.900001</text:p>
          </table:table-cell>
          <table:table-cell table:formula="of:=[.$I$2]+([.$I$3]*[.E112])" office:value-type="float" office:value="-35.200001" calcext:value-type="float">
            <text:p>-35.200001</text:p>
          </table:table-cell>
          <table:table-cell table:formula="of:=[.$J$2]+([.$J$3]*[.F112])" office:value-type="float" office:value="-55.500004" calcext:value-type="float">
            <text:p>-55.500004</text:p>
          </table:table-cell>
        </table:table-row>
        <table:table-row table:style-name="ro1">
          <table:table-cell office:value-type="float" office:value="-0.11768" calcext:value-type="float">
            <text:p>-0.11768</text:p>
          </table:table-cell>
          <table:table-cell office:value-type="float" office:value="0" calcext:value-type="float">
            <text:p>0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-6.6" calcext:value-type="float">
            <text:p>-6.6</text:p>
          </table:table-cell>
          <table:table-cell office:value-type="float" office:value="-20.400002" calcext:value-type="float">
            <text:p>-20.400002</text:p>
          </table:table-cell>
          <table:table-cell office:value-type="float" office:value="-55.950001" calcext:value-type="float">
            <text:p>-55.950001</text:p>
          </table:table-cell>
          <table:table-cell table:number-columns-repeated="5"/>
          <table:table-cell table:formula="of:=[.$H$2]+([.$H$3]*[.D113])" office:value-type="float" office:value="2.4" calcext:value-type="float">
            <text:p>2.4</text:p>
          </table:table-cell>
          <table:table-cell table:formula="of:=[.$I$2]+([.$I$3]*[.E113])" office:value-type="float" office:value="-36.400002" calcext:value-type="float">
            <text:p>-36.400002</text:p>
          </table:table-cell>
          <table:table-cell table:formula="of:=[.$J$2]+([.$J$3]*[.F113])" office:value-type="float" office:value="-55.950001" calcext:value-type="float">
            <text:p>-55.950001</text:p>
          </table:table-cell>
        </table:table-row>
        <table:table-row table:style-name="ro1">
          <table:table-cell office:value-type="float" office:value="-0.123564" calcext:value-type="float">
            <text:p>-0.123564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-1.8" calcext:value-type="float">
            <text:p>-1.8</text:p>
          </table:table-cell>
          <table:table-cell office:value-type="float" office:value="-19.650002" calcext:value-type="float">
            <text:p>-19.650002</text:p>
          </table:table-cell>
          <table:table-cell office:value-type="float" office:value="-56.100002" calcext:value-type="float">
            <text:p>-56.100002</text:p>
          </table:table-cell>
          <table:table-cell table:number-columns-repeated="5"/>
          <table:table-cell table:formula="of:=[.$H$2]+([.$H$3]*[.D114])" office:value-type="float" office:value="7.2" calcext:value-type="float">
            <text:p>7.2</text:p>
          </table:table-cell>
          <table:table-cell table:formula="of:=[.$I$2]+([.$I$3]*[.E114])" office:value-type="float" office:value="-35.650002" calcext:value-type="float">
            <text:p>-35.650002</text:p>
          </table:table-cell>
          <table:table-cell table:formula="of:=[.$J$2]+([.$J$3]*[.F114])" office:value-type="float" office:value="-56.100002" calcext:value-type="float">
            <text:p>-56.100002</text:p>
          </table:table-cell>
        </table:table-row>
        <table:table-row table:style-name="ro1">
          <table:table-cell office:value-type="float" office:value="-0.094144" calcext:value-type="float">
            <text:p>-0.09414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1.05" calcext:value-type="float">
            <text:p>1.05</text:p>
          </table:table-cell>
          <table:table-cell office:value-type="float" office:value="-19.800001" calcext:value-type="float">
            <text:p>-19.800001</text:p>
          </table:table-cell>
          <table:table-cell office:value-type="float" office:value="-56.250004" calcext:value-type="float">
            <text:p>-56.250004</text:p>
          </table:table-cell>
          <table:table-cell table:number-columns-repeated="5"/>
          <table:table-cell table:formula="of:=[.$H$2]+([.$H$3]*[.D115])" office:value-type="float" office:value="10.05" calcext:value-type="float">
            <text:p>10.05</text:p>
          </table:table-cell>
          <table:table-cell table:formula="of:=[.$I$2]+([.$I$3]*[.E115])" office:value-type="float" office:value="-35.800001" calcext:value-type="float">
            <text:p>-35.800001</text:p>
          </table:table-cell>
          <table:table-cell table:formula="of:=[.$J$2]+([.$J$3]*[.F115])" office:value-type="float" office:value="-56.250004" calcext:value-type="float">
            <text:p>-56.250004</text:p>
          </table:table-cell>
        </table:table-row>
        <table:table-row table:style-name="ro1">
          <table:table-cell office:value-type="float" office:value="-0.076492" calcext:value-type="float">
            <text:p>-0.076492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3.9" calcext:value-type="float">
            <text:p>3.9</text:p>
          </table:table-cell>
          <table:table-cell office:value-type="float" office:value="-19.650002" calcext:value-type="float">
            <text:p>-19.650002</text:p>
          </table:table-cell>
          <table:table-cell office:value-type="float" office:value="-55.800003" calcext:value-type="float">
            <text:p>-55.800003</text:p>
          </table:table-cell>
          <table:table-cell table:number-columns-repeated="5"/>
          <table:table-cell table:formula="of:=[.$H$2]+([.$H$3]*[.D116])" office:value-type="float" office:value="12.9" calcext:value-type="float">
            <text:p>12.9</text:p>
          </table:table-cell>
          <table:table-cell table:formula="of:=[.$I$2]+([.$I$3]*[.E116])" office:value-type="float" office:value="-35.650002" calcext:value-type="float">
            <text:p>-35.650002</text:p>
          </table:table-cell>
          <table:table-cell table:formula="of:=[.$J$2]+([.$J$3]*[.F116])" office:value-type="float" office:value="-55.800003" calcext:value-type="float">
            <text:p>-55.800003</text:p>
          </table:table-cell>
        </table:table-row>
        <table:table-row table:style-name="ro1">
          <table:table-cell office:value-type="float" office:value="-0.076492" calcext:value-type="float">
            <text:p>-0.076492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7.65" calcext:value-type="float">
            <text:p>7.65</text:p>
          </table:table-cell>
          <table:table-cell office:value-type="float" office:value="-17.550001" calcext:value-type="float">
            <text:p>-17.550001</text:p>
          </table:table-cell>
          <table:table-cell office:value-type="float" office:value="-56.250004" calcext:value-type="float">
            <text:p>-56.250004</text:p>
          </table:table-cell>
          <table:table-cell table:number-columns-repeated="5"/>
          <table:table-cell table:formula="of:=[.$H$2]+([.$H$3]*[.D117])" office:value-type="float" office:value="16.65" calcext:value-type="float">
            <text:p>16.65</text:p>
          </table:table-cell>
          <table:table-cell table:formula="of:=[.$I$2]+([.$I$3]*[.E117])" office:value-type="float" office:value="-33.550001" calcext:value-type="float">
            <text:p>-33.550001</text:p>
          </table:table-cell>
          <table:table-cell table:formula="of:=[.$J$2]+([.$J$3]*[.F117])" office:value-type="float" office:value="-56.250004" calcext:value-type="float">
            <text:p>-56.250004</text:p>
          </table:table-cell>
        </table:table-row>
        <table:table-row table:style-name="ro1">
          <table:table-cell office:value-type="float" office:value="-0.076492" calcext:value-type="float">
            <text:p>-0.076492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11.400001" calcext:value-type="float">
            <text:p>11.400001</text:p>
          </table:table-cell>
          <table:table-cell office:value-type="float" office:value="-14.55" calcext:value-type="float">
            <text:p>-14.55</text:p>
          </table:table-cell>
          <table:table-cell office:value-type="float" office:value="-56.400002" calcext:value-type="float">
            <text:p>-56.400002</text:p>
          </table:table-cell>
          <table:table-cell table:number-columns-repeated="5"/>
          <table:table-cell table:formula="of:=[.$H$2]+([.$H$3]*[.D118])" office:value-type="float" office:value="20.400001" calcext:value-type="float">
            <text:p>20.400001</text:p>
          </table:table-cell>
          <table:table-cell table:formula="of:=[.$I$2]+([.$I$3]*[.E118])" office:value-type="float" office:value="-30.55" calcext:value-type="float">
            <text:p>-30.55</text:p>
          </table:table-cell>
          <table:table-cell table:formula="of:=[.$J$2]+([.$J$3]*[.F118])" office:value-type="float" office:value="-56.400002" calcext:value-type="float">
            <text:p>-56.400002</text:p>
          </table:table-cell>
        </table:table-row>
        <table:table-row table:style-name="ro1">
          <table:table-cell office:value-type="float" office:value="-0.100028" calcext:value-type="float">
            <text:p>-0.100028</text:p>
          </table:table-cell>
          <table:table-cell office:value-type="float" office:value="0" calcext:value-type="float">
            <text:p>0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7.2" calcext:value-type="float">
            <text:p>7.2</text:p>
          </table:table-cell>
          <table:table-cell office:value-type="float" office:value="-17.700001" calcext:value-type="float">
            <text:p>-17.700001</text:p>
          </table:table-cell>
          <table:table-cell office:value-type="float" office:value="-56.100002" calcext:value-type="float">
            <text:p>-56.100002</text:p>
          </table:table-cell>
          <table:table-cell table:number-columns-repeated="5"/>
          <table:table-cell table:formula="of:=[.$H$2]+([.$H$3]*[.D119])" office:value-type="float" office:value="16.2" calcext:value-type="float">
            <text:p>16.2</text:p>
          </table:table-cell>
          <table:table-cell table:formula="of:=[.$I$2]+([.$I$3]*[.E119])" office:value-type="float" office:value="-33.700001" calcext:value-type="float">
            <text:p>-33.700001</text:p>
          </table:table-cell>
          <table:table-cell table:formula="of:=[.$J$2]+([.$J$3]*[.F119])" office:value-type="float" office:value="-56.100002" calcext:value-type="float">
            <text:p>-56.100002</text:p>
          </table:table-cell>
        </table:table-row>
        <table:table-row table:style-name="ro1">
          <table:table-cell office:value-type="float" office:value="-0.111796" calcext:value-type="float">
            <text:p>-0.11179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1.35" calcext:value-type="float">
            <text:p>1.35</text:p>
          </table:table-cell>
          <table:table-cell office:value-type="float" office:value="-19.950001" calcext:value-type="float">
            <text:p>-19.950001</text:p>
          </table:table-cell>
          <table:table-cell office:value-type="float" office:value="-55.800003" calcext:value-type="float">
            <text:p>-55.800003</text:p>
          </table:table-cell>
          <table:table-cell table:number-columns-repeated="5"/>
          <table:table-cell table:formula="of:=[.$H$2]+([.$H$3]*[.D120])" office:value-type="float" office:value="10.35" calcext:value-type="float">
            <text:p>10.35</text:p>
          </table:table-cell>
          <table:table-cell table:formula="of:=[.$I$2]+([.$I$3]*[.E120])" office:value-type="float" office:value="-35.950001" calcext:value-type="float">
            <text:p>-35.950001</text:p>
          </table:table-cell>
          <table:table-cell table:formula="of:=[.$J$2]+([.$J$3]*[.F120])" office:value-type="float" office:value="-55.800003" calcext:value-type="float">
            <text:p>-55.800003</text:p>
          </table:table-cell>
        </table:table-row>
        <table:table-row table:style-name="ro1">
          <table:table-cell office:value-type="float" office:value="-0.123564" calcext:value-type="float">
            <text:p>-0.123564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-8.1" calcext:value-type="float">
            <text:p>-8.1</text:p>
          </table:table-cell>
          <table:table-cell office:value-type="float" office:value="-20.550001" calcext:value-type="float">
            <text:p>-20.550001</text:p>
          </table:table-cell>
          <table:table-cell office:value-type="float" office:value="-55.950001" calcext:value-type="float">
            <text:p>-55.950001</text:p>
          </table:table-cell>
          <table:table-cell table:number-columns-repeated="5"/>
          <table:table-cell table:formula="of:=[.$H$2]+([.$H$3]*[.D121])" office:value-type="float" office:value="0.9" calcext:value-type="float">
            <text:p>0.9</text:p>
          </table:table-cell>
          <table:table-cell table:formula="of:=[.$I$2]+([.$I$3]*[.E121])" office:value-type="float" office:value="-36.550001" calcext:value-type="float">
            <text:p>-36.550001</text:p>
          </table:table-cell>
          <table:table-cell table:formula="of:=[.$J$2]+([.$J$3]*[.F121])" office:value-type="float" office:value="-55.950001" calcext:value-type="float">
            <text:p>-55.950001</text:p>
          </table:table-cell>
        </table:table-row>
        <table:table-row table:style-name="ro1">
          <table:table-cell office:value-type="float" office:value="-0.041188" calcext:value-type="float">
            <text:p>-0.041188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12" calcext:value-type="float">
            <text:p>-12</text:p>
          </table:table-cell>
          <table:table-cell office:value-type="float" office:value="-20.400002" calcext:value-type="float">
            <text:p>-20.400002</text:p>
          </table:table-cell>
          <table:table-cell office:value-type="float" office:value="-55.650002" calcext:value-type="float">
            <text:p>-55.650002</text:p>
          </table:table-cell>
          <table:table-cell table:number-columns-repeated="5"/>
          <table:table-cell table:formula="of:=[.$H$2]+([.$H$3]*[.D122])" office:value-type="float" office:value="-3" calcext:value-type="float">
            <text:p>-3</text:p>
          </table:table-cell>
          <table:table-cell table:formula="of:=[.$I$2]+([.$I$3]*[.E122])" office:value-type="float" office:value="-36.400002" calcext:value-type="float">
            <text:p>-36.400002</text:p>
          </table:table-cell>
          <table:table-cell table:formula="of:=[.$J$2]+([.$J$3]*[.F122])" office:value-type="float" office:value="-55.650002" calcext:value-type="float">
            <text:p>-55.65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11796" calcext:value-type="float">
            <text:p>-0.111796</text:p>
          </table:table-cell>
          <table:table-cell office:value-type="float" office:value="1.529838" calcext:value-type="float">
            <text:p>1.529838</text:p>
          </table:table-cell>
          <table:table-cell office:value-type="float" office:value="-6.15" calcext:value-type="float">
            <text:p>-6.15</text:p>
          </table:table-cell>
          <table:table-cell office:value-type="float" office:value="-20.700001" calcext:value-type="float">
            <text:p>-20.700001</text:p>
          </table:table-cell>
          <table:table-cell office:value-type="float" office:value="-56.400002" calcext:value-type="float">
            <text:p>-56.400002</text:p>
          </table:table-cell>
          <table:table-cell table:number-columns-repeated="5"/>
          <table:table-cell table:formula="of:=[.$H$2]+([.$H$3]*[.D123])" office:value-type="float" office:value="2.85" calcext:value-type="float">
            <text:p>2.85</text:p>
          </table:table-cell>
          <table:table-cell table:formula="of:=[.$I$2]+([.$I$3]*[.E123])" office:value-type="float" office:value="-36.700001" calcext:value-type="float">
            <text:p>-36.700001</text:p>
          </table:table-cell>
          <table:table-cell table:formula="of:=[.$J$2]+([.$J$3]*[.F123])" office:value-type="float" office:value="-56.400002" calcext:value-type="float">
            <text:p>-56.400002</text:p>
          </table:table-cell>
        </table:table-row>
        <table:table-row table:style-name="ro1">
          <table:table-cell office:value-type="float" office:value="0.064724" calcext:value-type="float">
            <text:p>0.064724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335666" calcext:value-type="float">
            <text:p>1.335666</text:p>
          </table:table-cell>
          <table:table-cell office:value-type="float" office:value="-10.05" calcext:value-type="float">
            <text:p>-10.05</text:p>
          </table:table-cell>
          <table:table-cell office:value-type="float" office:value="-19.35" calcext:value-type="float">
            <text:p>-19.35</text:p>
          </table:table-cell>
          <table:table-cell office:value-type="float" office:value="-57.750004" calcext:value-type="float">
            <text:p>-57.750004</text:p>
          </table:table-cell>
          <table:table-cell table:number-columns-repeated="5"/>
          <table:table-cell table:formula="of:=[.$H$2]+([.$H$3]*[.D124])" office:value-type="float" office:value="-1.05" calcext:value-type="float">
            <text:p>-1.05</text:p>
          </table:table-cell>
          <table:table-cell table:formula="of:=[.$I$2]+([.$I$3]*[.E124])" office:value-type="float" office:value="-35.35" calcext:value-type="float">
            <text:p>-35.35</text:p>
          </table:table-cell>
          <table:table-cell table:formula="of:=[.$J$2]+([.$J$3]*[.F124])" office:value-type="float" office:value="-57.750004" calcext:value-type="float">
            <text:p>-57.750004</text:p>
          </table:table-cell>
        </table:table-row>
        <table:table-row table:style-name="ro1">
          <table:table-cell office:value-type="float" office:value="0.535443" calcext:value-type="float">
            <text:p>0.535443</text:p>
          </table:table-cell>
          <table:table-cell office:value-type="float" office:value="-0.2942" calcext:value-type="float">
            <text:p>-0.2942</text:p>
          </table:table-cell>
          <table:table-cell office:value-type="float" office:value="1.470998" calcext:value-type="float">
            <text:p>1.470998</text:p>
          </table:table-cell>
          <table:table-cell table:number-columns-repeated="2" office:value-type="float" office:value="-16.050001" calcext:value-type="float">
            <text:p>-16.050001</text:p>
          </table:table-cell>
          <table:table-cell office:value-type="float" office:value="-59.100002" calcext:value-type="float">
            <text:p>-59.100002</text:p>
          </table:table-cell>
          <table:table-cell table:number-columns-repeated="5"/>
          <table:table-cell table:formula="of:=[.$H$2]+([.$H$3]*[.D125])" office:value-type="float" office:value="-7.050001" calcext:value-type="float">
            <text:p>-7.050001</text:p>
          </table:table-cell>
          <table:table-cell table:formula="of:=[.$I$2]+([.$I$3]*[.E125])" office:value-type="float" office:value="-32.050001" calcext:value-type="float">
            <text:p>-32.050001</text:p>
          </table:table-cell>
          <table:table-cell table:formula="of:=[.$J$2]+([.$J$3]*[.F125])" office:value-type="float" office:value="-59.100002" calcext:value-type="float">
            <text:p>-59.100002</text:p>
          </table:table-cell>
        </table:table-row>
        <table:table-row table:style-name="ro1">
          <table:table-cell office:value-type="float" office:value="0.606051" calcext:value-type="float">
            <text:p>0.606051</text:p>
          </table:table-cell>
          <table:table-cell office:value-type="float" office:value="-0.223592" calcext:value-type="float">
            <text:p>-0.223592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-32.400002" calcext:value-type="float">
            <text:p>-32.400002</text:p>
          </table:table-cell>
          <table:table-cell office:value-type="float" office:value="-17.1" calcext:value-type="float">
            <text:p>-17.1</text:p>
          </table:table-cell>
          <table:table-cell office:value-type="float" office:value="-55.200001" calcext:value-type="float">
            <text:p>-55.200001</text:p>
          </table:table-cell>
          <table:table-cell table:number-columns-repeated="5"/>
          <table:table-cell table:formula="of:=[.$H$2]+([.$H$3]*[.D126])" office:value-type="float" office:value="-23.400002" calcext:value-type="float">
            <text:p>-23.400002</text:p>
          </table:table-cell>
          <table:table-cell table:formula="of:=[.$I$2]+([.$I$3]*[.E126])" office:value-type="float" office:value="-33.1" calcext:value-type="float">
            <text:p>-33.1</text:p>
          </table:table-cell>
          <table:table-cell table:formula="of:=[.$J$2]+([.$J$3]*[.F126])" office:value-type="float" office:value="-55.200001" calcext:value-type="float">
            <text:p>-55.200001</text:p>
          </table:table-cell>
        </table:table-row>
        <table:table-row table:style-name="ro1">
          <table:table-cell office:value-type="float" office:value="0.776687" calcext:value-type="float">
            <text:p>0.776687</text:p>
          </table:table-cell>
          <table:table-cell office:value-type="float" office:value="-0.170636" calcext:value-type="float">
            <text:p>-0.170636</text:p>
          </table:table-cell>
          <table:table-cell office:value-type="float" office:value="1.182682" calcext:value-type="float">
            <text:p>1.182682</text:p>
          </table:table-cell>
          <table:table-cell office:value-type="float" office:value="-56.700001" calcext:value-type="float">
            <text:p>-56.700001</text:p>
          </table:table-cell>
          <table:table-cell office:value-type="float" office:value="-16.200001" calcext:value-type="float">
            <text:p>-16.200001</text:p>
          </table:table-cell>
          <table:table-cell office:value-type="float" office:value="-43.800003" calcext:value-type="float">
            <text:p>-43.800003</text:p>
          </table:table-cell>
          <table:table-cell table:number-columns-repeated="5"/>
          <table:table-cell table:formula="of:=[.$H$2]+([.$H$3]*[.D127])" office:value-type="float" office:value="-47.700001" calcext:value-type="float">
            <text:p>-47.700001</text:p>
          </table:table-cell>
          <table:table-cell table:formula="of:=[.$I$2]+([.$I$3]*[.E127])" office:value-type="float" office:value="-32.200001" calcext:value-type="float">
            <text:p>-32.200001</text:p>
          </table:table-cell>
          <table:table-cell table:formula="of:=[.$J$2]+([.$J$3]*[.F127])" office:value-type="float" office:value="-43.800003" calcext:value-type="float">
            <text:p>-43.800003</text:p>
          </table:table-cell>
        </table:table-row>
        <table:table-row table:style-name="ro1">
          <table:table-cell office:value-type="float" office:value="1.176798" calcext:value-type="float">
            <text:p>1.176798</text:p>
          </table:table-cell>
          <table:table-cell office:value-type="float" office:value="-0.135332" calcext:value-type="float">
            <text:p>-0.135332</text:p>
          </table:table-cell>
          <table:table-cell office:value-type="float" office:value="0.788455" calcext:value-type="float">
            <text:p>0.788455</text:p>
          </table:table-cell>
          <table:table-cell office:value-type="float" office:value="-69.150002" calcext:value-type="float">
            <text:p>-69.150002</text:p>
          </table:table-cell>
          <table:table-cell office:value-type="float" office:value="-16.050001" calcext:value-type="float">
            <text:p>-16.050001</text:p>
          </table:table-cell>
          <table:table-cell office:value-type="float" office:value="-31.950001" calcext:value-type="float">
            <text:p>-31.950001</text:p>
          </table:table-cell>
          <table:table-cell table:number-columns-repeated="5"/>
          <table:table-cell table:formula="of:=[.$H$2]+([.$H$3]*[.D128])" office:value-type="float" office:value="-60.150002" calcext:value-type="float">
            <text:p>-60.150002</text:p>
          </table:table-cell>
          <table:table-cell table:formula="of:=[.$I$2]+([.$I$3]*[.E128])" office:value-type="float" office:value="-32.050001" calcext:value-type="float">
            <text:p>-32.050001</text:p>
          </table:table-cell>
          <table:table-cell table:formula="of:=[.$J$2]+([.$J$3]*[.F128])" office:value-type="float" office:value="-31.950001" calcext:value-type="float">
            <text:p>-31.950001</text:p>
          </table:table-cell>
        </table:table-row>
        <table:table-row table:style-name="ro1">
          <table:table-cell office:value-type="float" office:value="1.300362" calcext:value-type="float">
            <text:p>1.300362</text:p>
          </table:table-cell>
          <table:table-cell office:value-type="float" office:value="-0.08826" calcext:value-type="float">
            <text:p>-0.08826</text:p>
          </table:table-cell>
          <table:table-cell office:value-type="float" office:value="0.623703" calcext:value-type="float">
            <text:p>0.623703</text:p>
          </table:table-cell>
          <table:table-cell office:value-type="float" office:value="-75.600006" calcext:value-type="float">
            <text:p>-75.600006</text:p>
          </table:table-cell>
          <table:table-cell office:value-type="float" office:value="-19.050001" calcext:value-type="float">
            <text:p>-19.050001</text:p>
          </table:table-cell>
          <table:table-cell office:value-type="float" office:value="-17.85" calcext:value-type="float">
            <text:p>-17.85</text:p>
          </table:table-cell>
          <table:table-cell table:number-columns-repeated="5"/>
          <table:table-cell table:formula="of:=[.$H$2]+([.$H$3]*[.D129])" office:value-type="float" office:value="-66.600006" calcext:value-type="float">
            <text:p>-66.600006</text:p>
          </table:table-cell>
          <table:table-cell table:formula="of:=[.$I$2]+([.$I$3]*[.E129])" office:value-type="float" office:value="-35.050001" calcext:value-type="float">
            <text:p>-35.050001</text:p>
          </table:table-cell>
          <table:table-cell table:formula="of:=[.$J$2]+([.$J$3]*[.F129])" office:value-type="float" office:value="-17.85" calcext:value-type="float">
            <text:p>-17.85</text:p>
          </table:table-cell>
        </table:table-row>
        <table:table-row table:style-name="ro1">
          <table:table-cell office:value-type="float" office:value="1.365086" calcext:value-type="float">
            <text:p>1.36508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0.247128" calcext:value-type="float">
            <text:p>0.247128</text:p>
          </table:table-cell>
          <table:table-cell office:value-type="float" office:value="-78.600006" calcext:value-type="float">
            <text:p>-78.600006</text:p>
          </table:table-cell>
          <table:table-cell office:value-type="float" office:value="-20.25" calcext:value-type="float">
            <text:p>-20.25</text:p>
          </table:table-cell>
          <table:table-cell office:value-type="float" office:value="-6.9" calcext:value-type="float">
            <text:p>-6.9</text:p>
          </table:table-cell>
          <table:table-cell table:number-columns-repeated="5"/>
          <table:table-cell table:formula="of:=[.$H$2]+([.$H$3]*[.D130])" office:value-type="float" office:value="-69.600006" calcext:value-type="float">
            <text:p>-69.600006</text:p>
          </table:table-cell>
          <table:table-cell table:formula="of:=[.$I$2]+([.$I$3]*[.E130])" office:value-type="float" office:value="-36.25" calcext:value-type="float">
            <text:p>-36.25</text:p>
          </table:table-cell>
          <table:table-cell table:formula="of:=[.$J$2]+([.$J$3]*[.F130])" office:value-type="float" office:value="-6.9" calcext:value-type="float">
            <text:p>-6.9</text:p>
          </table:table-cell>
        </table:table-row>
        <table:table-row table:style-name="ro1">
          <table:table-cell office:value-type="float" office:value="1.435694" calcext:value-type="float">
            <text:p>1.435694</text:p>
          </table:table-cell>
          <table:table-cell office:value-type="float" office:value="-0.123564" calcext:value-type="float">
            <text:p>-0.123564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-82.5" calcext:value-type="float">
            <text:p>-82.5</text:p>
          </table:table-cell>
          <table:table-cell office:value-type="float" office:value="-15.900001" calcext:value-type="float">
            <text:p>-15.900001</text:p>
          </table:table-cell>
          <table:table-cell office:value-type="float" office:value="8.700001" calcext:value-type="float">
            <text:p>8.700001</text:p>
          </table:table-cell>
          <table:table-cell table:number-columns-repeated="5"/>
          <table:table-cell table:formula="of:=[.$H$2]+([.$H$3]*[.D131])" office:value-type="float" office:value="-73.5" calcext:value-type="float">
            <text:p>-73.5</text:p>
          </table:table-cell>
          <table:table-cell table:formula="of:=[.$I$2]+([.$I$3]*[.E131])" office:value-type="float" office:value="-31.900001" calcext:value-type="float">
            <text:p>-31.900001</text:p>
          </table:table-cell>
          <table:table-cell table:formula="of:=[.$J$2]+([.$J$3]*[.F131])" office:value-type="float" office:value="8.700001" calcext:value-type="float">
            <text:p>8.700001</text:p>
          </table:table-cell>
        </table:table-row>
        <table:table-row table:style-name="ro1">
          <table:table-cell office:value-type="float" office:value="1.270942" calcext:value-type="float">
            <text:p>1.270942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517791" calcext:value-type="float">
            <text:p>-0.517791</text:p>
          </table:table-cell>
          <table:table-cell office:value-type="float" office:value="-81.150002" calcext:value-type="float">
            <text:p>-81.150002</text:p>
          </table:table-cell>
          <table:table-cell office:value-type="float" office:value="-17.400002" calcext:value-type="float">
            <text:p>-17.400002</text:p>
          </table:table-cell>
          <table:table-cell office:value-type="float" office:value="18.450001" calcext:value-type="float">
            <text:p>18.450001</text:p>
          </table:table-cell>
          <table:table-cell table:number-columns-repeated="5"/>
          <table:table-cell table:formula="of:=[.$H$2]+([.$H$3]*[.D132])" office:value-type="float" office:value="-72.150002" calcext:value-type="float">
            <text:p>-72.150002</text:p>
          </table:table-cell>
          <table:table-cell table:formula="of:=[.$I$2]+([.$I$3]*[.E132])" office:value-type="float" office:value="-33.400002" calcext:value-type="float">
            <text:p>-33.400002</text:p>
          </table:table-cell>
          <table:table-cell table:formula="of:=[.$J$2]+([.$J$3]*[.F132])" office:value-type="float" office:value="18.450001" calcext:value-type="float">
            <text:p>18.450001</text:p>
          </table:table-cell>
        </table:table-row>
        <table:table-row table:style-name="ro1">
          <table:table-cell office:value-type="float" office:value="1.329782" calcext:value-type="float">
            <text:p>1.329782</text:p>
          </table:table-cell>
          <table:table-cell office:value-type="float" office:value="-0.100028" calcext:value-type="float">
            <text:p>-0.100028</text:p>
          </table:table-cell>
          <table:table-cell office:value-type="float" office:value="-0.576631" calcext:value-type="float">
            <text:p>-0.576631</text:p>
          </table:table-cell>
          <table:table-cell office:value-type="float" office:value="-79.950005" calcext:value-type="float">
            <text:p>-79.950005</text:p>
          </table:table-cell>
          <table:table-cell office:value-type="float" office:value="-16.35" calcext:value-type="float">
            <text:p>-16.35</text:p>
          </table:table-cell>
          <table:table-cell office:value-type="float" office:value="24.900002" calcext:value-type="float">
            <text:p>24.900002</text:p>
          </table:table-cell>
          <table:table-cell table:number-columns-repeated="5"/>
          <table:table-cell table:formula="of:=[.$H$2]+([.$H$3]*[.D133])" office:value-type="float" office:value="-70.950005" calcext:value-type="float">
            <text:p>-70.950005</text:p>
          </table:table-cell>
          <table:table-cell table:formula="of:=[.$I$2]+([.$I$3]*[.E133])" office:value-type="float" office:value="-32.35" calcext:value-type="float">
            <text:p>-32.35</text:p>
          </table:table-cell>
          <table:table-cell table:formula="of:=[.$J$2]+([.$J$3]*[.F133])" office:value-type="float" office:value="24.900002" calcext:value-type="float">
            <text:p>24.900002</text:p>
          </table:table-cell>
        </table:table-row>
        <table:table-row table:style-name="ro1">
          <table:table-cell office:value-type="float" office:value="1.229754" calcext:value-type="float">
            <text:p>1.229754</text:p>
          </table:table-cell>
          <table:table-cell office:value-type="float" office:value="-0.100028" calcext:value-type="float">
            <text:p>-0.100028</text:p>
          </table:table-cell>
          <table:table-cell office:value-type="float" office:value="-0.717847" calcext:value-type="float">
            <text:p>-0.717847</text:p>
          </table:table-cell>
          <table:table-cell office:value-type="float" office:value="-78.600006" calcext:value-type="float">
            <text:p>-78.600006</text:p>
          </table:table-cell>
          <table:table-cell office:value-type="float" office:value="-15.900001" calcext:value-type="float">
            <text:p>-15.900001</text:p>
          </table:table-cell>
          <table:table-cell office:value-type="float" office:value="29.700001" calcext:value-type="float">
            <text:p>29.700001</text:p>
          </table:table-cell>
          <table:table-cell table:number-columns-repeated="5"/>
          <table:table-cell table:formula="of:=[.$H$2]+([.$H$3]*[.D134])" office:value-type="float" office:value="-69.600006" calcext:value-type="float">
            <text:p>-69.600006</text:p>
          </table:table-cell>
          <table:table-cell table:formula="of:=[.$I$2]+([.$I$3]*[.E134])" office:value-type="float" office:value="-31.900001" calcext:value-type="float">
            <text:p>-31.900001</text:p>
          </table:table-cell>
          <table:table-cell table:formula="of:=[.$J$2]+([.$J$3]*[.F134])" office:value-type="float" office:value="29.700001" calcext:value-type="float">
            <text:p>29.700001</text:p>
          </table:table-cell>
        </table:table-row>
        <table:table-row table:style-name="ro1">
          <table:table-cell office:value-type="float" office:value="1.182682" calcext:value-type="float">
            <text:p>1.182682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929671" calcext:value-type="float">
            <text:p>-0.929671</text:p>
          </table:table-cell>
          <table:table-cell office:value-type="float" office:value="-75.75" calcext:value-type="float">
            <text:p>-75.75</text:p>
          </table:table-cell>
          <table:table-cell office:value-type="float" office:value="-17.1" calcext:value-type="float">
            <text:p>-17.1</text:p>
          </table:table-cell>
          <table:table-cell office:value-type="float" office:value="36.600002" calcext:value-type="float">
            <text:p>36.600002</text:p>
          </table:table-cell>
          <table:table-cell table:number-columns-repeated="5"/>
          <table:table-cell table:formula="of:=[.$H$2]+([.$H$3]*[.D135])" office:value-type="float" office:value="-66.75" calcext:value-type="float">
            <text:p>-66.75</text:p>
          </table:table-cell>
          <table:table-cell table:formula="of:=[.$I$2]+([.$I$3]*[.E135])" office:value-type="float" office:value="-33.1" calcext:value-type="float">
            <text:p>-33.1</text:p>
          </table:table-cell>
          <table:table-cell table:formula="of:=[.$J$2]+([.$J$3]*[.F135])" office:value-type="float" office:value="36.600002" calcext:value-type="float">
            <text:p>36.600002</text:p>
          </table:table-cell>
        </table:table-row>
        <table:table-row table:style-name="ro1">
          <table:table-cell office:value-type="float" office:value="1.023814" calcext:value-type="float">
            <text:p>1.023814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-1.035582" calcext:value-type="float">
            <text:p>-1.035582</text:p>
          </table:table-cell>
          <table:table-cell office:value-type="float" office:value="-72.450005" calcext:value-type="float">
            <text:p>-72.450005</text:p>
          </table:table-cell>
          <table:table-cell office:value-type="float" office:value="-16.800001" calcext:value-type="float">
            <text:p>-16.800001</text:p>
          </table:table-cell>
          <table:table-cell office:value-type="float" office:value="41.25" calcext:value-type="float">
            <text:p>41.25</text:p>
          </table:table-cell>
          <table:table-cell table:number-columns-repeated="5"/>
          <table:table-cell table:formula="of:=[.$H$2]+([.$H$3]*[.D136])" office:value-type="float" office:value="-63.450005" calcext:value-type="float">
            <text:p>-63.450005</text:p>
          </table:table-cell>
          <table:table-cell table:formula="of:=[.$I$2]+([.$I$3]*[.E136])" office:value-type="float" office:value="-32.800001" calcext:value-type="float">
            <text:p>-32.800001</text:p>
          </table:table-cell>
          <table:table-cell table:formula="of:=[.$J$2]+([.$J$3]*[.F136])" office:value-type="float" office:value="41.25" calcext:value-type="float">
            <text:p>41.25</text:p>
          </table:table-cell>
        </table:table-row>
        <table:table-row table:style-name="ro1">
          <table:table-cell office:value-type="float" office:value="0.853179" calcext:value-type="float">
            <text:p>0.853179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1.082654" calcext:value-type="float">
            <text:p>-1.082654</text:p>
          </table:table-cell>
          <table:table-cell office:value-type="float" office:value="-66.450005" calcext:value-type="float">
            <text:p>-66.450005</text:p>
          </table:table-cell>
          <table:table-cell office:value-type="float" office:value="-17.25" calcext:value-type="float">
            <text:p>-17.25</text:p>
          </table:table-cell>
          <table:table-cell office:value-type="float" office:value="48.450001" calcext:value-type="float">
            <text:p>48.450001</text:p>
          </table:table-cell>
          <table:table-cell table:number-columns-repeated="5"/>
          <table:table-cell table:formula="of:=[.$H$2]+([.$H$3]*[.D137])" office:value-type="float" office:value="-57.450005" calcext:value-type="float">
            <text:p>-57.450005</text:p>
          </table:table-cell>
          <table:table-cell table:formula="of:=[.$I$2]+([.$I$3]*[.E137])" office:value-type="float" office:value="-33.25" calcext:value-type="float">
            <text:p>-33.25</text:p>
          </table:table-cell>
          <table:table-cell table:formula="of:=[.$J$2]+([.$J$3]*[.F137])" office:value-type="float" office:value="48.450001" calcext:value-type="float">
            <text:p>48.450001</text:p>
          </table:table-cell>
        </table:table-row>
        <table:table-row table:style-name="ro1">
          <table:table-cell office:value-type="float" office:value="0.617819" calcext:value-type="float">
            <text:p>0.617819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1.382738" calcext:value-type="float">
            <text:p>-1.382738</text:p>
          </table:table-cell>
          <table:table-cell office:value-type="float" office:value="-55.350002" calcext:value-type="float">
            <text:p>-55.350002</text:p>
          </table:table-cell>
          <table:table-cell office:value-type="float" office:value="-16.950001" calcext:value-type="float">
            <text:p>-16.950001</text:p>
          </table:table-cell>
          <table:table-cell office:value-type="float" office:value="58.200001" calcext:value-type="float">
            <text:p>58.200001</text:p>
          </table:table-cell>
          <table:table-cell table:number-columns-repeated="5"/>
          <table:table-cell table:formula="of:=[.$H$2]+([.$H$3]*[.D138])" office:value-type="float" office:value="-46.350002" calcext:value-type="float">
            <text:p>-46.350002</text:p>
          </table:table-cell>
          <table:table-cell table:formula="of:=[.$I$2]+([.$I$3]*[.E138])" office:value-type="float" office:value="-32.950001" calcext:value-type="float">
            <text:p>-32.950001</text:p>
          </table:table-cell>
          <table:table-cell table:formula="of:=[.$J$2]+([.$J$3]*[.F138])" office:value-type="float" office:value="58.200001" calcext:value-type="float">
            <text:p>58.200001</text:p>
          </table:table-cell>
        </table:table-row>
        <table:table-row table:style-name="ro1">
          <table:table-cell office:value-type="float" office:value="0.270664" calcext:value-type="float">
            <text:p>0.270664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-1.470998" calcext:value-type="float">
            <text:p>-1.470998</text:p>
          </table:table-cell>
          <table:table-cell office:value-type="float" office:value="-43.5" calcext:value-type="float">
            <text:p>-43.5</text:p>
          </table:table-cell>
          <table:table-cell office:value-type="float" office:value="-19.050001" calcext:value-type="float">
            <text:p>-19.050001</text:p>
          </table:table-cell>
          <table:table-cell office:value-type="float" office:value="63.900002" calcext:value-type="float">
            <text:p>63.900002</text:p>
          </table:table-cell>
          <table:table-cell table:number-columns-repeated="5"/>
          <table:table-cell table:formula="of:=[.$H$2]+([.$H$3]*[.D139])" office:value-type="float" office:value="-34.5" calcext:value-type="float">
            <text:p>-34.5</text:p>
          </table:table-cell>
          <table:table-cell table:formula="of:=[.$I$2]+([.$I$3]*[.E139])" office:value-type="float" office:value="-35.050001" calcext:value-type="float">
            <text:p>-35.050001</text:p>
          </table:table-cell>
          <table:table-cell table:formula="of:=[.$J$2]+([.$J$3]*[.F139])" office:value-type="float" office:value="63.900002" calcext:value-type="float">
            <text:p>63.900002</text:p>
          </table:table-cell>
        </table:table-row>
        <table:table-row table:style-name="ro1">
          <table:table-cell office:value-type="float" office:value="0.023536" calcext:value-type="float">
            <text:p>0.023536</text:p>
          </table:table-cell>
          <table:table-cell office:value-type="float" office:value="0.064724" calcext:value-type="float">
            <text:p>0.064724</text:p>
          </table:table-cell>
          <table:table-cell office:value-type="float" office:value="-1.529838" calcext:value-type="float">
            <text:p>-1.529838</text:p>
          </table:table-cell>
          <table:table-cell office:value-type="float" office:value="-28.050001" calcext:value-type="float">
            <text:p>-28.050001</text:p>
          </table:table-cell>
          <table:table-cell office:value-type="float" office:value="-22.050001" calcext:value-type="float">
            <text:p>-22.050001</text:p>
          </table:table-cell>
          <table:table-cell office:value-type="float" office:value="66.900002" calcext:value-type="float">
            <text:p>66.900002</text:p>
          </table:table-cell>
          <table:table-cell table:number-columns-repeated="5"/>
          <table:table-cell table:formula="of:=[.$H$2]+([.$H$3]*[.D140])" office:value-type="float" office:value="-19.050001" calcext:value-type="float">
            <text:p>-19.050001</text:p>
          </table:table-cell>
          <table:table-cell table:formula="of:=[.$I$2]+([.$I$3]*[.E140])" office:value-type="float" office:value="-38.050001" calcext:value-type="float">
            <text:p>-38.050001</text:p>
          </table:table-cell>
          <table:table-cell table:formula="of:=[.$J$2]+([.$J$3]*[.F140])" office:value-type="float" office:value="66.900002" calcext:value-type="float">
            <text:p>66.900002</text:p>
          </table:table-cell>
        </table:table-row>
        <table:table-row table:style-name="ro1">
          <table:table-cell office:value-type="float" office:value="-0.323619" calcext:value-type="float">
            <text:p>-0.323619</text:p>
          </table:table-cell>
          <table:table-cell office:value-type="float" office:value="0.100028" calcext:value-type="float">
            <text:p>0.100028</text:p>
          </table:table-cell>
          <table:table-cell office:value-type="float" office:value="-1.40039" calcext:value-type="float">
            <text:p>-1.40039</text:p>
          </table:table-cell>
          <table:table-cell office:value-type="float" office:value="-14.400001" calcext:value-type="float">
            <text:p>-14.400001</text:p>
          </table:table-cell>
          <table:table-cell office:value-type="float" office:value="-23.1" calcext:value-type="float">
            <text:p>-23.1</text:p>
          </table:table-cell>
          <table:table-cell office:value-type="float" office:value="67.950005" calcext:value-type="float">
            <text:p>67.950005</text:p>
          </table:table-cell>
          <table:table-cell table:number-columns-repeated="5"/>
          <table:table-cell table:formula="of:=[.$H$2]+([.$H$3]*[.D141])" office:value-type="float" office:value="-5.400001" calcext:value-type="float">
            <text:p>-5.400001</text:p>
          </table:table-cell>
          <table:table-cell table:formula="of:=[.$I$2]+([.$I$3]*[.E141])" office:value-type="float" office:value="-39.1" calcext:value-type="float">
            <text:p>-39.1</text:p>
          </table:table-cell>
          <table:table-cell table:formula="of:=[.$J$2]+([.$J$3]*[.F141])" office:value-type="float" office:value="67.950005" calcext:value-type="float">
            <text:p>67.950005</text:p>
          </table:table-cell>
        </table:table-row>
        <table:table-row table:style-name="ro1">
          <table:table-cell office:value-type="float" office:value="-0.582515" calcext:value-type="float">
            <text:p>-0.582515</text:p>
          </table:table-cell>
          <table:table-cell office:value-type="float" office:value="0.064724" calcext:value-type="float">
            <text:p>0.064724</text:p>
          </table:table-cell>
          <table:table-cell office:value-type="float" office:value="-1.418042" calcext:value-type="float">
            <text:p>-1.418042</text:p>
          </table:table-cell>
          <table:table-cell office:value-type="float" office:value="0.9" calcext:value-type="float">
            <text:p>0.9</text:p>
          </table:table-cell>
          <table:table-cell office:value-type="float" office:value="-21.900002" calcext:value-type="float">
            <text:p>-21.900002</text:p>
          </table:table-cell>
          <table:table-cell office:value-type="float" office:value="66.450005" calcext:value-type="float">
            <text:p>66.450005</text:p>
          </table:table-cell>
          <table:table-cell table:number-columns-repeated="5"/>
          <table:table-cell table:formula="of:=[.$H$2]+([.$H$3]*[.D142])" office:value-type="float" office:value="9.9" calcext:value-type="float">
            <text:p>9.9</text:p>
          </table:table-cell>
          <table:table-cell table:formula="of:=[.$I$2]+([.$I$3]*[.E142])" office:value-type="float" office:value="-37.900002" calcext:value-type="float">
            <text:p>-37.900002</text:p>
          </table:table-cell>
          <table:table-cell table:formula="of:=[.$J$2]+([.$J$3]*[.F142])" office:value-type="float" office:value="66.450005" calcext:value-type="float">
            <text:p>66.450005</text:p>
          </table:table-cell>
        </table:table-row>
        <table:table-row table:style-name="ro1">
          <table:table-cell office:value-type="float" office:value="-0.835527" calcext:value-type="float">
            <text:p>-0.835527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1.329782" calcext:value-type="float">
            <text:p>-1.329782</text:p>
          </table:table-cell>
          <table:table-cell office:value-type="float" office:value="10.200001" calcext:value-type="float">
            <text:p>10.200001</text:p>
          </table:table-cell>
          <table:table-cell office:value-type="float" office:value="-18.6" calcext:value-type="float">
            <text:p>-18.6</text:p>
          </table:table-cell>
          <table:table-cell office:value-type="float" office:value="66.300003" calcext:value-type="float">
            <text:p>66.300003</text:p>
          </table:table-cell>
          <table:table-cell table:number-columns-repeated="5"/>
          <table:table-cell table:formula="of:=[.$H$2]+([.$H$3]*[.D143])" office:value-type="float" office:value="19.200001" calcext:value-type="float">
            <text:p>19.200001</text:p>
          </table:table-cell>
          <table:table-cell table:formula="of:=[.$I$2]+([.$I$3]*[.E143])" office:value-type="float" office:value="-34.6" calcext:value-type="float">
            <text:p>-34.6</text:p>
          </table:table-cell>
          <table:table-cell table:formula="of:=[.$J$2]+([.$J$3]*[.F143])" office:value-type="float" office:value="66.300003" calcext:value-type="float">
            <text:p>66.300003</text:p>
          </table:table-cell>
        </table:table-row>
        <table:table-row table:style-name="ro1">
          <table:table-cell office:value-type="float" office:value="-1.023814" calcext:value-type="float">
            <text:p>-1.02381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1.176798" calcext:value-type="float">
            <text:p>-1.176798</text:p>
          </table:table-cell>
          <table:table-cell office:value-type="float" office:value="20.700001" calcext:value-type="float">
            <text:p>20.700001</text:p>
          </table:table-cell>
          <table:table-cell office:value-type="float" office:value="-17.400002" calcext:value-type="float">
            <text:p>-17.400002</text:p>
          </table:table-cell>
          <table:table-cell office:value-type="float" office:value="62.250004" calcext:value-type="float">
            <text:p>62.250004</text:p>
          </table:table-cell>
          <table:table-cell table:number-columns-repeated="5"/>
          <table:table-cell table:formula="of:=[.$H$2]+([.$H$3]*[.D144])" office:value-type="float" office:value="29.700001" calcext:value-type="float">
            <text:p>29.700001</text:p>
          </table:table-cell>
          <table:table-cell table:formula="of:=[.$I$2]+([.$I$3]*[.E144])" office:value-type="float" office:value="-33.400002" calcext:value-type="float">
            <text:p>-33.400002</text:p>
          </table:table-cell>
          <table:table-cell table:formula="of:=[.$J$2]+([.$J$3]*[.F144])" office:value-type="float" office:value="62.250004" calcext:value-type="float">
            <text:p>62.250004</text:p>
          </table:table-cell>
        </table:table-row>
        <table:table-row table:style-name="ro1">
          <table:table-cell office:value-type="float" office:value="-1.206218" calcext:value-type="float">
            <text:p>-1.206218</text:p>
          </table:table-cell>
          <table:table-cell office:value-type="float" office:value="0.047072" calcext:value-type="float">
            <text:p>0.047072</text:p>
          </table:table-cell>
          <table:table-cell office:value-type="float" office:value="-0.953206" calcext:value-type="float">
            <text:p>-0.953206</text:p>
          </table:table-cell>
          <table:table-cell office:value-type="float" office:value="30.300001" calcext:value-type="float">
            <text:p>30.300001</text:p>
          </table:table-cell>
          <table:table-cell office:value-type="float" office:value="-21" calcext:value-type="float">
            <text:p>-21</text:p>
          </table:table-cell>
          <table:table-cell office:value-type="float" office:value="55.200001" calcext:value-type="float">
            <text:p>55.200001</text:p>
          </table:table-cell>
          <table:table-cell table:number-columns-repeated="5"/>
          <table:table-cell table:formula="of:=[.$H$2]+([.$H$3]*[.D145])" office:value-type="float" office:value="39.300001" calcext:value-type="float">
            <text:p>39.300001</text:p>
          </table:table-cell>
          <table:table-cell table:formula="of:=[.$I$2]+([.$I$3]*[.E145])" office:value-type="float" office:value="-37" calcext:value-type="float">
            <text:p>-37</text:p>
          </table:table-cell>
          <table:table-cell table:formula="of:=[.$J$2]+([.$J$3]*[.F145])" office:value-type="float" office:value="55.200001" calcext:value-type="float">
            <text:p>55.200001</text:p>
          </table:table-cell>
        </table:table-row>
        <table:table-row table:style-name="ro1">
          <table:table-cell office:value-type="float" office:value="-1.300362" calcext:value-type="float">
            <text:p>-1.300362</text:p>
          </table:table-cell>
          <table:table-cell office:value-type="float" office:value="0.082376" calcext:value-type="float">
            <text:p>0.082376</text:p>
          </table:table-cell>
          <table:table-cell office:value-type="float" office:value="-0.817875" calcext:value-type="float">
            <text:p>-0.817875</text:p>
          </table:table-cell>
          <table:table-cell office:value-type="float" office:value="38.700001" calcext:value-type="float">
            <text:p>38.700001</text:p>
          </table:table-cell>
          <table:table-cell office:value-type="float" office:value="-22.050001" calcext:value-type="float">
            <text:p>-22.050001</text:p>
          </table:table-cell>
          <table:table-cell office:value-type="float" office:value="47.400002" calcext:value-type="float">
            <text:p>47.400002</text:p>
          </table:table-cell>
          <table:table-cell table:number-columns-repeated="5"/>
          <table:table-cell table:formula="of:=[.$H$2]+([.$H$3]*[.D146])" office:value-type="float" office:value="47.700001" calcext:value-type="float">
            <text:p>47.700001</text:p>
          </table:table-cell>
          <table:table-cell table:formula="of:=[.$I$2]+([.$I$3]*[.E146])" office:value-type="float" office:value="-38.050001" calcext:value-type="float">
            <text:p>-38.050001</text:p>
          </table:table-cell>
          <table:table-cell table:formula="of:=[.$J$2]+([.$J$3]*[.F146])" office:value-type="float" office:value="47.400002" calcext:value-type="float">
            <text:p>47.400002</text:p>
          </table:table-cell>
        </table:table-row>
        <table:table-row table:style-name="ro1">
          <table:table-cell office:value-type="float" office:value="-1.465114" calcext:value-type="float">
            <text:p>-1.465114</text:p>
          </table:table-cell>
          <table:table-cell office:value-type="float" office:value="0.082376" calcext:value-type="float">
            <text:p>0.082376</text:p>
          </table:table-cell>
          <table:table-cell office:value-type="float" office:value="-0.523675" calcext:value-type="float">
            <text:p>-0.523675</text:p>
          </table:table-cell>
          <table:table-cell office:value-type="float" office:value="45.450001" calcext:value-type="float">
            <text:p>45.450001</text:p>
          </table:table-cell>
          <table:table-cell office:value-type="float" office:value="-22.050001" calcext:value-type="float">
            <text:p>-22.050001</text:p>
          </table:table-cell>
          <table:table-cell office:value-type="float" office:value="39.300003" calcext:value-type="float">
            <text:p>39.300003</text:p>
          </table:table-cell>
          <table:table-cell table:number-columns-repeated="5"/>
          <table:table-cell table:formula="of:=[.$H$2]+([.$H$3]*[.D147])" office:value-type="float" office:value="54.450001" calcext:value-type="float">
            <text:p>54.450001</text:p>
          </table:table-cell>
          <table:table-cell table:formula="of:=[.$I$2]+([.$I$3]*[.E147])" office:value-type="float" office:value="-38.050001" calcext:value-type="float">
            <text:p>-38.050001</text:p>
          </table:table-cell>
          <table:table-cell table:formula="of:=[.$J$2]+([.$J$3]*[.F147])" office:value-type="float" office:value="39.300003" calcext:value-type="float">
            <text:p>39.300003</text:p>
          </table:table-cell>
        </table:table-row>
        <table:table-row table:style-name="ro1">
          <table:table-cell office:value-type="float" office:value="-1.523954" calcext:value-type="float">
            <text:p>-1.523954</text:p>
          </table:table-cell>
          <table:table-cell office:value-type="float" office:value="0.047072" calcext:value-type="float">
            <text:p>0.047072</text:p>
          </table:table-cell>
          <table:table-cell office:value-type="float" office:value="-0.288316" calcext:value-type="float">
            <text:p>-0.288316</text:p>
          </table:table-cell>
          <table:table-cell office:value-type="float" office:value="52.500004" calcext:value-type="float">
            <text:p>52.500004</text:p>
          </table:table-cell>
          <table:table-cell office:value-type="float" office:value="-22.5" calcext:value-type="float">
            <text:p>-22.5</text:p>
          </table:table-cell>
          <table:table-cell office:value-type="float" office:value="25.35" calcext:value-type="float">
            <text:p>25.35</text:p>
          </table:table-cell>
          <table:table-cell table:number-columns-repeated="5"/>
          <table:table-cell table:formula="of:=[.$H$2]+([.$H$3]*[.D148])" office:value-type="float" office:value="61.500004" calcext:value-type="float">
            <text:p>61.500004</text:p>
          </table:table-cell>
          <table:table-cell table:formula="of:=[.$I$2]+([.$I$3]*[.E148])" office:value-type="float" office:value="-38.5" calcext:value-type="float">
            <text:p>-38.5</text:p>
          </table:table-cell>
          <table:table-cell table:formula="of:=[.$J$2]+([.$J$3]*[.F148])" office:value-type="float" office:value="25.35" calcext:value-type="float">
            <text:p>25.35</text:p>
          </table:table-cell>
        </table:table-row>
        <table:table-row table:style-name="ro1">
          <table:table-cell office:value-type="float" office:value="-1.48865" calcext:value-type="float">
            <text:p>-1.48865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0.200056" calcext:value-type="float">
            <text:p>0.200056</text:p>
          </table:table-cell>
          <table:table-cell office:value-type="float" office:value="55.950001" calcext:value-type="float">
            <text:p>55.950001</text:p>
          </table:table-cell>
          <table:table-cell office:value-type="float" office:value="-23.85" calcext:value-type="float">
            <text:p>-23.85</text:p>
          </table:table-cell>
          <table:table-cell office:value-type="float" office:value="8.85" calcext:value-type="float">
            <text:p>8.85</text:p>
          </table:table-cell>
          <table:table-cell table:number-columns-repeated="5"/>
          <table:table-cell table:formula="of:=[.$H$2]+([.$H$3]*[.D149])" office:value-type="float" office:value="64.950001" calcext:value-type="float">
            <text:p>64.950001</text:p>
          </table:table-cell>
          <table:table-cell table:formula="of:=[.$I$2]+([.$I$3]*[.E149])" office:value-type="float" office:value="-39.85" calcext:value-type="float">
            <text:p>-39.85</text:p>
          </table:table-cell>
          <table:table-cell table:formula="of:=[.$J$2]+([.$J$3]*[.F149])" office:value-type="float" office:value="8.85" calcext:value-type="float">
            <text:p>8.85</text:p>
          </table:table-cell>
        </table:table-row>
        <table:table-row table:style-name="ro1">
          <table:table-cell office:value-type="float" office:value="-1.494534" calcext:value-type="float">
            <text:p>-1.494534</text:p>
          </table:table-cell>
          <table:table-cell office:value-type="float" office:value="0.070608" calcext:value-type="float">
            <text:p>0.070608</text:p>
          </table:table-cell>
          <table:table-cell office:value-type="float" office:value="0.341271" calcext:value-type="float">
            <text:p>0.341271</text:p>
          </table:table-cell>
          <table:table-cell office:value-type="float" office:value="55.050003" calcext:value-type="float">
            <text:p>55.050003</text:p>
          </table:table-cell>
          <table:table-cell office:value-type="float" office:value="-23.400002" calcext:value-type="float">
            <text:p>-23.400002</text:p>
          </table:table-cell>
          <table:table-cell office:value-type="float" office:value="-4.65" calcext:value-type="float">
            <text:p>-4.65</text:p>
          </table:table-cell>
          <table:table-cell table:number-columns-repeated="5"/>
          <table:table-cell table:formula="of:=[.$H$2]+([.$H$3]*[.D150])" office:value-type="float" office:value="64.050003" calcext:value-type="float">
            <text:p>64.050003</text:p>
          </table:table-cell>
          <table:table-cell table:formula="of:=[.$I$2]+([.$I$3]*[.E150])" office:value-type="float" office:value="-39.400002" calcext:value-type="float">
            <text:p>-39.400002</text:p>
          </table:table-cell>
          <table:table-cell table:formula="of:=[.$J$2]+([.$J$3]*[.F150])" office:value-type="float" office:value="-4.65" calcext:value-type="float">
            <text:p>-4.65</text:p>
          </table:table-cell>
        </table:table-row>
        <table:table-row table:style-name="ro1">
          <table:table-cell office:value-type="float" office:value="-1.376854" calcext:value-type="float">
            <text:p>-1.376854</text:p>
          </table:table-cell>
          <table:table-cell office:value-type="float" office:value="0.105912" calcext:value-type="float">
            <text:p>0.105912</text:p>
          </table:table-cell>
          <table:table-cell office:value-type="float" office:value="0.717847" calcext:value-type="float">
            <text:p>0.717847</text:p>
          </table:table-cell>
          <table:table-cell office:value-type="float" office:value="53.250004" calcext:value-type="float">
            <text:p>53.250004</text:p>
          </table:table-cell>
          <table:table-cell office:value-type="float" office:value="-23.400002" calcext:value-type="float">
            <text:p>-23.400002</text:p>
          </table:table-cell>
          <table:table-cell office:value-type="float" office:value="-12.750001" calcext:value-type="float">
            <text:p>-12.750001</text:p>
          </table:table-cell>
          <table:table-cell table:number-columns-repeated="5"/>
          <table:table-cell table:formula="of:=[.$H$2]+([.$H$3]*[.D151])" office:value-type="float" office:value="62.250004" calcext:value-type="float">
            <text:p>62.250004</text:p>
          </table:table-cell>
          <table:table-cell table:formula="of:=[.$I$2]+([.$I$3]*[.E151])" office:value-type="float" office:value="-39.400002" calcext:value-type="float">
            <text:p>-39.400002</text:p>
          </table:table-cell>
          <table:table-cell table:formula="of:=[.$J$2]+([.$J$3]*[.F151])" office:value-type="float" office:value="-12.750001" calcext:value-type="float">
            <text:p>-12.750001</text:p>
          </table:table-cell>
        </table:table-row>
        <table:table-row table:style-name="ro1">
          <table:table-cell office:value-type="float" office:value="-1.212102" calcext:value-type="float">
            <text:p>-1.212102</text:p>
          </table:table-cell>
          <table:table-cell office:value-type="float" office:value="0.064724" calcext:value-type="float">
            <text:p>0.064724</text:p>
          </table:table-cell>
          <table:table-cell office:value-type="float" office:value="0.894367" calcext:value-type="float">
            <text:p>0.894367</text:p>
          </table:table-cell>
          <table:table-cell office:value-type="float" office:value="46.050003" calcext:value-type="float">
            <text:p>46.050003</text:p>
          </table:table-cell>
          <table:table-cell office:value-type="float" office:value="-24.450001" calcext:value-type="float">
            <text:p>-24.450001</text:p>
          </table:table-cell>
          <table:table-cell office:value-type="float" office:value="-23.700001" calcext:value-type="float">
            <text:p>-23.700001</text:p>
          </table:table-cell>
          <table:table-cell table:number-columns-repeated="5"/>
          <table:table-cell table:formula="of:=[.$H$2]+([.$H$3]*[.D152])" office:value-type="float" office:value="55.050003" calcext:value-type="float">
            <text:p>55.050003</text:p>
          </table:table-cell>
          <table:table-cell table:formula="of:=[.$I$2]+([.$I$3]*[.E152])" office:value-type="float" office:value="-40.450001" calcext:value-type="float">
            <text:p>-40.450001</text:p>
          </table:table-cell>
          <table:table-cell table:formula="of:=[.$J$2]+([.$J$3]*[.F152])" office:value-type="float" office:value="-23.700001" calcext:value-type="float">
            <text:p>-23.700001</text:p>
          </table:table-cell>
        </table:table-row>
        <table:table-row table:style-name="ro1">
          <table:table-cell office:value-type="float" office:value="-0.95909" calcext:value-type="float">
            <text:p>-0.95909</text:p>
          </table:table-cell>
          <table:table-cell office:value-type="float" office:value="0.08826" calcext:value-type="float">
            <text:p>0.08826</text:p>
          </table:table-cell>
          <table:table-cell office:value-type="float" office:value="1.04735" calcext:value-type="float">
            <text:p>1.04735</text:p>
          </table:table-cell>
          <table:table-cell office:value-type="float" office:value="39.900002" calcext:value-type="float">
            <text:p>39.900002</text:p>
          </table:table-cell>
          <table:table-cell office:value-type="float" office:value="-25.35" calcext:value-type="float">
            <text:p>-25.35</text:p>
          </table:table-cell>
          <table:table-cell office:value-type="float" office:value="-29.85" calcext:value-type="float">
            <text:p>-29.85</text:p>
          </table:table-cell>
          <table:table-cell table:number-columns-repeated="5"/>
          <table:table-cell table:formula="of:=[.$H$2]+([.$H$3]*[.D153])" office:value-type="float" office:value="48.900002" calcext:value-type="float">
            <text:p>48.900002</text:p>
          </table:table-cell>
          <table:table-cell table:formula="of:=[.$I$2]+([.$I$3]*[.E153])" office:value-type="float" office:value="-41.35" calcext:value-type="float">
            <text:p>-41.35</text:p>
          </table:table-cell>
          <table:table-cell table:formula="of:=[.$J$2]+([.$J$3]*[.F153])" office:value-type="float" office:value="-29.85" calcext:value-type="float">
            <text:p>-29.85</text:p>
          </table:table-cell>
        </table:table-row>
        <table:table-row table:style-name="ro1">
          <table:table-cell office:value-type="float" office:value="-0.906135" calcext:value-type="float">
            <text:p>-0.906135</text:p>
          </table:table-cell>
          <table:table-cell office:value-type="float" office:value="0.076492" calcext:value-type="float">
            <text:p>0.076492</text:p>
          </table:table-cell>
          <table:table-cell office:value-type="float" office:value="1.217986" calcext:value-type="float">
            <text:p>1.217986</text:p>
          </table:table-cell>
          <table:table-cell office:value-type="float" office:value="35.700001" calcext:value-type="float">
            <text:p>35.700001</text:p>
          </table:table-cell>
          <table:table-cell office:value-type="float" office:value="-25.650002" calcext:value-type="float">
            <text:p>-25.650002</text:p>
          </table:table-cell>
          <table:table-cell office:value-type="float" office:value="-33.300003" calcext:value-type="float">
            <text:p>-33.300003</text:p>
          </table:table-cell>
          <table:table-cell table:number-columns-repeated="5"/>
          <table:table-cell table:formula="of:=[.$H$2]+([.$H$3]*[.D154])" office:value-type="float" office:value="44.700001" calcext:value-type="float">
            <text:p>44.700001</text:p>
          </table:table-cell>
          <table:table-cell table:formula="of:=[.$I$2]+([.$I$3]*[.E154])" office:value-type="float" office:value="-41.650002" calcext:value-type="float">
            <text:p>-41.650002</text:p>
          </table:table-cell>
          <table:table-cell table:formula="of:=[.$J$2]+([.$J$3]*[.F154])" office:value-type="float" office:value="-33.300003" calcext:value-type="float">
            <text:p>-33.300003</text:p>
          </table:table-cell>
        </table:table-row>
        <table:table-row table:style-name="ro1">
          <table:table-cell office:value-type="float" office:value="-0.711963" calcext:value-type="float">
            <text:p>-0.711963</text:p>
          </table:table-cell>
          <table:table-cell office:value-type="float" office:value="0.135332" calcext:value-type="float">
            <text:p>0.135332</text:p>
          </table:table-cell>
          <table:table-cell office:value-type="float" office:value="1.259174" calcext:value-type="float">
            <text:p>1.259174</text:p>
          </table:table-cell>
          <table:table-cell office:value-type="float" office:value="25.050001" calcext:value-type="float">
            <text:p>25.050001</text:p>
          </table:table-cell>
          <table:table-cell office:value-type="float" office:value="-27.000002" calcext:value-type="float">
            <text:p>-27.000002</text:p>
          </table:table-cell>
          <table:table-cell office:value-type="float" office:value="-40.650002" calcext:value-type="float">
            <text:p>-40.650002</text:p>
          </table:table-cell>
          <table:table-cell table:number-columns-repeated="5"/>
          <table:table-cell table:formula="of:=[.$H$2]+([.$H$3]*[.D155])" office:value-type="float" office:value="34.050001" calcext:value-type="float">
            <text:p>34.050001</text:p>
          </table:table-cell>
          <table:table-cell table:formula="of:=[.$I$2]+([.$I$3]*[.E155])" office:value-type="float" office:value="-43.000002" calcext:value-type="float">
            <text:p>-43.000002</text:p>
          </table:table-cell>
          <table:table-cell table:formula="of:=[.$J$2]+([.$J$3]*[.F155])" office:value-type="float" office:value="-40.650002" calcext:value-type="float">
            <text:p>-40.650002</text:p>
          </table:table-cell>
        </table:table-row>
        <table:table-row table:style-name="ro1">
          <table:table-cell office:value-type="float" office:value="-0.570747" calcext:value-type="float">
            <text:p>-0.570747</text:p>
          </table:table-cell>
          <table:table-cell office:value-type="float" office:value="0.164752" calcext:value-type="float">
            <text:p>0.164752</text:p>
          </table:table-cell>
          <table:table-cell office:value-type="float" office:value="1.618097" calcext:value-type="float">
            <text:p>1.618097</text:p>
          </table:table-cell>
          <table:table-cell office:value-type="float" office:value="16.050001" calcext:value-type="float">
            <text:p>16.050001</text:p>
          </table:table-cell>
          <table:table-cell office:value-type="float" office:value="-25.800001" calcext:value-type="float">
            <text:p>-25.800001</text:p>
          </table:table-cell>
          <table:table-cell office:value-type="float" office:value="-44.700001" calcext:value-type="float">
            <text:p>-44.700001</text:p>
          </table:table-cell>
          <table:table-cell table:number-columns-repeated="5"/>
          <table:table-cell table:formula="of:=[.$H$2]+([.$H$3]*[.D156])" office:value-type="float" office:value="25.050001" calcext:value-type="float">
            <text:p>25.050001</text:p>
          </table:table-cell>
          <table:table-cell table:formula="of:=[.$I$2]+([.$I$3]*[.E156])" office:value-type="float" office:value="-41.800001" calcext:value-type="float">
            <text:p>-41.800001</text:p>
          </table:table-cell>
          <table:table-cell table:formula="of:=[.$J$2]+([.$J$3]*[.F156])" office:value-type="float" office:value="-44.700001" calcext:value-type="float">
            <text:p>-44.700001</text:p>
          </table:table-cell>
        </table:table-row>
        <table:table-row table:style-name="ro1">
          <table:table-cell office:value-type="float" office:value="-0.300084" calcext:value-type="float">
            <text:p>-0.300084</text:p>
          </table:table-cell>
          <table:table-cell office:value-type="float" office:value="0.111796" calcext:value-type="float">
            <text:p>0.111796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6.9" calcext:value-type="float">
            <text:p>6.9</text:p>
          </table:table-cell>
          <table:table-cell office:value-type="float" office:value="-24.750002" calcext:value-type="float">
            <text:p>-24.750002</text:p>
          </table:table-cell>
          <table:table-cell office:value-type="float" office:value="-47.850002" calcext:value-type="float">
            <text:p>-47.850002</text:p>
          </table:table-cell>
          <table:table-cell table:number-columns-repeated="5"/>
          <table:table-cell table:formula="of:=[.$H$2]+([.$H$3]*[.D157])" office:value-type="float" office:value="15.9" calcext:value-type="float">
            <text:p>15.9</text:p>
          </table:table-cell>
          <table:table-cell table:formula="of:=[.$I$2]+([.$I$3]*[.E157])" office:value-type="float" office:value="-40.750002" calcext:value-type="float">
            <text:p>-40.750002</text:p>
          </table:table-cell>
          <table:table-cell table:formula="of:=[.$J$2]+([.$J$3]*[.F157])" office:value-type="float" office:value="-47.850002" calcext:value-type="float">
            <text:p>-47.850002</text:p>
          </table:table-cell>
        </table:table-row>
        <table:table-row table:style-name="ro1">
          <table:table-cell office:value-type="float" office:value="-0.02942" calcext:value-type="float">
            <text:p>-0.02942</text:p>
          </table:table-cell>
          <table:table-cell office:value-type="float" office:value="0.076492" calcext:value-type="float">
            <text:p>0.076492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2.4" calcext:value-type="float">
            <text:p>-2.4</text:p>
          </table:table-cell>
          <table:table-cell office:value-type="float" office:value="-22.5" calcext:value-type="float">
            <text:p>-22.5</text:p>
          </table:table-cell>
          <table:table-cell office:value-type="float" office:value="-49.800003" calcext:value-type="float">
            <text:p>-49.800003</text:p>
          </table:table-cell>
          <table:table-cell table:number-columns-repeated="5"/>
          <table:table-cell table:formula="of:=[.$H$2]+([.$H$3]*[.D158])" office:value-type="float" office:value="6.6" calcext:value-type="float">
            <text:p>6.6</text:p>
          </table:table-cell>
          <table:table-cell table:formula="of:=[.$I$2]+([.$I$3]*[.E158])" office:value-type="float" office:value="-38.5" calcext:value-type="float">
            <text:p>-38.5</text:p>
          </table:table-cell>
          <table:table-cell table:formula="of:=[.$J$2]+([.$J$3]*[.F158])" office:value-type="float" office:value="-49.800003" calcext:value-type="float">
            <text:p>-49.800003</text:p>
          </table:table-cell>
        </table:table-row>
        <table:table-row table:style-name="ro1">
          <table:table-cell office:value-type="float" office:value="0.094144" calcext:value-type="float">
            <text:p>0.094144</text:p>
          </table:table-cell>
          <table:table-cell office:value-type="float" office:value="0.041188" calcext:value-type="float">
            <text:p>0.041188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-12" calcext:value-type="float">
            <text:p>-12</text:p>
          </table:table-cell>
          <table:table-cell office:value-type="float" office:value="-22.200001" calcext:value-type="float">
            <text:p>-22.200001</text:p>
          </table:table-cell>
          <table:table-cell office:value-type="float" office:value="-50.400002" calcext:value-type="float">
            <text:p>-50.400002</text:p>
          </table:table-cell>
          <table:table-cell table:number-columns-repeated="5"/>
          <table:table-cell table:formula="of:=[.$H$2]+([.$H$3]*[.D159])" office:value-type="float" office:value="-3" calcext:value-type="float">
            <text:p>-3</text:p>
          </table:table-cell>
          <table:table-cell table:formula="of:=[.$I$2]+([.$I$3]*[.E159])" office:value-type="float" office:value="-38.200001" calcext:value-type="float">
            <text:p>-38.200001</text:p>
          </table:table-cell>
          <table:table-cell table:formula="of:=[.$J$2]+([.$J$3]*[.F159])" office:value-type="float" office:value="-50.400002" calcext:value-type="float">
            <text:p>-50.400002</text:p>
          </table:table-cell>
        </table:table-row>
        <table:table-row table:style-name="ro1">
          <table:table-cell office:value-type="float" office:value="0.335387" calcext:value-type="float">
            <text:p>0.335387</text:p>
          </table:table-cell>
          <table:table-cell office:value-type="float" office:value="0.041188" calcext:value-type="float">
            <text:p>0.041188</text:p>
          </table:table-cell>
          <table:table-cell office:value-type="float" office:value="1.376854" calcext:value-type="float">
            <text:p>1.376854</text:p>
          </table:table-cell>
          <table:table-cell office:value-type="float" office:value="-18.300001" calcext:value-type="float">
            <text:p>-18.300001</text:p>
          </table:table-cell>
          <table:table-cell office:value-type="float" office:value="-22.35" calcext:value-type="float">
            <text:p>-22.35</text:p>
          </table:table-cell>
          <table:table-cell office:value-type="float" office:value="-49.200001" calcext:value-type="float">
            <text:p>-49.200001</text:p>
          </table:table-cell>
          <table:table-cell table:number-columns-repeated="5"/>
          <table:table-cell table:formula="of:=[.$H$2]+([.$H$3]*[.D160])" office:value-type="float" office:value="-9.300001" calcext:value-type="float">
            <text:p>-9.300001</text:p>
          </table:table-cell>
          <table:table-cell table:formula="of:=[.$I$2]+([.$I$3]*[.E160])" office:value-type="float" office:value="-38.35" calcext:value-type="float">
            <text:p>-38.35</text:p>
          </table:table-cell>
          <table:table-cell table:formula="of:=[.$J$2]+([.$J$3]*[.F160])" office:value-type="float" office:value="-49.200001" calcext:value-type="float">
            <text:p>-49.200001</text:p>
          </table:table-cell>
        </table:table-row>
        <table:table-row table:style-name="ro1">
          <table:table-cell office:value-type="float" office:value="0.423647" calcext:value-type="float">
            <text:p>0.423647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335666" calcext:value-type="float">
            <text:p>1.335666</text:p>
          </table:table-cell>
          <table:table-cell office:value-type="float" office:value="-24.150002" calcext:value-type="float">
            <text:p>-24.150002</text:p>
          </table:table-cell>
          <table:table-cell office:value-type="float" office:value="-21.300001" calcext:value-type="float">
            <text:p>-21.300001</text:p>
          </table:table-cell>
          <table:table-cell office:value-type="float" office:value="-48.900002" calcext:value-type="float">
            <text:p>-48.900002</text:p>
          </table:table-cell>
          <table:table-cell table:number-columns-repeated="5"/>
          <table:table-cell table:formula="of:=[.$H$2]+([.$H$3]*[.D161])" office:value-type="float" office:value="-15.150002" calcext:value-type="float">
            <text:p>-15.150002</text:p>
          </table:table-cell>
          <table:table-cell table:formula="of:=[.$I$2]+([.$I$3]*[.E161])" office:value-type="float" office:value="-37.300001" calcext:value-type="float">
            <text:p>-37.300001</text:p>
          </table:table-cell>
          <table:table-cell table:formula="of:=[.$J$2]+([.$J$3]*[.F161])" office:value-type="float" office:value="-48.900002" calcext:value-type="float">
            <text:p>-48.900002</text:p>
          </table:table-cell>
        </table:table-row>
        <table:table-row table:style-name="ro1">
          <table:table-cell office:value-type="float" office:value="0.270664" calcext:value-type="float">
            <text:p>0.270664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16.35" calcext:value-type="float">
            <text:p>-16.35</text:p>
          </table:table-cell>
          <table:table-cell office:value-type="float" office:value="-18.75" calcext:value-type="float">
            <text:p>-18.75</text:p>
          </table:table-cell>
          <table:table-cell office:value-type="float" office:value="-51.750004" calcext:value-type="float">
            <text:p>-51.750004</text:p>
          </table:table-cell>
          <table:table-cell table:number-columns-repeated="5"/>
          <table:table-cell table:formula="of:=[.$H$2]+([.$H$3]*[.D162])" office:value-type="float" office:value="-7.35" calcext:value-type="float">
            <text:p>-7.35</text:p>
          </table:table-cell>
          <table:table-cell table:formula="of:=[.$I$2]+([.$I$3]*[.E162])" office:value-type="float" office:value="-34.75" calcext:value-type="float">
            <text:p>-34.75</text:p>
          </table:table-cell>
          <table:table-cell table:formula="of:=[.$J$2]+([.$J$3]*[.F162])" office:value-type="float" office:value="-51.750004" calcext:value-type="float">
            <text:p>-51.750004</text:p>
          </table:table-cell>
        </table:table-row>
        <table:table-row table:style-name="ro1">
          <table:table-cell office:value-type="float" office:value="0.094144" calcext:value-type="float">
            <text:p>0.094144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365086" calcext:value-type="float">
            <text:p>1.365086</text:p>
          </table:table-cell>
          <table:table-cell office:value-type="float" office:value="-2.85" calcext:value-type="float">
            <text:p>-2.85</text:p>
          </table:table-cell>
          <table:table-cell office:value-type="float" office:value="-16.35" calcext:value-type="float">
            <text:p>-16.35</text:p>
          </table:table-cell>
          <table:table-cell office:value-type="float" office:value="-52.950001" calcext:value-type="float">
            <text:p>-52.950001</text:p>
          </table:table-cell>
          <table:table-cell table:number-columns-repeated="5"/>
          <table:table-cell table:formula="of:=[.$H$2]+([.$H$3]*[.D163])" office:value-type="float" office:value="6.15" calcext:value-type="float">
            <text:p>6.15</text:p>
          </table:table-cell>
          <table:table-cell table:formula="of:=[.$I$2]+([.$I$3]*[.E163])" office:value-type="float" office:value="-32.35" calcext:value-type="float">
            <text:p>-32.35</text:p>
          </table:table-cell>
          <table:table-cell table:formula="of:=[.$J$2]+([.$J$3]*[.F163])" office:value-type="float" office:value="-52.950001" calcext:value-type="float">
            <text:p>-52.950001</text:p>
          </table:table-cell>
        </table:table-row>
        <table:table-row table:style-name="ro1">
          <table:table-cell office:value-type="float" office:value="-0.2942" calcext:value-type="float">
            <text:p>-0.2942</text:p>
          </table:table-cell>
          <table:table-cell office:value-type="float" office:value="-0.08826" calcext:value-type="float">
            <text:p>-0.08826</text:p>
          </table:table-cell>
          <table:table-cell office:value-type="float" office:value="1.48865" calcext:value-type="float">
            <text:p>1.48865</text:p>
          </table:table-cell>
          <table:table-cell office:value-type="float" office:value="9.6" calcext:value-type="float">
            <text:p>9.6</text:p>
          </table:table-cell>
          <table:table-cell office:value-type="float" office:value="-16.050001" calcext:value-type="float">
            <text:p>-16.050001</text:p>
          </table:table-cell>
          <table:table-cell office:value-type="float" office:value="-51.300003" calcext:value-type="float">
            <text:p>-51.300003</text:p>
          </table:table-cell>
          <table:table-cell table:number-columns-repeated="5"/>
          <table:table-cell table:formula="of:=[.$H$2]+([.$H$3]*[.D164])" office:value-type="float" office:value="18.6" calcext:value-type="float">
            <text:p>18.6</text:p>
          </table:table-cell>
          <table:table-cell table:formula="of:=[.$I$2]+([.$I$3]*[.E164])" office:value-type="float" office:value="-32.050001" calcext:value-type="float">
            <text:p>-32.050001</text:p>
          </table:table-cell>
          <table:table-cell table:formula="of:=[.$J$2]+([.$J$3]*[.F164])" office:value-type="float" office:value="-51.300003" calcext:value-type="float">
            <text:p>-51.300003</text:p>
          </table:table-cell>
        </table:table-row>
        <table:table-row table:style-name="ro1">
          <table:table-cell office:value-type="float" office:value="-0.394227" calcext:value-type="float">
            <text:p>-0.394227</text:p>
          </table:table-cell>
          <table:table-cell office:value-type="float" office:value="-0.105912" calcext:value-type="float">
            <text:p>-0.105912</text:p>
          </table:table-cell>
          <table:table-cell office:value-type="float" office:value="1.323898" calcext:value-type="float">
            <text:p>1.323898</text:p>
          </table:table-cell>
          <table:table-cell office:value-type="float" office:value="21.6" calcext:value-type="float">
            <text:p>21.6</text:p>
          </table:table-cell>
          <table:table-cell office:value-type="float" office:value="-18.300001" calcext:value-type="float">
            <text:p>-18.300001</text:p>
          </table:table-cell>
          <table:table-cell office:value-type="float" office:value="-46.950001" calcext:value-type="float">
            <text:p>-46.950001</text:p>
          </table:table-cell>
          <table:table-cell table:number-columns-repeated="5"/>
          <table:table-cell table:formula="of:=[.$H$2]+([.$H$3]*[.D165])" office:value-type="float" office:value="30.6" calcext:value-type="float">
            <text:p>30.6</text:p>
          </table:table-cell>
          <table:table-cell table:formula="of:=[.$I$2]+([.$I$3]*[.E165])" office:value-type="float" office:value="-34.300001" calcext:value-type="float">
            <text:p>-34.300001</text:p>
          </table:table-cell>
          <table:table-cell table:formula="of:=[.$J$2]+([.$J$3]*[.F165])" office:value-type="float" office:value="-46.950001" calcext:value-type="float">
            <text:p>-46.950001</text:p>
          </table:table-cell>
        </table:table-row>
        <table:table-row table:style-name="ro1">
          <table:table-cell office:value-type="float" office:value="-0.635471" calcext:value-type="float">
            <text:p>-0.635471</text:p>
          </table:table-cell>
          <table:table-cell office:value-type="float" office:value="0.070608" calcext:value-type="float">
            <text:p>0.070608</text:p>
          </table:table-cell>
          <table:table-cell office:value-type="float" office:value="1.212102" calcext:value-type="float">
            <text:p>1.212102</text:p>
          </table:table-cell>
          <table:table-cell office:value-type="float" office:value="30.150002" calcext:value-type="float">
            <text:p>30.150002</text:p>
          </table:table-cell>
          <table:table-cell office:value-type="float" office:value="-21.150002" calcext:value-type="float">
            <text:p>-21.150002</text:p>
          </table:table-cell>
          <table:table-cell office:value-type="float" office:value="-40.950001" calcext:value-type="float">
            <text:p>-40.950001</text:p>
          </table:table-cell>
          <table:table-cell table:number-columns-repeated="5"/>
          <table:table-cell table:formula="of:=[.$H$2]+([.$H$3]*[.D166])" office:value-type="float" office:value="39.150002" calcext:value-type="float">
            <text:p>39.150002</text:p>
          </table:table-cell>
          <table:table-cell table:formula="of:=[.$I$2]+([.$I$3]*[.E166])" office:value-type="float" office:value="-37.150002" calcext:value-type="float">
            <text:p>-37.150002</text:p>
          </table:table-cell>
          <table:table-cell table:formula="of:=[.$J$2]+([.$J$3]*[.F166])" office:value-type="float" office:value="-40.950001" calcext:value-type="float">
            <text:p>-40.950001</text:p>
          </table:table-cell>
        </table:table-row>
        <table:table-row table:style-name="ro1">
          <table:table-cell office:value-type="float" office:value="-0.923787" calcext:value-type="float">
            <text:p>-0.923787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1.206218" calcext:value-type="float">
            <text:p>1.206218</text:p>
          </table:table-cell>
          <table:table-cell office:value-type="float" office:value="38.25" calcext:value-type="float">
            <text:p>38.25</text:p>
          </table:table-cell>
          <table:table-cell office:value-type="float" office:value="-23.1" calcext:value-type="float">
            <text:p>-23.1</text:p>
          </table:table-cell>
          <table:table-cell office:value-type="float" office:value="-34.200001" calcext:value-type="float">
            <text:p>-34.200001</text:p>
          </table:table-cell>
          <table:table-cell table:number-columns-repeated="5"/>
          <table:table-cell table:formula="of:=[.$H$2]+([.$H$3]*[.D167])" office:value-type="float" office:value="47.25" calcext:value-type="float">
            <text:p>47.25</text:p>
          </table:table-cell>
          <table:table-cell table:formula="of:=[.$I$2]+([.$I$3]*[.E167])" office:value-type="float" office:value="-39.1" calcext:value-type="float">
            <text:p>-39.1</text:p>
          </table:table-cell>
          <table:table-cell table:formula="of:=[.$J$2]+([.$J$3]*[.F167])" office:value-type="float" office:value="-34.200001" calcext:value-type="float">
            <text:p>-34.200001</text:p>
          </table:table-cell>
        </table:table-row>
        <table:table-row table:style-name="ro1">
          <table:table-cell office:value-type="float" office:value="-0.917903" calcext:value-type="float">
            <text:p>-0.917903</text:p>
          </table:table-cell>
          <table:table-cell office:value-type="float" office:value="0.076492" calcext:value-type="float">
            <text:p>0.076492</text:p>
          </table:table-cell>
          <table:table-cell office:value-type="float" office:value="1.25329" calcext:value-type="float">
            <text:p>1.25329</text:p>
          </table:table-cell>
          <table:table-cell office:value-type="float" office:value="36.900002" calcext:value-type="float">
            <text:p>36.900002</text:p>
          </table:table-cell>
          <table:table-cell office:value-type="float" office:value="-24.150002" calcext:value-type="float">
            <text:p>-24.150002</text:p>
          </table:table-cell>
          <table:table-cell office:value-type="float" office:value="-33.450001" calcext:value-type="float">
            <text:p>-33.450001</text:p>
          </table:table-cell>
          <table:table-cell table:number-columns-repeated="5"/>
          <table:table-cell table:formula="of:=[.$H$2]+([.$H$3]*[.D168])" office:value-type="float" office:value="45.900002" calcext:value-type="float">
            <text:p>45.900002</text:p>
          </table:table-cell>
          <table:table-cell table:formula="of:=[.$I$2]+([.$I$3]*[.E168])" office:value-type="float" office:value="-40.150002" calcext:value-type="float">
            <text:p>-40.150002</text:p>
          </table:table-cell>
          <table:table-cell table:formula="of:=[.$J$2]+([.$J$3]*[.F168])" office:value-type="float" office:value="-33.450001" calcext:value-type="float">
            <text:p>-33.450001</text:p>
          </table:table-cell>
        </table:table-row>
        <table:table-row table:style-name="ro1">
          <table:table-cell office:value-type="float" office:value="-0.582515" calcext:value-type="float">
            <text:p>-0.582515</text:p>
          </table:table-cell>
          <table:table-cell office:value-type="float" office:value="0.141216" calcext:value-type="float">
            <text:p>0.141216</text:p>
          </table:table-cell>
          <table:table-cell office:value-type="float" office:value="1.276826" calcext:value-type="float">
            <text:p>1.276826</text:p>
          </table:table-cell>
          <table:table-cell office:value-type="float" office:value="22.800001" calcext:value-type="float">
            <text:p>22.800001</text:p>
          </table:table-cell>
          <table:table-cell office:value-type="float" office:value="-27.150002" calcext:value-type="float">
            <text:p>-27.150002</text:p>
          </table:table-cell>
          <table:table-cell office:value-type="float" office:value="-40.800003" calcext:value-type="float">
            <text:p>-40.800003</text:p>
          </table:table-cell>
          <table:table-cell table:number-columns-repeated="5"/>
          <table:table-cell table:formula="of:=[.$H$2]+([.$H$3]*[.D169])" office:value-type="float" office:value="31.800001" calcext:value-type="float">
            <text:p>31.800001</text:p>
          </table:table-cell>
          <table:table-cell table:formula="of:=[.$I$2]+([.$I$3]*[.E169])" office:value-type="float" office:value="-43.150002" calcext:value-type="float">
            <text:p>-43.150002</text:p>
          </table:table-cell>
          <table:table-cell table:formula="of:=[.$J$2]+([.$J$3]*[.F169])" office:value-type="float" office:value="-40.800003" calcext:value-type="float">
            <text:p>-40.800003</text:p>
          </table:table-cell>
        </table:table-row>
        <table:table-row table:style-name="ro1">
          <table:table-cell office:value-type="float" office:value="-0.470719" calcext:value-type="float">
            <text:p>-0.470719</text:p>
          </table:table-cell>
          <table:table-cell office:value-type="float" office:value="0.170636" calcext:value-type="float">
            <text:p>0.170636</text:p>
          </table:table-cell>
          <table:table-cell office:value-type="float" office:value="1.347434" calcext:value-type="float">
            <text:p>1.347434</text:p>
          </table:table-cell>
          <table:table-cell office:value-type="float" office:value="14.85" calcext:value-type="float">
            <text:p>14.85</text:p>
          </table:table-cell>
          <table:table-cell office:value-type="float" office:value="-29.1" calcext:value-type="float">
            <text:p>-29.1</text:p>
          </table:table-cell>
          <table:table-cell office:value-type="float" office:value="-42.450001" calcext:value-type="float">
            <text:p>-42.450001</text:p>
          </table:table-cell>
          <table:table-cell table:number-columns-repeated="5"/>
          <table:table-cell table:formula="of:=[.$H$2]+([.$H$3]*[.D170])" office:value-type="float" office:value="23.85" calcext:value-type="float">
            <text:p>23.85</text:p>
          </table:table-cell>
          <table:table-cell table:formula="of:=[.$I$2]+([.$I$3]*[.E170])" office:value-type="float" office:value="-45.1" calcext:value-type="float">
            <text:p>-45.1</text:p>
          </table:table-cell>
          <table:table-cell table:formula="of:=[.$J$2]+([.$J$3]*[.F170])" office:value-type="float" office:value="-42.450001" calcext:value-type="float">
            <text:p>-42.450001</text:p>
          </table:table-cell>
        </table:table-row>
        <table:table-row table:style-name="ro1">
          <table:table-cell office:value-type="float" office:value="-0.164752" calcext:value-type="float">
            <text:p>-0.164752</text:p>
          </table:table-cell>
          <table:table-cell office:value-type="float" office:value="0.194172" calcext:value-type="float">
            <text:p>0.194172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3.9" calcext:value-type="float">
            <text:p>3.9</text:p>
          </table:table-cell>
          <table:table-cell office:value-type="float" office:value="-28.35" calcext:value-type="float">
            <text:p>-28.35</text:p>
          </table:table-cell>
          <table:table-cell office:value-type="float" office:value="-45.600002" calcext:value-type="float">
            <text:p>-45.600002</text:p>
          </table:table-cell>
          <table:table-cell table:number-columns-repeated="5"/>
          <table:table-cell table:formula="of:=[.$H$2]+([.$H$3]*[.D171])" office:value-type="float" office:value="12.9" calcext:value-type="float">
            <text:p>12.9</text:p>
          </table:table-cell>
          <table:table-cell table:formula="of:=[.$I$2]+([.$I$3]*[.E171])" office:value-type="float" office:value="-44.35" calcext:value-type="float">
            <text:p>-44.35</text:p>
          </table:table-cell>
          <table:table-cell table:formula="of:=[.$J$2]+([.$J$3]*[.F171])" office:value-type="float" office:value="-45.600002" calcext:value-type="float">
            <text:p>-45.600002</text:p>
          </table:table-cell>
        </table:table-row>
        <table:table-row table:style-name="ro1">
          <table:table-cell office:value-type="float" office:value="0.123564" calcext:value-type="float">
            <text:p>0.123564</text:p>
          </table:table-cell>
          <table:table-cell office:value-type="float" office:value="0.23536" calcext:value-type="float">
            <text:p>0.23536</text:p>
          </table:table-cell>
          <table:table-cell office:value-type="float" office:value="1.388622" calcext:value-type="float">
            <text:p>1.388622</text:p>
          </table:table-cell>
          <table:table-cell office:value-type="float" office:value="-14.55" calcext:value-type="float">
            <text:p>-14.55</text:p>
          </table:table-cell>
          <table:table-cell office:value-type="float" office:value="-29.85" calcext:value-type="float">
            <text:p>-29.85</text:p>
          </table:table-cell>
          <table:table-cell office:value-type="float" office:value="-45.300003" calcext:value-type="float">
            <text:p>-45.300003</text:p>
          </table:table-cell>
          <table:table-cell table:number-columns-repeated="5"/>
          <table:table-cell table:formula="of:=[.$H$2]+([.$H$3]*[.D172])" office:value-type="float" office:value="-5.55" calcext:value-type="float">
            <text:p>-5.55</text:p>
          </table:table-cell>
          <table:table-cell table:formula="of:=[.$I$2]+([.$I$3]*[.E172])" office:value-type="float" office:value="-45.85" calcext:value-type="float">
            <text:p>-45.85</text:p>
          </table:table-cell>
          <table:table-cell table:formula="of:=[.$J$2]+([.$J$3]*[.F172])" office:value-type="float" office:value="-45.300003" calcext:value-type="float">
            <text:p>-45.300003</text:p>
          </table:table-cell>
        </table:table-row>
        <table:table-row table:style-name="ro1">
          <table:table-cell office:value-type="float" office:value="0.488371" calcext:value-type="float">
            <text:p>0.488371</text:p>
          </table:table-cell>
          <table:table-cell office:value-type="float" office:value="0.152984" calcext:value-type="float">
            <text:p>0.152984</text:p>
          </table:table-cell>
          <table:table-cell office:value-type="float" office:value="1.347434" calcext:value-type="float">
            <text:p>1.347434</text:p>
          </table:table-cell>
          <table:table-cell office:value-type="float" office:value="-24.450001" calcext:value-type="float">
            <text:p>-24.450001</text:p>
          </table:table-cell>
          <table:table-cell office:value-type="float" office:value="-27.150002" calcext:value-type="float">
            <text:p>-27.150002</text:p>
          </table:table-cell>
          <table:table-cell office:value-type="float" office:value="-45.600002" calcext:value-type="float">
            <text:p>-45.600002</text:p>
          </table:table-cell>
          <table:table-cell table:number-columns-repeated="5"/>
          <table:table-cell table:formula="of:=[.$H$2]+([.$H$3]*[.D173])" office:value-type="float" office:value="-15.450001" calcext:value-type="float">
            <text:p>-15.450001</text:p>
          </table:table-cell>
          <table:table-cell table:formula="of:=[.$I$2]+([.$I$3]*[.E173])" office:value-type="float" office:value="-43.150002" calcext:value-type="float">
            <text:p>-43.150002</text:p>
          </table:table-cell>
          <table:table-cell table:formula="of:=[.$J$2]+([.$J$3]*[.F173])" office:value-type="float" office:value="-45.600002" calcext:value-type="float">
            <text:p>-45.600002</text:p>
          </table:table-cell>
        </table:table-row>
        <table:table-row table:style-name="ro1">
          <table:table-cell office:value-type="float" office:value="0.670775" calcext:value-type="float">
            <text:p>0.670775</text:p>
          </table:table-cell>
          <table:table-cell office:value-type="float" office:value="0.111796" calcext:value-type="float">
            <text:p>0.111796</text:p>
          </table:table-cell>
          <table:table-cell office:value-type="float" office:value="1.247406" calcext:value-type="float">
            <text:p>1.247406</text:p>
          </table:table-cell>
          <table:table-cell office:value-type="float" office:value="-34.350002" calcext:value-type="float">
            <text:p>-34.350002</text:p>
          </table:table-cell>
          <table:table-cell office:value-type="float" office:value="-25.200001" calcext:value-type="float">
            <text:p>-25.200001</text:p>
          </table:table-cell>
          <table:table-cell office:value-type="float" office:value="-43.350002" calcext:value-type="float">
            <text:p>-43.350002</text:p>
          </table:table-cell>
          <table:table-cell table:number-columns-repeated="5"/>
          <table:table-cell table:formula="of:=[.$H$2]+([.$H$3]*[.D174])" office:value-type="float" office:value="-25.350002" calcext:value-type="float">
            <text:p>-25.350002</text:p>
          </table:table-cell>
          <table:table-cell table:formula="of:=[.$I$2]+([.$I$3]*[.E174])" office:value-type="float" office:value="-41.200001" calcext:value-type="float">
            <text:p>-41.200001</text:p>
          </table:table-cell>
          <table:table-cell table:formula="of:=[.$J$2]+([.$J$3]*[.F174])" office:value-type="float" office:value="-43.350002" calcext:value-type="float">
            <text:p>-43.350002</text:p>
          </table:table-cell>
        </table:table-row>
        <table:table-row table:style-name="ro1">
          <table:table-cell office:value-type="float" office:value="0.811991" calcext:value-type="float">
            <text:p>0.811991</text:p>
          </table:table-cell>
          <table:table-cell office:value-type="float" office:value="0.082376" calcext:value-type="float">
            <text:p>0.082376</text:p>
          </table:table-cell>
          <table:table-cell office:value-type="float" office:value="1.117958" calcext:value-type="float">
            <text:p>1.117958</text:p>
          </table:table-cell>
          <table:table-cell office:value-type="float" office:value="-40.200001" calcext:value-type="float">
            <text:p>-40.200001</text:p>
          </table:table-cell>
          <table:table-cell office:value-type="float" office:value="-24" calcext:value-type="float">
            <text:p>-24</text:p>
          </table:table-cell>
          <table:table-cell office:value-type="float" office:value="-41.25" calcext:value-type="float">
            <text:p>-41.25</text:p>
          </table:table-cell>
          <table:table-cell table:number-columns-repeated="5"/>
          <table:table-cell table:formula="of:=[.$H$2]+([.$H$3]*[.D175])" office:value-type="float" office:value="-31.200001" calcext:value-type="float">
            <text:p>-31.200001</text:p>
          </table:table-cell>
          <table:table-cell table:formula="of:=[.$I$2]+([.$I$3]*[.E175])" office:value-type="float" office:value="-40" calcext:value-type="float">
            <text:p>-40</text:p>
          </table:table-cell>
          <table:table-cell table:formula="of:=[.$J$2]+([.$J$3]*[.F175])" office:value-type="float" office:value="-41.25" calcext:value-type="float">
            <text:p>-41.25</text:p>
          </table:table-cell>
        </table:table-row>
        <table:table-row table:style-name="ro1">
          <table:table-cell office:value-type="float" office:value="0.759035" calcext:value-type="float">
            <text:p>0.759035</text:p>
          </table:table-cell>
          <table:table-cell office:value-type="float" office:value="0.076492" calcext:value-type="float">
            <text:p>0.076492</text:p>
          </table:table-cell>
          <table:table-cell office:value-type="float" office:value="1.170914" calcext:value-type="float">
            <text:p>1.170914</text:p>
          </table:table-cell>
          <table:table-cell office:value-type="float" office:value="-38.550003" calcext:value-type="float">
            <text:p>-38.550003</text:p>
          </table:table-cell>
          <table:table-cell office:value-type="float" office:value="-22.950001" calcext:value-type="float">
            <text:p>-22.950001</text:p>
          </table:table-cell>
          <table:table-cell office:value-type="float" office:value="-43.800003" calcext:value-type="float">
            <text:p>-43.800003</text:p>
          </table:table-cell>
          <table:table-cell table:number-columns-repeated="5"/>
          <table:table-cell table:formula="of:=[.$H$2]+([.$H$3]*[.D176])" office:value-type="float" office:value="-29.550003" calcext:value-type="float">
            <text:p>-29.550003</text:p>
          </table:table-cell>
          <table:table-cell table:formula="of:=[.$I$2]+([.$I$3]*[.E176])" office:value-type="float" office:value="-38.950001" calcext:value-type="float">
            <text:p>-38.950001</text:p>
          </table:table-cell>
          <table:table-cell table:formula="of:=[.$J$2]+([.$J$3]*[.F176])" office:value-type="float" office:value="-43.800003" calcext:value-type="float">
            <text:p>-43.800003</text:p>
          </table:table-cell>
        </table:table-row>
        <table:table-row table:style-name="ro1">
          <table:table-cell office:value-type="float" office:value="0.570747" calcext:value-type="float">
            <text:p>0.570747</text:p>
          </table:table-cell>
          <table:table-cell office:value-type="float" office:value="0.076492" calcext:value-type="float">
            <text:p>0.076492</text:p>
          </table:table-cell>
          <table:table-cell office:value-type="float" office:value="1.31213" calcext:value-type="float">
            <text:p>1.31213</text:p>
          </table:table-cell>
          <table:table-cell office:value-type="float" office:value="-29.400002" calcext:value-type="float">
            <text:p>-29.400002</text:p>
          </table:table-cell>
          <table:table-cell office:value-type="float" office:value="-23.85" calcext:value-type="float">
            <text:p>-23.85</text:p>
          </table:table-cell>
          <table:table-cell office:value-type="float" office:value="-45.900002" calcext:value-type="float">
            <text:p>-45.900002</text:p>
          </table:table-cell>
          <table:table-cell table:number-columns-repeated="5"/>
          <table:table-cell table:formula="of:=[.$H$2]+([.$H$3]*[.D177])" office:value-type="float" office:value="-20.400002" calcext:value-type="float">
            <text:p>-20.400002</text:p>
          </table:table-cell>
          <table:table-cell table:formula="of:=[.$I$2]+([.$I$3]*[.E177])" office:value-type="float" office:value="-39.85" calcext:value-type="float">
            <text:p>-39.85</text:p>
          </table:table-cell>
          <table:table-cell table:formula="of:=[.$J$2]+([.$J$3]*[.F177])" office:value-type="float" office:value="-45.900002" calcext:value-type="float">
            <text:p>-45.900002</text:p>
          </table:table-cell>
        </table:table-row>
        <table:table-row table:style-name="ro1">
          <table:table-cell office:value-type="float" office:value="0.247128" calcext:value-type="float">
            <text:p>0.247128</text:p>
          </table:table-cell>
          <table:table-cell office:value-type="float" office:value="0.047072" calcext:value-type="float">
            <text:p>0.047072</text:p>
          </table:table-cell>
          <table:table-cell office:value-type="float" office:value="1.388622" calcext:value-type="float">
            <text:p>1.388622</text:p>
          </table:table-cell>
          <table:table-cell office:value-type="float" office:value="-13.950001" calcext:value-type="float">
            <text:p>-13.950001</text:p>
          </table:table-cell>
          <table:table-cell office:value-type="float" office:value="-22.800001" calcext:value-type="float">
            <text:p>-22.800001</text:p>
          </table:table-cell>
          <table:table-cell office:value-type="float" office:value="-49.500004" calcext:value-type="float">
            <text:p>-49.500004</text:p>
          </table:table-cell>
          <table:table-cell table:number-columns-repeated="5"/>
          <table:table-cell table:formula="of:=[.$H$2]+([.$H$3]*[.D178])" office:value-type="float" office:value="-4.950001" calcext:value-type="float">
            <text:p>-4.950001</text:p>
          </table:table-cell>
          <table:table-cell table:formula="of:=[.$I$2]+([.$I$3]*[.E178])" office:value-type="float" office:value="-38.800001" calcext:value-type="float">
            <text:p>-38.800001</text:p>
          </table:table-cell>
          <table:table-cell table:formula="of:=[.$J$2]+([.$J$3]*[.F178])" office:value-type="float" office:value="-49.500004" calcext:value-type="float">
            <text:p>-49.500004</text:p>
          </table:table-cell>
        </table:table-row>
        <table:table-row table:style-name="ro1">
          <table:table-cell office:value-type="float" office:value="-0.270664" calcext:value-type="float">
            <text:p>-0.270664</text:p>
          </table:table-cell>
          <table:table-cell office:value-type="float" office:value="0.194172" calcext:value-type="float">
            <text:p>0.194172</text:p>
          </table:table-cell>
          <table:table-cell office:value-type="float" office:value="1.394506" calcext:value-type="float">
            <text:p>1.394506</text:p>
          </table:table-cell>
          <table:table-cell office:value-type="float" office:value="8.55" calcext:value-type="float">
            <text:p>8.55</text:p>
          </table:table-cell>
          <table:table-cell office:value-type="float" office:value="-24.6" calcext:value-type="float">
            <text:p>-24.6</text:p>
          </table:table-cell>
          <table:table-cell office:value-type="float" office:value="-47.100002" calcext:value-type="float">
            <text:p>-47.100002</text:p>
          </table:table-cell>
          <table:table-cell table:number-columns-repeated="5"/>
          <table:table-cell table:formula="of:=[.$H$2]+([.$H$3]*[.D179])" office:value-type="float" office:value="17.55" calcext:value-type="float">
            <text:p>17.55</text:p>
          </table:table-cell>
          <table:table-cell table:formula="of:=[.$I$2]+([.$I$3]*[.E179])" office:value-type="float" office:value="-40.6" calcext:value-type="float">
            <text:p>-40.6</text:p>
          </table:table-cell>
          <table:table-cell table:formula="of:=[.$J$2]+([.$J$3]*[.F179])" office:value-type="float" office:value="-47.100002" calcext:value-type="float">
            <text:p>-47.100002</text:p>
          </table:table-cell>
        </table:table-row>
        <table:table-row table:style-name="ro1">
          <table:table-cell office:value-type="float" office:value="-0.553095" calcext:value-type="float">
            <text:p>-0.553095</text:p>
          </table:table-cell>
          <table:table-cell office:value-type="float" office:value="0.11768" calcext:value-type="float">
            <text:p>0.11768</text:p>
          </table:table-cell>
          <table:table-cell office:value-type="float" office:value="1.22387" calcext:value-type="float">
            <text:p>1.22387</text:p>
          </table:table-cell>
          <table:table-cell office:value-type="float" office:value="29.700001" calcext:value-type="float">
            <text:p>29.700001</text:p>
          </table:table-cell>
          <table:table-cell office:value-type="float" office:value="-26.400002" calcext:value-type="float">
            <text:p>-26.400002</text:p>
          </table:table-cell>
          <table:table-cell office:value-type="float" office:value="-37.200001" calcext:value-type="float">
            <text:p>-37.200001</text:p>
          </table:table-cell>
          <table:table-cell table:number-columns-repeated="5"/>
          <table:table-cell table:formula="of:=[.$H$2]+([.$H$3]*[.D180])" office:value-type="float" office:value="38.700001" calcext:value-type="float">
            <text:p>38.700001</text:p>
          </table:table-cell>
          <table:table-cell table:formula="of:=[.$I$2]+([.$I$3]*[.E180])" office:value-type="float" office:value="-42.400002" calcext:value-type="float">
            <text:p>-42.400002</text:p>
          </table:table-cell>
          <table:table-cell table:formula="of:=[.$J$2]+([.$J$3]*[.F180])" office:value-type="float" office:value="-37.200001" calcext:value-type="float">
            <text:p>-37.200001</text:p>
          </table:table-cell>
        </table:table-row>
        <table:table-row table:style-name="ro1">
          <table:table-cell office:value-type="float" office:value="-1.082654" calcext:value-type="float">
            <text:p>-1.082654</text:p>
          </table:table-cell>
          <table:table-cell office:value-type="float" office:value="0.064724" calcext:value-type="float">
            <text:p>0.064724</text:p>
          </table:table-cell>
          <table:table-cell office:value-type="float" office:value="0.994394" calcext:value-type="float">
            <text:p>0.994394</text:p>
          </table:table-cell>
          <table:table-cell office:value-type="float" office:value="43.800003" calcext:value-type="float">
            <text:p>43.800003</text:p>
          </table:table-cell>
          <table:table-cell office:value-type="float" office:value="-22.35" calcext:value-type="float">
            <text:p>-22.35</text:p>
          </table:table-cell>
          <table:table-cell office:value-type="float" office:value="-28.200001" calcext:value-type="float">
            <text:p>-28.200001</text:p>
          </table:table-cell>
          <table:table-cell table:number-columns-repeated="5"/>
          <table:table-cell table:formula="of:=[.$H$2]+([.$H$3]*[.D181])" office:value-type="float" office:value="52.800003" calcext:value-type="float">
            <text:p>52.800003</text:p>
          </table:table-cell>
          <table:table-cell table:formula="of:=[.$I$2]+([.$I$3]*[.E181])" office:value-type="float" office:value="-38.35" calcext:value-type="float">
            <text:p>-38.35</text:p>
          </table:table-cell>
          <table:table-cell table:formula="of:=[.$J$2]+([.$J$3]*[.F181])" office:value-type="float" office:value="-28.200001" calcext:value-type="float">
            <text:p>-28.200001</text:p>
          </table:table-cell>
        </table:table-row>
        <table:table-row table:style-name="ro1">
          <table:table-cell office:value-type="float" office:value="-1.376854" calcext:value-type="float">
            <text:p>-1.376854</text:p>
          </table:table-cell>
          <table:table-cell office:value-type="float" office:value="0.076492" calcext:value-type="float">
            <text:p>0.076492</text:p>
          </table:table-cell>
          <table:table-cell office:value-type="float" office:value="0.776687" calcext:value-type="float">
            <text:p>0.776687</text:p>
          </table:table-cell>
          <table:table-cell office:value-type="float" office:value="52.500004" calcext:value-type="float">
            <text:p>52.500004</text:p>
          </table:table-cell>
          <table:table-cell office:value-type="float" office:value="-24" calcext:value-type="float">
            <text:p>-24</text:p>
          </table:table-cell>
          <table:table-cell office:value-type="float" office:value="-11.85" calcext:value-type="float">
            <text:p>-11.85</text:p>
          </table:table-cell>
          <table:table-cell table:number-columns-repeated="5"/>
          <table:table-cell table:formula="of:=[.$H$2]+([.$H$3]*[.D182])" office:value-type="float" office:value="61.500004" calcext:value-type="float">
            <text:p>61.500004</text:p>
          </table:table-cell>
          <table:table-cell table:formula="of:=[.$I$2]+([.$I$3]*[.E182])" office:value-type="float" office:value="-40" calcext:value-type="float">
            <text:p>-40</text:p>
          </table:table-cell>
          <table:table-cell table:formula="of:=[.$J$2]+([.$J$3]*[.F182])" office:value-type="float" office:value="-11.85" calcext:value-type="float">
            <text:p>-11.85</text:p>
          </table:table-cell>
        </table:table-row>
        <table:table-row table:style-name="ro1">
          <table:table-cell office:value-type="float" office:value="-1.500418" calcext:value-type="float">
            <text:p>-1.500418</text:p>
          </table:table-cell>
          <table:table-cell office:value-type="float" office:value="0.070608" calcext:value-type="float">
            <text:p>0.070608</text:p>
          </table:table-cell>
          <table:table-cell office:value-type="float" office:value="0.129448" calcext:value-type="float">
            <text:p>0.129448</text:p>
          </table:table-cell>
          <table:table-cell office:value-type="float" office:value="56.100002" calcext:value-type="float">
            <text:p>56.100002</text:p>
          </table:table-cell>
          <table:table-cell office:value-type="float" office:value="-24.150002" calcext:value-type="float">
            <text:p>-24.150002</text:p>
          </table:table-cell>
          <table:table-cell office:value-type="float" office:value="9.75" calcext:value-type="float">
            <text:p>9.75</text:p>
          </table:table-cell>
          <table:table-cell table:number-columns-repeated="5"/>
          <table:table-cell table:formula="of:=[.$H$2]+([.$H$3]*[.D183])" office:value-type="float" office:value="65.100002" calcext:value-type="float">
            <text:p>65.100002</text:p>
          </table:table-cell>
          <table:table-cell table:formula="of:=[.$I$2]+([.$I$3]*[.E183])" office:value-type="float" office:value="-40.150002" calcext:value-type="float">
            <text:p>-40.150002</text:p>
          </table:table-cell>
          <table:table-cell table:formula="of:=[.$J$2]+([.$J$3]*[.F183])"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-1.51807" calcext:value-type="float">
            <text:p>-1.51807</text:p>
          </table:table-cell>
          <table:table-cell office:value-type="float" office:value="0.094144" calcext:value-type="float">
            <text:p>0.094144</text:p>
          </table:table-cell>
          <table:table-cell office:value-type="float" office:value="0.052956" calcext:value-type="float">
            <text:p>0.052956</text:p>
          </table:table-cell>
          <table:table-cell office:value-type="float" office:value="54.750004" calcext:value-type="float">
            <text:p>54.750004</text:p>
          </table:table-cell>
          <table:table-cell office:value-type="float" office:value="-25.650002" calcext:value-type="float">
            <text:p>-25.650002</text:p>
          </table:table-cell>
          <table:table-cell office:value-type="float" office:value="16.5" calcext:value-type="float">
            <text:p>16.5</text:p>
          </table:table-cell>
          <table:table-cell table:number-columns-repeated="5"/>
          <table:table-cell table:formula="of:=[.$H$2]+([.$H$3]*[.D184])" office:value-type="float" office:value="63.750004" calcext:value-type="float">
            <text:p>63.750004</text:p>
          </table:table-cell>
          <table:table-cell table:formula="of:=[.$I$2]+([.$I$3]*[.E184])" office:value-type="float" office:value="-41.650002" calcext:value-type="float">
            <text:p>-41.650002</text:p>
          </table:table-cell>
          <table:table-cell table:formula="of:=[.$J$2]+([.$J$3]*[.F184])"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-1.476882" calcext:value-type="float">
            <text:p>-1.476882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-0.335387" calcext:value-type="float">
            <text:p>-0.335387</text:p>
          </table:table-cell>
          <table:table-cell office:value-type="float" office:value="49.800003" calcext:value-type="float">
            <text:p>49.800003</text:p>
          </table:table-cell>
          <table:table-cell office:value-type="float" office:value="-27.900002" calcext:value-type="float">
            <text:p>-27.900002</text:p>
          </table:table-cell>
          <table:table-cell office:value-type="float" office:value="25.500002" calcext:value-type="float">
            <text:p>25.500002</text:p>
          </table:table-cell>
          <table:table-cell table:number-columns-repeated="5"/>
          <table:table-cell table:formula="of:=[.$H$2]+([.$H$3]*[.D185])" office:value-type="float" office:value="58.800003" calcext:value-type="float">
            <text:p>58.800003</text:p>
          </table:table-cell>
          <table:table-cell table:formula="of:=[.$I$2]+([.$I$3]*[.E185])" office:value-type="float" office:value="-43.900002" calcext:value-type="float">
            <text:p>-43.900002</text:p>
          </table:table-cell>
          <table:table-cell table:formula="of:=[.$J$2]+([.$J$3]*[.F185])" office:value-type="float" office:value="25.500002" calcext:value-type="float">
            <text:p>25.500002</text:p>
          </table:table-cell>
        </table:table-row>
        <table:table-row table:style-name="ro1">
          <table:table-cell office:value-type="float" office:value="-1.423926" calcext:value-type="float">
            <text:p>-1.423926</text:p>
          </table:table-cell>
          <table:table-cell office:value-type="float" office:value="0.123564" calcext:value-type="float">
            <text:p>0.123564</text:p>
          </table:table-cell>
          <table:table-cell office:value-type="float" office:value="-0.511907" calcext:value-type="float">
            <text:p>-0.511907</text:p>
          </table:table-cell>
          <table:table-cell office:value-type="float" office:value="43.350002" calcext:value-type="float">
            <text:p>43.350002</text:p>
          </table:table-cell>
          <table:table-cell office:value-type="float" office:value="-28.35" calcext:value-type="float">
            <text:p>-28.35</text:p>
          </table:table-cell>
          <table:table-cell office:value-type="float" office:value="37.800003" calcext:value-type="float">
            <text:p>37.800003</text:p>
          </table:table-cell>
          <table:table-cell table:number-columns-repeated="5"/>
          <table:table-cell table:formula="of:=[.$H$2]+([.$H$3]*[.D186])" office:value-type="float" office:value="52.350002" calcext:value-type="float">
            <text:p>52.350002</text:p>
          </table:table-cell>
          <table:table-cell table:formula="of:=[.$I$2]+([.$I$3]*[.E186])" office:value-type="float" office:value="-44.35" calcext:value-type="float">
            <text:p>-44.35</text:p>
          </table:table-cell>
          <table:table-cell table:formula="of:=[.$J$2]+([.$J$3]*[.F186])" office:value-type="float" office:value="37.800003" calcext:value-type="float">
            <text:p>37.800003</text:p>
          </table:table-cell>
        </table:table-row>
        <table:table-row table:style-name="ro1">
          <table:table-cell office:value-type="float" office:value="-1.25329" calcext:value-type="float">
            <text:p>-1.25329</text:p>
          </table:table-cell>
          <table:table-cell office:value-type="float" office:value="0.08826" calcext:value-type="float">
            <text:p>0.08826</text:p>
          </table:table-cell>
          <table:table-cell office:value-type="float" office:value="-0.788455" calcext:value-type="float">
            <text:p>-0.788455</text:p>
          </table:table-cell>
          <table:table-cell office:value-type="float" office:value="36.450001" calcext:value-type="float">
            <text:p>36.450001</text:p>
          </table:table-cell>
          <table:table-cell office:value-type="float" office:value="-26.550001" calcext:value-type="float">
            <text:p>-26.550001</text:p>
          </table:table-cell>
          <table:table-cell office:value-type="float" office:value="47.400002" calcext:value-type="float">
            <text:p>47.400002</text:p>
          </table:table-cell>
          <table:table-cell table:number-columns-repeated="5"/>
          <table:table-cell table:formula="of:=[.$H$2]+([.$H$3]*[.D187])" office:value-type="float" office:value="45.450001" calcext:value-type="float">
            <text:p>45.450001</text:p>
          </table:table-cell>
          <table:table-cell table:formula="of:=[.$I$2]+([.$I$3]*[.E187])" office:value-type="float" office:value="-42.550001" calcext:value-type="float">
            <text:p>-42.550001</text:p>
          </table:table-cell>
          <table:table-cell table:formula="of:=[.$J$2]+([.$J$3]*[.F187])" office:value-type="float" office:value="47.400002" calcext:value-type="float">
            <text:p>47.400002</text:p>
          </table:table-cell>
        </table:table-row>
        <table:table-row table:style-name="ro1">
          <table:table-cell office:value-type="float" office:value="-1.153262" calcext:value-type="float">
            <text:p>-1.153262</text:p>
          </table:table-cell>
          <table:table-cell office:value-type="float" office:value="0.17652" calcext:value-type="float">
            <text:p>0.17652</text:p>
          </table:table-cell>
          <table:table-cell office:value-type="float" office:value="-1.059118" calcext:value-type="float">
            <text:p>-1.059118</text:p>
          </table:table-cell>
          <table:table-cell office:value-type="float" office:value="31.050001" calcext:value-type="float">
            <text:p>31.050001</text:p>
          </table:table-cell>
          <table:table-cell office:value-type="float" office:value="-28.050001" calcext:value-type="float">
            <text:p>-28.050001</text:p>
          </table:table-cell>
          <table:table-cell office:value-type="float" office:value="50.700001" calcext:value-type="float">
            <text:p>50.700001</text:p>
          </table:table-cell>
          <table:table-cell table:number-columns-repeated="5"/>
          <table:table-cell table:formula="of:=[.$H$2]+([.$H$3]*[.D188])" office:value-type="float" office:value="40.050001" calcext:value-type="float">
            <text:p>40.050001</text:p>
          </table:table-cell>
          <table:table-cell table:formula="of:=[.$I$2]+([.$I$3]*[.E188])" office:value-type="float" office:value="-44.050001" calcext:value-type="float">
            <text:p>-44.050001</text:p>
          </table:table-cell>
          <table:table-cell table:formula="of:=[.$J$2]+([.$J$3]*[.F188])" office:value-type="float" office:value="50.700001" calcext:value-type="float">
            <text:p>50.700001</text:p>
          </table:table-cell>
        </table:table-row>
        <table:table-row table:style-name="ro1">
          <table:table-cell office:value-type="float" office:value="-1.082654" calcext:value-type="float">
            <text:p>-1.082654</text:p>
          </table:table-cell>
          <table:table-cell office:value-type="float" office:value="0.158868" calcext:value-type="float">
            <text:p>0.158868</text:p>
          </table:table-cell>
          <table:table-cell office:value-type="float" office:value="-1.170914" calcext:value-type="float">
            <text:p>-1.170914</text:p>
          </table:table-cell>
          <table:table-cell office:value-type="float" office:value="23.85" calcext:value-type="float">
            <text:p>23.85</text:p>
          </table:table-cell>
          <table:table-cell office:value-type="float" office:value="-29.1" calcext:value-type="float">
            <text:p>-29.1</text:p>
          </table:table-cell>
          <table:table-cell office:value-type="float" office:value="54.600002" calcext:value-type="float">
            <text:p>54.600002</text:p>
          </table:table-cell>
          <table:table-cell table:number-columns-repeated="5"/>
          <table:table-cell table:formula="of:=[.$H$2]+([.$H$3]*[.D189])" office:value-type="float" office:value="32.85" calcext:value-type="float">
            <text:p>32.85</text:p>
          </table:table-cell>
          <table:table-cell table:formula="of:=[.$I$2]+([.$I$3]*[.E189])" office:value-type="float" office:value="-45.1" calcext:value-type="float">
            <text:p>-45.1</text:p>
          </table:table-cell>
          <table:table-cell table:formula="of:=[.$J$2]+([.$J$3]*[.F189])" office:value-type="float" office:value="54.600002" calcext:value-type="float">
            <text:p>54.600002</text:p>
          </table:table-cell>
        </table:table-row>
        <table:table-row table:style-name="ro1">
          <table:table-cell office:value-type="float" office:value="-0.817875" calcext:value-type="float">
            <text:p>-0.817875</text:p>
          </table:table-cell>
          <table:table-cell office:value-type="float" office:value="0.194172" calcext:value-type="float">
            <text:p>0.194172</text:p>
          </table:table-cell>
          <table:table-cell office:value-type="float" office:value="-1.300362" calcext:value-type="float">
            <text:p>-1.300362</text:p>
          </table:table-cell>
          <table:table-cell office:value-type="float" office:value="15.6" calcext:value-type="float">
            <text:p>15.6</text:p>
          </table:table-cell>
          <table:table-cell office:value-type="float" office:value="-29.400002" calcext:value-type="float">
            <text:p>-29.400002</text:p>
          </table:table-cell>
          <table:table-cell office:value-type="float" office:value="58.350002" calcext:value-type="float">
            <text:p>58.350002</text:p>
          </table:table-cell>
          <table:table-cell table:number-columns-repeated="5"/>
          <table:table-cell table:formula="of:=[.$H$2]+([.$H$3]*[.D190])" office:value-type="float" office:value="24.6" calcext:value-type="float">
            <text:p>24.6</text:p>
          </table:table-cell>
          <table:table-cell table:formula="of:=[.$I$2]+([.$I$3]*[.E190])" office:value-type="float" office:value="-45.400002" calcext:value-type="float">
            <text:p>-45.400002</text:p>
          </table:table-cell>
          <table:table-cell table:formula="of:=[.$J$2]+([.$J$3]*[.F190])" office:value-type="float" office:value="58.350002" calcext:value-type="float">
            <text:p>58.350002</text:p>
          </table:table-cell>
        </table:table-row>
        <table:table-row table:style-name="ro1">
          <table:table-cell office:value-type="float" office:value="-0.635471" calcext:value-type="float">
            <text:p>-0.635471</text:p>
          </table:table-cell>
          <table:table-cell office:value-type="float" office:value="0.200056" calcext:value-type="float">
            <text:p>0.200056</text:p>
          </table:table-cell>
          <table:table-cell office:value-type="float" office:value="-1.388622" calcext:value-type="float">
            <text:p>-1.388622</text:p>
          </table:table-cell>
          <table:table-cell office:value-type="float" office:value="0.6" calcext:value-type="float">
            <text:p>0.6</text:p>
          </table:table-cell>
          <table:table-cell office:value-type="float" office:value="-32.25" calcext:value-type="float">
            <text:p>-32.25</text:p>
          </table:table-cell>
          <table:table-cell office:value-type="float" office:value="61.200001" calcext:value-type="float">
            <text:p>61.200001</text:p>
          </table:table-cell>
          <table:table-cell table:number-columns-repeated="5"/>
          <table:table-cell table:formula="of:=[.$H$2]+([.$H$3]*[.D191])" office:value-type="float" office:value="9.6" calcext:value-type="float">
            <text:p>9.6</text:p>
          </table:table-cell>
          <table:table-cell table:formula="of:=[.$I$2]+([.$I$3]*[.E191])" office:value-type="float" office:value="-48.25" calcext:value-type="float">
            <text:p>-48.25</text:p>
          </table:table-cell>
          <table:table-cell table:formula="of:=[.$J$2]+([.$J$3]*[.F191])" office:value-type="float" office:value="61.200001" calcext:value-type="float">
            <text:p>61.200001</text:p>
          </table:table-cell>
        </table:table-row>
        <table:table-row table:style-name="ro1">
          <table:table-cell office:value-type="float" office:value="-0.211824" calcext:value-type="float">
            <text:p>-0.211824</text:p>
          </table:table-cell>
          <table:table-cell office:value-type="float" office:value="0.305968" calcext:value-type="float">
            <text:p>0.305968</text:p>
          </table:table-cell>
          <table:table-cell office:value-type="float" office:value="-1.512185" calcext:value-type="float">
            <text:p>-1.512185</text:p>
          </table:table-cell>
          <table:table-cell office:value-type="float" office:value="-10.8" calcext:value-type="float">
            <text:p>-10.8</text:p>
          </table:table-cell>
          <table:table-cell office:value-type="float" office:value="-33.150002" calcext:value-type="float">
            <text:p>-33.150002</text:p>
          </table:table-cell>
          <table:table-cell office:value-type="float" office:value="61.950001" calcext:value-type="float">
            <text:p>61.950001</text:p>
          </table:table-cell>
          <table:table-cell table:number-columns-repeated="5"/>
          <table:table-cell table:formula="of:=[.$H$2]+([.$H$3]*[.D192])" office:value-type="float" office:value="-1.8" calcext:value-type="float">
            <text:p>-1.8</text:p>
          </table:table-cell>
          <table:table-cell table:formula="of:=[.$I$2]+([.$I$3]*[.E192])" office:value-type="float" office:value="-49.150002" calcext:value-type="float">
            <text:p>-49.150002</text:p>
          </table:table-cell>
          <table:table-cell table:formula="of:=[.$J$2]+([.$J$3]*[.F192])" office:value-type="float" office:value="61.950001" calcext:value-type="float">
            <text:p>61.950001</text:p>
          </table:table-cell>
        </table:table-row>
        <table:table-row table:style-name="ro1">
          <table:table-cell office:value-type="float" office:value="0.017652" calcext:value-type="float">
            <text:p>0.017652</text:p>
          </table:table-cell>
          <table:table-cell office:value-type="float" office:value="0.26478" calcext:value-type="float">
            <text:p>0.26478</text:p>
          </table:table-cell>
          <table:table-cell office:value-type="float" office:value="-1.535722" calcext:value-type="float">
            <text:p>-1.535722</text:p>
          </table:table-cell>
          <table:table-cell office:value-type="float" office:value="-24.300001" calcext:value-type="float">
            <text:p>-24.300001</text:p>
          </table:table-cell>
          <table:table-cell office:value-type="float" office:value="-32.100002" calcext:value-type="float">
            <text:p>-32.100002</text:p>
          </table:table-cell>
          <table:table-cell office:value-type="float" office:value="61.200001" calcext:value-type="float">
            <text:p>61.200001</text:p>
          </table:table-cell>
          <table:table-cell table:number-columns-repeated="5"/>
          <table:table-cell table:formula="of:=[.$H$2]+([.$H$3]*[.D193])" office:value-type="float" office:value="-15.300001" calcext:value-type="float">
            <text:p>-15.300001</text:p>
          </table:table-cell>
          <table:table-cell table:formula="of:=[.$I$2]+([.$I$3]*[.E193])" office:value-type="float" office:value="-48.100002" calcext:value-type="float">
            <text:p>-48.100002</text:p>
          </table:table-cell>
          <table:table-cell table:formula="of:=[.$J$2]+([.$J$3]*[.F193])" office:value-type="float" office:value="61.200001" calcext:value-type="float">
            <text:p>61.200001</text:p>
          </table:table-cell>
        </table:table-row>
        <table:table-row table:style-name="ro1">
          <table:table-cell office:value-type="float" office:value="0.388343" calcext:value-type="float">
            <text:p>0.388343</text:p>
          </table:table-cell>
          <table:table-cell office:value-type="float" office:value="0.217708" calcext:value-type="float">
            <text:p>0.217708</text:p>
          </table:table-cell>
          <table:table-cell office:value-type="float" office:value="-1.40039" calcext:value-type="float">
            <text:p>-1.40039</text:p>
          </table:table-cell>
          <table:table-cell office:value-type="float" office:value="-38.850002" calcext:value-type="float">
            <text:p>-38.850002</text:p>
          </table:table-cell>
          <table:table-cell office:value-type="float" office:value="-29.85" calcext:value-type="float">
            <text:p>-29.85</text:p>
          </table:table-cell>
          <table:table-cell office:value-type="float" office:value="58.800003" calcext:value-type="float">
            <text:p>58.800003</text:p>
          </table:table-cell>
          <table:table-cell table:number-columns-repeated="5"/>
          <table:table-cell table:formula="of:=[.$H$2]+([.$H$3]*[.D194])" office:value-type="float" office:value="-29.850002" calcext:value-type="float">
            <text:p>-29.850002</text:p>
          </table:table-cell>
          <table:table-cell table:formula="of:=[.$I$2]+([.$I$3]*[.E194])" office:value-type="float" office:value="-45.85" calcext:value-type="float">
            <text:p>-45.85</text:p>
          </table:table-cell>
          <table:table-cell table:formula="of:=[.$J$2]+([.$J$3]*[.F194])" office:value-type="float" office:value="58.800003" calcext:value-type="float">
            <text:p>58.800003</text:p>
          </table:table-cell>
        </table:table-row>
        <table:table-row table:style-name="ro1">
          <table:table-cell office:value-type="float" office:value="0.576631" calcext:value-type="float">
            <text:p>0.576631</text:p>
          </table:table-cell>
          <table:table-cell office:value-type="float" office:value="0.20594" calcext:value-type="float">
            <text:p>0.20594</text:p>
          </table:table-cell>
          <table:table-cell office:value-type="float" office:value="-1.270942" calcext:value-type="float">
            <text:p>-1.270942</text:p>
          </table:table-cell>
          <table:table-cell office:value-type="float" office:value="-54.600002" calcext:value-type="float">
            <text:p>-54.600002</text:p>
          </table:table-cell>
          <table:table-cell office:value-type="float" office:value="-28.200001" calcext:value-type="float">
            <text:p>-28.200001</text:p>
          </table:table-cell>
          <table:table-cell office:value-type="float" office:value="51.150002" calcext:value-type="float">
            <text:p>51.150002</text:p>
          </table:table-cell>
          <table:table-cell table:number-columns-repeated="5"/>
          <table:table-cell table:formula="of:=[.$H$2]+([.$H$3]*[.D195])" office:value-type="float" office:value="-45.600002" calcext:value-type="float">
            <text:p>-45.600002</text:p>
          </table:table-cell>
          <table:table-cell table:formula="of:=[.$I$2]+([.$I$3]*[.E195])" office:value-type="float" office:value="-44.200001" calcext:value-type="float">
            <text:p>-44.200001</text:p>
          </table:table-cell>
          <table:table-cell table:formula="of:=[.$J$2]+([.$J$3]*[.F195])" office:value-type="float" office:value="51.150002" calcext:value-type="float">
            <text:p>51.150002</text:p>
          </table:table-cell>
        </table:table-row>
        <table:table-row table:style-name="ro1">
          <table:table-cell office:value-type="float" office:value="0.929671" calcext:value-type="float">
            <text:p>0.929671</text:p>
          </table:table-cell>
          <table:table-cell office:value-type="float" office:value="0.170636" calcext:value-type="float">
            <text:p>0.170636</text:p>
          </table:table-cell>
          <table:table-cell office:value-type="float" office:value="-1.070886" calcext:value-type="float">
            <text:p>-1.070886</text:p>
          </table:table-cell>
          <table:table-cell office:value-type="float" office:value="-61.650002" calcext:value-type="float">
            <text:p>-61.650002</text:p>
          </table:table-cell>
          <table:table-cell office:value-type="float" office:value="-27.450001" calcext:value-type="float">
            <text:p>-27.450001</text:p>
          </table:table-cell>
          <table:table-cell office:value-type="float" office:value="45.300003" calcext:value-type="float">
            <text:p>45.300003</text:p>
          </table:table-cell>
          <table:table-cell table:number-columns-repeated="5"/>
          <table:table-cell table:formula="of:=[.$H$2]+([.$H$3]*[.D196])" office:value-type="float" office:value="-52.650002" calcext:value-type="float">
            <text:p>-52.650002</text:p>
          </table:table-cell>
          <table:table-cell table:formula="of:=[.$I$2]+([.$I$3]*[.E196])" office:value-type="float" office:value="-43.450001" calcext:value-type="float">
            <text:p>-43.450001</text:p>
          </table:table-cell>
          <table:table-cell table:formula="of:=[.$J$2]+([.$J$3]*[.F196])" office:value-type="float" office:value="45.300003" calcext:value-type="float">
            <text:p>45.300003</text:p>
          </table:table-cell>
        </table:table-row>
        <table:table-row table:style-name="ro1">
          <table:table-cell office:value-type="float" office:value="1.188566" calcext:value-type="float">
            <text:p>1.188566</text:p>
          </table:table-cell>
          <table:table-cell office:value-type="float" office:value="0.241244" calcext:value-type="float">
            <text:p>0.241244</text:p>
          </table:table-cell>
          <table:table-cell office:value-type="float" office:value="-0.841411" calcext:value-type="float">
            <text:p>-0.841411</text:p>
          </table:table-cell>
          <table:table-cell office:value-type="float" office:value="-68.700005" calcext:value-type="float">
            <text:p>-68.700005</text:p>
          </table:table-cell>
          <table:table-cell office:value-type="float" office:value="-30.300001" calcext:value-type="float">
            <text:p>-30.300001</text:p>
          </table:table-cell>
          <table:table-cell office:value-type="float" office:value="29.550001" calcext:value-type="float">
            <text:p>29.550001</text:p>
          </table:table-cell>
          <table:table-cell table:number-columns-repeated="5"/>
          <table:table-cell table:formula="of:=[.$H$2]+([.$H$3]*[.D197])" office:value-type="float" office:value="-59.700005" calcext:value-type="float">
            <text:p>-59.700005</text:p>
          </table:table-cell>
          <table:table-cell table:formula="of:=[.$I$2]+([.$I$3]*[.E197])" office:value-type="float" office:value="-46.300001" calcext:value-type="float">
            <text:p>-46.300001</text:p>
          </table:table-cell>
          <table:table-cell table:formula="of:=[.$J$2]+([.$J$3]*[.F197])" office:value-type="float" office:value="29.550001" calcext:value-type="float">
            <text:p>29.550001</text:p>
          </table:table-cell>
        </table:table-row>
        <table:table-row table:style-name="ro1">
          <table:table-cell office:value-type="float" office:value="1.406274" calcext:value-type="float">
            <text:p>1.406274</text:p>
          </table:table-cell>
          <table:table-cell office:value-type="float" office:value="0.141216" calcext:value-type="float">
            <text:p>0.141216</text:p>
          </table:table-cell>
          <table:table-cell office:value-type="float" office:value="-0.305968" calcext:value-type="float">
            <text:p>-0.305968</text:p>
          </table:table-cell>
          <table:table-cell office:value-type="float" office:value="-75.75" calcext:value-type="float">
            <text:p>-75.75</text:p>
          </table:table-cell>
          <table:table-cell office:value-type="float" office:value="-26.400002" calcext:value-type="float">
            <text:p>-26.400002</text:p>
          </table:table-cell>
          <table:table-cell office:value-type="float" office:value="14.400001" calcext:value-type="float">
            <text:p>14.400001</text:p>
          </table:table-cell>
          <table:table-cell table:number-columns-repeated="5"/>
          <table:table-cell table:formula="of:=[.$H$2]+([.$H$3]*[.D198])" office:value-type="float" office:value="-66.75" calcext:value-type="float">
            <text:p>-66.75</text:p>
          </table:table-cell>
          <table:table-cell table:formula="of:=[.$I$2]+([.$I$3]*[.E198])" office:value-type="float" office:value="-42.400002" calcext:value-type="float">
            <text:p>-42.400002</text:p>
          </table:table-cell>
          <table:table-cell table:formula="of:=[.$J$2]+([.$J$3]*[.F198])" office:value-type="float" office:value="14.400001" calcext:value-type="float">
            <text:p>14.400001</text:p>
          </table:table-cell>
        </table:table-row>
        <table:table-row table:style-name="ro1">
          <table:table-cell office:value-type="float" office:value="1.394506" calcext:value-type="float">
            <text:p>1.39450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0.070608" calcext:value-type="float">
            <text:p>0.070608</text:p>
          </table:table-cell>
          <table:table-cell office:value-type="float" office:value="-78" calcext:value-type="float">
            <text:p>-78</text:p>
          </table:table-cell>
          <table:table-cell office:value-type="float" office:value="-17.550001" calcext:value-type="float">
            <text:p>-17.550001</text:p>
          </table:table-cell>
          <table:table-cell office:value-type="float" office:value="-6.75" calcext:value-type="float">
            <text:p>-6.75</text:p>
          </table:table-cell>
          <table:table-cell table:number-columns-repeated="5"/>
          <table:table-cell table:formula="of:=[.$H$2]+([.$H$3]*[.D199])" office:value-type="float" office:value="-69" calcext:value-type="float">
            <text:p>-69</text:p>
          </table:table-cell>
          <table:table-cell table:formula="of:=[.$I$2]+([.$I$3]*[.E199])" office:value-type="float" office:value="-33.550001" calcext:value-type="float">
            <text:p>-33.550001</text:p>
          </table:table-cell>
          <table:table-cell table:formula="of:=[.$J$2]+([.$J$3]*[.F199])" office:value-type="float" office:value="-6.75" calcext:value-type="float">
            <text:p>-6.75</text:p>
          </table:table-cell>
        </table:table-row>
        <table:table-row table:style-name="ro1">
          <table:table-cell office:value-type="float" office:value="1.347434" calcext:value-type="float">
            <text:p>1.347434</text:p>
          </table:table-cell>
          <table:table-cell office:value-type="float" office:value="-0.135332" calcext:value-type="float">
            <text:p>-0.135332</text:p>
          </table:table-cell>
          <table:table-cell office:value-type="float" office:value="0.388343" calcext:value-type="float">
            <text:p>0.388343</text:p>
          </table:table-cell>
          <table:table-cell office:value-type="float" office:value="-74.550003" calcext:value-type="float">
            <text:p>-74.550003</text:p>
          </table:table-cell>
          <table:table-cell office:value-type="float" office:value="-12.6" calcext:value-type="float">
            <text:p>-12.6</text:p>
          </table:table-cell>
          <table:table-cell office:value-type="float" office:value="-20.700001" calcext:value-type="float">
            <text:p>-20.700001</text:p>
          </table:table-cell>
          <table:table-cell table:number-columns-repeated="5"/>
          <table:table-cell table:formula="of:=[.$H$2]+([.$H$3]*[.D200])" office:value-type="float" office:value="-65.550003" calcext:value-type="float">
            <text:p>-65.550003</text:p>
          </table:table-cell>
          <table:table-cell table:formula="of:=[.$I$2]+([.$I$3]*[.E200])" office:value-type="float" office:value="-28.6" calcext:value-type="float">
            <text:p>-28.6</text:p>
          </table:table-cell>
          <table:table-cell table:formula="of:=[.$J$2]+([.$J$3]*[.F200])" office:value-type="float" office:value="-20.700001" calcext:value-type="float">
            <text:p>-20.700001</text:p>
          </table:table-cell>
        </table:table-row>
        <table:table-row table:style-name="ro1">
          <table:table-cell office:value-type="float" office:value="1.000278" calcext:value-type="float">
            <text:p>1.000278</text:p>
          </table:table-cell>
          <table:table-cell office:value-type="float" office:value="-0.123564" calcext:value-type="float">
            <text:p>-0.123564</text:p>
          </table:table-cell>
          <table:table-cell office:value-type="float" office:value="0.811991" calcext:value-type="float">
            <text:p>0.811991</text:p>
          </table:table-cell>
          <table:table-cell office:value-type="float" office:value="-63.300003" calcext:value-type="float">
            <text:p>-63.300003</text:p>
          </table:table-cell>
          <table:table-cell office:value-type="float" office:value="-17.700001" calcext:value-type="float">
            <text:p>-17.700001</text:p>
          </table:table-cell>
          <table:table-cell office:value-type="float" office:value="-33" calcext:value-type="float">
            <text:p>-33</text:p>
          </table:table-cell>
          <table:table-cell table:number-columns-repeated="5"/>
          <table:table-cell table:formula="of:=[.$H$2]+([.$H$3]*[.D201])" office:value-type="float" office:value="-54.300003" calcext:value-type="float">
            <text:p>-54.300003</text:p>
          </table:table-cell>
          <table:table-cell table:formula="of:=[.$I$2]+([.$I$3]*[.E201])" office:value-type="float" office:value="-33.700001" calcext:value-type="float">
            <text:p>-33.700001</text:p>
          </table:table-cell>
          <table:table-cell table:formula="of:=[.$J$2]+([.$J$3]*[.F201])"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0.98851" calcext:value-type="float">
            <text:p>0.98851</text:p>
          </table:table-cell>
          <table:table-cell office:value-type="float" office:value="0.041188" calcext:value-type="float">
            <text:p>0.041188</text:p>
          </table:table-cell>
          <table:table-cell office:value-type="float" office:value="0.941438" calcext:value-type="float">
            <text:p>0.941438</text:p>
          </table:table-cell>
          <table:table-cell office:value-type="float" office:value="-52.500004" calcext:value-type="float">
            <text:p>-52.500004</text:p>
          </table:table-cell>
          <table:table-cell office:value-type="float" office:value="-22.200001" calcext:value-type="float">
            <text:p>-22.200001</text:p>
          </table:table-cell>
          <table:table-cell office:value-type="float" office:value="-40.800003" calcext:value-type="float">
            <text:p>-40.800003</text:p>
          </table:table-cell>
          <table:table-cell table:number-columns-repeated="5"/>
          <table:table-cell table:formula="of:=[.$H$2]+([.$H$3]*[.D202])" office:value-type="float" office:value="-43.500004" calcext:value-type="float">
            <text:p>-43.500004</text:p>
          </table:table-cell>
          <table:table-cell table:formula="of:=[.$I$2]+([.$I$3]*[.E202])" office:value-type="float" office:value="-38.200001" calcext:value-type="float">
            <text:p>-38.200001</text:p>
          </table:table-cell>
          <table:table-cell table:formula="of:=[.$J$2]+([.$J$3]*[.F202])" office:value-type="float" office:value="-40.800003" calcext:value-type="float">
            <text:p>-40.800003</text:p>
          </table:table-cell>
        </table:table-row>
        <table:table-row table:style-name="ro1">
          <table:table-cell office:value-type="float" office:value="0.635471" calcext:value-type="float">
            <text:p>0.635471</text:p>
          </table:table-cell>
          <table:table-cell office:value-type="float" office:value="0.105912" calcext:value-type="float">
            <text:p>0.105912</text:p>
          </table:table-cell>
          <table:table-cell office:value-type="float" office:value="1.276826" calcext:value-type="float">
            <text:p>1.276826</text:p>
          </table:table-cell>
          <table:table-cell office:value-type="float" office:value="-28.200001" calcext:value-type="float">
            <text:p>-28.200001</text:p>
          </table:table-cell>
          <table:table-cell office:value-type="float" office:value="-27.450001" calcext:value-type="float">
            <text:p>-27.450001</text:p>
          </table:table-cell>
          <table:table-cell office:value-type="float" office:value="-49.500004" calcext:value-type="float">
            <text:p>-49.500004</text:p>
          </table:table-cell>
          <table:table-cell table:number-columns-repeated="5"/>
          <table:table-cell table:formula="of:=[.$H$2]+([.$H$3]*[.D203])" office:value-type="float" office:value="-19.200001" calcext:value-type="float">
            <text:p>-19.200001</text:p>
          </table:table-cell>
          <table:table-cell table:formula="of:=[.$I$2]+([.$I$3]*[.E203])" office:value-type="float" office:value="-43.450001" calcext:value-type="float">
            <text:p>-43.450001</text:p>
          </table:table-cell>
          <table:table-cell table:formula="of:=[.$J$2]+([.$J$3]*[.F203])" office:value-type="float" office:value="-49.500004" calcext:value-type="float">
            <text:p>-49.500004</text:p>
          </table:table-cell>
        </table:table-row>
        <table:table-row table:style-name="ro1">
          <table:table-cell office:value-type="float" office:value="0.211824" calcext:value-type="float">
            <text:p>0.211824</text:p>
          </table:table-cell>
          <table:table-cell office:value-type="float" office:value="0.105912" calcext:value-type="float">
            <text:p>0.105912</text:p>
          </table:table-cell>
          <table:table-cell office:value-type="float" office:value="1.37097" calcext:value-type="float">
            <text:p>1.37097</text:p>
          </table:table-cell>
          <table:table-cell office:value-type="float" office:value="-13.35" calcext:value-type="float">
            <text:p>-13.35</text:p>
          </table:table-cell>
          <table:table-cell office:value-type="float" office:value="-23.85" calcext:value-type="float">
            <text:p>-23.85</text:p>
          </table:table-cell>
          <table:table-cell office:value-type="float" office:value="-54.000004" calcext:value-type="float">
            <text:p>-54.000004</text:p>
          </table:table-cell>
          <table:table-cell table:number-columns-repeated="5"/>
          <table:table-cell table:formula="of:=[.$H$2]+([.$H$3]*[.D204])" office:value-type="float" office:value="-4.35" calcext:value-type="float">
            <text:p>-4.35</text:p>
          </table:table-cell>
          <table:table-cell table:formula="of:=[.$I$2]+([.$I$3]*[.E204])" office:value-type="float" office:value="-39.85" calcext:value-type="float">
            <text:p>-39.85</text:p>
          </table:table-cell>
          <table:table-cell table:formula="of:=[.$J$2]+([.$J$3]*[.F204])" office:value-type="float" office:value="-54.000004" calcext:value-type="float">
            <text:p>-54.000004</text:p>
          </table:table-cell>
        </table:table-row>
        <table:table-row table:style-name="ro1">
          <table:table-cell office:value-type="float" office:value="-0.082376" calcext:value-type="float">
            <text:p>-0.082376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.7" calcext:value-type="float">
            <text:p>2.7</text:p>
          </table:table-cell>
          <table:table-cell office:value-type="float" office:value="-18.75" calcext:value-type="float">
            <text:p>-18.75</text:p>
          </table:table-cell>
          <table:table-cell office:value-type="float" office:value="-55.950001" calcext:value-type="float">
            <text:p>-55.950001</text:p>
          </table:table-cell>
          <table:table-cell table:number-columns-repeated="5"/>
          <table:table-cell table:formula="of:=[.$H$2]+([.$H$3]*[.D205])" office:value-type="float" office:value="11.7" calcext:value-type="float">
            <text:p>11.7</text:p>
          </table:table-cell>
          <table:table-cell table:formula="of:=[.$I$2]+([.$I$3]*[.E205])" office:value-type="float" office:value="-34.75" calcext:value-type="float">
            <text:p>-34.75</text:p>
          </table:table-cell>
          <table:table-cell table:formula="of:=[.$J$2]+([.$J$3]*[.F205])" office:value-type="float" office:value="-55.950001" calcext:value-type="float">
            <text:p>-55.950001</text:p>
          </table:table-cell>
        </table:table-row>
        <table:table-row table:style-name="ro1">
          <table:table-cell office:value-type="float" office:value="-0.270664" calcext:value-type="float">
            <text:p>-0.270664</text:p>
          </table:table-cell>
          <table:table-cell office:value-type="float" office:value="-0.129448" calcext:value-type="float">
            <text:p>-0.129448</text:p>
          </table:table-cell>
          <table:table-cell office:value-type="float" office:value="1.365086" calcext:value-type="float">
            <text:p>1.365086</text:p>
          </table:table-cell>
          <table:table-cell office:value-type="float" office:value="14.55" calcext:value-type="float">
            <text:p>14.55</text:p>
          </table:table-cell>
          <table:table-cell office:value-type="float" office:value="-18.6" calcext:value-type="float">
            <text:p>-18.6</text:p>
          </table:table-cell>
          <table:table-cell office:value-type="float" office:value="-53.550003" calcext:value-type="float">
            <text:p>-53.550003</text:p>
          </table:table-cell>
          <table:table-cell table:number-columns-repeated="5"/>
          <table:table-cell table:formula="of:=[.$H$2]+([.$H$3]*[.D206])" office:value-type="float" office:value="23.55" calcext:value-type="float">
            <text:p>23.55</text:p>
          </table:table-cell>
          <table:table-cell table:formula="of:=[.$I$2]+([.$I$3]*[.E206])" office:value-type="float" office:value="-34.6" calcext:value-type="float">
            <text:p>-34.6</text:p>
          </table:table-cell>
          <table:table-cell table:formula="of:=[.$J$2]+([.$J$3]*[.F206])" office:value-type="float" office:value="-53.550003" calcext:value-type="float">
            <text:p>-53.550003</text:p>
          </table:table-cell>
        </table:table-row>
        <table:table-row table:style-name="ro1">
          <table:table-cell office:value-type="float" office:value="-0.517791" calcext:value-type="float">
            <text:p>-0.517791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31213" calcext:value-type="float">
            <text:p>1.31213</text:p>
          </table:table-cell>
          <table:table-cell office:value-type="float" office:value="24.900002" calcext:value-type="float">
            <text:p>24.900002</text:p>
          </table:table-cell>
          <table:table-cell office:value-type="float" office:value="-19.650002" calcext:value-type="float">
            <text:p>-19.650002</text:p>
          </table:table-cell>
          <table:table-cell office:value-type="float" office:value="-49.650002" calcext:value-type="float">
            <text:p>-49.650002</text:p>
          </table:table-cell>
          <table:table-cell table:number-columns-repeated="5"/>
          <table:table-cell table:formula="of:=[.$H$2]+([.$H$3]*[.D207])" office:value-type="float" office:value="33.900002" calcext:value-type="float">
            <text:p>33.900002</text:p>
          </table:table-cell>
          <table:table-cell table:formula="of:=[.$I$2]+([.$I$3]*[.E207])" office:value-type="float" office:value="-35.650002" calcext:value-type="float">
            <text:p>-35.650002</text:p>
          </table:table-cell>
          <table:table-cell table:formula="of:=[.$J$2]+([.$J$3]*[.F207])" office:value-type="float" office:value="-49.650002" calcext:value-type="float">
            <text:p>-49.650002</text:p>
          </table:table-cell>
        </table:table-row>
        <table:table-row table:style-name="ro1">
          <table:table-cell office:value-type="float" office:value="-0.611935" calcext:value-type="float">
            <text:p>-0.611935</text:p>
          </table:table-cell>
          <table:table-cell office:value-type="float" office:value="0.123564" calcext:value-type="float">
            <text:p>0.123564</text:p>
          </table:table-cell>
          <table:table-cell office:value-type="float" office:value="1.31213" calcext:value-type="float">
            <text:p>1.31213</text:p>
          </table:table-cell>
          <table:table-cell office:value-type="float" office:value="33" calcext:value-type="float">
            <text:p>33</text:p>
          </table:table-cell>
          <table:table-cell office:value-type="float" office:value="-21.6" calcext:value-type="float">
            <text:p>-21.6</text:p>
          </table:table-cell>
          <table:table-cell office:value-type="float" office:value="-43.950001" calcext:value-type="float">
            <text:p>-43.950001</text:p>
          </table:table-cell>
          <table:table-cell table:number-columns-repeated="5"/>
          <table:table-cell table:formula="of:=[.$H$2]+([.$H$3]*[.D208])" office:value-type="float" office:value="42" calcext:value-type="float">
            <text:p>42</text:p>
          </table:table-cell>
          <table:table-cell table:formula="of:=[.$I$2]+([.$I$3]*[.E208])" office:value-type="float" office:value="-37.6" calcext:value-type="float">
            <text:p>-37.6</text:p>
          </table:table-cell>
          <table:table-cell table:formula="of:=[.$J$2]+([.$J$3]*[.F208])" office:value-type="float" office:value="-43.950001" calcext:value-type="float">
            <text:p>-43.950001</text:p>
          </table:table-cell>
        </table:table-row>
        <table:table-row table:style-name="ro1">
          <table:table-cell office:value-type="float" office:value="-0.800223" calcext:value-type="float">
            <text:p>-0.800223</text:p>
          </table:table-cell>
          <table:table-cell office:value-type="float" office:value="0.082376" calcext:value-type="float">
            <text:p>0.082376</text:p>
          </table:table-cell>
          <table:table-cell office:value-type="float" office:value="1.25329" calcext:value-type="float">
            <text:p>1.25329</text:p>
          </table:table-cell>
          <table:table-cell office:value-type="float" office:value="36.150002" calcext:value-type="float">
            <text:p>36.150002</text:p>
          </table:table-cell>
          <table:table-cell office:value-type="float" office:value="-24.300001" calcext:value-type="float">
            <text:p>-24.300001</text:p>
          </table:table-cell>
          <table:table-cell office:value-type="float" office:value="-39.75" calcext:value-type="float">
            <text:p>-39.75</text:p>
          </table:table-cell>
          <table:table-cell table:number-columns-repeated="5"/>
          <table:table-cell table:formula="of:=[.$H$2]+([.$H$3]*[.D209])" office:value-type="float" office:value="45.150002" calcext:value-type="float">
            <text:p>45.150002</text:p>
          </table:table-cell>
          <table:table-cell table:formula="of:=[.$I$2]+([.$I$3]*[.E209])" office:value-type="float" office:value="-40.300001" calcext:value-type="float">
            <text:p>-40.300001</text:p>
          </table:table-cell>
          <table:table-cell table:formula="of:=[.$J$2]+([.$J$3]*[.F209])" office:value-type="float" office:value="-39.75" calcext:value-type="float">
            <text:p>-39.75</text:p>
          </table:table-cell>
        </table:table-row>
        <table:table-row table:style-name="ro1">
          <table:table-cell office:value-type="float" office:value="-0.688427" calcext:value-type="float">
            <text:p>-0.688427</text:p>
          </table:table-cell>
          <table:table-cell office:value-type="float" office:value="0.076492" calcext:value-type="float">
            <text:p>0.076492</text:p>
          </table:table-cell>
          <table:table-cell office:value-type="float" office:value="1.329782" calcext:value-type="float">
            <text:p>1.329782</text:p>
          </table:table-cell>
          <table:table-cell office:value-type="float" office:value="30.300001" calcext:value-type="float">
            <text:p>30.300001</text:p>
          </table:table-cell>
          <table:table-cell office:value-type="float" office:value="-23.400002" calcext:value-type="float">
            <text:p>-23.400002</text:p>
          </table:table-cell>
          <table:table-cell office:value-type="float" office:value="-43.650002" calcext:value-type="float">
            <text:p>-43.650002</text:p>
          </table:table-cell>
          <table:table-cell table:number-columns-repeated="5"/>
          <table:table-cell table:formula="of:=[.$H$2]+([.$H$3]*[.D210])" office:value-type="float" office:value="39.300001" calcext:value-type="float">
            <text:p>39.300001</text:p>
          </table:table-cell>
          <table:table-cell table:formula="of:=[.$I$2]+([.$I$3]*[.E210])" office:value-type="float" office:value="-39.400002" calcext:value-type="float">
            <text:p>-39.400002</text:p>
          </table:table-cell>
          <table:table-cell table:formula="of:=[.$J$2]+([.$J$3]*[.F210])" office:value-type="float" office:value="-43.650002" calcext:value-type="float">
            <text:p>-43.650002</text:p>
          </table:table-cell>
        </table:table-row>
        <table:table-row table:style-name="ro1">
          <table:table-cell office:value-type="float" office:value="-0.506023" calcext:value-type="float">
            <text:p>-0.506023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329782" calcext:value-type="float">
            <text:p>1.329782</text:p>
          </table:table-cell>
          <table:table-cell office:value-type="float" office:value="25.200001" calcext:value-type="float">
            <text:p>25.200001</text:p>
          </table:table-cell>
          <table:table-cell office:value-type="float" office:value="-22.050001" calcext:value-type="float">
            <text:p>-22.050001</text:p>
          </table:table-cell>
          <table:table-cell office:value-type="float" office:value="-47.400002" calcext:value-type="float">
            <text:p>-47.400002</text:p>
          </table:table-cell>
          <table:table-cell table:number-columns-repeated="5"/>
          <table:table-cell table:formula="of:=[.$H$2]+([.$H$3]*[.D211])" office:value-type="float" office:value="34.200001" calcext:value-type="float">
            <text:p>34.200001</text:p>
          </table:table-cell>
          <table:table-cell table:formula="of:=[.$I$2]+([.$I$3]*[.E211])" office:value-type="float" office:value="-38.050001" calcext:value-type="float">
            <text:p>-38.050001</text:p>
          </table:table-cell>
          <table:table-cell table:formula="of:=[.$J$2]+([.$J$3]*[.F211])" office:value-type="float" office:value="-47.400002" calcext:value-type="float">
            <text:p>-47.400002</text:p>
          </table:table-cell>
        </table:table-row>
        <table:table-row table:style-name="ro1">
          <table:table-cell office:value-type="float" office:value="-0.276548" calcext:value-type="float">
            <text:p>-0.276548</text:p>
          </table:table-cell>
          <table:table-cell office:value-type="float" office:value="0.111796" calcext:value-type="float">
            <text:p>0.111796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18" calcext:value-type="float">
            <text:p>18</text:p>
          </table:table-cell>
          <table:table-cell office:value-type="float" office:value="-21.150002" calcext:value-type="float">
            <text:p>-21.150002</text:p>
          </table:table-cell>
          <table:table-cell office:value-type="float" office:value="-50.700001" calcext:value-type="float">
            <text:p>-50.700001</text:p>
          </table:table-cell>
          <table:table-cell table:number-columns-repeated="5"/>
          <table:table-cell table:formula="of:=[.$H$2]+([.$H$3]*[.D212])" office:value-type="float" office:value="27" calcext:value-type="float">
            <text:p>27</text:p>
          </table:table-cell>
          <table:table-cell table:formula="of:=[.$I$2]+([.$I$3]*[.E212])" office:value-type="float" office:value="-37.150002" calcext:value-type="float">
            <text:p>-37.150002</text:p>
          </table:table-cell>
          <table:table-cell table:formula="of:=[.$J$2]+([.$J$3]*[.F212])" office:value-type="float" office:value="-50.700001" calcext:value-type="float">
            <text:p>-50.700001</text:p>
          </table:table-cell>
        </table:table-row>
        <table:table-row table:style-name="ro1">
          <table:table-cell office:value-type="float" office:value="-0.08826" calcext:value-type="float">
            <text:p>-0.0882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394506" calcext:value-type="float">
            <text:p>1.394506</text:p>
          </table:table-cell>
          <table:table-cell office:value-type="float" office:value="8.55" calcext:value-type="float">
            <text:p>8.55</text:p>
          </table:table-cell>
          <table:table-cell office:value-type="float" office:value="-15.900001" calcext:value-type="float">
            <text:p>-15.900001</text:p>
          </table:table-cell>
          <table:table-cell office:value-type="float" office:value="-55.200001" calcext:value-type="float">
            <text:p>-55.200001</text:p>
          </table:table-cell>
          <table:table-cell table:number-columns-repeated="5"/>
          <table:table-cell table:formula="of:=[.$H$2]+([.$H$3]*[.D213])" office:value-type="float" office:value="17.55" calcext:value-type="float">
            <text:p>17.55</text:p>
          </table:table-cell>
          <table:table-cell table:formula="of:=[.$I$2]+([.$I$3]*[.E213])" office:value-type="float" office:value="-31.900001" calcext:value-type="float">
            <text:p>-31.900001</text:p>
          </table:table-cell>
          <table:table-cell table:formula="of:=[.$J$2]+([.$J$3]*[.F213])" office:value-type="float" office:value="-55.200001" calcext:value-type="float">
            <text:p>-55.200001</text:p>
          </table:table-cell>
        </table:table-row>
        <table:table-row table:style-name="ro1">
          <table:table-cell office:value-type="float" office:value="-0.200056" calcext:value-type="float">
            <text:p>-0.200056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1.494534" calcext:value-type="float">
            <text:p>1.494534</text:p>
          </table:table-cell>
          <table:table-cell office:value-type="float" office:value="6.45" calcext:value-type="float">
            <text:p>6.45</text:p>
          </table:table-cell>
          <table:table-cell office:value-type="float" office:value="-20.1" calcext:value-type="float">
            <text:p>-20.1</text:p>
          </table:table-cell>
          <table:table-cell office:value-type="float" office:value="-54.300003" calcext:value-type="float">
            <text:p>-54.300003</text:p>
          </table:table-cell>
          <table:table-cell table:number-columns-repeated="5"/>
          <table:table-cell table:formula="of:=[.$H$2]+([.$H$3]*[.D214])" office:value-type="float" office:value="15.45" calcext:value-type="float">
            <text:p>15.45</text:p>
          </table:table-cell>
          <table:table-cell table:formula="of:=[.$I$2]+([.$I$3]*[.E214])" office:value-type="float" office:value="-36.1" calcext:value-type="float">
            <text:p>-36.1</text:p>
          </table:table-cell>
          <table:table-cell table:formula="of:=[.$J$2]+([.$J$3]*[.F214])" office:value-type="float" office:value="-54.300003" calcext:value-type="float">
            <text:p>-54.300003</text:p>
          </table:table-cell>
        </table:table-row>
        <table:table-row table:style-name="ro1">
          <table:table-cell office:value-type="float" office:value="-0.070608" calcext:value-type="float">
            <text:p>-0.070608</text:p>
          </table:table-cell>
          <table:table-cell office:value-type="float" office:value="0.217708" calcext:value-type="float">
            <text:p>0.217708</text:p>
          </table:table-cell>
          <table:table-cell office:value-type="float" office:value="1.388622" calcext:value-type="float">
            <text:p>1.388622</text:p>
          </table:table-cell>
          <table:table-cell office:value-type="float" office:value="3.15" calcext:value-type="float">
            <text:p>3.15</text:p>
          </table:table-cell>
          <table:table-cell office:value-type="float" office:value="-31.35" calcext:value-type="float">
            <text:p>-31.35</text:p>
          </table:table-cell>
          <table:table-cell office:value-type="float" office:value="-48.300003" calcext:value-type="float">
            <text:p>-48.300003</text:p>
          </table:table-cell>
          <table:table-cell table:number-columns-repeated="5"/>
          <table:table-cell table:formula="of:=[.$H$2]+([.$H$3]*[.D215])" office:value-type="float" office:value="12.15" calcext:value-type="float">
            <text:p>12.15</text:p>
          </table:table-cell>
          <table:table-cell table:formula="of:=[.$I$2]+([.$I$3]*[.E215])" office:value-type="float" office:value="-47.35" calcext:value-type="float">
            <text:p>-47.35</text:p>
          </table:table-cell>
          <table:table-cell table:formula="of:=[.$J$2]+([.$J$3]*[.F215])" office:value-type="float" office:value="-48.300003" calcext:value-type="float">
            <text:p>-48.300003</text:p>
          </table:table-cell>
        </table:table-row>
        <table:table-row table:style-name="ro1">
          <table:table-cell office:value-type="float" office:value="-0.011768" calcext:value-type="float">
            <text:p>-0.011768</text:p>
          </table:table-cell>
          <table:table-cell office:value-type="float" office:value="0.647239" calcext:value-type="float">
            <text:p>0.647239</text:p>
          </table:table-cell>
          <table:table-cell office:value-type="float" office:value="1.37097" calcext:value-type="float">
            <text:p>1.37097</text:p>
          </table:table-cell>
          <table:table-cell office:value-type="float" office:value="-0.15" calcext:value-type="float">
            <text:p>-0.15</text:p>
          </table:table-cell>
          <table:table-cell office:value-type="float" office:value="-44.700001" calcext:value-type="float">
            <text:p>-44.700001</text:p>
          </table:table-cell>
          <table:table-cell office:value-type="float" office:value="-37.5" calcext:value-type="float">
            <text:p>-37.5</text:p>
          </table:table-cell>
          <table:table-cell table:number-columns-repeated="5"/>
          <table:table-cell table:formula="of:=[.$H$2]+([.$H$3]*[.D216])" office:value-type="float" office:value="8.85" calcext:value-type="float">
            <text:p>8.85</text:p>
          </table:table-cell>
          <table:table-cell table:formula="of:=[.$I$2]+([.$I$3]*[.E216])" office:value-type="float" office:value="-60.700001" calcext:value-type="float">
            <text:p>-60.700001</text:p>
          </table:table-cell>
          <table:table-cell table:formula="of:=[.$J$2]+([.$J$3]*[.F216])" office:value-type="float" office:value="-37.5" calcext:value-type="float">
            <text:p>-37.5</text:p>
          </table:table-cell>
        </table:table-row>
        <table:table-row table:style-name="ro1">
          <table:table-cell office:value-type="float" office:value="0.111796" calcext:value-type="float">
            <text:p>0.111796</text:p>
          </table:table-cell>
          <table:table-cell office:value-type="float" office:value="0.912018" calcext:value-type="float">
            <text:p>0.912018</text:p>
          </table:table-cell>
          <table:table-cell office:value-type="float" office:value="1.229754" calcext:value-type="float">
            <text:p>1.229754</text:p>
          </table:table-cell>
          <table:table-cell office:value-type="float" office:value="-6.15" calcext:value-type="float">
            <text:p>-6.15</text:p>
          </table:table-cell>
          <table:table-cell office:value-type="float" office:value="-57.000004" calcext:value-type="float">
            <text:p>-57.000004</text:p>
          </table:table-cell>
          <table:table-cell office:value-type="float" office:value="-19.950001" calcext:value-type="float">
            <text:p>-19.950001</text:p>
          </table:table-cell>
          <table:table-cell table:number-columns-repeated="5"/>
          <table:table-cell table:formula="of:=[.$H$2]+([.$H$3]*[.D217])" office:value-type="float" office:value="2.85" calcext:value-type="float">
            <text:p>2.85</text:p>
          </table:table-cell>
          <table:table-cell table:formula="of:=[.$I$2]+([.$I$3]*[.E217])" office:value-type="float" office:value="-73.000004" calcext:value-type="float">
            <text:p>-73.000004</text:p>
          </table:table-cell>
          <table:table-cell table:formula="of:=[.$J$2]+([.$J$3]*[.F217])" office:value-type="float" office:value="-19.950001" calcext:value-type="float">
            <text:p>-19.950001</text:p>
          </table:table-cell>
        </table:table-row>
        <table:table-row table:style-name="ro1">
          <table:table-cell office:value-type="float" office:value="0.164752" calcext:value-type="float">
            <text:p>0.164752</text:p>
          </table:table-cell>
          <table:table-cell office:value-type="float" office:value="1.13561" calcext:value-type="float">
            <text:p>1.13561</text:p>
          </table:table-cell>
          <table:table-cell office:value-type="float" office:value="0.929671" calcext:value-type="float">
            <text:p>0.929671</text:p>
          </table:table-cell>
          <table:table-cell office:value-type="float" office:value="-9.900001" calcext:value-type="float">
            <text:p>-9.900001</text:p>
          </table:table-cell>
          <table:table-cell office:value-type="float" office:value="-60.900002" calcext:value-type="float">
            <text:p>-60.900002</text:p>
          </table:table-cell>
          <table:table-cell office:value-type="float" office:value="-10.35" calcext:value-type="float">
            <text:p>-10.35</text:p>
          </table:table-cell>
          <table:table-cell table:number-columns-repeated="5"/>
          <table:table-cell table:formula="of:=[.$H$2]+([.$H$3]*[.D218])" office:value-type="float" office:value="-0.900001" calcext:value-type="float">
            <text:p>-0.900001</text:p>
          </table:table-cell>
          <table:table-cell table:formula="of:=[.$I$2]+([.$I$3]*[.E218])" office:value-type="float" office:value="-76.900002" calcext:value-type="float">
            <text:p>-76.900002</text:p>
          </table:table-cell>
          <table:table-cell table:formula="of:=[.$J$2]+([.$J$3]*[.F218])" office:value-type="float" office:value="-10.35" calcext:value-type="float">
            <text:p>-10.35</text:p>
          </table:table-cell>
        </table:table-row>
        <table:table-row table:style-name="ro1">
          <table:table-cell office:value-type="float" office:value="-0.047072" calcext:value-type="float">
            <text:p>-0.047072</text:p>
          </table:table-cell>
          <table:table-cell office:value-type="float" office:value="1.34155" calcext:value-type="float">
            <text:p>1.34155</text:p>
          </table:table-cell>
          <table:table-cell office:value-type="float" office:value="0.694311" calcext:value-type="float">
            <text:p>0.694311</text:p>
          </table:table-cell>
          <table:table-cell office:value-type="float" office:value="-4.05" calcext:value-type="float">
            <text:p>-4.05</text:p>
          </table:table-cell>
          <table:table-cell office:value-type="float" office:value="-63.000004" calcext:value-type="float">
            <text:p>-63.000004</text:p>
          </table:table-cell>
          <table:table-cell office:value-type="float" office:value="8.1" calcext:value-type="float">
            <text:p>8.1</text:p>
          </table:table-cell>
          <table:table-cell table:number-columns-repeated="5"/>
          <table:table-cell table:formula="of:=[.$H$2]+([.$H$3]*[.D219])" office:value-type="float" office:value="4.95" calcext:value-type="float">
            <text:p>4.95</text:p>
          </table:table-cell>
          <table:table-cell table:formula="of:=[.$I$2]+([.$I$3]*[.E219])" office:value-type="float" office:value="-79.000004" calcext:value-type="float">
            <text:p>-79.000004</text:p>
          </table:table-cell>
          <table:table-cell table:formula="of:=[.$J$2]+([.$J$3]*[.F219])"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0.052956" calcext:value-type="float">
            <text:p>0.052956</text:p>
          </table:table-cell>
          <table:table-cell office:value-type="float" office:value="1.394506" calcext:value-type="float">
            <text:p>1.394506</text:p>
          </table:table-cell>
          <table:table-cell office:value-type="float" office:value="0.282432" calcext:value-type="float">
            <text:p>0.282432</text:p>
          </table:table-cell>
          <table:table-cell office:value-type="float" office:value="-3.3" calcext:value-type="float">
            <text:p>-3.3</text:p>
          </table:table-cell>
          <table:table-cell office:value-type="float" office:value="-61.350002" calcext:value-type="float">
            <text:p>-61.350002</text:p>
          </table:table-cell>
          <table:table-cell office:value-type="float" office:value="21.75" calcext:value-type="float">
            <text:p>21.75</text:p>
          </table:table-cell>
          <table:table-cell table:number-columns-repeated="5"/>
          <table:table-cell table:formula="of:=[.$H$2]+([.$H$3]*[.D220])" office:value-type="float" office:value="5.7" calcext:value-type="float">
            <text:p>5.7</text:p>
          </table:table-cell>
          <table:table-cell table:formula="of:=[.$I$2]+([.$I$3]*[.E220])" office:value-type="float" office:value="-77.350002" calcext:value-type="float">
            <text:p>-77.350002</text:p>
          </table:table-cell>
          <table:table-cell table:formula="of:=[.$J$2]+([.$J$3]*[.F220])" office:value-type="float" office:value="21.75" calcext:value-type="float">
            <text:p>21.75</text:p>
          </table:table-cell>
        </table:table-row>
        <table:table-row table:style-name="ro1">
          <table:table-cell office:value-type="float" office:value="0.023536" calcext:value-type="float">
            <text:p>0.023536</text:p>
          </table:table-cell>
          <table:table-cell office:value-type="float" office:value="1.512185" calcext:value-type="float">
            <text:p>1.512185</text:p>
          </table:table-cell>
          <table:table-cell office:value-type="float" office:value="0.158868" calcext:value-type="float">
            <text:p>0.158868</text:p>
          </table:table-cell>
          <table:table-cell office:value-type="float" office:value="1.5" calcext:value-type="float">
            <text:p>1.5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40.200001" calcext:value-type="float">
            <text:p>40.200001</text:p>
          </table:table-cell>
          <table:table-cell table:number-columns-repeated="5"/>
          <table:table-cell table:formula="of:=[.$H$2]+([.$H$3]*[.D221])" office:value-type="float" office:value="10.5" calcext:value-type="float">
            <text:p>10.5</text:p>
          </table:table-cell>
          <table:table-cell table:formula="of:=[.$I$2]+([.$I$3]*[.E221])" office:value-type="float" office:value="-69.100002" calcext:value-type="float">
            <text:p>-69.100002</text:p>
          </table:table-cell>
          <table:table-cell table:formula="of:=[.$J$2]+([.$J$3]*[.F221])" office:value-type="float" office:value="40.200001" calcext:value-type="float">
            <text:p>40.200001</text:p>
          </table:table-cell>
        </table:table-row>
        <table:table-row table:style-name="ro1">
          <table:table-cell office:value-type="float" office:value="-0.135332" calcext:value-type="float">
            <text:p>-0.135332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0.635471" calcext:value-type="float">
            <text:p>-0.635471</text:p>
          </table:table-cell>
          <table:table-cell office:value-type="float" office:value="3.3" calcext:value-type="float">
            <text:p>3.3</text:p>
          </table:table-cell>
          <table:table-cell office:value-type="float" office:value="-33.600002" calcext:value-type="float">
            <text:p>-33.600002</text:p>
          </table:table-cell>
          <table:table-cell office:value-type="float" office:value="60.600002" calcext:value-type="float">
            <text:p>60.600002</text:p>
          </table:table-cell>
          <table:table-cell table:number-columns-repeated="5"/>
          <table:table-cell table:formula="of:=[.$H$2]+([.$H$3]*[.D222])" office:value-type="float" office:value="12.3" calcext:value-type="float">
            <text:p>12.3</text:p>
          </table:table-cell>
          <table:table-cell table:formula="of:=[.$I$2]+([.$I$3]*[.E222])" office:value-type="float" office:value="-49.600002" calcext:value-type="float">
            <text:p>-49.600002</text:p>
          </table:table-cell>
          <table:table-cell table:formula="of:=[.$J$2]+([.$J$3]*[.F222])" office:value-type="float" office:value="60.600002" calcext:value-type="float">
            <text:p>60.600002</text:p>
          </table:table-cell>
        </table:table-row>
        <table:table-row table:style-name="ro1">
          <table:table-cell office:value-type="float" office:value="-0.152984" calcext:value-type="float">
            <text:p>-0.152984</text:p>
          </table:table-cell>
          <table:table-cell office:value-type="float" office:value="1.353318" calcext:value-type="float">
            <text:p>1.353318</text:p>
          </table:table-cell>
          <table:table-cell office:value-type="float" office:value="-0.847295" calcext:value-type="float">
            <text:p>-0.847295</text:p>
          </table:table-cell>
          <table:table-cell office:value-type="float" office:value="4.65" calcext:value-type="float">
            <text:p>4.65</text:p>
          </table:table-cell>
          <table:table-cell office:value-type="float" office:value="-20.1" calcext:value-type="float">
            <text:p>-20.1</text:p>
          </table:table-cell>
          <table:table-cell office:value-type="float" office:value="68.25" calcext:value-type="float">
            <text:p>68.25</text:p>
          </table:table-cell>
          <table:table-cell table:number-columns-repeated="5"/>
          <table:table-cell table:formula="of:=[.$H$2]+([.$H$3]*[.D223])" office:value-type="float" office:value="13.65" calcext:value-type="float">
            <text:p>13.65</text:p>
          </table:table-cell>
          <table:table-cell table:formula="of:=[.$I$2]+([.$I$3]*[.E223])" office:value-type="float" office:value="-36.1" calcext:value-type="float">
            <text:p>-36.1</text:p>
          </table:table-cell>
          <table:table-cell table:formula="of:=[.$J$2]+([.$J$3]*[.F223])" office:value-type="float" office:value="68.25" calcext:value-type="float">
            <text:p>68.25</text:p>
          </table:table-cell>
        </table:table-row>
        <table:table-row table:style-name="ro1">
          <table:table-cell office:value-type="float" office:value="-0.23536" calcext:value-type="float">
            <text:p>-0.23536</text:p>
          </table:table-cell>
          <table:table-cell office:value-type="float" office:value="1.053234" calcext:value-type="float">
            <text:p>1.053234</text:p>
          </table:table-cell>
          <table:table-cell office:value-type="float" office:value="-1.19445" calcext:value-type="float">
            <text:p>-1.19445</text:p>
          </table:table-cell>
          <table:table-cell office:value-type="float" office:value="6.3" calcext:value-type="float">
            <text:p>6.3</text:p>
          </table:table-cell>
          <table:table-cell office:value-type="float" office:value="0.9" calcext:value-type="float">
            <text:p>0.9</text:p>
          </table:table-cell>
          <table:table-cell office:value-type="float" office:value="74.100006" calcext:value-type="float">
            <text:p>74.100006</text:p>
          </table:table-cell>
          <table:table-cell table:number-columns-repeated="5"/>
          <table:table-cell table:formula="of:=[.$H$2]+([.$H$3]*[.D224])" office:value-type="float" office:value="15.3" calcext:value-type="float">
            <text:p>15.3</text:p>
          </table:table-cell>
          <table:table-cell table:formula="of:=[.$I$2]+([.$I$3]*[.E224])" office:value-type="float" office:value="-15.1" calcext:value-type="float">
            <text:p>-15.1</text:p>
          </table:table-cell>
          <table:table-cell table:formula="of:=[.$J$2]+([.$J$3]*[.F224])" office:value-type="float" office:value="74.100006" calcext:value-type="float">
            <text:p>74.100006</text:p>
          </table:table-cell>
        </table:table-row>
        <table:table-row table:style-name="ro1">
          <table:table-cell office:value-type="float" office:value="-0.282432" calcext:value-type="float">
            <text:p>-0.282432</text:p>
          </table:table-cell>
          <table:table-cell office:value-type="float" office:value="0.776687" calcext:value-type="float">
            <text:p>0.776687</text:p>
          </table:table-cell>
          <table:table-cell office:value-type="float" office:value="-1.353318" calcext:value-type="float">
            <text:p>-1.353318</text:p>
          </table:table-cell>
          <table:table-cell office:value-type="float" office:value="6.3" calcext:value-type="float">
            <text:p>6.3</text:p>
          </table:table-cell>
          <table:table-cell office:value-type="float" office:value="21" calcext:value-type="float">
            <text:p>21</text:p>
          </table:table-cell>
          <table:table-cell office:value-type="float" office:value="74.850006" calcext:value-type="float">
            <text:p>74.850006</text:p>
          </table:table-cell>
          <table:table-cell table:number-columns-repeated="5"/>
          <table:table-cell table:formula="of:=[.$H$2]+([.$H$3]*[.D225])" office:value-type="float" office:value="15.3" calcext:value-type="float">
            <text:p>15.3</text:p>
          </table:table-cell>
          <table:table-cell table:formula="of:=[.$I$2]+([.$I$3]*[.E225])" office:value-type="float" office:value="5" calcext:value-type="float">
            <text:p>5</text:p>
          </table:table-cell>
          <table:table-cell table:formula="of:=[.$J$2]+([.$J$3]*[.F225])" office:value-type="float" office:value="74.850006" calcext:value-type="float">
            <text:p>74.850006</text:p>
          </table:table-cell>
        </table:table-row>
        <table:table-row table:style-name="ro1">
          <table:table-cell office:value-type="float" office:value="-0.347155" calcext:value-type="float">
            <text:p>-0.347155</text:p>
          </table:table-cell>
          <table:table-cell office:value-type="float" office:value="0.100028" calcext:value-type="float">
            <text:p>0.100028</text:p>
          </table:table-cell>
          <table:table-cell office:value-type="float" office:value="-1.48865" calcext:value-type="float">
            <text:p>-1.48865</text:p>
          </table:table-cell>
          <table:table-cell office:value-type="float" office:value="3.3" calcext:value-type="float">
            <text:p>3.3</text:p>
          </table:table-cell>
          <table:table-cell office:value-type="float" office:value="49.200001" calcext:value-type="float">
            <text:p>49.200001</text:p>
          </table:table-cell>
          <table:table-cell office:value-type="float" office:value="67.650002" calcext:value-type="float">
            <text:p>67.650002</text:p>
          </table:table-cell>
          <table:table-cell table:number-columns-repeated="5"/>
          <table:table-cell table:formula="of:=[.$H$2]+([.$H$3]*[.D226])" office:value-type="float" office:value="12.3" calcext:value-type="float">
            <text:p>12.3</text:p>
          </table:table-cell>
          <table:table-cell table:formula="of:=[.$I$2]+([.$I$3]*[.E226])" office:value-type="float" office:value="33.200001" calcext:value-type="float">
            <text:p>33.200001</text:p>
          </table:table-cell>
          <table:table-cell table:formula="of:=[.$J$2]+([.$J$3]*[.F226])" office:value-type="float" office:value="67.650002" calcext:value-type="float">
            <text:p>67.650002</text:p>
          </table:table-cell>
        </table:table-row>
        <table:table-row table:style-name="ro1">
          <table:table-cell office:value-type="float" office:value="-0.329503" calcext:value-type="float">
            <text:p>-0.329503</text:p>
          </table:table-cell>
          <table:table-cell office:value-type="float" office:value="-0.282432" calcext:value-type="float">
            <text:p>-0.282432</text:p>
          </table:table-cell>
          <table:table-cell office:value-type="float" office:value="-1.51807" calcext:value-type="float">
            <text:p>-1.51807</text:p>
          </table:table-cell>
          <table:table-cell office:value-type="float" office:value="-0.6" calcext:value-type="float">
            <text:p>-0.6</text:p>
          </table:table-cell>
          <table:table-cell office:value-type="float" office:value="64.650002" calcext:value-type="float">
            <text:p>64.650002</text:p>
          </table:table-cell>
          <table:table-cell office:value-type="float" office:value="59.100002" calcext:value-type="float">
            <text:p>59.100002</text:p>
          </table:table-cell>
          <table:table-cell table:number-columns-repeated="5"/>
          <table:table-cell table:formula="of:=[.$H$2]+([.$H$3]*[.D227])" office:value-type="float" office:value="8.4" calcext:value-type="float">
            <text:p>8.4</text:p>
          </table:table-cell>
          <table:table-cell table:formula="of:=[.$I$2]+([.$I$3]*[.E227])" office:value-type="float" office:value="48.650002" calcext:value-type="float">
            <text:p>48.650002</text:p>
          </table:table-cell>
          <table:table-cell table:formula="of:=[.$J$2]+([.$J$3]*[.F227])" office:value-type="float" office:value="59.100002" calcext:value-type="float">
            <text:p>59.100002</text:p>
          </table:table-cell>
        </table:table-row>
        <table:table-row table:style-name="ro1">
          <table:table-cell office:value-type="float" office:value="-0.164752" calcext:value-type="float">
            <text:p>-0.164752</text:p>
          </table:table-cell>
          <table:table-cell office:value-type="float" office:value="-0.847295" calcext:value-type="float">
            <text:p>-0.847295</text:p>
          </table:table-cell>
          <table:table-cell office:value-type="float" office:value="-1.423926" calcext:value-type="float">
            <text:p>-1.423926</text:p>
          </table:table-cell>
          <table:table-cell office:value-type="float" office:value="-9.75" calcext:value-type="float">
            <text:p>-9.75</text:p>
          </table:table-cell>
          <table:table-cell office:value-type="float" office:value="81.300003" calcext:value-type="float">
            <text:p>81.300003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table:formula="of:=[.$H$2]+([.$H$3]*[.D228])" office:value-type="float" office:value="-0.75" calcext:value-type="float">
            <text:p>-0.75</text:p>
          </table:table-cell>
          <table:table-cell table:formula="of:=[.$I$2]+([.$I$3]*[.E228])" office:value-type="float" office:value="65.300003" calcext:value-type="float">
            <text:p>65.300003</text:p>
          </table:table-cell>
          <table:table-cell table:formula="of:=[.$J$2]+([.$J$3]*[.F228]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0.11768" calcext:value-type="float">
            <text:p>-0.11768</text:p>
          </table:table-cell>
          <table:table-cell office:value-type="float" office:value="-1.100306" calcext:value-type="float">
            <text:p>-1.100306</text:p>
          </table:table-cell>
          <table:table-cell office:value-type="float" office:value="-1.16503" calcext:value-type="float">
            <text:p>-1.16503</text:p>
          </table:table-cell>
          <table:table-cell office:value-type="float" office:value="-18.150002" calcext:value-type="float">
            <text:p>-18.150002</text:p>
          </table:table-cell>
          <table:table-cell office:value-type="float" office:value="87.300003" calcext:value-type="float">
            <text:p>87.300003</text:p>
          </table:table-cell>
          <table:table-cell office:value-type="float" office:value="26.400002" calcext:value-type="float">
            <text:p>26.400002</text:p>
          </table:table-cell>
          <table:table-cell table:number-columns-repeated="5"/>
          <table:table-cell table:formula="of:=[.$H$2]+([.$H$3]*[.D229])" office:value-type="float" office:value="-9.150002" calcext:value-type="float">
            <text:p>-9.150002</text:p>
          </table:table-cell>
          <table:table-cell table:formula="of:=[.$I$2]+([.$I$3]*[.E229])" office:value-type="float" office:value="71.300003" calcext:value-type="float">
            <text:p>71.300003</text:p>
          </table:table-cell>
          <table:table-cell table:formula="of:=[.$J$2]+([.$J$3]*[.F229])" office:value-type="float" office:value="26.400002" calcext:value-type="float">
            <text:p>26.400002</text:p>
          </table:table-cell>
        </table:table-row>
        <table:table-row table:style-name="ro1">
          <table:table-cell office:value-type="float" office:value="0.023536" calcext:value-type="float">
            <text:p>0.023536</text:p>
          </table:table-cell>
          <table:table-cell office:value-type="float" office:value="-1.453346" calcext:value-type="float">
            <text:p>-1.453346</text:p>
          </table:table-cell>
          <table:table-cell office:value-type="float" office:value="-0.670775" calcext:value-type="float">
            <text:p>-0.670775</text:p>
          </table:table-cell>
          <table:table-cell office:value-type="float" office:value="-27.900002" calcext:value-type="float">
            <text:p>-27.900002</text:p>
          </table:table-cell>
          <table:table-cell office:value-type="float" office:value="88.650002" calcext:value-type="float">
            <text:p>88.650002</text:p>
          </table:table-cell>
          <table:table-cell office:value-type="float" office:value="9.150001" calcext:value-type="float">
            <text:p>9.150001</text:p>
          </table:table-cell>
          <table:table-cell table:number-columns-repeated="5"/>
          <table:table-cell table:formula="of:=[.$H$2]+([.$H$3]*[.D230])" office:value-type="float" office:value="-18.900002" calcext:value-type="float">
            <text:p>-18.900002</text:p>
          </table:table-cell>
          <table:table-cell table:formula="of:=[.$I$2]+([.$I$3]*[.E230])" office:value-type="float" office:value="72.650002" calcext:value-type="float">
            <text:p>72.650002</text:p>
          </table:table-cell>
          <table:table-cell table:formula="of:=[.$J$2]+([.$J$3]*[.F230])" office:value-type="float" office:value="9.150001" calcext:value-type="float">
            <text:p>9.150001</text:p>
          </table:table-cell>
        </table:table-row>
        <table:table-row table:style-name="ro1">
          <table:table-cell office:value-type="float" office:value="0.188288" calcext:value-type="float">
            <text:p>0.188288</text:p>
          </table:table-cell>
          <table:table-cell office:value-type="float" office:value="-1.418042" calcext:value-type="float">
            <text:p>-1.418042</text:p>
          </table:table-cell>
          <table:table-cell office:value-type="float" office:value="-0.476603" calcext:value-type="float">
            <text:p>-0.476603</text:p>
          </table:table-cell>
          <table:table-cell office:value-type="float" office:value="-34.350002" calcext:value-type="float">
            <text:p>-34.350002</text:p>
          </table:table-cell>
          <table:table-cell office:value-type="float" office:value="83.700005" calcext:value-type="float">
            <text:p>83.700005</text:p>
          </table:table-cell>
          <table:table-cell office:value-type="float" office:value="-6.6" calcext:value-type="float">
            <text:p>-6.6</text:p>
          </table:table-cell>
          <table:table-cell table:number-columns-repeated="5"/>
          <table:table-cell table:formula="of:=[.$H$2]+([.$H$3]*[.D231])" office:value-type="float" office:value="-25.350002" calcext:value-type="float">
            <text:p>-25.350002</text:p>
          </table:table-cell>
          <table:table-cell table:formula="of:=[.$I$2]+([.$I$3]*[.E231])" office:value-type="float" office:value="67.700005" calcext:value-type="float">
            <text:p>67.700005</text:p>
          </table:table-cell>
          <table:table-cell table:formula="of:=[.$J$2]+([.$J$3]*[.F231])" office:value-type="float" office:value="-6.6" calcext:value-type="float">
            <text:p>-6.6</text:p>
          </table:table-cell>
        </table:table-row>
        <table:table-row table:style-name="ro1">
          <table:table-cell office:value-type="float" office:value="0.070608" calcext:value-type="float">
            <text:p>0.070608</text:p>
          </table:table-cell>
          <table:table-cell office:value-type="float" office:value="-1.512185" calcext:value-type="float">
            <text:p>-1.512185</text:p>
          </table:table-cell>
          <table:table-cell office:value-type="float" office:value="-0.300084" calcext:value-type="float">
            <text:p>-0.300084</text:p>
          </table:table-cell>
          <table:table-cell office:value-type="float" office:value="-34.950001" calcext:value-type="float">
            <text:p>-34.950001</text:p>
          </table:table-cell>
          <table:table-cell office:value-type="float" office:value="81.75" calcext:value-type="float">
            <text:p>81.75</text:p>
          </table:table-cell>
          <table:table-cell office:value-type="float" office:value="-11.85" calcext:value-type="float">
            <text:p>-11.85</text:p>
          </table:table-cell>
          <table:table-cell table:number-columns-repeated="5"/>
          <table:table-cell table:formula="of:=[.$H$2]+([.$H$3]*[.D232])" office:value-type="float" office:value="-25.950001" calcext:value-type="float">
            <text:p>-25.950001</text:p>
          </table:table-cell>
          <table:table-cell table:formula="of:=[.$I$2]+([.$I$3]*[.E232])" office:value-type="float" office:value="65.75" calcext:value-type="float">
            <text:p>65.75</text:p>
          </table:table-cell>
          <table:table-cell table:formula="of:=[.$J$2]+([.$J$3]*[.F232])" office:value-type="float" office:value="-11.85" calcext:value-type="float">
            <text:p>-11.85</text:p>
          </table:table-cell>
        </table:table-row>
        <table:table-row table:style-name="ro1">
          <table:table-cell office:value-type="float" office:value="0.553095" calcext:value-type="float">
            <text:p>0.553095</text:p>
          </table:table-cell>
          <table:table-cell office:value-type="float" office:value="-1.45923" calcext:value-type="float">
            <text:p>-1.45923</text:p>
          </table:table-cell>
          <table:table-cell office:value-type="float" office:value="-0.17652" calcext:value-type="float">
            <text:p>-0.17652</text:p>
          </table:table-cell>
          <table:table-cell office:value-type="float" office:value="-33.75" calcext:value-type="float">
            <text:p>-33.75</text:p>
          </table:table-cell>
          <table:table-cell office:value-type="float" office:value="73.650002" calcext:value-type="float">
            <text:p>73.650002</text:p>
          </table:table-cell>
          <table:table-cell office:value-type="float" office:value="-25.050001" calcext:value-type="float">
            <text:p>-25.050001</text:p>
          </table:table-cell>
          <table:table-cell table:number-columns-repeated="5"/>
          <table:table-cell table:formula="of:=[.$H$2]+([.$H$3]*[.D233])" office:value-type="float" office:value="-24.75" calcext:value-type="float">
            <text:p>-24.75</text:p>
          </table:table-cell>
          <table:table-cell table:formula="of:=[.$I$2]+([.$I$3]*[.E233])" office:value-type="float" office:value="57.650002" calcext:value-type="float">
            <text:p>57.650002</text:p>
          </table:table-cell>
          <table:table-cell table:formula="of:=[.$J$2]+([.$J$3]*[.F233])" office:value-type="float" office:value="-25.050001" calcext:value-type="float">
            <text:p>-25.050001</text:p>
          </table:table-cell>
        </table:table-row>
        <table:table-row table:style-name="ro1">
          <table:table-cell office:value-type="float" office:value="0.423647" calcext:value-type="float">
            <text:p>0.423647</text:p>
          </table:table-cell>
          <table:table-cell office:value-type="float" office:value="-1.476882" calcext:value-type="float">
            <text:p>-1.476882</text:p>
          </table:table-cell>
          <table:table-cell office:value-type="float" office:value="0.370691" calcext:value-type="float">
            <text:p>0.370691</text:p>
          </table:table-cell>
          <table:table-cell office:value-type="float" office:value="-30.000002" calcext:value-type="float">
            <text:p>-30.000002</text:p>
          </table:table-cell>
          <table:table-cell office:value-type="float" office:value="65.25" calcext:value-type="float">
            <text:p>65.25</text:p>
          </table:table-cell>
          <table:table-cell office:value-type="float" office:value="-37.050003" calcext:value-type="float">
            <text:p>-37.050003</text:p>
          </table:table-cell>
          <table:table-cell table:number-columns-repeated="5"/>
          <table:table-cell table:formula="of:=[.$H$2]+([.$H$3]*[.D234])" office:value-type="float" office:value="-21.000002" calcext:value-type="float">
            <text:p>-21.000002</text:p>
          </table:table-cell>
          <table:table-cell table:formula="of:=[.$I$2]+([.$I$3]*[.E234])" office:value-type="float" office:value="49.25" calcext:value-type="float">
            <text:p>49.25</text:p>
          </table:table-cell>
          <table:table-cell table:formula="of:=[.$J$2]+([.$J$3]*[.F234])" office:value-type="float" office:value="-37.050003" calcext:value-type="float">
            <text:p>-37.050003</text:p>
          </table:table-cell>
        </table:table-row>
        <table:table-row table:style-name="ro1">
          <table:table-cell office:value-type="float" office:value="0.541327" calcext:value-type="float">
            <text:p>0.541327</text:p>
          </table:table-cell>
          <table:table-cell office:value-type="float" office:value="-1.206218" calcext:value-type="float">
            <text:p>-1.206218</text:p>
          </table:table-cell>
          <table:table-cell office:value-type="float" office:value="0.741383" calcext:value-type="float">
            <text:p>0.741383</text:p>
          </table:table-cell>
          <table:table-cell office:value-type="float" office:value="-39.450001" calcext:value-type="float">
            <text:p>-39.450001</text:p>
          </table:table-cell>
          <table:table-cell office:value-type="float" office:value="54.000004" calcext:value-type="float">
            <text:p>54.000004</text:p>
          </table:table-cell>
          <table:table-cell office:value-type="float" office:value="-42.75" calcext:value-type="float">
            <text:p>-42.75</text:p>
          </table:table-cell>
          <table:table-cell table:number-columns-repeated="5"/>
          <table:table-cell table:formula="of:=[.$H$2]+([.$H$3]*[.D235])" office:value-type="float" office:value="-30.450001" calcext:value-type="float">
            <text:p>-30.450001</text:p>
          </table:table-cell>
          <table:table-cell table:formula="of:=[.$I$2]+([.$I$3]*[.E235])" office:value-type="float" office:value="38.000004" calcext:value-type="float">
            <text:p>38.000004</text:p>
          </table:table-cell>
          <table:table-cell table:formula="of:=[.$J$2]+([.$J$3]*[.F235])" office:value-type="float" office:value="-42.75" calcext:value-type="float">
            <text:p>-42.75</text:p>
          </table:table-cell>
        </table:table-row>
        <table:table-row table:style-name="ro1">
          <table:table-cell office:value-type="float" office:value="0.788455" calcext:value-type="float">
            <text:p>0.788455</text:p>
          </table:table-cell>
          <table:table-cell office:value-type="float" office:value="-0.835527" calcext:value-type="float">
            <text:p>-0.835527</text:p>
          </table:table-cell>
          <table:table-cell office:value-type="float" office:value="0.700195" calcext:value-type="float">
            <text:p>0.700195</text:p>
          </table:table-cell>
          <table:table-cell office:value-type="float" office:value="-54.150002" calcext:value-type="float">
            <text:p>-54.150002</text:p>
          </table:table-cell>
          <table:table-cell office:value-type="float" office:value="19.950001" calcext:value-type="float">
            <text:p>19.950001</text:p>
          </table:table-cell>
          <table:table-cell office:value-type="float" office:value="-46.050003" calcext:value-type="float">
            <text:p>-46.050003</text:p>
          </table:table-cell>
          <table:table-cell table:number-columns-repeated="5"/>
          <table:table-cell table:formula="of:=[.$H$2]+([.$H$3]*[.D236])" office:value-type="float" office:value="-45.150002" calcext:value-type="float">
            <text:p>-45.150002</text:p>
          </table:table-cell>
          <table:table-cell table:formula="of:=[.$I$2]+([.$I$3]*[.E236])" office:value-type="float" office:value="3.950001" calcext:value-type="float">
            <text:p>3.950001</text:p>
          </table:table-cell>
          <table:table-cell table:formula="of:=[.$J$2]+([.$J$3]*[.F236])" office:value-type="float" office:value="-46.050003" calcext:value-type="float">
            <text:p>-46.050003</text:p>
          </table:table-cell>
        </table:table-row>
        <table:table-row table:style-name="ro1">
          <table:table-cell office:value-type="float" office:value="0.847295" calcext:value-type="float">
            <text:p>0.847295</text:p>
          </table:table-cell>
          <table:table-cell office:value-type="float" office:value="-0.247128" calcext:value-type="float">
            <text:p>-0.247128</text:p>
          </table:table-cell>
          <table:table-cell office:value-type="float" office:value="1.112074" calcext:value-type="float">
            <text:p>1.112074</text:p>
          </table:table-cell>
          <table:table-cell office:value-type="float" office:value="-46.050003" calcext:value-type="float">
            <text:p>-46.050003</text:p>
          </table:table-cell>
          <table:table-cell office:value-type="float" office:value="-8.1" calcext:value-type="float">
            <text:p>-8.1</text:p>
          </table:table-cell>
          <table:table-cell office:value-type="float" office:value="-48.750004" calcext:value-type="float">
            <text:p>-48.750004</text:p>
          </table:table-cell>
          <table:table-cell table:number-columns-repeated="5"/>
          <table:table-cell table:formula="of:=[.$H$2]+([.$H$3]*[.D237])" office:value-type="float" office:value="-37.050003" calcext:value-type="float">
            <text:p>-37.050003</text:p>
          </table:table-cell>
          <table:table-cell table:formula="of:=[.$I$2]+([.$I$3]*[.E237])" office:value-type="float" office:value="-24.1" calcext:value-type="float">
            <text:p>-24.1</text:p>
          </table:table-cell>
          <table:table-cell table:formula="of:=[.$J$2]+([.$J$3]*[.F237])" office:value-type="float" office:value="-48.750004" calcext:value-type="float">
            <text:p>-48.750004</text:p>
          </table:table-cell>
        </table:table-row>
        <table:table-row table:style-name="ro1">
          <table:table-cell office:value-type="float" office:value="0.782571" calcext:value-type="float">
            <text:p>0.782571</text:p>
          </table:table-cell>
          <table:table-cell office:value-type="float" office:value="-0.11768" calcext:value-type="float">
            <text:p>-0.11768</text:p>
          </table:table-cell>
          <table:table-cell office:value-type="float" office:value="1.270942" calcext:value-type="float">
            <text:p>1.270942</text:p>
          </table:table-cell>
          <table:table-cell office:value-type="float" office:value="-39.150002" calcext:value-type="float">
            <text:p>-39.150002</text:p>
          </table:table-cell>
          <table:table-cell office:value-type="float" office:value="-19.35" calcext:value-type="float">
            <text:p>-19.35</text:p>
          </table:table-cell>
          <table:table-cell office:value-type="float" office:value="-47.700001" calcext:value-type="float">
            <text:p>-47.700001</text:p>
          </table:table-cell>
          <table:table-cell table:number-columns-repeated="5"/>
          <table:table-cell table:formula="of:=[.$H$2]+([.$H$3]*[.D238])" office:value-type="float" office:value="-30.150002" calcext:value-type="float">
            <text:p>-30.150002</text:p>
          </table:table-cell>
          <table:table-cell table:formula="of:=[.$I$2]+([.$I$3]*[.E238])" office:value-type="float" office:value="-35.35" calcext:value-type="float">
            <text:p>-35.35</text:p>
          </table:table-cell>
          <table:table-cell table:formula="of:=[.$J$2]+([.$J$3]*[.F238])" office:value-type="float" office:value="-47.700001" calcext:value-type="float">
            <text:p>-47.700001</text:p>
          </table:table-cell>
        </table:table-row>
        <table:table-row table:style-name="ro1">
          <table:table-cell office:value-type="float" office:value="0.529559" calcext:value-type="float">
            <text:p>0.529559</text:p>
          </table:table-cell>
          <table:table-cell office:value-type="float" office:value="0.270664" calcext:value-type="float">
            <text:p>0.270664</text:p>
          </table:table-cell>
          <table:table-cell office:value-type="float" office:value="1.323898" calcext:value-type="float">
            <text:p>1.323898</text:p>
          </table:table-cell>
          <table:table-cell office:value-type="float" office:value="-31.950001" calcext:value-type="float">
            <text:p>-31.950001</text:p>
          </table:table-cell>
          <table:table-cell office:value-type="float" office:value="-30.150002" calcext:value-type="float">
            <text:p>-30.150002</text:p>
          </table:table-cell>
          <table:table-cell office:value-type="float" office:value="-45" calcext:value-type="float">
            <text:p>-45</text:p>
          </table:table-cell>
          <table:table-cell table:number-columns-repeated="5"/>
          <table:table-cell table:formula="of:=[.$H$2]+([.$H$3]*[.D239])" office:value-type="float" office:value="-22.950001" calcext:value-type="float">
            <text:p>-22.950001</text:p>
          </table:table-cell>
          <table:table-cell table:formula="of:=[.$I$2]+([.$I$3]*[.E239])" office:value-type="float" office:value="-46.150002" calcext:value-type="float">
            <text:p>-46.150002</text:p>
          </table:table-cell>
          <table:table-cell table:formula="of:=[.$J$2]+([.$J$3]*[.F239])"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0.511907" calcext:value-type="float">
            <text:p>0.511907</text:p>
          </table:table-cell>
          <table:table-cell office:value-type="float" office:value="0.388343" calcext:value-type="float">
            <text:p>0.388343</text:p>
          </table:table-cell>
          <table:table-cell office:value-type="float" office:value="1.265058" calcext:value-type="float">
            <text:p>1.265058</text:p>
          </table:table-cell>
          <table:table-cell office:value-type="float" office:value="-27.6" calcext:value-type="float">
            <text:p>-27.6</text:p>
          </table:table-cell>
          <table:table-cell office:value-type="float" office:value="-40.950001" calcext:value-type="float">
            <text:p>-40.950001</text:p>
          </table:table-cell>
          <table:table-cell office:value-type="float" office:value="-37.950001" calcext:value-type="float">
            <text:p>-37.950001</text:p>
          </table:table-cell>
          <table:table-cell table:number-columns-repeated="5"/>
          <table:table-cell table:formula="of:=[.$H$2]+([.$H$3]*[.D240])" office:value-type="float" office:value="-18.6" calcext:value-type="float">
            <text:p>-18.6</text:p>
          </table:table-cell>
          <table:table-cell table:formula="of:=[.$I$2]+([.$I$3]*[.E240])" office:value-type="float" office:value="-56.950001" calcext:value-type="float">
            <text:p>-56.950001</text:p>
          </table:table-cell>
          <table:table-cell table:formula="of:=[.$J$2]+([.$J$3]*[.F240])" office:value-type="float" office:value="-37.950001" calcext:value-type="float">
            <text:p>-37.950001</text:p>
          </table:table-cell>
        </table:table-row>
        <table:table-row table:style-name="ro1">
          <table:table-cell office:value-type="float" office:value="0.470719" calcext:value-type="float">
            <text:p>0.470719</text:p>
          </table:table-cell>
          <table:table-cell office:value-type="float" office:value="0.823759" calcext:value-type="float">
            <text:p>0.823759</text:p>
          </table:table-cell>
          <table:table-cell office:value-type="float" office:value="1.10619" calcext:value-type="float">
            <text:p>1.10619</text:p>
          </table:table-cell>
          <table:table-cell office:value-type="float" office:value="-22.650002" calcext:value-type="float">
            <text:p>-22.650002</text:p>
          </table:table-cell>
          <table:table-cell office:value-type="float" office:value="-51.450001" calcext:value-type="float">
            <text:p>-51.450001</text:p>
          </table:table-cell>
          <table:table-cell office:value-type="float" office:value="-26.700001" calcext:value-type="float">
            <text:p>-26.700001</text:p>
          </table:table-cell>
          <table:table-cell table:number-columns-repeated="5"/>
          <table:table-cell table:formula="of:=[.$H$2]+([.$H$3]*[.D241])" office:value-type="float" office:value="-13.650002" calcext:value-type="float">
            <text:p>-13.650002</text:p>
          </table:table-cell>
          <table:table-cell table:formula="of:=[.$I$2]+([.$I$3]*[.E241])" office:value-type="float" office:value="-67.450001" calcext:value-type="float">
            <text:p>-67.450001</text:p>
          </table:table-cell>
          <table:table-cell table:formula="of:=[.$J$2]+([.$J$3]*[.F241])" office:value-type="float" office:value="-26.700001" calcext:value-type="float">
            <text:p>-26.700001</text:p>
          </table:table-cell>
        </table:table-row>
        <table:table-row table:style-name="ro1">
          <table:table-cell office:value-type="float" office:value="0.470719" calcext:value-type="float">
            <text:p>0.470719</text:p>
          </table:table-cell>
          <table:table-cell office:value-type="float" office:value="0.717847" calcext:value-type="float">
            <text:p>0.717847</text:p>
          </table:table-cell>
          <table:table-cell office:value-type="float" office:value="1.176798" calcext:value-type="float">
            <text:p>1.176798</text:p>
          </table:table-cell>
          <table:table-cell office:value-type="float" office:value="-22.650002" calcext:value-type="float">
            <text:p>-22.650002</text:p>
          </table:table-cell>
          <table:table-cell office:value-type="float" office:value="-51.150002" calcext:value-type="float">
            <text:p>-51.150002</text:p>
          </table:table-cell>
          <table:table-cell office:value-type="float" office:value="-28.500002" calcext:value-type="float">
            <text:p>-28.500002</text:p>
          </table:table-cell>
          <table:table-cell table:number-columns-repeated="5"/>
          <table:table-cell table:formula="of:=[.$H$2]+([.$H$3]*[.D242])" office:value-type="float" office:value="-13.650002" calcext:value-type="float">
            <text:p>-13.650002</text:p>
          </table:table-cell>
          <table:table-cell table:formula="of:=[.$I$2]+([.$I$3]*[.E242])" office:value-type="float" office:value="-67.150002" calcext:value-type="float">
            <text:p>-67.150002</text:p>
          </table:table-cell>
          <table:table-cell table:formula="of:=[.$J$2]+([.$J$3]*[.F242])" office:value-type="float" office:value="-28.500002" calcext:value-type="float">
            <text:p>-28.500002</text:p>
          </table:table-cell>
        </table:table-row>
        <table:table-row table:style-name="ro1">
          <table:table-cell office:value-type="float" office:value="0.382459" calcext:value-type="float">
            <text:p>0.382459</text:p>
          </table:table-cell>
          <table:table-cell office:value-type="float" office:value="0.135332" calcext:value-type="float">
            <text:p>0.135332</text:p>
          </table:table-cell>
          <table:table-cell office:value-type="float" office:value="1.353318" calcext:value-type="float">
            <text:p>1.353318</text:p>
          </table:table-cell>
          <table:table-cell office:value-type="float" office:value="-22.050001" calcext:value-type="float">
            <text:p>-22.050001</text:p>
          </table:table-cell>
          <table:table-cell office:value-type="float" office:value="-33.450001" calcext:value-type="float">
            <text:p>-33.450001</text:p>
          </table:table-cell>
          <table:table-cell office:value-type="float" office:value="-46.350002" calcext:value-type="float">
            <text:p>-46.350002</text:p>
          </table:table-cell>
          <table:table-cell table:number-columns-repeated="5"/>
          <table:table-cell table:formula="of:=[.$H$2]+([.$H$3]*[.D243])" office:value-type="float" office:value="-13.050001" calcext:value-type="float">
            <text:p>-13.050001</text:p>
          </table:table-cell>
          <table:table-cell table:formula="of:=[.$I$2]+([.$I$3]*[.E243])" office:value-type="float" office:value="-49.450001" calcext:value-type="float">
            <text:p>-49.450001</text:p>
          </table:table-cell>
          <table:table-cell table:formula="of:=[.$J$2]+([.$J$3]*[.F243])" office:value-type="float" office:value="-46.350002" calcext:value-type="float">
            <text:p>-46.350002</text:p>
          </table:table-cell>
        </table:table-row>
        <table:table-row table:style-name="ro1">
          <table:table-cell office:value-type="float" office:value="0.447183" calcext:value-type="float">
            <text:p>0.447183</text:p>
          </table:table-cell>
          <table:table-cell office:value-type="float" office:value="-0.23536" calcext:value-type="float">
            <text:p>-0.23536</text:p>
          </table:table-cell>
          <table:table-cell office:value-type="float" office:value="1.40039" calcext:value-type="float">
            <text:p>1.40039</text:p>
          </table:table-cell>
          <table:table-cell office:value-type="float" office:value="-32.550003" calcext:value-type="float">
            <text:p>-32.550003</text:p>
          </table:table-cell>
          <table:table-cell office:value-type="float" office:value="-7.5" calcext:value-type="float">
            <text:p>-7.5</text:p>
          </table:table-cell>
          <table:table-cell office:value-type="float" office:value="-55.800003" calcext:value-type="float">
            <text:p>-55.800003</text:p>
          </table:table-cell>
          <table:table-cell table:number-columns-repeated="5"/>
          <table:table-cell table:formula="of:=[.$H$2]+([.$H$3]*[.D244])" office:value-type="float" office:value="-23.550003" calcext:value-type="float">
            <text:p>-23.550003</text:p>
          </table:table-cell>
          <table:table-cell table:formula="of:=[.$I$2]+([.$I$3]*[.E244])" office:value-type="float" office:value="-23.5" calcext:value-type="float">
            <text:p>-23.5</text:p>
          </table:table-cell>
          <table:table-cell table:formula="of:=[.$J$2]+([.$J$3]*[.F244])" office:value-type="float" office:value="-55.800003" calcext:value-type="float">
            <text:p>-55.800003</text:p>
          </table:table-cell>
        </table:table-row>
        <table:table-row table:style-name="ro1">
          <table:table-cell office:value-type="float" office:value="0.482487" calcext:value-type="float">
            <text:p>0.482487</text:p>
          </table:table-cell>
          <table:table-cell office:value-type="float" office:value="-0.664891" calcext:value-type="float">
            <text:p>-0.664891</text:p>
          </table:table-cell>
          <table:table-cell office:value-type="float" office:value="1.10619" calcext:value-type="float">
            <text:p>1.10619</text:p>
          </table:table-cell>
          <table:table-cell office:value-type="float" office:value="-31.950001" calcext:value-type="float">
            <text:p>-31.950001</text:p>
          </table:table-cell>
          <table:table-cell office:value-type="float" office:value="16.650002" calcext:value-type="float">
            <text:p>16.650002</text:p>
          </table:table-cell>
          <table:table-cell office:value-type="float" office:value="-57.750004" calcext:value-type="float">
            <text:p>-57.750004</text:p>
          </table:table-cell>
          <table:table-cell table:number-columns-repeated="5"/>
          <table:table-cell table:formula="of:=[.$H$2]+([.$H$3]*[.D245])" office:value-type="float" office:value="-22.950001" calcext:value-type="float">
            <text:p>-22.950001</text:p>
          </table:table-cell>
          <table:table-cell table:formula="of:=[.$I$2]+([.$I$3]*[.E245])" office:value-type="float" office:value="0.650002000000001" calcext:value-type="float">
            <text:p>0.650002000000001</text:p>
          </table:table-cell>
          <table:table-cell table:formula="of:=[.$J$2]+([.$J$3]*[.F245])" office:value-type="float" office:value="-57.750004" calcext:value-type="float">
            <text:p>-57.750004</text:p>
          </table:table-cell>
        </table:table-row>
        <table:table-row table:style-name="ro1">
          <table:table-cell office:value-type="float" office:value="0.353039" calcext:value-type="float">
            <text:p>0.353039</text:p>
          </table:table-cell>
          <table:table-cell office:value-type="float" office:value="-1.19445" calcext:value-type="float">
            <text:p>-1.19445</text:p>
          </table:table-cell>
          <table:table-cell office:value-type="float" office:value="0.729615" calcext:value-type="float">
            <text:p>0.729615</text:p>
          </table:table-cell>
          <table:table-cell office:value-type="float" office:value="-29.85" calcext:value-type="float">
            <text:p>-29.85</text:p>
          </table:table-cell>
          <table:table-cell office:value-type="float" office:value="40.650002" calcext:value-type="float">
            <text:p>40.650002</text:p>
          </table:table-cell>
          <table:table-cell office:value-type="float" office:value="-53.100002" calcext:value-type="float">
            <text:p>-53.100002</text:p>
          </table:table-cell>
          <table:table-cell table:number-columns-repeated="5"/>
          <table:table-cell table:formula="of:=[.$H$2]+([.$H$3]*[.D246])" office:value-type="float" office:value="-20.85" calcext:value-type="float">
            <text:p>-20.85</text:p>
          </table:table-cell>
          <table:table-cell table:formula="of:=[.$I$2]+([.$I$3]*[.E246])" office:value-type="float" office:value="24.650002" calcext:value-type="float">
            <text:p>24.650002</text:p>
          </table:table-cell>
          <table:table-cell table:formula="of:=[.$J$2]+([.$J$3]*[.F246])" office:value-type="float" office:value="-53.100002" calcext:value-type="float">
            <text:p>-53.100002</text:p>
          </table:table-cell>
        </table:table-row>
        <table:table-row table:style-name="ro1">
          <table:table-cell office:value-type="float" office:value="0.188288" calcext:value-type="float">
            <text:p>0.188288</text:p>
          </table:table-cell>
          <table:table-cell office:value-type="float" office:value="-1.406274" calcext:value-type="float">
            <text:p>-1.406274</text:p>
          </table:table-cell>
          <table:table-cell office:value-type="float" office:value="0.576631" calcext:value-type="float">
            <text:p>0.576631</text:p>
          </table:table-cell>
          <table:table-cell office:value-type="float" office:value="-22.5" calcext:value-type="float">
            <text:p>-22.5</text:p>
          </table:table-cell>
          <table:table-cell office:value-type="float" office:value="67.650002" calcext:value-type="float">
            <text:p>67.650002</text:p>
          </table:table-cell>
          <table:table-cell office:value-type="float" office:value="-39.150002" calcext:value-type="float">
            <text:p>-39.150002</text:p>
          </table:table-cell>
          <table:table-cell table:number-columns-repeated="5"/>
          <table:table-cell table:formula="of:=[.$H$2]+([.$H$3]*[.D247])" office:value-type="float" office:value="-13.5" calcext:value-type="float">
            <text:p>-13.5</text:p>
          </table:table-cell>
          <table:table-cell table:formula="of:=[.$I$2]+([.$I$3]*[.E247])" office:value-type="float" office:value="51.650002" calcext:value-type="float">
            <text:p>51.650002</text:p>
          </table:table-cell>
          <table:table-cell table:formula="of:=[.$J$2]+([.$J$3]*[.F247])" office:value-type="float" office:value="-39.150002" calcext:value-type="float">
            <text:p>-39.150002</text:p>
          </table:table-cell>
        </table:table-row>
        <table:table-row table:style-name="ro1">
          <table:table-cell office:value-type="float" office:value="0.217708" calcext:value-type="float">
            <text:p>0.217708</text:p>
          </table:table-cell>
          <table:table-cell office:value-type="float" office:value="-1.57691" calcext:value-type="float">
            <text:p>-1.57691</text:p>
          </table:table-cell>
          <table:table-cell office:value-type="float" office:value="-0.164752" calcext:value-type="float">
            <text:p>-0.164752</text:p>
          </table:table-cell>
          <table:table-cell office:value-type="float" office:value="-23.700001" calcext:value-type="float">
            <text:p>-23.700001</text:p>
          </table:table-cell>
          <table:table-cell office:value-type="float" office:value="82.650002" calcext:value-type="float">
            <text:p>82.650002</text:p>
          </table:table-cell>
          <table:table-cell office:value-type="float" office:value="-19.050001" calcext:value-type="float">
            <text:p>-19.050001</text:p>
          </table:table-cell>
          <table:table-cell table:number-columns-repeated="5"/>
          <table:table-cell table:formula="of:=[.$H$2]+([.$H$3]*[.D248])" office:value-type="float" office:value="-14.700001" calcext:value-type="float">
            <text:p>-14.700001</text:p>
          </table:table-cell>
          <table:table-cell table:formula="of:=[.$I$2]+([.$I$3]*[.E248])" office:value-type="float" office:value="66.650002" calcext:value-type="float">
            <text:p>66.650002</text:p>
          </table:table-cell>
          <table:table-cell table:formula="of:=[.$J$2]+([.$J$3]*[.F248])" office:value-type="float" office:value="-19.050001" calcext:value-type="float">
            <text:p>-19.050001</text:p>
          </table:table-cell>
        </table:table-row>
        <table:table-row table:style-name="ro1">
          <table:table-cell office:value-type="float" office:value="0.111796" calcext:value-type="float">
            <text:p>0.111796</text:p>
          </table:table-cell>
          <table:table-cell office:value-type="float" office:value="-1.42981" calcext:value-type="float">
            <text:p>-1.42981</text:p>
          </table:table-cell>
          <table:table-cell office:value-type="float" office:value="-0.476603" calcext:value-type="float">
            <text:p>-0.476603</text:p>
          </table:table-cell>
          <table:table-cell office:value-type="float" office:value="-22.800001" calcext:value-type="float">
            <text:p>-22.800001</text:p>
          </table:table-cell>
          <table:table-cell office:value-type="float" office:value="87.75" calcext:value-type="float">
            <text:p>87.75</text:p>
          </table:table-cell>
          <table:table-cell office:value-type="float" office:value="-4.5" calcext:value-type="float">
            <text:p>-4.5</text:p>
          </table:table-cell>
          <table:table-cell table:number-columns-repeated="5"/>
          <table:table-cell table:formula="of:=[.$H$2]+([.$H$3]*[.D249])" office:value-type="float" office:value="-13.800001" calcext:value-type="float">
            <text:p>-13.800001</text:p>
          </table:table-cell>
          <table:table-cell table:formula="of:=[.$I$2]+([.$I$3]*[.E249])" office:value-type="float" office:value="71.75" calcext:value-type="float">
            <text:p>71.75</text:p>
          </table:table-cell>
          <table:table-cell table:formula="of:=[.$J$2]+([.$J$3]*[.F249])" office:value-type="float" office:value="-4.5" calcext:value-type="float">
            <text:p>-4.5</text:p>
          </table:table-cell>
        </table:table-row>
        <table:table-row table:style-name="ro1">
          <table:table-cell office:value-type="float" office:value="0.035304" calcext:value-type="float">
            <text:p>0.035304</text:p>
          </table:table-cell>
          <table:table-cell office:value-type="float" office:value="-1.16503" calcext:value-type="float">
            <text:p>-1.16503</text:p>
          </table:table-cell>
          <table:table-cell office:value-type="float" office:value="-0.970858" calcext:value-type="float">
            <text:p>-0.970858</text:p>
          </table:table-cell>
          <table:table-cell office:value-type="float" office:value="-20.550001" calcext:value-type="float">
            <text:p>-20.550001</text:p>
          </table:table-cell>
          <table:table-cell office:value-type="float" office:value="88.950005" calcext:value-type="float">
            <text:p>88.950005</text:p>
          </table:table-cell>
          <table:table-cell office:value-type="float" office:value="19.200001" calcext:value-type="float">
            <text:p>19.200001</text:p>
          </table:table-cell>
          <table:table-cell table:number-columns-repeated="5"/>
          <table:table-cell table:formula="of:=[.$H$2]+([.$H$3]*[.D250])" office:value-type="float" office:value="-11.550001" calcext:value-type="float">
            <text:p>-11.550001</text:p>
          </table:table-cell>
          <table:table-cell table:formula="of:=[.$I$2]+([.$I$3]*[.E250])" office:value-type="float" office:value="72.950005" calcext:value-type="float">
            <text:p>72.950005</text:p>
          </table:table-cell>
          <table:table-cell table:formula="of:=[.$J$2]+([.$J$3]*[.F250])" office:value-type="float" office:value="19.200001" calcext:value-type="float">
            <text:p>19.200001</text:p>
          </table:table-cell>
        </table:table-row>
        <table:table-row table:style-name="ro1">
          <table:table-cell office:value-type="float" office:value="-0.11768" calcext:value-type="float">
            <text:p>-0.11768</text:p>
          </table:table-cell>
          <table:table-cell office:value-type="float" office:value="-1.01793" calcext:value-type="float">
            <text:p>-1.01793</text:p>
          </table:table-cell>
          <table:table-cell office:value-type="float" office:value="-1.13561" calcext:value-type="float">
            <text:p>-1.13561</text:p>
          </table:table-cell>
          <table:table-cell office:value-type="float" office:value="-12.3" calcext:value-type="float">
            <text:p>-12.3</text:p>
          </table:table-cell>
          <table:table-cell office:value-type="float" office:value="84.450005" calcext:value-type="float">
            <text:p>84.450005</text:p>
          </table:table-cell>
          <table:table-cell office:value-type="float" office:value="36.900002" calcext:value-type="float">
            <text:p>36.900002</text:p>
          </table:table-cell>
          <table:table-cell table:number-columns-repeated="5"/>
          <table:table-cell table:formula="of:=[.$H$2]+([.$H$3]*[.D251])" office:value-type="float" office:value="-3.3" calcext:value-type="float">
            <text:p>-3.3</text:p>
          </table:table-cell>
          <table:table-cell table:formula="of:=[.$I$2]+([.$I$3]*[.E251])" office:value-type="float" office:value="68.450005" calcext:value-type="float">
            <text:p>68.450005</text:p>
          </table:table-cell>
          <table:table-cell table:formula="of:=[.$J$2]+([.$J$3]*[.F251])" office:value-type="float" office:value="36.900002" calcext:value-type="float">
            <text:p>36.900002</text:p>
          </table:table-cell>
        </table:table-row>
        <table:table-row table:style-name="ro1">
          <table:table-cell office:value-type="float" office:value="-0.129448" calcext:value-type="float">
            <text:p>-0.129448</text:p>
          </table:table-cell>
          <table:table-cell office:value-type="float" office:value="-0.711963" calcext:value-type="float">
            <text:p>-0.711963</text:p>
          </table:table-cell>
          <table:table-cell office:value-type="float" office:value="-1.406274" calcext:value-type="float">
            <text:p>-1.406274</text:p>
          </table:table-cell>
          <table:table-cell office:value-type="float" office:value="-12.150001" calcext:value-type="float">
            <text:p>-12.150001</text:p>
          </table:table-cell>
          <table:table-cell office:value-type="float" office:value="76.650002" calcext:value-type="float">
            <text:p>76.650002</text:p>
          </table:table-cell>
          <table:table-cell office:value-type="float" office:value="48.900002" calcext:value-type="float">
            <text:p>48.900002</text:p>
          </table:table-cell>
          <table:table-cell table:number-columns-repeated="5"/>
          <table:table-cell table:formula="of:=[.$H$2]+([.$H$3]*[.D252])" office:value-type="float" office:value="-3.150001" calcext:value-type="float">
            <text:p>-3.150001</text:p>
          </table:table-cell>
          <table:table-cell table:formula="of:=[.$I$2]+([.$I$3]*[.E252])" office:value-type="float" office:value="60.650002" calcext:value-type="float">
            <text:p>60.650002</text:p>
          </table:table-cell>
          <table:table-cell table:formula="of:=[.$J$2]+([.$J$3]*[.F252])" office:value-type="float" office:value="48.900002" calcext:value-type="float">
            <text:p>48.900002</text:p>
          </table:table-cell>
        </table:table-row>
        <table:table-row table:style-name="ro1">
          <table:table-cell office:value-type="float" office:value="-0.135332" calcext:value-type="float">
            <text:p>-0.135332</text:p>
          </table:table-cell>
          <table:table-cell office:value-type="float" office:value="-0.511907" calcext:value-type="float">
            <text:p>-0.511907</text:p>
          </table:table-cell>
          <table:table-cell office:value-type="float" office:value="-1.54749" calcext:value-type="float">
            <text:p>-1.54749</text:p>
          </table:table-cell>
          <table:table-cell office:value-type="float" office:value="-9.900001" calcext:value-type="float">
            <text:p>-9.900001</text:p>
          </table:table-cell>
          <table:table-cell office:value-type="float" office:value="71.700005" calcext:value-type="float">
            <text:p>71.700005</text:p>
          </table:table-cell>
          <table:table-cell office:value-type="float" office:value="54.300003" calcext:value-type="float">
            <text:p>54.300003</text:p>
          </table:table-cell>
          <table:table-cell table:number-columns-repeated="5"/>
          <table:table-cell table:formula="of:=[.$H$2]+([.$H$3]*[.D253])" office:value-type="float" office:value="-0.900001" calcext:value-type="float">
            <text:p>-0.900001</text:p>
          </table:table-cell>
          <table:table-cell table:formula="of:=[.$I$2]+([.$I$3]*[.E253])" office:value-type="float" office:value="55.700005" calcext:value-type="float">
            <text:p>55.700005</text:p>
          </table:table-cell>
          <table:table-cell table:formula="of:=[.$J$2]+([.$J$3]*[.F253])" office:value-type="float" office:value="54.300003" calcext:value-type="float">
            <text:p>54.300003</text:p>
          </table:table-cell>
        </table:table-row>
        <table:table-row table:style-name="ro1">
          <table:table-cell office:value-type="float" office:value="-0.211824" calcext:value-type="float">
            <text:p>-0.211824</text:p>
          </table:table-cell>
          <table:table-cell office:value-type="float" office:value="-0.170636" calcext:value-type="float">
            <text:p>-0.170636</text:p>
          </table:table-cell>
          <table:table-cell office:value-type="float" office:value="-1.741661" calcext:value-type="float">
            <text:p>-1.741661</text:p>
          </table:table-cell>
          <table:table-cell office:value-type="float" office:value="0.6" calcext:value-type="float">
            <text:p>0.6</text:p>
          </table:table-cell>
          <table:table-cell office:value-type="float" office:value="55.050003" calcext:value-type="float">
            <text:p>55.050003</text:p>
          </table:table-cell>
          <table:table-cell office:value-type="float" office:value="65.700005" calcext:value-type="float">
            <text:p>65.700005</text:p>
          </table:table-cell>
          <table:table-cell table:number-columns-repeated="5"/>
          <table:table-cell table:formula="of:=[.$H$2]+([.$H$3]*[.D254])" office:value-type="float" office:value="9.6" calcext:value-type="float">
            <text:p>9.6</text:p>
          </table:table-cell>
          <table:table-cell table:formula="of:=[.$I$2]+([.$I$3]*[.E254])" office:value-type="float" office:value="39.050003" calcext:value-type="float">
            <text:p>39.050003</text:p>
          </table:table-cell>
          <table:table-cell table:formula="of:=[.$J$2]+([.$J$3]*[.F254])" office:value-type="float" office:value="65.700005" calcext:value-type="float">
            <text:p>65.700005</text:p>
          </table:table-cell>
        </table:table-row>
        <table:table-row table:style-name="ro1">
          <table:table-cell office:value-type="float" office:value="-0.353039" calcext:value-type="float">
            <text:p>-0.353039</text:p>
          </table:table-cell>
          <table:table-cell office:value-type="float" office:value="0.364807" calcext:value-type="float">
            <text:p>0.364807</text:p>
          </table:table-cell>
          <table:table-cell office:value-type="float" office:value="-1.447462" calcext:value-type="float">
            <text:p>-1.447462</text:p>
          </table:table-cell>
          <table:table-cell office:value-type="float" office:value="5.55" calcext:value-type="float">
            <text:p>5.55</text:p>
          </table:table-cell>
          <table:table-cell office:value-type="float" office:value="36" calcext:value-type="float">
            <text:p>36</text:p>
          </table:table-cell>
          <table:table-cell office:value-type="float" office:value="72.900002" calcext:value-type="float">
            <text:p>72.900002</text:p>
          </table:table-cell>
          <table:table-cell table:number-columns-repeated="5"/>
          <table:table-cell table:formula="of:=[.$H$2]+([.$H$3]*[.D255])" office:value-type="float" office:value="14.55" calcext:value-type="float">
            <text:p>14.55</text:p>
          </table:table-cell>
          <table:table-cell table:formula="of:=[.$I$2]+([.$I$3]*[.E255])" office:value-type="float" office:value="20" calcext:value-type="float">
            <text:p>20</text:p>
          </table:table-cell>
          <table:table-cell table:formula="of:=[.$J$2]+([.$J$3]*[.F255])" office:value-type="float" office:value="72.900002" calcext:value-type="float">
            <text:p>72.900002</text:p>
          </table:table-cell>
        </table:table-row>
        <table:table-row table:style-name="ro1">
          <table:table-cell office:value-type="float" office:value="-0.370691" calcext:value-type="float">
            <text:p>-0.370691</text:p>
          </table:table-cell>
          <table:table-cell office:value-type="float" office:value="0.664891" calcext:value-type="float">
            <text:p>0.664891</text:p>
          </table:table-cell>
          <table:table-cell office:value-type="float" office:value="-1.37097" calcext:value-type="float">
            <text:p>-1.37097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21.150002" calcext:value-type="float">
            <text:p>21.150002</text:p>
          </table:table-cell>
          <table:table-cell office:value-type="float" office:value="74.25" calcext:value-type="float">
            <text:p>74.25</text:p>
          </table:table-cell>
          <table:table-cell table:number-columns-repeated="5"/>
          <table:table-cell table:formula="of:=[.$H$2]+([.$H$3]*[.D256])" office:value-type="float" office:value="18.900001" calcext:value-type="float">
            <text:p>18.900001</text:p>
          </table:table-cell>
          <table:table-cell table:formula="of:=[.$I$2]+([.$I$3]*[.E256])" office:value-type="float" office:value="5.150002" calcext:value-type="float">
            <text:p>5.150002</text:p>
          </table:table-cell>
          <table:table-cell table:formula="of:=[.$J$2]+([.$J$3]*[.F256])" office:value-type="float" office:value="74.25" calcext:value-type="float">
            <text:p>74.25</text:p>
          </table:table-cell>
        </table:table-row>
        <table:table-row table:style-name="ro1">
          <table:table-cell office:value-type="float" office:value="-0.417763" calcext:value-type="float">
            <text:p>-0.417763</text:p>
          </table:table-cell>
          <table:table-cell office:value-type="float" office:value="0.864947" calcext:value-type="float">
            <text:p>0.864947</text:p>
          </table:table-cell>
          <table:table-cell office:value-type="float" office:value="-1.247406" calcext:value-type="float">
            <text:p>-1.247406</text:p>
          </table:table-cell>
          <table:table-cell office:value-type="float" office:value="11.1" calcext:value-type="float">
            <text:p>11.1</text:p>
          </table:table-cell>
          <table:table-cell office:value-type="float" office:value="11.25" calcext:value-type="float">
            <text:p>11.25</text:p>
          </table:table-cell>
          <table:table-cell office:value-type="float" office:value="73.650002" calcext:value-type="float">
            <text:p>73.650002</text:p>
          </table:table-cell>
          <table:table-cell table:number-columns-repeated="5"/>
          <table:table-cell table:formula="of:=[.$H$2]+([.$H$3]*[.D257])" office:value-type="float" office:value="20.1" calcext:value-type="float">
            <text:p>20.1</text:p>
          </table:table-cell>
          <table:table-cell table:formula="of:=[.$I$2]+([.$I$3]*[.E257])" office:value-type="float" office:value="-4.75" calcext:value-type="float">
            <text:p>-4.75</text:p>
          </table:table-cell>
          <table:table-cell table:formula="of:=[.$J$2]+([.$J$3]*[.F257])" office:value-type="float" office:value="73.650002" calcext:value-type="float">
            <text:p>73.650002</text:p>
          </table:table-cell>
        </table:table-row>
        <table:table-row table:style-name="ro1">
          <table:table-cell office:value-type="float" office:value="-0.400111" calcext:value-type="float">
            <text:p>-0.400111</text:p>
          </table:table-cell>
          <table:table-cell office:value-type="float" office:value="0.98851" calcext:value-type="float">
            <text:p>0.98851</text:p>
          </table:table-cell>
          <table:table-cell office:value-type="float" office:value="-1.200334" calcext:value-type="float">
            <text:p>-1.200334</text:p>
          </table:table-cell>
          <table:table-cell office:value-type="float" office:value="10.5" calcext:value-type="float">
            <text:p>10.5</text:p>
          </table:table-cell>
          <table:table-cell office:value-type="float" office:value="5.4" calcext:value-type="float">
            <text:p>5.4</text:p>
          </table:table-cell>
          <table:table-cell office:value-type="float" office:value="73.5" calcext:value-type="float">
            <text:p>73.5</text:p>
          </table:table-cell>
          <table:table-cell table:number-columns-repeated="5"/>
          <table:table-cell table:formula="of:=[.$H$2]+([.$H$3]*[.D258])" office:value-type="float" office:value="19.5" calcext:value-type="float">
            <text:p>19.5</text:p>
          </table:table-cell>
          <table:table-cell table:formula="of:=[.$I$2]+([.$I$3]*[.E258])" office:value-type="float" office:value="-10.6" calcext:value-type="float">
            <text:p>-10.6</text:p>
          </table:table-cell>
          <table:table-cell table:formula="of:=[.$J$2]+([.$J$3]*[.F258])"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-0.353039" calcext:value-type="float">
            <text:p>-0.353039</text:p>
          </table:table-cell>
          <table:table-cell office:value-type="float" office:value="0.847295" calcext:value-type="float">
            <text:p>0.847295</text:p>
          </table:table-cell>
          <table:table-cell office:value-type="float" office:value="-1.365086" calcext:value-type="float">
            <text:p>-1.365086</text:p>
          </table:table-cell>
          <table:table-cell office:value-type="float" office:value="8.85" calcext:value-type="float">
            <text:p>8.85</text:p>
          </table:table-cell>
          <table:table-cell office:value-type="float" office:value="16.650002" calcext:value-type="float">
            <text:p>16.650002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table:formula="of:=[.$H$2]+([.$H$3]*[.D259])" office:value-type="float" office:value="17.85" calcext:value-type="float">
            <text:p>17.85</text:p>
          </table:table-cell>
          <table:table-cell table:formula="of:=[.$I$2]+([.$I$3]*[.E259])" office:value-type="float" office:value="0.650002000000001" calcext:value-type="float">
            <text:p>0.650002000000001</text:p>
          </table:table-cell>
          <table:table-cell table:formula="of:=[.$J$2]+([.$J$3]*[.F259]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0.158868" calcext:value-type="float">
            <text:p>-0.158868</text:p>
          </table:table-cell>
          <table:table-cell office:value-type="float" office:value="0.158868" calcext:value-type="float">
            <text:p>0.158868</text:p>
          </table:table-cell>
          <table:table-cell office:value-type="float" office:value="-1.553373" calcext:value-type="float">
            <text:p>-1.553373</text:p>
          </table:table-cell>
          <table:table-cell office:value-type="float" office:value="4.95" calcext:value-type="float">
            <text:p>4.95</text:p>
          </table:table-cell>
          <table:table-cell office:value-type="float" office:value="31.950001" calcext:value-type="float">
            <text:p>31.950001</text:p>
          </table:table-cell>
          <table:table-cell office:value-type="float" office:value="73.650002" calcext:value-type="float">
            <text:p>73.650002</text:p>
          </table:table-cell>
          <table:table-cell table:number-columns-repeated="5"/>
          <table:table-cell table:formula="of:=[.$H$2]+([.$H$3]*[.D260])" office:value-type="float" office:value="13.95" calcext:value-type="float">
            <text:p>13.95</text:p>
          </table:table-cell>
          <table:table-cell table:formula="of:=[.$I$2]+([.$I$3]*[.E260])" office:value-type="float" office:value="15.950001" calcext:value-type="float">
            <text:p>15.950001</text:p>
          </table:table-cell>
          <table:table-cell table:formula="of:=[.$J$2]+([.$J$3]*[.F260])" office:value-type="float" office:value="73.650002" calcext:value-type="float">
            <text:p>73.650002</text:p>
          </table:table-cell>
        </table:table-row>
        <table:table-row table:style-name="ro1">
          <table:table-cell office:value-type="float" office:value="-0.282432" calcext:value-type="float">
            <text:p>-0.282432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-1.476882" calcext:value-type="float">
            <text:p>-1.476882</text:p>
          </table:table-cell>
          <table:table-cell office:value-type="float" office:value="2.1" calcext:value-type="float">
            <text:p>2.1</text:p>
          </table:table-cell>
          <table:table-cell office:value-type="float" office:value="52.050003" calcext:value-type="float">
            <text:p>52.050003</text:p>
          </table:table-cell>
          <table:table-cell office:value-type="float" office:value="67.5" calcext:value-type="float">
            <text:p>67.5</text:p>
          </table:table-cell>
          <table:table-cell table:number-columns-repeated="5"/>
          <table:table-cell table:formula="of:=[.$H$2]+([.$H$3]*[.D261])" office:value-type="float" office:value="11.1" calcext:value-type="float">
            <text:p>11.1</text:p>
          </table:table-cell>
          <table:table-cell table:formula="of:=[.$I$2]+([.$I$3]*[.E261])" office:value-type="float" office:value="36.050003" calcext:value-type="float">
            <text:p>36.050003</text:p>
          </table:table-cell>
          <table:table-cell table:formula="of:=[.$J$2]+([.$J$3]*[.F261])"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-0.217708" calcext:value-type="float">
            <text:p>-0.217708</text:p>
          </table:table-cell>
          <table:table-cell office:value-type="float" office:value="-0.347155" calcext:value-type="float">
            <text:p>-0.347155</text:p>
          </table:table-cell>
          <table:table-cell office:value-type="float" office:value="-1.523954" calcext:value-type="float">
            <text:p>-1.523954</text:p>
          </table:table-cell>
          <table:table-cell office:value-type="float" office:value="-2.25" calcext:value-type="float">
            <text:p>-2.25</text:p>
          </table:table-cell>
          <table:table-cell office:value-type="float" office:value="70.950005" calcext:value-type="float">
            <text:p>70.950005</text:p>
          </table:table-cell>
          <table:table-cell office:value-type="float" office:value="54.300003" calcext:value-type="float">
            <text:p>54.300003</text:p>
          </table:table-cell>
          <table:table-cell table:number-columns-repeated="5"/>
          <table:table-cell table:formula="of:=[.$H$2]+([.$H$3]*[.D262])" office:value-type="float" office:value="6.75" calcext:value-type="float">
            <text:p>6.75</text:p>
          </table:table-cell>
          <table:table-cell table:formula="of:=[.$I$2]+([.$I$3]*[.E262])" office:value-type="float" office:value="54.950005" calcext:value-type="float">
            <text:p>54.950005</text:p>
          </table:table-cell>
          <table:table-cell table:formula="of:=[.$J$2]+([.$J$3]*[.F262])" office:value-type="float" office:value="54.300003" calcext:value-type="float">
            <text:p>54.300003</text:p>
          </table:table-cell>
        </table:table-row>
        <table:table-row table:style-name="ro1">
          <table:table-cell office:value-type="float" office:value="-0.152984" calcext:value-type="float">
            <text:p>-0.152984</text:p>
          </table:table-cell>
          <table:table-cell office:value-type="float" office:value="-0.870831" calcext:value-type="float">
            <text:p>-0.870831</text:p>
          </table:table-cell>
          <table:table-cell office:value-type="float" office:value="-1.276826" calcext:value-type="float">
            <text:p>-1.276826</text:p>
          </table:table-cell>
          <table:table-cell office:value-type="float" office:value="-5.85" calcext:value-type="float">
            <text:p>-5.85</text:p>
          </table:table-cell>
          <table:table-cell office:value-type="float" office:value="83.850006" calcext:value-type="float">
            <text:p>83.850006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table:formula="of:=[.$H$2]+([.$H$3]*[.D263])" office:value-type="float" office:value="3.15" calcext:value-type="float">
            <text:p>3.15</text:p>
          </table:table-cell>
          <table:table-cell table:formula="of:=[.$I$2]+([.$I$3]*[.E263])" office:value-type="float" office:value="67.850006" calcext:value-type="float">
            <text:p>67.850006</text:p>
          </table:table-cell>
          <table:table-cell table:formula="of:=[.$J$2]+([.$J$3]*[.F263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0.152984" calcext:value-type="float">
            <text:p>-0.152984</text:p>
          </table:table-cell>
          <table:table-cell office:value-type="float" office:value="-1.023814" calcext:value-type="float">
            <text:p>-1.023814</text:p>
          </table:table-cell>
          <table:table-cell office:value-type="float" office:value="-1.22387" calcext:value-type="float">
            <text:p>-1.22387</text:p>
          </table:table-cell>
          <table:table-cell office:value-type="float" office:value="-6.9" calcext:value-type="float">
            <text:p>-6.9</text:p>
          </table:table-cell>
          <table:table-cell office:value-type="float" office:value="85.5" calcext:value-type="float">
            <text:p>85.5</text:p>
          </table:table-cell>
          <table:table-cell office:value-type="float" office:value="33.450001" calcext:value-type="float">
            <text:p>33.450001</text:p>
          </table:table-cell>
          <table:table-cell table:number-columns-repeated="5"/>
          <table:table-cell table:formula="of:=[.$H$2]+([.$H$3]*[.D264])" office:value-type="float" office:value="2.1" calcext:value-type="float">
            <text:p>2.1</text:p>
          </table:table-cell>
          <table:table-cell table:formula="of:=[.$I$2]+([.$I$3]*[.E264])" office:value-type="float" office:value="69.5" calcext:value-type="float">
            <text:p>69.5</text:p>
          </table:table-cell>
          <table:table-cell table:formula="of:=[.$J$2]+([.$J$3]*[.F264])" office:value-type="float" office:value="33.450001" calcext:value-type="float">
            <text:p>33.450001</text:p>
          </table:table-cell>
        </table:table-row>
        <table:table-row table:style-name="ro1">
          <table:table-cell office:value-type="float" office:value="-0.253012" calcext:value-type="float">
            <text:p>-0.253012</text:p>
          </table:table-cell>
          <table:table-cell office:value-type="float" office:value="-0.547211" calcext:value-type="float">
            <text:p>-0.547211</text:p>
          </table:table-cell>
          <table:table-cell office:value-type="float" office:value="-1.423926" calcext:value-type="float">
            <text:p>-1.423926</text:p>
          </table:table-cell>
          <table:table-cell office:value-type="float" office:value="-3.15" calcext:value-type="float">
            <text:p>-3.15</text:p>
          </table:table-cell>
          <table:table-cell office:value-type="float" office:value="75.900002" calcext:value-type="float">
            <text:p>75.900002</text:p>
          </table:table-cell>
          <table:table-cell office:value-type="float" office:value="49.350002" calcext:value-type="float">
            <text:p>49.350002</text:p>
          </table:table-cell>
          <table:table-cell table:number-columns-repeated="5"/>
          <table:table-cell table:formula="of:=[.$H$2]+([.$H$3]*[.D265])" office:value-type="float" office:value="5.85" calcext:value-type="float">
            <text:p>5.85</text:p>
          </table:table-cell>
          <table:table-cell table:formula="of:=[.$I$2]+([.$I$3]*[.E265])" office:value-type="float" office:value="59.900002" calcext:value-type="float">
            <text:p>59.900002</text:p>
          </table:table-cell>
          <table:table-cell table:formula="of:=[.$J$2]+([.$J$3]*[.F265])" office:value-type="float" office:value="49.350002" calcext:value-type="float">
            <text:p>49.350002</text:p>
          </table:table-cell>
        </table:table-row>
        <table:table-row table:style-name="ro1">
          <table:table-cell office:value-type="float" office:value="-0.388343" calcext:value-type="float">
            <text:p>-0.388343</text:p>
          </table:table-cell>
          <table:table-cell office:value-type="float" office:value="-0.08826" calcext:value-type="float">
            <text:p>-0.08826</text:p>
          </table:table-cell>
          <table:table-cell office:value-type="float" office:value="-1.51807" calcext:value-type="float">
            <text:p>-1.51807</text:p>
          </table:table-cell>
          <table:table-cell office:value-type="float" office:value="6.15" calcext:value-type="float">
            <text:p>6.15</text:p>
          </table:table-cell>
          <table:table-cell office:value-type="float" office:value="52.650002" calcext:value-type="float">
            <text:p>52.650002</text:p>
          </table:table-cell>
          <table:table-cell office:value-type="float" office:value="66.150002" calcext:value-type="float">
            <text:p>66.150002</text:p>
          </table:table-cell>
          <table:table-cell table:number-columns-repeated="5"/>
          <table:table-cell table:formula="of:=[.$H$2]+([.$H$3]*[.D266])" office:value-type="float" office:value="15.15" calcext:value-type="float">
            <text:p>15.15</text:p>
          </table:table-cell>
          <table:table-cell table:formula="of:=[.$I$2]+([.$I$3]*[.E266])" office:value-type="float" office:value="36.650002" calcext:value-type="float">
            <text:p>36.650002</text:p>
          </table:table-cell>
          <table:table-cell table:formula="of:=[.$J$2]+([.$J$3]*[.F266])" office:value-type="float" office:value="66.150002" calcext:value-type="float">
            <text:p>66.150002</text:p>
          </table:table-cell>
        </table:table-row>
        <table:table-row table:style-name="ro1">
          <table:table-cell office:value-type="float" office:value="-0.394227" calcext:value-type="float">
            <text:p>-0.394227</text:p>
          </table:table-cell>
          <table:table-cell office:value-type="float" office:value="0.588399" calcext:value-type="float">
            <text:p>0.588399</text:p>
          </table:table-cell>
          <table:table-cell office:value-type="float" office:value="-1.365086" calcext:value-type="float">
            <text:p>-1.365086</text:p>
          </table:table-cell>
          <table:table-cell office:value-type="float" office:value="11.700001" calcext:value-type="float">
            <text:p>11.700001</text:p>
          </table:table-cell>
          <table:table-cell office:value-type="float" office:value="23.400002" calcext:value-type="float">
            <text:p>23.400002</text:p>
          </table:table-cell>
          <table:table-cell office:value-type="float" office:value="73.050003" calcext:value-type="float">
            <text:p>73.050003</text:p>
          </table:table-cell>
          <table:table-cell table:number-columns-repeated="5"/>
          <table:table-cell table:formula="of:=[.$H$2]+([.$H$3]*[.D267])" office:value-type="float" office:value="20.700001" calcext:value-type="float">
            <text:p>20.700001</text:p>
          </table:table-cell>
          <table:table-cell table:formula="of:=[.$I$2]+([.$I$3]*[.E267])" office:value-type="float" office:value="7.400002" calcext:value-type="float">
            <text:p>7.400002</text:p>
          </table:table-cell>
          <table:table-cell table:formula="of:=[.$J$2]+([.$J$3]*[.F267])" office:value-type="float" office:value="73.050003" calcext:value-type="float">
            <text:p>73.050003</text:p>
          </table:table-cell>
        </table:table-row>
        <table:table-row table:style-name="ro1">
          <table:table-cell office:value-type="float" office:value="-0.405995" calcext:value-type="float">
            <text:p>-0.405995</text:p>
          </table:table-cell>
          <table:table-cell office:value-type="float" office:value="1.006162" calcext:value-type="float">
            <text:p>1.006162</text:p>
          </table:table-cell>
          <table:table-cell office:value-type="float" office:value="-1.229754" calcext:value-type="float">
            <text:p>-1.229754</text:p>
          </table:table-cell>
          <table:table-cell office:value-type="float" office:value="13.35" calcext:value-type="float">
            <text:p>13.35</text:p>
          </table:table-cell>
          <table:table-cell office:value-type="float" office:value="2.4" calcext:value-type="float">
            <text:p>2.4</text:p>
          </table:table-cell>
          <table:table-cell office:value-type="float" office:value="72.150002" calcext:value-type="float">
            <text:p>72.150002</text:p>
          </table:table-cell>
          <table:table-cell table:number-columns-repeated="5"/>
          <table:table-cell table:formula="of:=[.$H$2]+([.$H$3]*[.D268])" office:value-type="float" office:value="22.35" calcext:value-type="float">
            <text:p>22.35</text:p>
          </table:table-cell>
          <table:table-cell table:formula="of:=[.$I$2]+([.$I$3]*[.E268])" office:value-type="float" office:value="-13.6" calcext:value-type="float">
            <text:p>-13.6</text:p>
          </table:table-cell>
          <table:table-cell table:formula="of:=[.$J$2]+([.$J$3]*[.F268])" office:value-type="float" office:value="72.150002" calcext:value-type="float">
            <text:p>72.150002</text:p>
          </table:table-cell>
        </table:table-row>
        <table:table-row table:style-name="ro1">
          <table:table-cell office:value-type="float" office:value="-0.370691" calcext:value-type="float">
            <text:p>-0.370691</text:p>
          </table:table-cell>
          <table:table-cell office:value-type="float" office:value="1.294478" calcext:value-type="float">
            <text:p>1.294478</text:p>
          </table:table-cell>
          <table:table-cell office:value-type="float" office:value="-0.794339" calcext:value-type="float">
            <text:p>-0.794339</text:p>
          </table:table-cell>
          <table:table-cell office:value-type="float" office:value="15.000001" calcext:value-type="float">
            <text:p>15.000001</text:p>
          </table:table-cell>
          <table:table-cell office:value-type="float" office:value="-16.800001" calcext:value-type="float">
            <text:p>-16.800001</text:p>
          </table:table-cell>
          <table:table-cell office:value-type="float" office:value="66.450005" calcext:value-type="float">
            <text:p>66.450005</text:p>
          </table:table-cell>
          <table:table-cell table:number-columns-repeated="5"/>
          <table:table-cell table:formula="of:=[.$H$2]+([.$H$3]*[.D269])" office:value-type="float" office:value="24.000001" calcext:value-type="float">
            <text:p>24.000001</text:p>
          </table:table-cell>
          <table:table-cell table:formula="of:=[.$I$2]+([.$I$3]*[.E269])" office:value-type="float" office:value="-32.800001" calcext:value-type="float">
            <text:p>-32.800001</text:p>
          </table:table-cell>
          <table:table-cell table:formula="of:=[.$J$2]+([.$J$3]*[.F269])" office:value-type="float" office:value="66.450005" calcext:value-type="float">
            <text:p>66.450005</text:p>
          </table:table-cell>
        </table:table-row>
        <table:table-row table:style-name="ro1">
          <table:table-cell office:value-type="float" office:value="-0.347155" calcext:value-type="float">
            <text:p>-0.347155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-0.553095" calcext:value-type="float">
            <text:p>-0.553095</text:p>
          </table:table-cell>
          <table:table-cell office:value-type="float" office:value="14.250001" calcext:value-type="float">
            <text:p>14.250001</text:p>
          </table:table-cell>
          <table:table-cell office:value-type="float" office:value="-37.050003" calcext:value-type="float">
            <text:p>-37.050003</text:p>
          </table:table-cell>
          <table:table-cell office:value-type="float" office:value="53.400002" calcext:value-type="float">
            <text:p>53.400002</text:p>
          </table:table-cell>
          <table:table-cell table:number-columns-repeated="5"/>
          <table:table-cell table:formula="of:=[.$H$2]+([.$H$3]*[.D270])" office:value-type="float" office:value="23.250001" calcext:value-type="float">
            <text:p>23.250001</text:p>
          </table:table-cell>
          <table:table-cell table:formula="of:=[.$I$2]+([.$I$3]*[.E270])" office:value-type="float" office:value="-53.050003" calcext:value-type="float">
            <text:p>-53.050003</text:p>
          </table:table-cell>
          <table:table-cell table:formula="of:=[.$J$2]+([.$J$3]*[.F270])" office:value-type="float" office:value="53.400002" calcext:value-type="float">
            <text:p>53.400002</text:p>
          </table:table-cell>
        </table:table-row>
        <table:table-row table:style-name="ro1">
          <table:table-cell office:value-type="float" office:value="-0.311852" calcext:value-type="float">
            <text:p>-0.311852</text:p>
          </table:table-cell>
          <table:table-cell office:value-type="float" office:value="1.51807" calcext:value-type="float">
            <text:p>1.51807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13.650001" calcext:value-type="float">
            <text:p>13.650001</text:p>
          </table:table-cell>
          <table:table-cell office:value-type="float" office:value="-48.750004" calcext:value-type="float">
            <text:p>-48.750004</text:p>
          </table:table-cell>
          <table:table-cell office:value-type="float" office:value="40.5" calcext:value-type="float">
            <text:p>40.5</text:p>
          </table:table-cell>
          <table:table-cell table:number-columns-repeated="5"/>
          <table:table-cell table:formula="of:=[.$H$2]+([.$H$3]*[.D271])" office:value-type="float" office:value="22.650001" calcext:value-type="float">
            <text:p>22.650001</text:p>
          </table:table-cell>
          <table:table-cell table:formula="of:=[.$I$2]+([.$I$3]*[.E271])" office:value-type="float" office:value="-64.750004" calcext:value-type="float">
            <text:p>-64.750004</text:p>
          </table:table-cell>
          <table:table-cell table:formula="of:=[.$J$2]+([.$J$3]*[.F271])" office:value-type="float" office:value="40.5" calcext:value-type="float">
            <text:p>40.5</text:p>
          </table:table-cell>
        </table:table-row>
        <table:table-row table:style-name="ro1">
          <table:table-cell office:value-type="float" office:value="-0.329503" calcext:value-type="float">
            <text:p>-0.329503</text:p>
          </table:table-cell>
          <table:table-cell office:value-type="float" office:value="1.51807" calcext:value-type="float">
            <text:p>1.51807</text:p>
          </table:table-cell>
          <table:table-cell office:value-type="float" office:value="0.20594" calcext:value-type="float">
            <text:p>0.20594</text:p>
          </table:table-cell>
          <table:table-cell office:value-type="float" office:value="14.1" calcext:value-type="float">
            <text:p>14.1</text:p>
          </table:table-cell>
          <table:table-cell office:value-type="float" office:value="-54.150002" calcext:value-type="float">
            <text:p>-54.150002</text:p>
          </table:table-cell>
          <table:table-cell office:value-type="float" office:value="29.250002" calcext:value-type="float">
            <text:p>29.250002</text:p>
          </table:table-cell>
          <table:table-cell table:number-columns-repeated="5"/>
          <table:table-cell table:formula="of:=[.$H$2]+([.$H$3]*[.D272])" office:value-type="float" office:value="23.1" calcext:value-type="float">
            <text:p>23.1</text:p>
          </table:table-cell>
          <table:table-cell table:formula="of:=[.$I$2]+([.$I$3]*[.E272])" office:value-type="float" office:value="-70.150002" calcext:value-type="float">
            <text:p>-70.150002</text:p>
          </table:table-cell>
          <table:table-cell table:formula="of:=[.$J$2]+([.$J$3]*[.F272])" office:value-type="float" office:value="29.250002" calcext:value-type="float">
            <text:p>29.250002</text:p>
          </table:table-cell>
        </table:table-row>
        <table:table-row table:style-name="ro1">
          <table:table-cell office:value-type="float" office:value="-0.247128" calcext:value-type="float">
            <text:p>-0.247128</text:p>
          </table:table-cell>
          <table:table-cell office:value-type="float" office:value="1.506302" calcext:value-type="float">
            <text:p>1.506302</text:p>
          </table:table-cell>
          <table:table-cell office:value-type="float" office:value="0.435415" calcext:value-type="float">
            <text:p>0.435415</text:p>
          </table:table-cell>
          <table:table-cell office:value-type="float" office:value="13.200001" calcext:value-type="float">
            <text:p>13.200001</text:p>
          </table:table-cell>
          <table:table-cell office:value-type="float" office:value="-58.050003" calcext:value-type="float">
            <text:p>-58.050003</text:p>
          </table:table-cell>
          <table:table-cell office:value-type="float" office:value="20.550001" calcext:value-type="float">
            <text:p>20.550001</text:p>
          </table:table-cell>
          <table:table-cell table:number-columns-repeated="5"/>
          <table:table-cell table:formula="of:=[.$H$2]+([.$H$3]*[.D273])" office:value-type="float" office:value="22.200001" calcext:value-type="float">
            <text:p>22.200001</text:p>
          </table:table-cell>
          <table:table-cell table:formula="of:=[.$I$2]+([.$I$3]*[.E273])" office:value-type="float" office:value="-74.050003" calcext:value-type="float">
            <text:p>-74.050003</text:p>
          </table:table-cell>
          <table:table-cell table:formula="of:=[.$J$2]+([.$J$3]*[.F273])" office:value-type="float" office:value="20.550001" calcext:value-type="float">
            <text:p>20.550001</text:p>
          </table:table-cell>
        </table:table-row>
        <table:table-row table:style-name="ro1">
          <table:table-cell office:value-type="float" office:value="-0.170636" calcext:value-type="float">
            <text:p>-0.170636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0.653123" calcext:value-type="float">
            <text:p>0.653123</text:p>
          </table:table-cell>
          <table:table-cell office:value-type="float" office:value="7.35" calcext:value-type="float">
            <text:p>7.35</text:p>
          </table:table-cell>
          <table:table-cell office:value-type="float" office:value="-60.450001" calcext:value-type="float">
            <text:p>-60.450001</text:p>
          </table:table-cell>
          <table:table-cell office:value-type="float" office:value="5.55" calcext:value-type="float">
            <text:p>5.55</text:p>
          </table:table-cell>
          <table:table-cell table:number-columns-repeated="5"/>
          <table:table-cell table:formula="of:=[.$H$2]+([.$H$3]*[.D274])" office:value-type="float" office:value="16.35" calcext:value-type="float">
            <text:p>16.35</text:p>
          </table:table-cell>
          <table:table-cell table:formula="of:=[.$I$2]+([.$I$3]*[.E274])" office:value-type="float" office:value="-76.450001" calcext:value-type="float">
            <text:p>-76.450001</text:p>
          </table:table-cell>
          <table:table-cell table:formula="of:=[.$J$2]+([.$J$3]*[.F274])"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-0.082376" calcext:value-type="float">
            <text:p>-0.082376</text:p>
          </table:table-cell>
          <table:table-cell office:value-type="float" office:value="1.170914" calcext:value-type="float">
            <text:p>1.170914</text:p>
          </table:table-cell>
          <table:table-cell office:value-type="float" office:value="0.859063" calcext:value-type="float">
            <text:p>0.859063</text:p>
          </table:table-cell>
          <table:table-cell office:value-type="float" office:value="5.85" calcext:value-type="float">
            <text:p>5.85</text:p>
          </table:table-cell>
          <table:table-cell office:value-type="float" office:value="-57.450001" calcext:value-type="float">
            <text:p>-57.450001</text:p>
          </table:table-cell>
          <table:table-cell office:value-type="float" office:value="-12.450001" calcext:value-type="float">
            <text:p>-12.450001</text:p>
          </table:table-cell>
          <table:table-cell table:number-columns-repeated="5"/>
          <table:table-cell table:formula="of:=[.$H$2]+([.$H$3]*[.D275])" office:value-type="float" office:value="14.85" calcext:value-type="float">
            <text:p>14.85</text:p>
          </table:table-cell>
          <table:table-cell table:formula="of:=[.$I$2]+([.$I$3]*[.E275])" office:value-type="float" office:value="-73.450001" calcext:value-type="float">
            <text:p>-73.450001</text:p>
          </table:table-cell>
          <table:table-cell table:formula="of:=[.$J$2]+([.$J$3]*[.F275])" office:value-type="float" office:value="-12.450001" calcext:value-type="float">
            <text:p>-12.450001</text:p>
          </table:table-cell>
        </table:table-row>
        <table:table-row table:style-name="ro1">
          <table:table-cell office:value-type="float" office:value="-0.02942" calcext:value-type="float">
            <text:p>-0.02942</text:p>
          </table:table-cell>
          <table:table-cell office:value-type="float" office:value="0.935555" calcext:value-type="float">
            <text:p>0.935555</text:p>
          </table:table-cell>
          <table:table-cell office:value-type="float" office:value="1.112074" calcext:value-type="float">
            <text:p>1.112074</text:p>
          </table:table-cell>
          <table:table-cell office:value-type="float" office:value="2.7" calcext:value-type="float">
            <text:p>2.7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-24.900002" calcext:value-type="float">
            <text:p>-24.900002</text:p>
          </table:table-cell>
          <table:table-cell table:number-columns-repeated="5"/>
          <table:table-cell table:formula="of:=[.$H$2]+([.$H$3]*[.D276])" office:value-type="float" office:value="11.7" calcext:value-type="float">
            <text:p>11.7</text:p>
          </table:table-cell>
          <table:table-cell table:formula="of:=[.$I$2]+([.$I$3]*[.E276])" office:value-type="float" office:value="-68.650002" calcext:value-type="float">
            <text:p>-68.650002</text:p>
          </table:table-cell>
          <table:table-cell table:formula="of:=[.$J$2]+([.$J$3]*[.F276])" office:value-type="float" office:value="-24.900002" calcext:value-type="float">
            <text:p>-24.900002</text:p>
          </table:table-cell>
        </table:table-row>
        <table:table-row table:style-name="ro1">
          <table:table-cell office:value-type="float" office:value="-0.100028" calcext:value-type="float">
            <text:p>-0.100028</text:p>
          </table:table-cell>
          <table:table-cell office:value-type="float" office:value="0.723731" calcext:value-type="float">
            <text:p>0.723731</text:p>
          </table:table-cell>
          <table:table-cell office:value-type="float" office:value="1.188566" calcext:value-type="float">
            <text:p>1.188566</text:p>
          </table:table-cell>
          <table:table-cell office:value-type="float" office:value="2.1" calcext:value-type="float">
            <text:p>2.1</text:p>
          </table:table-cell>
          <table:table-cell office:value-type="float" office:value="-46.350002" calcext:value-type="float">
            <text:p>-46.350002</text:p>
          </table:table-cell>
          <table:table-cell office:value-type="float" office:value="-34.650002" calcext:value-type="float">
            <text:p>-34.650002</text:p>
          </table:table-cell>
          <table:table-cell table:number-columns-repeated="5"/>
          <table:table-cell table:formula="of:=[.$H$2]+([.$H$3]*[.D277])" office:value-type="float" office:value="11.1" calcext:value-type="float">
            <text:p>11.1</text:p>
          </table:table-cell>
          <table:table-cell table:formula="of:=[.$I$2]+([.$I$3]*[.E277])" office:value-type="float" office:value="-62.350002" calcext:value-type="float">
            <text:p>-62.350002</text:p>
          </table:table-cell>
          <table:table-cell table:formula="of:=[.$J$2]+([.$J$3]*[.F277])" office:value-type="float" office:value="-34.650002" calcext:value-type="float">
            <text:p>-34.650002</text:p>
          </table:table-cell>
        </table:table-row>
        <table:table-row table:style-name="ro1">
          <table:table-cell office:value-type="float" office:value="-0.05884" calcext:value-type="float">
            <text:p>-0.05884</text:p>
          </table:table-cell>
          <table:table-cell office:value-type="float" office:value="0.353039" calcext:value-type="float">
            <text:p>0.353039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5.7" calcext:value-type="float">
            <text:p>5.7</text:p>
          </table:table-cell>
          <table:table-cell office:value-type="float" office:value="-36.300003" calcext:value-type="float">
            <text:p>-36.300003</text:p>
          </table:table-cell>
          <table:table-cell office:value-type="float" office:value="-43.350002" calcext:value-type="float">
            <text:p>-43.350002</text:p>
          </table:table-cell>
          <table:table-cell table:number-columns-repeated="5"/>
          <table:table-cell table:formula="of:=[.$H$2]+([.$H$3]*[.D278])" office:value-type="float" office:value="14.7" calcext:value-type="float">
            <text:p>14.7</text:p>
          </table:table-cell>
          <table:table-cell table:formula="of:=[.$I$2]+([.$I$3]*[.E278])" office:value-type="float" office:value="-52.300003" calcext:value-type="float">
            <text:p>-52.300003</text:p>
          </table:table-cell>
          <table:table-cell table:formula="of:=[.$J$2]+([.$J$3]*[.F278])" office:value-type="float" office:value="-43.350002" calcext:value-type="float">
            <text:p>-43.350002</text:p>
          </table:table-cell>
        </table:table-row>
        <table:table-row table:style-name="ro1">
          <table:table-cell office:value-type="float" office:value="-0.152984" calcext:value-type="float">
            <text:p>-0.152984</text:p>
          </table:table-cell>
          <table:table-cell office:value-type="float" office:value="0.170636" calcext:value-type="float">
            <text:p>0.170636</text:p>
          </table:table-cell>
          <table:table-cell office:value-type="float" office:value="1.376854" calcext:value-type="float">
            <text:p>1.376854</text:p>
          </table:table-cell>
          <table:table-cell office:value-type="float" office:value="4.95" calcext:value-type="float">
            <text:p>4.95</text:p>
          </table:table-cell>
          <table:table-cell office:value-type="float" office:value="-30.750002" calcext:value-type="float">
            <text:p>-30.750002</text:p>
          </table:table-cell>
          <table:table-cell office:value-type="float" office:value="-46.950001" calcext:value-type="float">
            <text:p>-46.950001</text:p>
          </table:table-cell>
          <table:table-cell table:number-columns-repeated="5"/>
          <table:table-cell table:formula="of:=[.$H$2]+([.$H$3]*[.D279])" office:value-type="float" office:value="13.95" calcext:value-type="float">
            <text:p>13.95</text:p>
          </table:table-cell>
          <table:table-cell table:formula="of:=[.$I$2]+([.$I$3]*[.E279])" office:value-type="float" office:value="-46.750002" calcext:value-type="float">
            <text:p>-46.750002</text:p>
          </table:table-cell>
          <table:table-cell table:formula="of:=[.$J$2]+([.$J$3]*[.F279])" office:value-type="float" office:value="-46.950001" calcext:value-type="float">
            <text:p>-46.950001</text:p>
          </table:table-cell>
        </table:table-row>
        <table:table-row table:style-name="ro1">
          <table:table-cell office:value-type="float" office:value="-0.111796" calcext:value-type="float">
            <text:p>-0.111796</text:p>
          </table:table-cell>
          <table:table-cell office:value-type="float" office:value="0.076492" calcext:value-type="float">
            <text:p>0.076492</text:p>
          </table:table-cell>
          <table:table-cell office:value-type="float" office:value="1.48865" calcext:value-type="float">
            <text:p>1.48865</text:p>
          </table:table-cell>
          <table:table-cell office:value-type="float" office:value="3" calcext:value-type="float">
            <text:p>3</text:p>
          </table:table-cell>
          <table:table-cell office:value-type="float" office:value="-25.200001" calcext:value-type="float">
            <text:p>-25.200001</text:p>
          </table:table-cell>
          <table:table-cell office:value-type="float" office:value="-50.400002" calcext:value-type="float">
            <text:p>-50.400002</text:p>
          </table:table-cell>
          <table:table-cell table:number-columns-repeated="5"/>
          <table:table-cell table:formula="of:=[.$H$2]+([.$H$3]*[.D280])" office:value-type="float" office:value="12" calcext:value-type="float">
            <text:p>12</text:p>
          </table:table-cell>
          <table:table-cell table:formula="of:=[.$I$2]+([.$I$3]*[.E280])" office:value-type="float" office:value="-41.200001" calcext:value-type="float">
            <text:p>-41.200001</text:p>
          </table:table-cell>
          <table:table-cell table:formula="of:=[.$J$2]+([.$J$3]*[.F280])" office:value-type="float" office:value="-50.400002" calcext:value-type="float">
            <text:p>-50.400002</text:p>
          </table:table-cell>
        </table:table-row>
        <table:table-row table:style-name="ro1">
          <table:table-cell office:value-type="float" office:value="-0.17652" calcext:value-type="float">
            <text:p>-0.17652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0039" calcext:value-type="float">
            <text:p>1.40039</text:p>
          </table:table-cell>
          <table:table-cell office:value-type="float" office:value="6.6" calcext:value-type="float">
            <text:p>6.6</text:p>
          </table:table-cell>
          <table:table-cell office:value-type="float" office:value="-22.35" calcext:value-type="float">
            <text:p>-22.35</text:p>
          </table:table-cell>
          <table:table-cell office:value-type="float" office:value="-51.750004" calcext:value-type="float">
            <text:p>-51.750004</text:p>
          </table:table-cell>
          <table:table-cell table:number-columns-repeated="5"/>
          <table:table-cell table:formula="of:=[.$H$2]+([.$H$3]*[.D281])" office:value-type="float" office:value="15.6" calcext:value-type="float">
            <text:p>15.6</text:p>
          </table:table-cell>
          <table:table-cell table:formula="of:=[.$I$2]+([.$I$3]*[.E281])" office:value-type="float" office:value="-38.35" calcext:value-type="float">
            <text:p>-38.35</text:p>
          </table:table-cell>
          <table:table-cell table:formula="of:=[.$J$2]+([.$J$3]*[.F281])" office:value-type="float" office:value="-51.750004" calcext:value-type="float">
            <text:p>-51.750004</text:p>
          </table:table-cell>
        </table:table-row>
        <table:table-row table:style-name="ro1">
          <table:table-cell office:value-type="float" office:value="-0.094144" calcext:value-type="float">
            <text:p>-0.094144</text:p>
          </table:table-cell>
          <table:table-cell office:value-type="float" office:value="-0.1471" calcext:value-type="float">
            <text:p>-0.1471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14.700001" calcext:value-type="float">
            <text:p>14.700001</text:p>
          </table:table-cell>
          <table:table-cell office:value-type="float" office:value="-8.85" calcext:value-type="float">
            <text:p>-8.85</text:p>
          </table:table-cell>
          <table:table-cell office:value-type="float" office:value="-54.600002" calcext:value-type="float">
            <text:p>-54.600002</text:p>
          </table:table-cell>
          <table:table-cell table:number-columns-repeated="5"/>
          <table:table-cell table:formula="of:=[.$H$2]+([.$H$3]*[.D282])" office:value-type="float" office:value="23.700001" calcext:value-type="float">
            <text:p>23.700001</text:p>
          </table:table-cell>
          <table:table-cell table:formula="of:=[.$I$2]+([.$I$3]*[.E282])" office:value-type="float" office:value="-24.85" calcext:value-type="float">
            <text:p>-24.85</text:p>
          </table:table-cell>
          <table:table-cell table:formula="of:=[.$J$2]+([.$J$3]*[.F282])" office:value-type="float" office:value="-54.600002" calcext:value-type="float">
            <text:p>-54.600002</text:p>
          </table:table-cell>
        </table:table-row>
        <table:table-row table:style-name="ro1">
          <table:table-cell office:value-type="float" office:value="-0.141216" calcext:value-type="float">
            <text:p>-0.141216</text:p>
          </table:table-cell>
          <table:table-cell office:value-type="float" office:value="-0.135332" calcext:value-type="float">
            <text:p>-0.135332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14.55" calcext:value-type="float">
            <text:p>14.55</text:p>
          </table:table-cell>
          <table:table-cell office:value-type="float" office:value="-9.150001" calcext:value-type="float">
            <text:p>-9.150001</text:p>
          </table:table-cell>
          <table:table-cell office:value-type="float" office:value="-54.600002" calcext:value-type="float">
            <text:p>-54.600002</text:p>
          </table:table-cell>
          <table:table-cell table:number-columns-repeated="5"/>
          <table:table-cell table:formula="of:=[.$H$2]+([.$H$3]*[.D283])" office:value-type="float" office:value="23.55" calcext:value-type="float">
            <text:p>23.55</text:p>
          </table:table-cell>
          <table:table-cell table:formula="of:=[.$I$2]+([.$I$3]*[.E283])" office:value-type="float" office:value="-25.150001" calcext:value-type="float">
            <text:p>-25.150001</text:p>
          </table:table-cell>
          <table:table-cell table:formula="of:=[.$J$2]+([.$J$3]*[.F283])" office:value-type="float" office:value="-54.600002" calcext:value-type="float">
            <text:p>-54.600002</text:p>
          </table:table-cell>
        </table:table-row>
        <table:table-row table:style-name="ro1">
          <table:table-cell office:value-type="float" office:value="-0.194172" calcext:value-type="float">
            <text:p>-0.194172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1.329782" calcext:value-type="float">
            <text:p>1.329782</text:p>
          </table:table-cell>
          <table:table-cell office:value-type="float" office:value="8.55" calcext:value-type="float">
            <text:p>8.55</text:p>
          </table:table-cell>
          <table:table-cell office:value-type="float" office:value="-19.650002" calcext:value-type="float">
            <text:p>-19.650002</text:p>
          </table:table-cell>
          <table:table-cell office:value-type="float" office:value="-52.950001" calcext:value-type="float">
            <text:p>-52.950001</text:p>
          </table:table-cell>
          <table:table-cell table:number-columns-repeated="5"/>
          <table:table-cell table:formula="of:=[.$H$2]+([.$H$3]*[.D284])" office:value-type="float" office:value="17.55" calcext:value-type="float">
            <text:p>17.55</text:p>
          </table:table-cell>
          <table:table-cell table:formula="of:=[.$I$2]+([.$I$3]*[.E284])" office:value-type="float" office:value="-35.650002" calcext:value-type="float">
            <text:p>-35.650002</text:p>
          </table:table-cell>
          <table:table-cell table:formula="of:=[.$J$2]+([.$J$3]*[.F284])" office:value-type="float" office:value="-52.950001" calcext:value-type="float">
            <text:p>-52.950001</text:p>
          </table:table-cell>
        </table:table-row>
        <table:table-row table:style-name="ro1">
          <table:table-cell office:value-type="float" office:value="-0.188288" calcext:value-type="float">
            <text:p>-0.188288</text:p>
          </table:table-cell>
          <table:table-cell office:value-type="float" office:value="0.105912" calcext:value-type="float">
            <text:p>0.105912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2.4" calcext:value-type="float">
            <text:p>-2.4</text:p>
          </table:table-cell>
          <table:table-cell office:value-type="float" office:value="-25.500002" calcext:value-type="float">
            <text:p>-25.500002</text:p>
          </table:table-cell>
          <table:table-cell office:value-type="float" office:value="-51.450001" calcext:value-type="float">
            <text:p>-51.450001</text:p>
          </table:table-cell>
          <table:table-cell table:number-columns-repeated="5"/>
          <table:table-cell table:formula="of:=[.$H$2]+([.$H$3]*[.D285])" office:value-type="float" office:value="6.6" calcext:value-type="float">
            <text:p>6.6</text:p>
          </table:table-cell>
          <table:table-cell table:formula="of:=[.$I$2]+([.$I$3]*[.E285])" office:value-type="float" office:value="-41.500002" calcext:value-type="float">
            <text:p>-41.500002</text:p>
          </table:table-cell>
          <table:table-cell table:formula="of:=[.$J$2]+([.$J$3]*[.F285])" office:value-type="float" office:value="-51.450001" calcext:value-type="float">
            <text:p>-51.450001</text:p>
          </table:table-cell>
        </table:table-row>
        <table:table-row table:style-name="ro1">
          <table:table-cell office:value-type="float" office:value="0.035304" calcext:value-type="float">
            <text:p>0.035304</text:p>
          </table:table-cell>
          <table:table-cell office:value-type="float" office:value="0.158868" calcext:value-type="float">
            <text:p>0.158868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20.550001" calcext:value-type="float">
            <text:p>-20.550001</text:p>
          </table:table-cell>
          <table:table-cell office:value-type="float" office:value="-28.950001" calcext:value-type="float">
            <text:p>-28.950001</text:p>
          </table:table-cell>
          <table:table-cell office:value-type="float" office:value="-48.150002" calcext:value-type="float">
            <text:p>-48.150002</text:p>
          </table:table-cell>
          <table:table-cell table:number-columns-repeated="5"/>
          <table:table-cell table:formula="of:=[.$H$2]+([.$H$3]*[.D286])" office:value-type="float" office:value="-11.550001" calcext:value-type="float">
            <text:p>-11.550001</text:p>
          </table:table-cell>
          <table:table-cell table:formula="of:=[.$I$2]+([.$I$3]*[.E286])" office:value-type="float" office:value="-44.950001" calcext:value-type="float">
            <text:p>-44.950001</text:p>
          </table:table-cell>
          <table:table-cell table:formula="of:=[.$J$2]+([.$J$3]*[.F286])" office:value-type="float" office:value="-48.150002" calcext:value-type="float">
            <text:p>-48.150002</text:p>
          </table:table-cell>
        </table:table-row>
        <table:table-row table:style-name="ro1">
          <table:table-cell office:value-type="float" office:value="0.276548" calcext:value-type="float">
            <text:p>0.276548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38.100002" calcext:value-type="float">
            <text:p>-38.100002</text:p>
          </table:table-cell>
          <table:table-cell office:value-type="float" office:value="-25.500002" calcext:value-type="float">
            <text:p>-25.500002</text:p>
          </table:table-cell>
          <table:table-cell office:value-type="float" office:value="-45.300003" calcext:value-type="float">
            <text:p>-45.300003</text:p>
          </table:table-cell>
          <table:table-cell table:number-columns-repeated="5"/>
          <table:table-cell table:formula="of:=[.$H$2]+([.$H$3]*[.D287])" office:value-type="float" office:value="-29.100002" calcext:value-type="float">
            <text:p>-29.100002</text:p>
          </table:table-cell>
          <table:table-cell table:formula="of:=[.$I$2]+([.$I$3]*[.E287])" office:value-type="float" office:value="-41.500002" calcext:value-type="float">
            <text:p>-41.500002</text:p>
          </table:table-cell>
          <table:table-cell table:formula="of:=[.$J$2]+([.$J$3]*[.F287])" office:value-type="float" office:value="-45.300003" calcext:value-type="float">
            <text:p>-45.300003</text:p>
          </table:table-cell>
        </table:table-row>
        <table:table-row table:style-name="ro1">
          <table:table-cell office:value-type="float" office:value="0.476603" calcext:value-type="float">
            <text:p>0.476603</text:p>
          </table:table-cell>
          <table:table-cell office:value-type="float" office:value="0.052956" calcext:value-type="float">
            <text:p>0.052956</text:p>
          </table:table-cell>
          <table:table-cell office:value-type="float" office:value="1.359202" calcext:value-type="float">
            <text:p>1.359202</text:p>
          </table:table-cell>
          <table:table-cell office:value-type="float" office:value="-49.800003" calcext:value-type="float">
            <text:p>-49.800003</text:p>
          </table:table-cell>
          <table:table-cell office:value-type="float" office:value="-31.650002" calcext:value-type="float">
            <text:p>-31.650002</text:p>
          </table:table-cell>
          <table:table-cell office:value-type="float" office:value="-33.450001" calcext:value-type="float">
            <text:p>-33.450001</text:p>
          </table:table-cell>
          <table:table-cell table:number-columns-repeated="5"/>
          <table:table-cell table:formula="of:=[.$H$2]+([.$H$3]*[.D288])" office:value-type="float" office:value="-40.800003" calcext:value-type="float">
            <text:p>-40.800003</text:p>
          </table:table-cell>
          <table:table-cell table:formula="of:=[.$I$2]+([.$I$3]*[.E288])" office:value-type="float" office:value="-47.650002" calcext:value-type="float">
            <text:p>-47.650002</text:p>
          </table:table-cell>
          <table:table-cell table:formula="of:=[.$J$2]+([.$J$3]*[.F288])" office:value-type="float" office:value="-33.450001" calcext:value-type="float">
            <text:p>-33.450001</text:p>
          </table:table-cell>
        </table:table-row>
        <table:table-row table:style-name="ro1">
          <table:table-cell office:value-type="float" office:value="0.947322" calcext:value-type="float">
            <text:p>0.947322</text:p>
          </table:table-cell>
          <table:table-cell office:value-type="float" office:value="0.541327" calcext:value-type="float">
            <text:p>0.541327</text:p>
          </table:table-cell>
          <table:table-cell office:value-type="float" office:value="0.941438" calcext:value-type="float">
            <text:p>0.941438</text:p>
          </table:table-cell>
          <table:table-cell office:value-type="float" office:value="-60.150002" calcext:value-type="float">
            <text:p>-60.150002</text:p>
          </table:table-cell>
          <table:table-cell office:value-type="float" office:value="-40.200001" calcext:value-type="float">
            <text:p>-40.200001</text:p>
          </table:table-cell>
          <table:table-cell office:value-type="float" office:value="-8.85" calcext:value-type="float">
            <text:p>-8.85</text:p>
          </table:table-cell>
          <table:table-cell table:number-columns-repeated="5"/>
          <table:table-cell table:formula="of:=[.$H$2]+([.$H$3]*[.D289])" office:value-type="float" office:value="-51.150002" calcext:value-type="float">
            <text:p>-51.150002</text:p>
          </table:table-cell>
          <table:table-cell table:formula="of:=[.$I$2]+([.$I$3]*[.E289])" office:value-type="float" office:value="-56.200001" calcext:value-type="float">
            <text:p>-56.200001</text:p>
          </table:table-cell>
          <table:table-cell table:formula="of:=[.$J$2]+([.$J$3]*[.F289])" office:value-type="float" office:value="-8.85" calcext:value-type="float">
            <text:p>-8.85</text:p>
          </table:table-cell>
        </table:table-row>
        <table:table-row table:style-name="ro1">
          <table:table-cell office:value-type="float" office:value="1.094422" calcext:value-type="float">
            <text:p>1.094422</text:p>
          </table:table-cell>
          <table:table-cell office:value-type="float" office:value="0.635471" calcext:value-type="float">
            <text:p>0.635471</text:p>
          </table:table-cell>
          <table:table-cell office:value-type="float" office:value="0.753151" calcext:value-type="float">
            <text:p>0.753151</text:p>
          </table:table-cell>
          <table:table-cell office:value-type="float" office:value="-61.650002" calcext:value-type="float">
            <text:p>-61.650002</text:p>
          </table:table-cell>
          <table:table-cell office:value-type="float" office:value="-41.550003" calcext:value-type="float">
            <text:p>-41.550003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[.$H$2]+([.$H$3]*[.D290])" office:value-type="float" office:value="-52.650002" calcext:value-type="float">
            <text:p>-52.650002</text:p>
          </table:table-cell>
          <table:table-cell table:formula="of:=[.$I$2]+([.$I$3]*[.E290])" office:value-type="float" office:value="-57.550003" calcext:value-type="float">
            <text:p>-57.550003</text:p>
          </table:table-cell>
          <table:table-cell table:formula="of:=[.$J$2]+([.$J$3]*[.F290])" office:value-type="float" office:value="-1.05" calcext:value-type="float">
            <text:p>-1.05</text:p>
          </table:table-cell>
        </table:table-row>
        <table:table-row table:style-name="ro1">
          <table:table-cell office:value-type="float" office:value="1.25329" calcext:value-type="float">
            <text:p>1.25329</text:p>
          </table:table-cell>
          <table:table-cell office:value-type="float" office:value="0.582515" calcext:value-type="float">
            <text:p>0.582515</text:p>
          </table:table-cell>
          <table:table-cell office:value-type="float" office:value="0.305968" calcext:value-type="float">
            <text:p>0.305968</text:p>
          </table:table-cell>
          <table:table-cell office:value-type="float" office:value="-62.700001" calcext:value-type="float">
            <text:p>-62.700001</text:p>
          </table:table-cell>
          <table:table-cell office:value-type="float" office:value="-41.400002" calcext:value-type="float">
            <text:p>-41.400002</text:p>
          </table:table-cell>
          <table:table-cell office:value-type="float" office:value="17.25" calcext:value-type="float">
            <text:p>17.25</text:p>
          </table:table-cell>
          <table:table-cell table:number-columns-repeated="5"/>
          <table:table-cell table:formula="of:=[.$H$2]+([.$H$3]*[.D291])" office:value-type="float" office:value="-53.700001" calcext:value-type="float">
            <text:p>-53.700001</text:p>
          </table:table-cell>
          <table:table-cell table:formula="of:=[.$I$2]+([.$I$3]*[.E291])" office:value-type="float" office:value="-57.400002" calcext:value-type="float">
            <text:p>-57.400002</text:p>
          </table:table-cell>
          <table:table-cell table:formula="of:=[.$J$2]+([.$J$3]*[.F291])" office:value-type="float" office:value="17.25" calcext:value-type="float">
            <text:p>17.25</text:p>
          </table:table-cell>
        </table:table-row>
        <table:table-row table:style-name="ro1">
          <table:table-cell office:value-type="float" office:value="1.353318" calcext:value-type="float">
            <text:p>1.353318</text:p>
          </table:table-cell>
          <table:table-cell office:value-type="float" office:value="0.594283" calcext:value-type="float">
            <text:p>0.594283</text:p>
          </table:table-cell>
          <table:table-cell office:value-type="float" office:value="-0.141216" calcext:value-type="float">
            <text:p>-0.141216</text:p>
          </table:table-cell>
          <table:table-cell office:value-type="float" office:value="-62.850002" calcext:value-type="float">
            <text:p>-62.850002</text:p>
          </table:table-cell>
          <table:table-cell office:value-type="float" office:value="-35.100002" calcext:value-type="float">
            <text:p>-35.100002</text:p>
          </table:table-cell>
          <table:table-cell office:value-type="float" office:value="35.550003" calcext:value-type="float">
            <text:p>35.550003</text:p>
          </table:table-cell>
          <table:table-cell table:number-columns-repeated="5"/>
          <table:table-cell table:formula="of:=[.$H$2]+([.$H$3]*[.D292])" office:value-type="float" office:value="-53.850002" calcext:value-type="float">
            <text:p>-53.850002</text:p>
          </table:table-cell>
          <table:table-cell table:formula="of:=[.$I$2]+([.$I$3]*[.E292])" office:value-type="float" office:value="-51.100002" calcext:value-type="float">
            <text:p>-51.100002</text:p>
          </table:table-cell>
          <table:table-cell table:formula="of:=[.$J$2]+([.$J$3]*[.F292])" office:value-type="float" office:value="35.550003" calcext:value-type="float">
            <text:p>35.550003</text:p>
          </table:table-cell>
        </table:table-row>
        <table:table-row table:style-name="ro1">
          <table:table-cell office:value-type="float" office:value="1.206218" calcext:value-type="float">
            <text:p>1.206218</text:p>
          </table:table-cell>
          <table:table-cell office:value-type="float" office:value="0.470719" calcext:value-type="float">
            <text:p>0.470719</text:p>
          </table:table-cell>
          <table:table-cell office:value-type="float" office:value="-0.447183" calcext:value-type="float">
            <text:p>-0.447183</text:p>
          </table:table-cell>
          <table:table-cell office:value-type="float" office:value="-55.050003" calcext:value-type="float">
            <text:p>-55.050003</text:p>
          </table:table-cell>
          <table:table-cell office:value-type="float" office:value="-30.750002" calcext:value-type="float">
            <text:p>-30.750002</text:p>
          </table:table-cell>
          <table:table-cell office:value-type="float" office:value="48.900002" calcext:value-type="float">
            <text:p>48.900002</text:p>
          </table:table-cell>
          <table:table-cell table:number-columns-repeated="5"/>
          <table:table-cell table:formula="of:=[.$H$2]+([.$H$3]*[.D293])" office:value-type="float" office:value="-46.050003" calcext:value-type="float">
            <text:p>-46.050003</text:p>
          </table:table-cell>
          <table:table-cell table:formula="of:=[.$I$2]+([.$I$3]*[.E293])" office:value-type="float" office:value="-46.750002" calcext:value-type="float">
            <text:p>-46.750002</text:p>
          </table:table-cell>
          <table:table-cell table:formula="of:=[.$J$2]+([.$J$3]*[.F293])" office:value-type="float" office:value="48.900002" calcext:value-type="float">
            <text:p>48.900002</text:p>
          </table:table-cell>
        </table:table-row>
        <table:table-row table:style-name="ro1">
          <table:table-cell office:value-type="float" office:value="1.306246" calcext:value-type="float">
            <text:p>1.306246</text:p>
          </table:table-cell>
          <table:table-cell office:value-type="float" office:value="0.453067" calcext:value-type="float">
            <text:p>0.453067</text:p>
          </table:table-cell>
          <table:table-cell office:value-type="float" office:value="-0.659007" calcext:value-type="float">
            <text:p>-0.659007</text:p>
          </table:table-cell>
          <table:table-cell office:value-type="float" office:value="-52.950001" calcext:value-type="float">
            <text:p>-52.950001</text:p>
          </table:table-cell>
          <table:table-cell office:value-type="float" office:value="-28.650002" calcext:value-type="float">
            <text:p>-28.650002</text:p>
          </table:table-cell>
          <table:table-cell office:value-type="float" office:value="52.650002" calcext:value-type="float">
            <text:p>52.650002</text:p>
          </table:table-cell>
          <table:table-cell table:number-columns-repeated="5"/>
          <table:table-cell table:formula="of:=[.$H$2]+([.$H$3]*[.D294])" office:value-type="float" office:value="-43.950001" calcext:value-type="float">
            <text:p>-43.950001</text:p>
          </table:table-cell>
          <table:table-cell table:formula="of:=[.$I$2]+([.$I$3]*[.E294])" office:value-type="float" office:value="-44.650002" calcext:value-type="float">
            <text:p>-44.650002</text:p>
          </table:table-cell>
          <table:table-cell table:formula="of:=[.$J$2]+([.$J$3]*[.F294])" office:value-type="float" office:value="52.650002" calcext:value-type="float">
            <text:p>52.650002</text:p>
          </table:table-cell>
        </table:table-row>
        <table:table-row table:style-name="ro1">
          <table:table-cell office:value-type="float" office:value="1.070886" calcext:value-type="float">
            <text:p>1.070886</text:p>
          </table:table-cell>
          <table:table-cell office:value-type="float" office:value="0.223592" calcext:value-type="float">
            <text:p>0.223592</text:p>
          </table:table-cell>
          <table:table-cell office:value-type="float" office:value="-0.859063" calcext:value-type="float">
            <text:p>-0.859063</text:p>
          </table:table-cell>
          <table:table-cell office:value-type="float" office:value="-46.350002" calcext:value-type="float">
            <text:p>-46.350002</text:p>
          </table:table-cell>
          <table:table-cell office:value-type="float" office:value="-22.650002" calcext:value-type="float">
            <text:p>-22.650002</text:p>
          </table:table-cell>
          <table:table-cell office:value-type="float" office:value="61.050003" calcext:value-type="float">
            <text:p>61.050003</text:p>
          </table:table-cell>
          <table:table-cell table:number-columns-repeated="5"/>
          <table:table-cell table:formula="of:=[.$H$2]+([.$H$3]*[.D295])" office:value-type="float" office:value="-37.350002" calcext:value-type="float">
            <text:p>-37.350002</text:p>
          </table:table-cell>
          <table:table-cell table:formula="of:=[.$I$2]+([.$I$3]*[.E295])" office:value-type="float" office:value="-38.650002" calcext:value-type="float">
            <text:p>-38.650002</text:p>
          </table:table-cell>
          <table:table-cell table:formula="of:=[.$J$2]+([.$J$3]*[.F295])" office:value-type="float" office:value="61.050003" calcext:value-type="float">
            <text:p>61.050003</text:p>
          </table:table-cell>
        </table:table-row>
        <table:table-row table:style-name="ro1">
          <table:table-cell office:value-type="float" office:value="0.917903" calcext:value-type="float">
            <text:p>0.917903</text:p>
          </table:table-cell>
          <table:table-cell office:value-type="float" office:value="0.217708" calcext:value-type="float">
            <text:p>0.217708</text:p>
          </table:table-cell>
          <table:table-cell office:value-type="float" office:value="-1.082654" calcext:value-type="float">
            <text:p>-1.082654</text:p>
          </table:table-cell>
          <table:table-cell office:value-type="float" office:value="-33.150002" calcext:value-type="float">
            <text:p>-33.150002</text:p>
          </table:table-cell>
          <table:table-cell office:value-type="float" office:value="-20.400002" calcext:value-type="float">
            <text:p>-20.400002</text:p>
          </table:table-cell>
          <table:table-cell office:value-type="float" office:value="67.350006" calcext:value-type="float">
            <text:p>67.350006</text:p>
          </table:table-cell>
          <table:table-cell table:number-columns-repeated="5"/>
          <table:table-cell table:formula="of:=[.$H$2]+([.$H$3]*[.D296])" office:value-type="float" office:value="-24.150002" calcext:value-type="float">
            <text:p>-24.150002</text:p>
          </table:table-cell>
          <table:table-cell table:formula="of:=[.$I$2]+([.$I$3]*[.E296])" office:value-type="float" office:value="-36.400002" calcext:value-type="float">
            <text:p>-36.400002</text:p>
          </table:table-cell>
          <table:table-cell table:formula="of:=[.$J$2]+([.$J$3]*[.F296])" office:value-type="float" office:value="67.350006" calcext:value-type="float">
            <text:p>67.350006</text:p>
          </table:table-cell>
        </table:table-row>
        <table:table-row table:style-name="ro1">
          <table:table-cell office:value-type="float" office:value="0.817875" calcext:value-type="float">
            <text:p>0.817875</text:p>
          </table:table-cell>
          <table:table-cell office:value-type="float" office:value="0.20594" calcext:value-type="float">
            <text:p>0.20594</text:p>
          </table:table-cell>
          <table:table-cell office:value-type="float" office:value="-1.170914" calcext:value-type="float">
            <text:p>-1.170914</text:p>
          </table:table-cell>
          <table:table-cell office:value-type="float" office:value="-28.800001" calcext:value-type="float">
            <text:p>-28.800001</text:p>
          </table:table-cell>
          <table:table-cell office:value-type="float" office:value="-23.400002" calcext:value-type="float">
            <text:p>-23.400002</text:p>
          </table:table-cell>
          <table:table-cell office:value-type="float" office:value="66.450005" calcext:value-type="float">
            <text:p>66.450005</text:p>
          </table:table-cell>
          <table:table-cell table:number-columns-repeated="5"/>
          <table:table-cell table:formula="of:=[.$H$2]+([.$H$3]*[.D297])" office:value-type="float" office:value="-19.800001" calcext:value-type="float">
            <text:p>-19.800001</text:p>
          </table:table-cell>
          <table:table-cell table:formula="of:=[.$I$2]+([.$I$3]*[.E297])" office:value-type="float" office:value="-39.400002" calcext:value-type="float">
            <text:p>-39.400002</text:p>
          </table:table-cell>
          <table:table-cell table:formula="of:=[.$J$2]+([.$J$3]*[.F297])" office:value-type="float" office:value="66.450005" calcext:value-type="float">
            <text:p>66.450005</text:p>
          </table:table-cell>
        </table:table-row>
        <table:table-row table:style-name="ro1">
          <table:table-cell office:value-type="float" office:value="0.976742" calcext:value-type="float">
            <text:p>0.976742</text:p>
          </table:table-cell>
          <table:table-cell office:value-type="float" office:value="0.200056" calcext:value-type="float">
            <text:p>0.200056</text:p>
          </table:table-cell>
          <table:table-cell office:value-type="float" office:value="-1.318014" calcext:value-type="float">
            <text:p>-1.318014</text:p>
          </table:table-cell>
          <table:table-cell office:value-type="float" office:value="-29.1" calcext:value-type="float">
            <text:p>-29.1</text:p>
          </table:table-cell>
          <table:table-cell office:value-type="float" office:value="-16.200001" calcext:value-type="float">
            <text:p>-16.200001</text:p>
          </table:table-cell>
          <table:table-cell office:value-type="float" office:value="69.75" calcext:value-type="float">
            <text:p>69.75</text:p>
          </table:table-cell>
          <table:table-cell table:number-columns-repeated="5"/>
          <table:table-cell table:formula="of:=[.$H$2]+([.$H$3]*[.D298])" office:value-type="float" office:value="-20.1" calcext:value-type="float">
            <text:p>-20.1</text:p>
          </table:table-cell>
          <table:table-cell table:formula="of:=[.$I$2]+([.$I$3]*[.E298])" office:value-type="float" office:value="-32.200001" calcext:value-type="float">
            <text:p>-32.200001</text:p>
          </table:table-cell>
          <table:table-cell table:formula="of:=[.$J$2]+([.$J$3]*[.F298])" office:value-type="float" office:value="69.75" calcext:value-type="float">
            <text:p>69.75</text:p>
          </table:table-cell>
        </table:table-row>
        <table:table-row table:style-name="ro1">
          <table:table-cell office:value-type="float" office:value="0.706079" calcext:value-type="float">
            <text:p>0.706079</text:p>
          </table:table-cell>
          <table:table-cell office:value-type="float" office:value="0.158868" calcext:value-type="float">
            <text:p>0.158868</text:p>
          </table:table-cell>
          <table:table-cell office:value-type="float" office:value="-1.335666" calcext:value-type="float">
            <text:p>-1.335666</text:p>
          </table:table-cell>
          <table:table-cell office:value-type="float" office:value="-21.75" calcext:value-type="float">
            <text:p>-21.75</text:p>
          </table:table-cell>
          <table:table-cell office:value-type="float" office:value="-17.400002" calcext:value-type="float">
            <text:p>-17.400002</text:p>
          </table:table-cell>
          <table:table-cell office:value-type="float" office:value="70.350006" calcext:value-type="float">
            <text:p>70.350006</text:p>
          </table:table-cell>
          <table:table-cell table:number-columns-repeated="5"/>
          <table:table-cell table:formula="of:=[.$H$2]+([.$H$3]*[.D299])" office:value-type="float" office:value="-12.75" calcext:value-type="float">
            <text:p>-12.75</text:p>
          </table:table-cell>
          <table:table-cell table:formula="of:=[.$I$2]+([.$I$3]*[.E299])" office:value-type="float" office:value="-33.400002" calcext:value-type="float">
            <text:p>-33.400002</text:p>
          </table:table-cell>
          <table:table-cell table:formula="of:=[.$J$2]+([.$J$3]*[.F299])" office:value-type="float" office:value="70.350006" calcext:value-type="float">
            <text:p>70.350006</text:p>
          </table:table-cell>
        </table:table-row>
        <table:table-row table:style-name="ro1">
          <table:table-cell office:value-type="float" office:value="0.688427" calcext:value-type="float">
            <text:p>0.688427</text:p>
          </table:table-cell>
          <table:table-cell office:value-type="float" office:value="0.20594" calcext:value-type="float">
            <text:p>0.20594</text:p>
          </table:table-cell>
          <table:table-cell office:value-type="float" office:value="-1.51807" calcext:value-type="float">
            <text:p>-1.51807</text:p>
          </table:table-cell>
          <table:table-cell office:value-type="float" office:value="-10.5" calcext:value-type="float">
            <text:p>-10.5</text:p>
          </table:table-cell>
          <table:table-cell office:value-type="float" office:value="-14.85" calcext:value-type="float">
            <text:p>-14.85</text:p>
          </table:table-cell>
          <table:table-cell office:value-type="float" office:value="71.100006" calcext:value-type="float">
            <text:p>71.100006</text:p>
          </table:table-cell>
          <table:table-cell table:number-columns-repeated="5"/>
          <table:table-cell table:formula="of:=[.$H$2]+([.$H$3]*[.D300])" office:value-type="float" office:value="-1.5" calcext:value-type="float">
            <text:p>-1.5</text:p>
          </table:table-cell>
          <table:table-cell table:formula="of:=[.$I$2]+([.$I$3]*[.E300])" office:value-type="float" office:value="-30.85" calcext:value-type="float">
            <text:p>-30.85</text:p>
          </table:table-cell>
          <table:table-cell table:formula="of:=[.$J$2]+([.$J$3]*[.F300])" office:value-type="float" office:value="71.100006" calcext:value-type="float">
            <text:p>71.100006</text:p>
          </table:table-cell>
        </table:table-row>
        <table:table-row table:style-name="ro1">
          <table:table-cell office:value-type="float" office:value="0.441299" calcext:value-type="float">
            <text:p>0.441299</text:p>
          </table:table-cell>
          <table:table-cell office:value-type="float" office:value="0.047072" calcext:value-type="float">
            <text:p>0.047072</text:p>
          </table:table-cell>
          <table:table-cell office:value-type="float" office:value="-1.51807" calcext:value-type="float">
            <text:p>-1.51807</text:p>
          </table:table-cell>
          <table:table-cell office:value-type="float" office:value="7.2" calcext:value-type="float">
            <text:p>7.2</text:p>
          </table:table-cell>
          <table:table-cell office:value-type="float" office:value="-7.65" calcext:value-type="float">
            <text:p>-7.65</text:p>
          </table:table-cell>
          <table:table-cell office:value-type="float" office:value="70.950005" calcext:value-type="float">
            <text:p>70.950005</text:p>
          </table:table-cell>
          <table:table-cell table:number-columns-repeated="5"/>
          <table:table-cell table:formula="of:=[.$H$2]+([.$H$3]*[.D301])" office:value-type="float" office:value="16.2" calcext:value-type="float">
            <text:p>16.2</text:p>
          </table:table-cell>
          <table:table-cell table:formula="of:=[.$I$2]+([.$I$3]*[.E301])" office:value-type="float" office:value="-23.65" calcext:value-type="float">
            <text:p>-23.65</text:p>
          </table:table-cell>
          <table:table-cell table:formula="of:=[.$J$2]+([.$J$3]*[.F301])" office:value-type="float" office:value="70.950005" calcext:value-type="float">
            <text:p>70.950005</text:p>
          </table:table-cell>
        </table:table-row>
        <table:table-row table:style-name="ro1">
          <table:table-cell office:value-type="float" office:value="-0.394227" calcext:value-type="float">
            <text:p>-0.394227</text:p>
          </table:table-cell>
          <table:table-cell office:value-type="float" office:value="-0.300084" calcext:value-type="float">
            <text:p>-0.300084</text:p>
          </table:table-cell>
          <table:table-cell office:value-type="float" office:value="-1.494534" calcext:value-type="float">
            <text:p>-1.494534</text:p>
          </table:table-cell>
          <table:table-cell office:value-type="float" office:value="31.500002" calcext:value-type="float">
            <text:p>31.500002</text:p>
          </table:table-cell>
          <table:table-cell office:value-type="float" office:value="2.85" calcext:value-type="float">
            <text:p>2.85</text:p>
          </table:table-cell>
          <table:table-cell office:value-type="float" office:value="63.000004" calcext:value-type="float">
            <text:p>63.000004</text:p>
          </table:table-cell>
          <table:table-cell table:number-columns-repeated="5"/>
          <table:table-cell table:formula="of:=[.$H$2]+([.$H$3]*[.D302])" office:value-type="float" office:value="40.500002" calcext:value-type="float">
            <text:p>40.500002</text:p>
          </table:table-cell>
          <table:table-cell table:formula="of:=[.$I$2]+([.$I$3]*[.E302])" office:value-type="float" office:value="-13.15" calcext:value-type="float">
            <text:p>-13.15</text:p>
          </table:table-cell>
          <table:table-cell table:formula="of:=[.$J$2]+([.$J$3]*[.F302])" office:value-type="float" office:value="63.000004" calcext:value-type="float">
            <text:p>63.000004</text:p>
          </table:table-cell>
        </table:table-row>
        <table:table-row table:style-name="ro1">
          <table:table-cell office:value-type="float" office:value="-0.500139" calcext:value-type="float">
            <text:p>-0.500139</text:p>
          </table:table-cell>
          <table:table-cell office:value-type="float" office:value="-0.282432" calcext:value-type="float">
            <text:p>-0.282432</text:p>
          </table:table-cell>
          <table:table-cell office:value-type="float" office:value="-1.382738" calcext:value-type="float">
            <text:p>-1.382738</text:p>
          </table:table-cell>
          <table:table-cell office:value-type="float" office:value="45" calcext:value-type="float">
            <text:p>45</text:p>
          </table:table-cell>
          <table:table-cell office:value-type="float" office:value="7.2" calcext:value-type="float">
            <text:p>7.2</text:p>
          </table:table-cell>
          <table:table-cell office:value-type="float" office:value="52.950001" calcext:value-type="float">
            <text:p>52.950001</text:p>
          </table:table-cell>
          <table:table-cell table:number-columns-repeated="5"/>
          <table:table-cell table:formula="of:=[.$H$2]+([.$H$3]*[.D303])" office:value-type="float" office:value="54" calcext:value-type="float">
            <text:p>54</text:p>
          </table:table-cell>
          <table:table-cell table:formula="of:=[.$I$2]+([.$I$3]*[.E303])" office:value-type="float" office:value="-8.8" calcext:value-type="float">
            <text:p>-8.8</text:p>
          </table:table-cell>
          <table:table-cell table:formula="of:=[.$J$2]+([.$J$3]*[.F303])" office:value-type="float" office:value="52.950001" calcext:value-type="float">
            <text:p>52.950001</text:p>
          </table:table-cell>
        </table:table-row>
        <table:table-row table:style-name="ro1">
          <table:table-cell office:value-type="float" office:value="-1.070886" calcext:value-type="float">
            <text:p>-1.070886</text:p>
          </table:table-cell>
          <table:table-cell office:value-type="float" office:value="-0.476603" calcext:value-type="float">
            <text:p>-0.476603</text:p>
          </table:table-cell>
          <table:table-cell office:value-type="float" office:value="-1.229754" calcext:value-type="float">
            <text:p>-1.229754</text:p>
          </table:table-cell>
          <table:table-cell office:value-type="float" office:value="55.500004" calcext:value-type="float">
            <text:p>55.500004</text:p>
          </table:table-cell>
          <table:table-cell office:value-type="float" office:value="7.8" calcext:value-type="float">
            <text:p>7.8</text:p>
          </table:table-cell>
          <table:table-cell office:value-type="float" office:value="40.800003" calcext:value-type="float">
            <text:p>40.800003</text:p>
          </table:table-cell>
          <table:table-cell table:number-columns-repeated="5"/>
          <table:table-cell table:formula="of:=[.$H$2]+([.$H$3]*[.D304])" office:value-type="float" office:value="64.500004" calcext:value-type="float">
            <text:p>64.500004</text:p>
          </table:table-cell>
          <table:table-cell table:formula="of:=[.$I$2]+([.$I$3]*[.E304])" office:value-type="float" office:value="-8.2" calcext:value-type="float">
            <text:p>-8.2</text:p>
          </table:table-cell>
          <table:table-cell table:formula="of:=[.$J$2]+([.$J$3]*[.F304])" office:value-type="float" office:value="40.800003" calcext:value-type="float">
            <text:p>40.800003</text:p>
          </table:table-cell>
        </table:table-row>
        <table:table-row table:style-name="ro1">
          <table:table-cell office:value-type="float" office:value="-1.13561" calcext:value-type="float">
            <text:p>-1.13561</text:p>
          </table:table-cell>
          <table:table-cell office:value-type="float" office:value="-0.458951" calcext:value-type="float">
            <text:p>-0.458951</text:p>
          </table:table-cell>
          <table:table-cell office:value-type="float" office:value="-0.994394" calcext:value-type="float">
            <text:p>-0.994394</text:p>
          </table:table-cell>
          <table:table-cell office:value-type="float" office:value="61.200001" calcext:value-type="float">
            <text:p>61.200001</text:p>
          </table:table-cell>
          <table:table-cell office:value-type="float" office:value="6.15" calcext:value-type="float">
            <text:p>6.15</text:p>
          </table:table-cell>
          <table:table-cell office:value-type="float" office:value="29.250002" calcext:value-type="float">
            <text:p>29.250002</text:p>
          </table:table-cell>
          <table:table-cell table:number-columns-repeated="5"/>
          <table:table-cell table:formula="of:=[.$H$2]+([.$H$3]*[.D305])" office:value-type="float" office:value="70.200001" calcext:value-type="float">
            <text:p>70.200001</text:p>
          </table:table-cell>
          <table:table-cell table:formula="of:=[.$I$2]+([.$I$3]*[.E305])" office:value-type="float" office:value="-9.85" calcext:value-type="float">
            <text:p>-9.85</text:p>
          </table:table-cell>
          <table:table-cell table:formula="of:=[.$J$2]+([.$J$3]*[.F305])" office:value-type="float" office:value="29.250002" calcext:value-type="float">
            <text:p>29.250002</text:p>
          </table:table-cell>
        </table:table-row>
        <table:table-row table:style-name="ro1">
          <table:table-cell office:value-type="float" office:value="-1.329782" calcext:value-type="float">
            <text:p>-1.329782</text:p>
          </table:table-cell>
          <table:table-cell office:value-type="float" office:value="-0.464835" calcext:value-type="float">
            <text:p>-0.464835</text:p>
          </table:table-cell>
          <table:table-cell office:value-type="float" office:value="-0.511907" calcext:value-type="float">
            <text:p>-0.511907</text:p>
          </table:table-cell>
          <table:table-cell office:value-type="float" office:value="66.150002" calcext:value-type="float">
            <text:p>66.150002</text:p>
          </table:table-cell>
          <table:table-cell office:value-type="float" office:value="5.55" calcext:value-type="float">
            <text:p>5.55</text:p>
          </table:table-cell>
          <table:table-cell office:value-type="float" office:value="9.6" calcext:value-type="float">
            <text:p>9.6</text:p>
          </table:table-cell>
          <table:table-cell table:number-columns-repeated="5"/>
          <table:table-cell table:formula="of:=[.$H$2]+([.$H$3]*[.D306])" office:value-type="float" office:value="75.150002" calcext:value-type="float">
            <text:p>75.150002</text:p>
          </table:table-cell>
          <table:table-cell table:formula="of:=[.$I$2]+([.$I$3]*[.E306])" office:value-type="float" office:value="-10.45" calcext:value-type="float">
            <text:p>-10.45</text:p>
          </table:table-cell>
          <table:table-cell table:formula="of:=[.$J$2]+([.$J$3]*[.F306])"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-1.882877" calcext:value-type="float">
            <text:p>-1.882877</text:p>
          </table:table-cell>
          <table:table-cell office:value-type="float" office:value="-0.417763" calcext:value-type="float">
            <text:p>-0.417763</text:p>
          </table:table-cell>
          <table:table-cell office:value-type="float" office:value="-0.288316" calcext:value-type="float">
            <text:p>-0.288316</text:p>
          </table:table-cell>
          <table:table-cell office:value-type="float" office:value="64.650002" calcext:value-type="float">
            <text:p>64.650002</text:p>
          </table:table-cell>
          <table:table-cell office:value-type="float" office:value="3.15" calcext:value-type="float">
            <text:p>3.15</text:p>
          </table:table-cell>
          <table:table-cell office:value-type="float" office:value="-4.2" calcext:value-type="float">
            <text:p>-4.2</text:p>
          </table:table-cell>
          <table:table-cell table:number-columns-repeated="5"/>
          <table:table-cell table:formula="of:=[.$H$2]+([.$H$3]*[.D307])" office:value-type="float" office:value="73.650002" calcext:value-type="float">
            <text:p>73.650002</text:p>
          </table:table-cell>
          <table:table-cell table:formula="of:=[.$I$2]+([.$I$3]*[.E307])" office:value-type="float" office:value="-12.85" calcext:value-type="float">
            <text:p>-12.85</text:p>
          </table:table-cell>
          <table:table-cell table:formula="of:=[.$J$2]+([.$J$3]*[.F307])" office:value-type="float" office:value="-4.2" calcext:value-type="float">
            <text:p>-4.2</text:p>
          </table:table-cell>
        </table:table-row>
        <table:table-row table:style-name="ro1">
          <table:table-cell office:value-type="float" office:value="-1.382738" calcext:value-type="float">
            <text:p>-1.382738</text:p>
          </table:table-cell>
          <table:table-cell office:value-type="float" office:value="-0.435415" calcext:value-type="float">
            <text:p>-0.435415</text:p>
          </table:table-cell>
          <table:table-cell office:value-type="float" office:value="0.1471" calcext:value-type="float">
            <text:p>0.1471</text:p>
          </table:table-cell>
          <table:table-cell office:value-type="float" office:value="58.350002" calcext:value-type="float">
            <text:p>58.350002</text:p>
          </table:table-cell>
          <table:table-cell office:value-type="float" office:value="3.9" calcext:value-type="float">
            <text:p>3.9</text:p>
          </table:table-cell>
          <table:table-cell office:value-type="float" office:value="-24.150002" calcext:value-type="float">
            <text:p>-24.150002</text:p>
          </table:table-cell>
          <table:table-cell table:number-columns-repeated="5"/>
          <table:table-cell table:formula="of:=[.$H$2]+([.$H$3]*[.D308])" office:value-type="float" office:value="67.350002" calcext:value-type="float">
            <text:p>67.350002</text:p>
          </table:table-cell>
          <table:table-cell table:formula="of:=[.$I$2]+([.$I$3]*[.E308])" office:value-type="float" office:value="-12.1" calcext:value-type="float">
            <text:p>-12.1</text:p>
          </table:table-cell>
          <table:table-cell table:formula="of:=[.$J$2]+([.$J$3]*[.F308])" office:value-type="float" office:value="-24.150002" calcext:value-type="float">
            <text:p>-24.150002</text:p>
          </table:table-cell>
        </table:table-row>
        <table:table-row table:style-name="ro1">
          <table:table-cell office:value-type="float" office:value="-1.365086" calcext:value-type="float">
            <text:p>-1.365086</text:p>
          </table:table-cell>
          <table:table-cell office:value-type="float" office:value="-0.535443" calcext:value-type="float">
            <text:p>-0.535443</text:p>
          </table:table-cell>
          <table:table-cell office:value-type="float" office:value="0.347155" calcext:value-type="float">
            <text:p>0.347155</text:p>
          </table:table-cell>
          <table:table-cell office:value-type="float" office:value="48.600002" calcext:value-type="float">
            <text:p>48.600002</text:p>
          </table:table-cell>
          <table:table-cell office:value-type="float" office:value="4.65" calcext:value-type="float">
            <text:p>4.65</text:p>
          </table:table-cell>
          <table:table-cell office:value-type="float" office:value="-36.900002" calcext:value-type="float">
            <text:p>-36.900002</text:p>
          </table:table-cell>
          <table:table-cell table:number-columns-repeated="5"/>
          <table:table-cell table:formula="of:=[.$H$2]+([.$H$3]*[.D309])" office:value-type="float" office:value="57.600002" calcext:value-type="float">
            <text:p>57.600002</text:p>
          </table:table-cell>
          <table:table-cell table:formula="of:=[.$I$2]+([.$I$3]*[.E309])" office:value-type="float" office:value="-11.35" calcext:value-type="float">
            <text:p>-11.35</text:p>
          </table:table-cell>
          <table:table-cell table:formula="of:=[.$J$2]+([.$J$3]*[.F309])" office:value-type="float" office:value="-36.900002" calcext:value-type="float">
            <text:p>-36.900002</text:p>
          </table:table-cell>
        </table:table-row>
        <table:table-row table:style-name="ro1">
          <table:table-cell office:value-type="float" office:value="-1.170914" calcext:value-type="float">
            <text:p>-1.170914</text:p>
          </table:table-cell>
          <table:table-cell office:value-type="float" office:value="-0.453067" calcext:value-type="float">
            <text:p>-0.453067</text:p>
          </table:table-cell>
          <table:table-cell office:value-type="float" office:value="0.800223" calcext:value-type="float">
            <text:p>0.800223</text:p>
          </table:table-cell>
          <table:table-cell office:value-type="float" office:value="35.400002" calcext:value-type="float">
            <text:p>35.400002</text:p>
          </table:table-cell>
          <table:table-cell office:value-type="float" office:value="8.55" calcext:value-type="float">
            <text:p>8.55</text:p>
          </table:table-cell>
          <table:table-cell office:value-type="float" office:value="-48.450001" calcext:value-type="float">
            <text:p>-48.450001</text:p>
          </table:table-cell>
          <table:table-cell table:number-columns-repeated="5"/>
          <table:table-cell table:formula="of:=[.$H$2]+([.$H$3]*[.D310])" office:value-type="float" office:value="44.400002" calcext:value-type="float">
            <text:p>44.400002</text:p>
          </table:table-cell>
          <table:table-cell table:formula="of:=[.$I$2]+([.$I$3]*[.E310])" office:value-type="float" office:value="-7.45" calcext:value-type="float">
            <text:p>-7.45</text:p>
          </table:table-cell>
          <table:table-cell table:formula="of:=[.$J$2]+([.$J$3]*[.F310])" office:value-type="float" office:value="-48.450001" calcext:value-type="float">
            <text:p>-48.450001</text:p>
          </table:table-cell>
        </table:table-row>
        <table:table-row table:style-name="ro1">
          <table:table-cell office:value-type="float" office:value="-1.012046" calcext:value-type="float">
            <text:p>-1.012046</text:p>
          </table:table-cell>
          <table:table-cell office:value-type="float" office:value="-0.553095" calcext:value-type="float">
            <text:p>-0.553095</text:p>
          </table:table-cell>
          <table:table-cell office:value-type="float" office:value="0.847295" calcext:value-type="float">
            <text:p>0.847295</text:p>
          </table:table-cell>
          <table:table-cell office:value-type="float" office:value="26.85" calcext:value-type="float">
            <text:p>26.85</text:p>
          </table:table-cell>
          <table:table-cell office:value-type="float" office:value="7.65" calcext:value-type="float">
            <text:p>7.65</text:p>
          </table:table-cell>
          <table:table-cell office:value-type="float" office:value="-52.050003" calcext:value-type="float">
            <text:p>-52.050003</text:p>
          </table:table-cell>
          <table:table-cell table:number-columns-repeated="5"/>
          <table:table-cell table:formula="of:=[.$H$2]+([.$H$3]*[.D311])" office:value-type="float" office:value="35.85" calcext:value-type="float">
            <text:p>35.85</text:p>
          </table:table-cell>
          <table:table-cell table:formula="of:=[.$I$2]+([.$I$3]*[.E311])" office:value-type="float" office:value="-8.35" calcext:value-type="float">
            <text:p>-8.35</text:p>
          </table:table-cell>
          <table:table-cell table:formula="of:=[.$J$2]+([.$J$3]*[.F311])" office:value-type="float" office:value="-52.050003" calcext:value-type="float">
            <text:p>-52.050003</text:p>
          </table:table-cell>
        </table:table-row>
        <table:table-row table:style-name="ro1">
          <table:table-cell office:value-type="float" office:value="-1.159146" calcext:value-type="float">
            <text:p>-1.159146</text:p>
          </table:table-cell>
          <table:table-cell office:value-type="float" office:value="-0.511907" calcext:value-type="float">
            <text:p>-0.511907</text:p>
          </table:table-cell>
          <table:table-cell office:value-type="float" office:value="0.841411" calcext:value-type="float">
            <text:p>0.841411</text:p>
          </table:table-cell>
          <table:table-cell office:value-type="float" office:value="33.150002" calcext:value-type="float">
            <text:p>33.150002</text:p>
          </table:table-cell>
          <table:table-cell office:value-type="float" office:value="6.15" calcext:value-type="float">
            <text:p>6.15</text:p>
          </table:table-cell>
          <table:table-cell office:value-type="float" office:value="-49.200001" calcext:value-type="float">
            <text:p>-49.200001</text:p>
          </table:table-cell>
          <table:table-cell table:number-columns-repeated="5"/>
          <table:table-cell table:formula="of:=[.$H$2]+([.$H$3]*[.D312])" office:value-type="float" office:value="42.150002" calcext:value-type="float">
            <text:p>42.150002</text:p>
          </table:table-cell>
          <table:table-cell table:formula="of:=[.$I$2]+([.$I$3]*[.E312])" office:value-type="float" office:value="-9.85" calcext:value-type="float">
            <text:p>-9.85</text:p>
          </table:table-cell>
          <table:table-cell table:formula="of:=[.$J$2]+([.$J$3]*[.F312])" office:value-type="float" office:value="-49.200001" calcext:value-type="float">
            <text:p>-49.200001</text:p>
          </table:table-cell>
        </table:table-row>
        <table:table-row table:style-name="ro1">
          <table:table-cell office:value-type="float" office:value="-1.418042" calcext:value-type="float">
            <text:p>-1.418042</text:p>
          </table:table-cell>
          <table:table-cell office:value-type="float" office:value="-0.247128" calcext:value-type="float">
            <text:p>-0.247128</text:p>
          </table:table-cell>
          <table:table-cell office:value-type="float" office:value="0.376575" calcext:value-type="float">
            <text:p>0.376575</text:p>
          </table:table-cell>
          <table:table-cell office:value-type="float" office:value="49.800003" calcext:value-type="float">
            <text:p>49.800003</text:p>
          </table:table-cell>
          <table:table-cell office:value-type="float" office:value="-7.65" calcext:value-type="float">
            <text:p>-7.65</text:p>
          </table:table-cell>
          <table:table-cell office:value-type="float" office:value="-31.800001" calcext:value-type="float">
            <text:p>-31.800001</text:p>
          </table:table-cell>
          <table:table-cell table:number-columns-repeated="5"/>
          <table:table-cell table:formula="of:=[.$H$2]+([.$H$3]*[.D313])" office:value-type="float" office:value="58.800003" calcext:value-type="float">
            <text:p>58.800003</text:p>
          </table:table-cell>
          <table:table-cell table:formula="of:=[.$I$2]+([.$I$3]*[.E313])" office:value-type="float" office:value="-23.65" calcext:value-type="float">
            <text:p>-23.65</text:p>
          </table:table-cell>
          <table:table-cell table:formula="of:=[.$J$2]+([.$J$3]*[.F313])" office:value-type="float" office:value="-31.800001" calcext:value-type="float">
            <text:p>-31.800001</text:p>
          </table:table-cell>
        </table:table-row>
        <table:table-row table:style-name="ro1">
          <table:table-cell office:value-type="float" office:value="-1.494534" calcext:value-type="float">
            <text:p>-1.494534</text:p>
          </table:table-cell>
          <table:table-cell table:number-columns-repeated="2" office:value-type="float" office:value="-0.111796" calcext:value-type="float">
            <text:p>-0.111796</text:p>
          </table:table-cell>
          <table:table-cell office:value-type="float" office:value="58.200001" calcext:value-type="float">
            <text:p>58.200001</text:p>
          </table:table-cell>
          <table:table-cell office:value-type="float" office:value="-17.1" calcext:value-type="float">
            <text:p>-17.1</text:p>
          </table:table-cell>
          <table:table-cell office:value-type="float" office:value="-7.35" calcext:value-type="float">
            <text:p>-7.35</text:p>
          </table:table-cell>
          <table:table-cell table:number-columns-repeated="5"/>
          <table:table-cell table:formula="of:=[.$H$2]+([.$H$3]*[.D314])" office:value-type="float" office:value="67.200001" calcext:value-type="float">
            <text:p>67.200001</text:p>
          </table:table-cell>
          <table:table-cell table:formula="of:=[.$I$2]+([.$I$3]*[.E314])" office:value-type="float" office:value="-33.1" calcext:value-type="float">
            <text:p>-33.1</text:p>
          </table:table-cell>
          <table:table-cell table:formula="of:=[.$J$2]+([.$J$3]*[.F314])" office:value-type="float" office:value="-7.35" calcext:value-type="float">
            <text:p>-7.35</text:p>
          </table:table-cell>
        </table:table-row>
        <table:table-row table:style-name="ro1">
          <table:table-cell office:value-type="float" office:value="-1.600445" calcext:value-type="float">
            <text:p>-1.600445</text:p>
          </table:table-cell>
          <table:table-cell office:value-type="float" office:value="0.094144" calcext:value-type="float">
            <text:p>0.094144</text:p>
          </table:table-cell>
          <table:table-cell office:value-type="float" office:value="-0.447183" calcext:value-type="float">
            <text:p>-0.447183</text:p>
          </table:table-cell>
          <table:table-cell office:value-type="float" office:value="59.700001" calcext:value-type="float">
            <text:p>59.700001</text:p>
          </table:table-cell>
          <table:table-cell office:value-type="float" office:value="-17.400002" calcext:value-type="float">
            <text:p>-17.400002</text:p>
          </table:table-cell>
          <table:table-cell office:value-type="float" office:value="12.6" calcext:value-type="float">
            <text:p>12.6</text:p>
          </table:table-cell>
          <table:table-cell table:number-columns-repeated="5"/>
          <table:table-cell table:formula="of:=[.$H$2]+([.$H$3]*[.D315])" office:value-type="float" office:value="68.700001" calcext:value-type="float">
            <text:p>68.700001</text:p>
          </table:table-cell>
          <table:table-cell table:formula="of:=[.$I$2]+([.$I$3]*[.E315])" office:value-type="float" office:value="-33.400002" calcext:value-type="float">
            <text:p>-33.400002</text:p>
          </table:table-cell>
          <table:table-cell table:formula="of:=[.$J$2]+([.$J$3]*[.F315])"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-1.353318" calcext:value-type="float">
            <text:p>-1.353318</text:p>
          </table:table-cell>
          <table:table-cell office:value-type="float" office:value="-0.076492" calcext:value-type="float">
            <text:p>-0.076492</text:p>
          </table:table-cell>
          <table:table-cell office:value-type="float" office:value="-0.588399" calcext:value-type="float">
            <text:p>-0.588399</text:p>
          </table:table-cell>
          <table:table-cell office:value-type="float" office:value="60.150002" calcext:value-type="float">
            <text:p>60.150002</text:p>
          </table:table-cell>
          <table:table-cell office:value-type="float" office:value="-13.200001" calcext:value-type="float">
            <text:p>-13.200001</text:p>
          </table:table-cell>
          <table:table-cell office:value-type="float" office:value="20.25" calcext:value-type="float">
            <text:p>20.25</text:p>
          </table:table-cell>
          <table:table-cell table:number-columns-repeated="5"/>
          <table:table-cell table:formula="of:=[.$H$2]+([.$H$3]*[.D316])" office:value-type="float" office:value="69.150002" calcext:value-type="float">
            <text:p>69.150002</text:p>
          </table:table-cell>
          <table:table-cell table:formula="of:=[.$I$2]+([.$I$3]*[.E316])" office:value-type="float" office:value="-29.200001" calcext:value-type="float">
            <text:p>-29.200001</text:p>
          </table:table-cell>
          <table:table-cell table:formula="of:=[.$J$2]+([.$J$3]*[.F316])" office:value-type="float" office:value="20.25" calcext:value-type="float">
            <text:p>20.25</text:p>
          </table:table-cell>
        </table:table-row>
        <table:table-row table:style-name="ro1">
          <table:table-cell office:value-type="float" office:value="-1.070886" calcext:value-type="float">
            <text:p>-1.070886</text:p>
          </table:table-cell>
          <table:table-cell office:value-type="float" office:value="-0.423647" calcext:value-type="float">
            <text:p>-0.423647</text:p>
          </table:table-cell>
          <table:table-cell office:value-type="float" office:value="-1.088538" calcext:value-type="float">
            <text:p>-1.088538</text:p>
          </table:table-cell>
          <table:table-cell office:value-type="float" office:value="56.250004" calcext:value-type="float">
            <text:p>56.250004</text:p>
          </table:table-cell>
          <table:table-cell office:value-type="float" office:value="0.15" calcext:value-type="float">
            <text:p>0.15</text:p>
          </table:table-cell>
          <table:table-cell office:value-type="float" office:value="38.700001" calcext:value-type="float">
            <text:p>38.700001</text:p>
          </table:table-cell>
          <table:table-cell table:number-columns-repeated="5"/>
          <table:table-cell table:formula="of:=[.$H$2]+([.$H$3]*[.D317])" office:value-type="float" office:value="65.250004" calcext:value-type="float">
            <text:p>65.250004</text:p>
          </table:table-cell>
          <table:table-cell table:formula="of:=[.$I$2]+([.$I$3]*[.E317])" office:value-type="float" office:value="-15.85" calcext:value-type="float">
            <text:p>-15.85</text:p>
          </table:table-cell>
          <table:table-cell table:formula="of:=[.$J$2]+([.$J$3]*[.F317])" office:value-type="float" office:value="38.700001" calcext:value-type="float">
            <text:p>38.700001</text:p>
          </table:table-cell>
        </table:table-row>
        <table:table-row table:style-name="ro1">
          <table:table-cell office:value-type="float" office:value="-0.811991" calcext:value-type="float">
            <text:p>-0.811991</text:p>
          </table:table-cell>
          <table:table-cell office:value-type="float" office:value="-0.411879" calcext:value-type="float">
            <text:p>-0.411879</text:p>
          </table:table-cell>
          <table:table-cell office:value-type="float" office:value="-1.217986" calcext:value-type="float">
            <text:p>-1.217986</text:p>
          </table:table-cell>
          <table:table-cell office:value-type="float" office:value="44.850002" calcext:value-type="float">
            <text:p>44.850002</text:p>
          </table:table-cell>
          <table:table-cell office:value-type="float" office:value="1.35" calcext:value-type="float">
            <text:p>1.35</text:p>
          </table:table-cell>
          <table:table-cell office:value-type="float" office:value="52.800003" calcext:value-type="float">
            <text:p>52.800003</text:p>
          </table:table-cell>
          <table:table-cell table:number-columns-repeated="5"/>
          <table:table-cell table:formula="of:=[.$H$2]+([.$H$3]*[.D318])" office:value-type="float" office:value="53.850002" calcext:value-type="float">
            <text:p>53.850002</text:p>
          </table:table-cell>
          <table:table-cell table:formula="of:=[.$I$2]+([.$I$3]*[.E318])" office:value-type="float" office:value="-14.65" calcext:value-type="float">
            <text:p>-14.65</text:p>
          </table:table-cell>
          <table:table-cell table:formula="of:=[.$J$2]+([.$J$3]*[.F318])" office:value-type="float" office:value="52.800003" calcext:value-type="float">
            <text:p>52.800003</text:p>
          </table:table-cell>
        </table:table-row>
        <table:table-row table:style-name="ro1">
          <table:table-cell office:value-type="float" office:value="-0.441299" calcext:value-type="float">
            <text:p>-0.441299</text:p>
          </table:table-cell>
          <table:table-cell office:value-type="float" office:value="-0.335387" calcext:value-type="float">
            <text:p>-0.335387</text:p>
          </table:table-cell>
          <table:table-cell office:value-type="float" office:value="-1.45923" calcext:value-type="float">
            <text:p>-1.45923</text:p>
          </table:table-cell>
          <table:table-cell office:value-type="float" office:value="33.75" calcext:value-type="float">
            <text:p>33.75</text:p>
          </table:table-cell>
          <table:table-cell office:value-type="float" office:value="-1.05" calcext:value-type="float">
            <text:p>-1.05</text:p>
          </table:table-cell>
          <table:table-cell office:value-type="float" office:value="61.500004" calcext:value-type="float">
            <text:p>61.500004</text:p>
          </table:table-cell>
          <table:table-cell table:number-columns-repeated="5"/>
          <table:table-cell table:formula="of:=[.$H$2]+([.$H$3]*[.D319])" office:value-type="float" office:value="42.75" calcext:value-type="float">
            <text:p>42.75</text:p>
          </table:table-cell>
          <table:table-cell table:formula="of:=[.$I$2]+([.$I$3]*[.E319])" office:value-type="float" office:value="-17.05" calcext:value-type="float">
            <text:p>-17.05</text:p>
          </table:table-cell>
          <table:table-cell table:formula="of:=[.$J$2]+([.$J$3]*[.F319])" office:value-type="float" office:value="61.500004" calcext:value-type="float">
            <text:p>61.500004</text:p>
          </table:table-cell>
        </table:table-row>
        <table:table-row table:style-name="ro1">
          <table:table-cell office:value-type="float" office:value="-0.20594" calcext:value-type="float">
            <text:p>-0.20594</text:p>
          </table:table-cell>
          <table:table-cell office:value-type="float" office:value="-0.311852" calcext:value-type="float">
            <text:p>-0.311852</text:p>
          </table:table-cell>
          <table:table-cell office:value-type="float" office:value="-1.482766" calcext:value-type="float">
            <text:p>-1.482766</text:p>
          </table:table-cell>
          <table:table-cell office:value-type="float" office:value="14.85" calcext:value-type="float">
            <text:p>14.85</text:p>
          </table:table-cell>
          <table:table-cell office:value-type="float" office:value="-3.9" calcext:value-type="float">
            <text:p>-3.9</text:p>
          </table:table-cell>
          <table:table-cell office:value-type="float" office:value="70.050003" calcext:value-type="float">
            <text:p>70.050003</text:p>
          </table:table-cell>
          <table:table-cell table:number-columns-repeated="5"/>
          <table:table-cell table:formula="of:=[.$H$2]+([.$H$3]*[.D320])" office:value-type="float" office:value="23.85" calcext:value-type="float">
            <text:p>23.85</text:p>
          </table:table-cell>
          <table:table-cell table:formula="of:=[.$I$2]+([.$I$3]*[.E320])" office:value-type="float" office:value="-19.9" calcext:value-type="float">
            <text:p>-19.9</text:p>
          </table:table-cell>
          <table:table-cell table:formula="of:=[.$J$2]+([.$J$3]*[.F320])" office:value-type="float" office:value="70.050003" calcext:value-type="float">
            <text:p>70.050003</text:p>
          </table:table-cell>
        </table:table-row>
        <table:table-row table:style-name="ro1">
          <table:table-cell office:value-type="float" office:value="0.553095" calcext:value-type="float">
            <text:p>0.553095</text:p>
          </table:table-cell>
          <table:table-cell office:value-type="float" office:value="-0.223592" calcext:value-type="float">
            <text:p>-0.223592</text:p>
          </table:table-cell>
          <table:table-cell office:value-type="float" office:value="-1.365086" calcext:value-type="float">
            <text:p>-1.365086</text:p>
          </table:table-cell>
          <table:table-cell office:value-type="float" office:value="-20.85" calcext:value-type="float">
            <text:p>-20.85</text:p>
          </table:table-cell>
          <table:table-cell office:value-type="float" office:value="-8.55" calcext:value-type="float">
            <text:p>-8.55</text:p>
          </table:table-cell>
          <table:table-cell office:value-type="float" office:value="73.800003" calcext:value-type="float">
            <text:p>73.800003</text:p>
          </table:table-cell>
          <table:table-cell table:number-columns-repeated="5"/>
          <table:table-cell table:formula="of:=[.$H$2]+([.$H$3]*[.D321])" office:value-type="float" office:value="-11.85" calcext:value-type="float">
            <text:p>-11.85</text:p>
          </table:table-cell>
          <table:table-cell table:formula="of:=[.$I$2]+([.$I$3]*[.E321])" office:value-type="float" office:value="-24.55" calcext:value-type="float">
            <text:p>-24.55</text:p>
          </table:table-cell>
          <table:table-cell table:formula="of:=[.$J$2]+([.$J$3]*[.F321])" office:value-type="float" office:value="73.800003" calcext:value-type="float">
            <text:p>73.800003</text:p>
          </table:table-cell>
        </table:table-row>
        <table:table-row table:style-name="ro1">
          <table:table-cell office:value-type="float" office:value="0.953206" calcext:value-type="float">
            <text:p>0.953206</text:p>
          </table:table-cell>
          <table:table-cell office:value-type="float" office:value="-0.253012" calcext:value-type="float">
            <text:p>-0.253012</text:p>
          </table:table-cell>
          <table:table-cell office:value-type="float" office:value="-1.117958" calcext:value-type="float">
            <text:p>-1.117958</text:p>
          </table:table-cell>
          <table:table-cell office:value-type="float" office:value="-52.050003" calcext:value-type="float">
            <text:p>-52.050003</text:p>
          </table:table-cell>
          <table:table-cell office:value-type="float" office:value="-12" calcext:value-type="float">
            <text:p>-12</text:p>
          </table:table-cell>
          <table:table-cell office:value-type="float" office:value="62.700001" calcext:value-type="float">
            <text:p>62.700001</text:p>
          </table:table-cell>
          <table:table-cell table:number-columns-repeated="5"/>
          <table:table-cell table:formula="of:=[.$H$2]+([.$H$3]*[.D322])" office:value-type="float" office:value="-43.050003" calcext:value-type="float">
            <text:p>-43.050003</text:p>
          </table:table-cell>
          <table:table-cell table:formula="of:=[.$I$2]+([.$I$3]*[.E322])" office:value-type="float" office:value="-28" calcext:value-type="float">
            <text:p>-28</text:p>
          </table:table-cell>
          <table:table-cell table:formula="of:=[.$J$2]+([.$J$3]*[.F322])" office:value-type="float" office:value="62.700001" calcext:value-type="float">
            <text:p>62.700001</text:p>
          </table:table-cell>
        </table:table-row>
        <table:table-row table:style-name="ro1">
          <table:table-cell office:value-type="float" office:value="1.31213" calcext:value-type="float">
            <text:p>1.31213</text:p>
          </table:table-cell>
          <table:table-cell office:value-type="float" office:value="-0.241244" calcext:value-type="float">
            <text:p>-0.241244</text:p>
          </table:table-cell>
          <table:table-cell office:value-type="float" office:value="-0.500139" calcext:value-type="float">
            <text:p>-0.500139</text:p>
          </table:table-cell>
          <table:table-cell office:value-type="float" office:value="-75.300003" calcext:value-type="float">
            <text:p>-75.300003</text:p>
          </table:table-cell>
          <table:table-cell office:value-type="float" office:value="-8.85" calcext:value-type="float">
            <text:p>-8.85</text:p>
          </table:table-cell>
          <table:table-cell office:value-type="float" office:value="41.400002" calcext:value-type="float">
            <text:p>41.400002</text:p>
          </table:table-cell>
          <table:table-cell table:number-columns-repeated="5"/>
          <table:table-cell table:formula="of:=[.$H$2]+([.$H$3]*[.D323])" office:value-type="float" office:value="-66.300003" calcext:value-type="float">
            <text:p>-66.300003</text:p>
          </table:table-cell>
          <table:table-cell table:formula="of:=[.$I$2]+([.$I$3]*[.E323])" office:value-type="float" office:value="-24.85" calcext:value-type="float">
            <text:p>-24.85</text:p>
          </table:table-cell>
          <table:table-cell table:formula="of:=[.$J$2]+([.$J$3]*[.F323])" office:value-type="float" office:value="41.400002" calcext:value-type="float">
            <text:p>41.400002</text:p>
          </table:table-cell>
        </table:table-row>
        <table:table-row table:style-name="ro1">
          <table:table-cell office:value-type="float" office:value="1.447462" calcext:value-type="float">
            <text:p>1.447462</text:p>
          </table:table-cell>
          <table:table-cell office:value-type="float" office:value="-0.258896" calcext:value-type="float">
            <text:p>-0.258896</text:p>
          </table:table-cell>
          <table:table-cell office:value-type="float" office:value="0.070608" calcext:value-type="float">
            <text:p>0.070608</text:p>
          </table:table-cell>
          <table:table-cell office:value-type="float" office:value="-83.850006" calcext:value-type="float">
            <text:p>-83.850006</text:p>
          </table:table-cell>
          <table:table-cell office:value-type="float" office:value="-8.400001" calcext:value-type="float">
            <text:p>-8.400001</text:p>
          </table:table-cell>
          <table:table-cell office:value-type="float" office:value="21.150002" calcext:value-type="float">
            <text:p>21.150002</text:p>
          </table:table-cell>
          <table:table-cell table:number-columns-repeated="5"/>
          <table:table-cell table:formula="of:=[.$H$2]+([.$H$3]*[.D324])" office:value-type="float" office:value="-74.850006" calcext:value-type="float">
            <text:p>-74.850006</text:p>
          </table:table-cell>
          <table:table-cell table:formula="of:=[.$I$2]+([.$I$3]*[.E324])" office:value-type="float" office:value="-24.400001" calcext:value-type="float">
            <text:p>-24.400001</text:p>
          </table:table-cell>
          <table:table-cell table:formula="of:=[.$J$2]+([.$J$3]*[.F324])" office:value-type="float" office:value="21.150002" calcext:value-type="float">
            <text:p>21.150002</text:p>
          </table:table-cell>
        </table:table-row>
        <table:table-row table:style-name="ro1">
          <table:table-cell office:value-type="float" office:value="1.247406" calcext:value-type="float">
            <text:p>1.247406</text:p>
          </table:table-cell>
          <table:table-cell office:value-type="float" office:value="-0.282432" calcext:value-type="float">
            <text:p>-0.282432</text:p>
          </table:table-cell>
          <table:table-cell office:value-type="float" office:value="0.664891" calcext:value-type="float">
            <text:p>0.664891</text:p>
          </table:table-cell>
          <table:table-cell office:value-type="float" office:value="-83.400002" calcext:value-type="float">
            <text:p>-83.400002</text:p>
          </table:table-cell>
          <table:table-cell office:value-type="float" office:value="-5.55" calcext:value-type="float">
            <text:p>-5.55</text:p>
          </table:table-cell>
          <table:table-cell office:value-type="float" office:value="-3.3" calcext:value-type="float">
            <text:p>-3.3</text:p>
          </table:table-cell>
          <table:table-cell table:number-columns-repeated="5"/>
          <table:table-cell table:formula="of:=[.$H$2]+([.$H$3]*[.D325])" office:value-type="float" office:value="-74.400002" calcext:value-type="float">
            <text:p>-74.400002</text:p>
          </table:table-cell>
          <table:table-cell table:formula="of:=[.$I$2]+([.$I$3]*[.E325])" office:value-type="float" office:value="-21.55" calcext:value-type="float">
            <text:p>-21.55</text:p>
          </table:table-cell>
          <table:table-cell table:formula="of:=[.$J$2]+([.$J$3]*[.F325])" office:value-type="float" office:value="-3.3" calcext:value-type="float">
            <text:p>-3.3</text:p>
          </table:table-cell>
        </table:table-row>
        <table:table-row table:style-name="ro1">
          <table:table-cell office:value-type="float" office:value="1.04735" calcext:value-type="float">
            <text:p>1.04735</text:p>
          </table:table-cell>
          <table:table-cell office:value-type="float" office:value="-0.200056" calcext:value-type="float">
            <text:p>-0.200056</text:p>
          </table:table-cell>
          <table:table-cell office:value-type="float" office:value="0.864947" calcext:value-type="float">
            <text:p>0.864947</text:p>
          </table:table-cell>
          <table:table-cell office:value-type="float" office:value="-73.5" calcext:value-type="float">
            <text:p>-73.5</text:p>
          </table:table-cell>
          <table:table-cell office:value-type="float" office:value="-10.8" calcext:value-type="float">
            <text:p>-10.8</text:p>
          </table:table-cell>
          <table:table-cell office:value-type="float" office:value="-22.650002" calcext:value-type="float">
            <text:p>-22.650002</text:p>
          </table:table-cell>
          <table:table-cell table:number-columns-repeated="5"/>
          <table:table-cell table:formula="of:=[.$H$2]+([.$H$3]*[.D326])" office:value-type="float" office:value="-64.5" calcext:value-type="float">
            <text:p>-64.5</text:p>
          </table:table-cell>
          <table:table-cell table:formula="of:=[.$I$2]+([.$I$3]*[.E326])" office:value-type="float" office:value="-26.8" calcext:value-type="float">
            <text:p>-26.8</text:p>
          </table:table-cell>
          <table:table-cell table:formula="of:=[.$J$2]+([.$J$3]*[.F326])" office:value-type="float" office:value="-22.650002" calcext:value-type="float">
            <text:p>-22.650002</text:p>
          </table:table-cell>
        </table:table-row>
        <table:table-row table:style-name="ro1">
          <table:table-cell office:value-type="float" office:value="0.641355" calcext:value-type="float">
            <text:p>0.641355</text:p>
          </table:table-cell>
          <table:table-cell office:value-type="float" office:value="-0.123564" calcext:value-type="float">
            <text:p>-0.123564</text:p>
          </table:table-cell>
          <table:table-cell office:value-type="float" office:value="1.229754" calcext:value-type="float">
            <text:p>1.229754</text:p>
          </table:table-cell>
          <table:table-cell office:value-type="float" office:value="-57.300003" calcext:value-type="float">
            <text:p>-57.300003</text:p>
          </table:table-cell>
          <table:table-cell office:value-type="float" office:value="-15.6" calcext:value-type="float">
            <text:p>-15.6</text:p>
          </table:table-cell>
          <table:table-cell office:value-type="float" office:value="-41.550003" calcext:value-type="float">
            <text:p>-41.550003</text:p>
          </table:table-cell>
          <table:table-cell table:number-columns-repeated="5"/>
          <table:table-cell table:formula="of:=[.$H$2]+([.$H$3]*[.D327])" office:value-type="float" office:value="-48.300003" calcext:value-type="float">
            <text:p>-48.300003</text:p>
          </table:table-cell>
          <table:table-cell table:formula="of:=[.$I$2]+([.$I$3]*[.E327])" office:value-type="float" office:value="-31.6" calcext:value-type="float">
            <text:p>-31.6</text:p>
          </table:table-cell>
          <table:table-cell table:formula="of:=[.$J$2]+([.$J$3]*[.F327])" office:value-type="float" office:value="-41.550003" calcext:value-type="float">
            <text:p>-41.550003</text:p>
          </table:table-cell>
        </table:table-row>
        <table:table-row table:style-name="ro1">
          <table:table-cell office:value-type="float" office:value="0.476603" calcext:value-type="float">
            <text:p>0.476603</text:p>
          </table:table-cell>
          <table:table-cell office:value-type="float" office:value="-0.100028" calcext:value-type="float">
            <text:p>-0.100028</text:p>
          </table:table-cell>
          <table:table-cell office:value-type="float" office:value="1.300362" calcext:value-type="float">
            <text:p>1.300362</text:p>
          </table:table-cell>
          <table:table-cell office:value-type="float" office:value="-45.600002" calcext:value-type="float">
            <text:p>-45.600002</text:p>
          </table:table-cell>
          <table:table-cell office:value-type="float" office:value="-15.450001" calcext:value-type="float">
            <text:p>-15.450001</text:p>
          </table:table-cell>
          <table:table-cell office:value-type="float" office:value="-46.5" calcext:value-type="float">
            <text:p>-46.5</text:p>
          </table:table-cell>
          <table:table-cell table:number-columns-repeated="5"/>
          <table:table-cell table:formula="of:=[.$H$2]+([.$H$3]*[.D328])" office:value-type="float" office:value="-36.600002" calcext:value-type="float">
            <text:p>-36.600002</text:p>
          </table:table-cell>
          <table:table-cell table:formula="of:=[.$I$2]+([.$I$3]*[.E328])" office:value-type="float" office:value="-31.450001" calcext:value-type="float">
            <text:p>-31.450001</text:p>
          </table:table-cell>
          <table:table-cell table:formula="of:=[.$J$2]+([.$J$3]*[.F328])" office:value-type="float" office:value="-46.5" calcext:value-type="float">
            <text:p>-46.5</text:p>
          </table:table-cell>
        </table:table-row>
        <table:table-row table:style-name="ro1">
          <table:table-cell office:value-type="float" office:value="0.358923" calcext:value-type="float">
            <text:p>0.358923</text:p>
          </table:table-cell>
          <table:table-cell office:value-type="float" office:value="0" calcext:value-type="float">
            <text:p>0</text:p>
          </table:table-cell>
          <table:table-cell office:value-type="float" office:value="1.28271" calcext:value-type="float">
            <text:p>1.28271</text:p>
          </table:table-cell>
          <table:table-cell office:value-type="float" office:value="-36.600002" calcext:value-type="float">
            <text:p>-36.600002</text:p>
          </table:table-cell>
          <table:table-cell office:value-type="float" office:value="-25.200001" calcext:value-type="float">
            <text:p>-25.200001</text:p>
          </table:table-cell>
          <table:table-cell office:value-type="float" office:value="-45.450001" calcext:value-type="float">
            <text:p>-45.450001</text:p>
          </table:table-cell>
          <table:table-cell table:number-columns-repeated="5"/>
          <table:table-cell table:formula="of:=[.$H$2]+([.$H$3]*[.D329])" office:value-type="float" office:value="-27.600002" calcext:value-type="float">
            <text:p>-27.600002</text:p>
          </table:table-cell>
          <table:table-cell table:formula="of:=[.$I$2]+([.$I$3]*[.E329])" office:value-type="float" office:value="-41.200001" calcext:value-type="float">
            <text:p>-41.200001</text:p>
          </table:table-cell>
          <table:table-cell table:formula="of:=[.$J$2]+([.$J$3]*[.F329])" office:value-type="float" office:value="-45.450001" calcext:value-type="float">
            <text:p>-45.450001</text:p>
          </table:table-cell>
        </table:table-row>
        <table:table-row table:style-name="ro1">
          <table:table-cell office:value-type="float" office:value="0.164752" calcext:value-type="float">
            <text:p>0.164752</text:p>
          </table:table-cell>
          <table:table-cell office:value-type="float" office:value="0.700195" calcext:value-type="float">
            <text:p>0.700195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-12.900001" calcext:value-type="float">
            <text:p>-12.900001</text:p>
          </table:table-cell>
          <table:table-cell office:value-type="float" office:value="-46.200001" calcext:value-type="float">
            <text:p>-46.200001</text:p>
          </table:table-cell>
          <table:table-cell office:value-type="float" office:value="-34.200001" calcext:value-type="float">
            <text:p>-34.200001</text:p>
          </table:table-cell>
          <table:table-cell table:number-columns-repeated="5"/>
          <table:table-cell table:formula="of:=[.$H$2]+([.$H$3]*[.D330])" office:value-type="float" office:value="-3.900001" calcext:value-type="float">
            <text:p>-3.900001</text:p>
          </table:table-cell>
          <table:table-cell table:formula="of:=[.$I$2]+([.$I$3]*[.E330])" office:value-type="float" office:value="-62.200001" calcext:value-type="float">
            <text:p>-62.200001</text:p>
          </table:table-cell>
          <table:table-cell table:formula="of:=[.$J$2]+([.$J$3]*[.F330])" office:value-type="float" office:value="-34.200001" calcext:value-type="float">
            <text:p>-34.200001</text:p>
          </table:table-cell>
        </table:table-row>
        <table:table-row table:style-name="ro1">
          <table:table-cell office:value-type="float" office:value="0.041188" calcext:value-type="float">
            <text:p>0.041188</text:p>
          </table:table-cell>
          <table:table-cell office:value-type="float" office:value="0.653123" calcext:value-type="float">
            <text:p>0.653123</text:p>
          </table:table-cell>
          <table:table-cell office:value-type="float" office:value="1.329782" calcext:value-type="float">
            <text:p>1.329782</text:p>
          </table:table-cell>
          <table:table-cell office:value-type="float" office:value="0.75" calcext:value-type="float">
            <text:p>0.75</text:p>
          </table:table-cell>
          <table:table-cell office:value-type="float" office:value="-44.100002" calcext:value-type="float">
            <text:p>-44.100002</text:p>
          </table:table-cell>
          <table:table-cell office:value-type="float" office:value="-37.050003" calcext:value-type="float">
            <text:p>-37.050003</text:p>
          </table:table-cell>
          <table:table-cell table:number-columns-repeated="5"/>
          <table:table-cell table:formula="of:=[.$H$2]+([.$H$3]*[.D331])" office:value-type="float" office:value="9.75" calcext:value-type="float">
            <text:p>9.75</text:p>
          </table:table-cell>
          <table:table-cell table:formula="of:=[.$I$2]+([.$I$3]*[.E331])" office:value-type="float" office:value="-60.100002" calcext:value-type="float">
            <text:p>-60.100002</text:p>
          </table:table-cell>
          <table:table-cell table:formula="of:=[.$J$2]+([.$J$3]*[.F331])" office:value-type="float" office:value="-37.050003" calcext:value-type="float">
            <text:p>-37.050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4311" calcext:value-type="float">
            <text:p>0.694311</text:p>
          </table:table-cell>
          <table:table-cell office:value-type="float" office:value="1.22387" calcext:value-type="float">
            <text:p>1.22387</text:p>
          </table:table-cell>
          <table:table-cell office:value-type="float" office:value="22.800001" calcext:value-type="float">
            <text:p>22.800001</text:p>
          </table:table-cell>
          <table:table-cell office:value-type="float" office:value="-39.300003" calcext:value-type="float">
            <text:p>-39.300003</text:p>
          </table:table-cell>
          <table:table-cell office:value-type="float" office:value="-35.400002" calcext:value-type="float">
            <text:p>-35.400002</text:p>
          </table:table-cell>
          <table:table-cell table:number-columns-repeated="5"/>
          <table:table-cell table:formula="of:=[.$H$2]+([.$H$3]*[.D332])" office:value-type="float" office:value="31.800001" calcext:value-type="float">
            <text:p>31.800001</text:p>
          </table:table-cell>
          <table:table-cell table:formula="of:=[.$I$2]+([.$I$3]*[.E332])" office:value-type="float" office:value="-55.300003" calcext:value-type="float">
            <text:p>-55.300003</text:p>
          </table:table-cell>
          <table:table-cell table:formula="of:=[.$J$2]+([.$J$3]*[.F332])" office:value-type="float" office:value="-35.400002" calcext:value-type="float">
            <text:p>-35.400002</text:p>
          </table:table-cell>
        </table:table-row>
        <table:table-row table:style-name="ro1">
          <table:table-cell office:value-type="float" office:value="-0.194172" calcext:value-type="float">
            <text:p>-0.194172</text:p>
          </table:table-cell>
          <table:table-cell office:value-type="float" office:value="0.682543" calcext:value-type="float">
            <text:p>0.682543</text:p>
          </table:table-cell>
          <table:table-cell office:value-type="float" office:value="1.329782" calcext:value-type="float">
            <text:p>1.329782</text:p>
          </table:table-cell>
          <table:table-cell office:value-type="float" office:value="27.6" calcext:value-type="float">
            <text:p>27.6</text:p>
          </table:table-cell>
          <table:table-cell office:value-type="float" office:value="-34.350002" calcext:value-type="float">
            <text:p>-34.350002</text:p>
          </table:table-cell>
          <table:table-cell office:value-type="float" office:value="-36.600002" calcext:value-type="float">
            <text:p>-36.600002</text:p>
          </table:table-cell>
          <table:table-cell table:number-columns-repeated="5"/>
          <table:table-cell table:formula="of:=[.$H$2]+([.$H$3]*[.D333])" office:value-type="float" office:value="36.6" calcext:value-type="float">
            <text:p>36.6</text:p>
          </table:table-cell>
          <table:table-cell table:formula="of:=[.$I$2]+([.$I$3]*[.E333])" office:value-type="float" office:value="-50.350002" calcext:value-type="float">
            <text:p>-50.350002</text:p>
          </table:table-cell>
          <table:table-cell table:formula="of:=[.$J$2]+([.$J$3]*[.F333])" office:value-type="float" office:value="-36.600002" calcext:value-type="float">
            <text:p>-36.600002</text:p>
          </table:table-cell>
        </table:table-row>
        <table:table-row table:style-name="ro1">
          <table:table-cell office:value-type="float" office:value="-0.382459" calcext:value-type="float">
            <text:p>-0.382459</text:p>
          </table:table-cell>
          <table:table-cell office:value-type="float" office:value="0.664891" calcext:value-type="float">
            <text:p>0.664891</text:p>
          </table:table-cell>
          <table:table-cell office:value-type="float" office:value="1.035582" calcext:value-type="float">
            <text:p>1.035582</text:p>
          </table:table-cell>
          <table:table-cell office:value-type="float" office:value="42.75" calcext:value-type="float">
            <text:p>42.75</text:p>
          </table:table-cell>
          <table:table-cell office:value-type="float" office:value="-29.250002" calcext:value-type="float">
            <text:p>-29.250002</text:p>
          </table:table-cell>
          <table:table-cell office:value-type="float" office:value="-29.700001" calcext:value-type="float">
            <text:p>-29.700001</text:p>
          </table:table-cell>
          <table:table-cell table:number-columns-repeated="5"/>
          <table:table-cell table:formula="of:=[.$H$2]+([.$H$3]*[.D334])" office:value-type="float" office:value="51.75" calcext:value-type="float">
            <text:p>51.75</text:p>
          </table:table-cell>
          <table:table-cell table:formula="of:=[.$I$2]+([.$I$3]*[.E334])" office:value-type="float" office:value="-45.250002" calcext:value-type="float">
            <text:p>-45.250002</text:p>
          </table:table-cell>
          <table:table-cell table:formula="of:=[.$J$2]+([.$J$3]*[.F334])" office:value-type="float" office:value="-29.700001" calcext:value-type="float">
            <text:p>-29.700001</text:p>
          </table:table-cell>
        </table:table-row>
        <table:table-row table:style-name="ro1">
          <table:table-cell office:value-type="float" office:value="-0.676659" calcext:value-type="float">
            <text:p>-0.676659</text:p>
          </table:table-cell>
          <table:table-cell office:value-type="float" office:value="0.806107" calcext:value-type="float">
            <text:p>0.806107</text:p>
          </table:table-cell>
          <table:table-cell office:value-type="float" office:value="1.147378" calcext:value-type="float">
            <text:p>1.147378</text:p>
          </table:table-cell>
          <table:table-cell office:value-type="float" office:value="52.200001" calcext:value-type="float">
            <text:p>52.200001</text:p>
          </table:table-cell>
          <table:table-cell office:value-type="float" office:value="-22.800001" calcext:value-type="float">
            <text:p>-22.800001</text:p>
          </table:table-cell>
          <table:table-cell office:value-type="float" office:value="-23.1" calcext:value-type="float">
            <text:p>-23.1</text:p>
          </table:table-cell>
          <table:table-cell table:number-columns-repeated="5"/>
          <table:table-cell table:formula="of:=[.$H$2]+([.$H$3]*[.D335])" office:value-type="float" office:value="61.200001" calcext:value-type="float">
            <text:p>61.200001</text:p>
          </table:table-cell>
          <table:table-cell table:formula="of:=[.$I$2]+([.$I$3]*[.E335])" office:value-type="float" office:value="-38.800001" calcext:value-type="float">
            <text:p>-38.800001</text:p>
          </table:table-cell>
          <table:table-cell table:formula="of:=[.$J$2]+([.$J$3]*[.F335])" office:value-type="float" office:value="-23.1" calcext:value-type="float">
            <text:p>-23.1</text:p>
          </table:table-cell>
        </table:table-row>
        <table:table-row table:style-name="ro1">
          <table:table-cell office:value-type="float" office:value="-0.917903" calcext:value-type="float">
            <text:p>-0.917903</text:p>
          </table:table-cell>
          <table:table-cell office:value-type="float" office:value="0.841411" calcext:value-type="float">
            <text:p>0.841411</text:p>
          </table:table-cell>
          <table:table-cell office:value-type="float" office:value="0.900251" calcext:value-type="float">
            <text:p>0.900251</text:p>
          </table:table-cell>
          <table:table-cell office:value-type="float" office:value="59.100002" calcext:value-type="float">
            <text:p>59.100002</text:p>
          </table:table-cell>
          <table:table-cell office:value-type="float" office:value="-11.85" calcext:value-type="float">
            <text:p>-11.85</text:p>
          </table:table-cell>
          <table:table-cell office:value-type="float" office:value="-19.800001" calcext:value-type="float">
            <text:p>-19.800001</text:p>
          </table:table-cell>
          <table:table-cell table:number-columns-repeated="5"/>
          <table:table-cell table:formula="of:=[.$H$2]+([.$H$3]*[.D336])" office:value-type="float" office:value="68.100002" calcext:value-type="float">
            <text:p>68.100002</text:p>
          </table:table-cell>
          <table:table-cell table:formula="of:=[.$I$2]+([.$I$3]*[.E336])" office:value-type="float" office:value="-27.85" calcext:value-type="float">
            <text:p>-27.85</text:p>
          </table:table-cell>
          <table:table-cell table:formula="of:=[.$J$2]+([.$J$3]*[.F336])" office:value-type="float" office:value="-19.800001" calcext:value-type="float">
            <text:p>-19.800001</text:p>
          </table:table-cell>
        </table:table-row>
        <table:table-row table:style-name="ro1">
          <table:table-cell office:value-type="float" office:value="-0.953206" calcext:value-type="float">
            <text:p>-0.953206</text:p>
          </table:table-cell>
          <table:table-cell office:value-type="float" office:value="0.823759" calcext:value-type="float">
            <text:p>0.823759</text:p>
          </table:table-cell>
          <table:table-cell office:value-type="float" office:value="0.806107" calcext:value-type="float">
            <text:p>0.806107</text:p>
          </table:table-cell>
          <table:table-cell office:value-type="float" office:value="64.800003" calcext:value-type="float">
            <text:p>64.800003</text:p>
          </table:table-cell>
          <table:table-cell office:value-type="float" office:value="-7.35" calcext:value-type="float">
            <text:p>-7.35</text:p>
          </table:table-cell>
          <table:table-cell office:value-type="float" office:value="-6.6" calcext:value-type="float">
            <text:p>-6.6</text:p>
          </table:table-cell>
          <table:table-cell table:number-columns-repeated="5"/>
          <table:table-cell table:formula="of:=[.$H$2]+([.$H$3]*[.D337])" office:value-type="float" office:value="73.800003" calcext:value-type="float">
            <text:p>73.800003</text:p>
          </table:table-cell>
          <table:table-cell table:formula="of:=[.$I$2]+([.$I$3]*[.E337])" office:value-type="float" office:value="-23.35" calcext:value-type="float">
            <text:p>-23.35</text:p>
          </table:table-cell>
          <table:table-cell table:formula="of:=[.$J$2]+([.$J$3]*[.F337])" office:value-type="float" office:value="-6.6" calcext:value-type="float">
            <text:p>-6.6</text:p>
          </table:table-cell>
        </table:table-row>
        <table:table-row table:style-name="ro1">
          <table:table-cell office:value-type="float" office:value="-1.51807" calcext:value-type="float">
            <text:p>-1.51807</text:p>
          </table:table-cell>
          <table:table-cell office:value-type="float" office:value="0.470719" calcext:value-type="float">
            <text:p>0.470719</text:p>
          </table:table-cell>
          <table:table-cell office:value-type="float" office:value="0.08826" calcext:value-type="float">
            <text:p>0.08826</text:p>
          </table:table-cell>
          <table:table-cell office:value-type="float" office:value="69.450005" calcext:value-type="float">
            <text:p>69.450005</text:p>
          </table:table-cell>
          <table:table-cell office:value-type="float" office:value="18.75" calcext:value-type="float">
            <text:p>18.75</text:p>
          </table:table-cell>
          <table:table-cell office:value-type="float" office:value="7.95" calcext:value-type="float">
            <text:p>7.95</text:p>
          </table:table-cell>
          <table:table-cell table:number-columns-repeated="5"/>
          <table:table-cell table:formula="of:=[.$H$2]+([.$H$3]*[.D338])" office:value-type="float" office:value="78.450005" calcext:value-type="float">
            <text:p>78.450005</text:p>
          </table:table-cell>
          <table:table-cell table:formula="of:=[.$I$2]+([.$I$3]*[.E338])" office:value-type="float" office:value="2.75" calcext:value-type="float">
            <text:p>2.75</text:p>
          </table:table-cell>
          <table:table-cell table:formula="of:=[.$J$2]+([.$J$3]*[.F338])"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-1.45923" calcext:value-type="float">
            <text:p>-1.45923</text:p>
          </table:table-cell>
          <table:table-cell office:value-type="float" office:value="0.417763" calcext:value-type="float">
            <text:p>0.417763</text:p>
          </table:table-cell>
          <table:table-cell office:value-type="float" office:value="0.141216" calcext:value-type="float">
            <text:p>0.141216</text:p>
          </table:table-cell>
          <table:table-cell office:value-type="float" office:value="66.300003" calcext:value-type="float">
            <text:p>66.300003</text:p>
          </table:table-cell>
          <table:table-cell office:value-type="float" office:value="31.800001" calcext:value-type="float">
            <text:p>31.800001</text:p>
          </table:table-cell>
          <table:table-cell office:value-type="float" office:value="15.750001" calcext:value-type="float">
            <text:p>15.750001</text:p>
          </table:table-cell>
          <table:table-cell table:number-columns-repeated="5"/>
          <table:table-cell table:formula="of:=[.$H$2]+([.$H$3]*[.D339])" office:value-type="float" office:value="75.300003" calcext:value-type="float">
            <text:p>75.300003</text:p>
          </table:table-cell>
          <table:table-cell table:formula="of:=[.$I$2]+([.$I$3]*[.E339])" office:value-type="float" office:value="15.800001" calcext:value-type="float">
            <text:p>15.800001</text:p>
          </table:table-cell>
          <table:table-cell table:formula="of:=[.$J$2]+([.$J$3]*[.F339])" office:value-type="float" office:value="15.750001" calcext:value-type="float">
            <text:p>15.750001</text:p>
          </table:table-cell>
        </table:table-row>
        <table:table-row table:style-name="ro1">
          <table:table-cell office:value-type="float" office:value="-1.48865" calcext:value-type="float">
            <text:p>-1.48865</text:p>
          </table:table-cell>
          <table:table-cell office:value-type="float" office:value="0.717847" calcext:value-type="float">
            <text:p>0.717847</text:p>
          </table:table-cell>
          <table:table-cell office:value-type="float" office:value="0.458951" calcext:value-type="float">
            <text:p>0.458951</text:p>
          </table:table-cell>
          <table:table-cell office:value-type="float" office:value="61.650002" calcext:value-type="float">
            <text:p>61.650002</text:p>
          </table:table-cell>
          <table:table-cell office:value-type="float" office:value="46.050003" calcext:value-type="float">
            <text:p>46.050003</text:p>
          </table:table-cell>
          <table:table-cell office:value-type="float" office:value="13.8" calcext:value-type="float">
            <text:p>13.8</text:p>
          </table:table-cell>
          <table:table-cell table:number-columns-repeated="5"/>
          <table:table-cell table:formula="of:=[.$H$2]+([.$H$3]*[.D340])" office:value-type="float" office:value="70.650002" calcext:value-type="float">
            <text:p>70.650002</text:p>
          </table:table-cell>
          <table:table-cell table:formula="of:=[.$I$2]+([.$I$3]*[.E340])" office:value-type="float" office:value="30.050003" calcext:value-type="float">
            <text:p>30.050003</text:p>
          </table:table-cell>
          <table:table-cell table:formula="of:=[.$J$2]+([.$J$3]*[.F340])"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-1.48865" calcext:value-type="float">
            <text:p>-1.48865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0.317735" calcext:value-type="float">
            <text:p>0.317735</text:p>
          </table:table-cell>
          <table:table-cell office:value-type="float" office:value="59.100002" calcext:value-type="float">
            <text:p>59.100002</text:p>
          </table:table-cell>
          <table:table-cell office:value-type="float" office:value="49.650002" calcext:value-type="float">
            <text:p>49.650002</text:p>
          </table:table-cell>
          <table:table-cell office:value-type="float" office:value="-7.35" calcext:value-type="float">
            <text:p>-7.35</text:p>
          </table:table-cell>
          <table:table-cell table:number-columns-repeated="5"/>
          <table:table-cell table:formula="of:=[.$H$2]+([.$H$3]*[.D341])" office:value-type="float" office:value="68.100002" calcext:value-type="float">
            <text:p>68.100002</text:p>
          </table:table-cell>
          <table:table-cell table:formula="of:=[.$I$2]+([.$I$3]*[.E341])" office:value-type="float" office:value="33.650002" calcext:value-type="float">
            <text:p>33.650002</text:p>
          </table:table-cell>
          <table:table-cell table:formula="of:=[.$J$2]+([.$J$3]*[.F341])" office:value-type="float" office:value="-7.35" calcext:value-type="float">
            <text:p>-7.35</text:p>
          </table:table-cell>
        </table:table-row>
        <table:table-row table:style-name="ro1">
          <table:table-cell office:value-type="float" office:value="-1.470998" calcext:value-type="float">
            <text:p>-1.470998</text:p>
          </table:table-cell>
          <table:table-cell office:value-type="float" office:value="-0.105912" calcext:value-type="float">
            <text:p>-0.105912</text:p>
          </table:table-cell>
          <table:table-cell office:value-type="float" office:value="0.541327" calcext:value-type="float">
            <text:p>0.541327</text:p>
          </table:table-cell>
          <table:table-cell office:value-type="float" office:value="52.350002" calcext:value-type="float">
            <text:p>52.350002</text:p>
          </table:table-cell>
          <table:table-cell office:value-type="float" office:value="55.350002" calcext:value-type="float">
            <text:p>55.350002</text:p>
          </table:table-cell>
          <table:table-cell office:value-type="float" office:value="-16.200001" calcext:value-type="float">
            <text:p>-16.200001</text:p>
          </table:table-cell>
          <table:table-cell table:number-columns-repeated="5"/>
          <table:table-cell table:formula="of:=[.$H$2]+([.$H$3]*[.D342])" office:value-type="float" office:value="61.350002" calcext:value-type="float">
            <text:p>61.350002</text:p>
          </table:table-cell>
          <table:table-cell table:formula="of:=[.$I$2]+([.$I$3]*[.E342])" office:value-type="float" office:value="39.350002" calcext:value-type="float">
            <text:p>39.350002</text:p>
          </table:table-cell>
          <table:table-cell table:formula="of:=[.$J$2]+([.$J$3]*[.F342])" office:value-type="float" office:value="-16.200001" calcext:value-type="float">
            <text:p>-16.200001</text:p>
          </table:table-cell>
        </table:table-row>
        <table:table-row table:style-name="ro1">
          <table:table-cell office:value-type="float" office:value="-1.306246" calcext:value-type="float">
            <text:p>-1.306246</text:p>
          </table:table-cell>
          <table:table-cell office:value-type="float" office:value="-0.682543" calcext:value-type="float">
            <text:p>-0.682543</text:p>
          </table:table-cell>
          <table:table-cell office:value-type="float" office:value="0.570747" calcext:value-type="float">
            <text:p>0.570747</text:p>
          </table:table-cell>
          <table:table-cell office:value-type="float" office:value="31.800001" calcext:value-type="float">
            <text:p>31.800001</text:p>
          </table:table-cell>
          <table:table-cell office:value-type="float" office:value="78.300003" calcext:value-type="float">
            <text:p>78.300003</text:p>
          </table:table-cell>
          <table:table-cell office:value-type="float" office:value="-9.150001" calcext:value-type="float">
            <text:p>-9.150001</text:p>
          </table:table-cell>
          <table:table-cell table:number-columns-repeated="5"/>
          <table:table-cell table:formula="of:=[.$H$2]+([.$H$3]*[.D343])" office:value-type="float" office:value="40.800001" calcext:value-type="float">
            <text:p>40.800001</text:p>
          </table:table-cell>
          <table:table-cell table:formula="of:=[.$I$2]+([.$I$3]*[.E343])" office:value-type="float" office:value="62.300003" calcext:value-type="float">
            <text:p>62.300003</text:p>
          </table:table-cell>
          <table:table-cell table:formula="of:=[.$J$2]+([.$J$3]*[.F343])" office:value-type="float" office:value="-9.150001" calcext:value-type="float">
            <text:p>-9.150001</text:p>
          </table:table-cell>
        </table:table-row>
        <table:table-row table:style-name="ro1">
          <table:table-cell office:value-type="float" office:value="-1.25329" calcext:value-type="float">
            <text:p>-1.25329</text:p>
          </table:table-cell>
          <table:table-cell office:value-type="float" office:value="-0.653123" calcext:value-type="float">
            <text:p>-0.653123</text:p>
          </table:table-cell>
          <table:table-cell office:value-type="float" office:value="0.576631" calcext:value-type="float">
            <text:p>0.576631</text:p>
          </table:table-cell>
          <table:table-cell office:value-type="float" office:value="30.6" calcext:value-type="float">
            <text:p>30.6</text:p>
          </table:table-cell>
          <table:table-cell office:value-type="float" office:value="77.850006" calcext:value-type="float">
            <text:p>77.850006</text:p>
          </table:table-cell>
          <table:table-cell office:value-type="float" office:value="-12.900001" calcext:value-type="float">
            <text:p>-12.900001</text:p>
          </table:table-cell>
          <table:table-cell table:number-columns-repeated="5"/>
          <table:table-cell table:formula="of:=[.$H$2]+([.$H$3]*[.D344])" office:value-type="float" office:value="39.6" calcext:value-type="float">
            <text:p>39.6</text:p>
          </table:table-cell>
          <table:table-cell table:formula="of:=[.$I$2]+([.$I$3]*[.E344])" office:value-type="float" office:value="61.850006" calcext:value-type="float">
            <text:p>61.850006</text:p>
          </table:table-cell>
          <table:table-cell table:formula="of:=[.$J$2]+([.$J$3]*[.F344])" office:value-type="float" office:value="-12.900001" calcext:value-type="float">
            <text:p>-12.900001</text:p>
          </table:table-cell>
        </table:table-row>
        <table:table-row table:style-name="ro1">
          <table:table-cell office:value-type="float" office:value="-1.16503" calcext:value-type="float">
            <text:p>-1.16503</text:p>
          </table:table-cell>
          <table:table-cell office:value-type="float" office:value="-0.711963" calcext:value-type="float">
            <text:p>-0.711963</text:p>
          </table:table-cell>
          <table:table-cell office:value-type="float" office:value="0.641355" calcext:value-type="float">
            <text:p>0.641355</text:p>
          </table:table-cell>
          <table:table-cell office:value-type="float" office:value="22.050001" calcext:value-type="float">
            <text:p>22.050001</text:p>
          </table:table-cell>
          <table:table-cell office:value-type="float" office:value="80.550003" calcext:value-type="float">
            <text:p>80.550003</text:p>
          </table:table-cell>
          <table:table-cell office:value-type="float" office:value="-16.800001" calcext:value-type="float">
            <text:p>-16.800001</text:p>
          </table:table-cell>
          <table:table-cell table:number-columns-repeated="5"/>
          <table:table-cell table:formula="of:=[.$H$2]+([.$H$3]*[.D345])" office:value-type="float" office:value="31.050001" calcext:value-type="float">
            <text:p>31.050001</text:p>
          </table:table-cell>
          <table:table-cell table:formula="of:=[.$I$2]+([.$I$3]*[.E345])" office:value-type="float" office:value="64.550003" calcext:value-type="float">
            <text:p>64.550003</text:p>
          </table:table-cell>
          <table:table-cell table:formula="of:=[.$J$2]+([.$J$3]*[.F345])" office:value-type="float" office:value="-16.800001" calcext:value-type="float">
            <text:p>-16.800001</text:p>
          </table:table-cell>
        </table:table-row>
        <table:table-row table:style-name="ro1">
          <table:table-cell office:value-type="float" office:value="-1.288594" calcext:value-type="float">
            <text:p>-1.288594</text:p>
          </table:table-cell>
          <table:table-cell office:value-type="float" office:value="-0.547211" calcext:value-type="float">
            <text:p>-0.547211</text:p>
          </table:table-cell>
          <table:table-cell office:value-type="float" office:value="0.529559" calcext:value-type="float">
            <text:p>0.529559</text:p>
          </table:table-cell>
          <table:table-cell office:value-type="float" office:value="37.800003" calcext:value-type="float">
            <text:p>37.800003</text:p>
          </table:table-cell>
          <table:table-cell office:value-type="float" office:value="72.900002" calcext:value-type="float">
            <text:p>72.900002</text:p>
          </table:table-cell>
          <table:table-cell office:value-type="float" office:value="-12.3" calcext:value-type="float">
            <text:p>-12.3</text:p>
          </table:table-cell>
          <table:table-cell table:number-columns-repeated="5"/>
          <table:table-cell table:formula="of:=[.$H$2]+([.$H$3]*[.D346])" office:value-type="float" office:value="46.800003" calcext:value-type="float">
            <text:p>46.800003</text:p>
          </table:table-cell>
          <table:table-cell table:formula="of:=[.$I$2]+([.$I$3]*[.E346])" office:value-type="float" office:value="56.900002" calcext:value-type="float">
            <text:p>56.900002</text:p>
          </table:table-cell>
          <table:table-cell table:formula="of:=[.$J$2]+([.$J$3]*[.F346])" office:value-type="float" office:value="-12.3" calcext:value-type="float">
            <text:p>-12.3</text:p>
          </table:table-cell>
        </table:table-row>
        <table:table-row table:style-name="ro1">
          <table:table-cell office:value-type="float" office:value="-1.470998" calcext:value-type="float">
            <text:p>-1.470998</text:p>
          </table:table-cell>
          <table:table-cell office:value-type="float" office:value="-0.158868" calcext:value-type="float">
            <text:p>-0.158868</text:p>
          </table:table-cell>
          <table:table-cell office:value-type="float" office:value="0.382459" calcext:value-type="float">
            <text:p>0.382459</text:p>
          </table:table-cell>
          <table:table-cell office:value-type="float" office:value="54.450001" calcext:value-type="float">
            <text:p>54.450001</text:p>
          </table:table-cell>
          <table:table-cell office:value-type="float" office:value="57.000004" calcext:value-type="float">
            <text:p>57.000004</text:p>
          </table:table-cell>
          <table:table-cell office:value-type="float" office:value="-8.700001" calcext:value-type="float">
            <text:p>-8.700001</text:p>
          </table:table-cell>
          <table:table-cell table:number-columns-repeated="5"/>
          <table:table-cell table:formula="of:=[.$H$2]+([.$H$3]*[.D347])" office:value-type="float" office:value="63.450001" calcext:value-type="float">
            <text:p>63.450001</text:p>
          </table:table-cell>
          <table:table-cell table:formula="of:=[.$I$2]+([.$I$3]*[.E347])" office:value-type="float" office:value="41.000004" calcext:value-type="float">
            <text:p>41.000004</text:p>
          </table:table-cell>
          <table:table-cell table:formula="of:=[.$J$2]+([.$J$3]*[.F347])" office:value-type="float" office:value="-8.700001" calcext:value-type="float">
            <text:p>-8.700001</text:p>
          </table:table-cell>
        </table:table-row>
        <table:table-row table:style-name="ro1">
          <table:table-cell office:value-type="float" office:value="-1.482766" calcext:value-type="float">
            <text:p>-1.482766</text:p>
          </table:table-cell>
          <table:table-cell table:number-columns-repeated="2" office:value-type="float" office:value="0.329503" calcext:value-type="float">
            <text:p>0.329503</text:p>
          </table:table-cell>
          <table:table-cell office:value-type="float" office:value="64.800003" calcext:value-type="float">
            <text:p>64.800003</text:p>
          </table:table-cell>
          <table:table-cell office:value-type="float" office:value="33.450001" calcext:value-type="float">
            <text:p>33.450001</text:p>
          </table:table-cell>
          <table:table-cell office:value-type="float" office:value="-6.15" calcext:value-type="float">
            <text:p>-6.15</text:p>
          </table:table-cell>
          <table:table-cell table:number-columns-repeated="5"/>
          <table:table-cell table:formula="of:=[.$H$2]+([.$H$3]*[.D348])" office:value-type="float" office:value="73.800003" calcext:value-type="float">
            <text:p>73.800003</text:p>
          </table:table-cell>
          <table:table-cell table:formula="of:=[.$I$2]+([.$I$3]*[.E348])" office:value-type="float" office:value="17.450001" calcext:value-type="float">
            <text:p>17.450001</text:p>
          </table:table-cell>
          <table:table-cell table:formula="of:=[.$J$2]+([.$J$3]*[.F348])" office:value-type="float" office:value="-6.15" calcext:value-type="float">
            <text:p>-6.15</text:p>
          </table:table-cell>
        </table:table-row>
        <table:table-row table:style-name="ro1">
          <table:table-cell office:value-type="float" office:value="-1.31213" calcext:value-type="float">
            <text:p>-1.31213</text:p>
          </table:table-cell>
          <table:table-cell office:value-type="float" office:value="0.764919" calcext:value-type="float">
            <text:p>0.764919</text:p>
          </table:table-cell>
          <table:table-cell office:value-type="float" office:value="0.317735" calcext:value-type="float">
            <text:p>0.317735</text:p>
          </table:table-cell>
          <table:table-cell office:value-type="float" office:value="68.100006" calcext:value-type="float">
            <text:p>68.100006</text:p>
          </table:table-cell>
          <table:table-cell office:value-type="float" office:value="12.6" calcext:value-type="float">
            <text:p>12.6</text:p>
          </table:table-cell>
          <table:table-cell office:value-type="float" office:value="-4.35" calcext:value-type="float">
            <text:p>-4.35</text:p>
          </table:table-cell>
          <table:table-cell table:number-columns-repeated="5"/>
          <table:table-cell table:formula="of:=[.$H$2]+([.$H$3]*[.D349])" office:value-type="float" office:value="77.100006" calcext:value-type="float">
            <text:p>77.100006</text:p>
          </table:table-cell>
          <table:table-cell table:formula="of:=[.$I$2]+([.$I$3]*[.E349])" office:value-type="float" office:value="-3.4" calcext:value-type="float">
            <text:p>-3.4</text:p>
          </table:table-cell>
          <table:table-cell table:formula="of:=[.$J$2]+([.$J$3]*[.F349])" office:value-type="float" office:value="-4.35" calcext:value-type="float">
            <text:p>-4.35</text:p>
          </table:table-cell>
        </table:table-row>
        <table:table-row table:style-name="ro1">
          <table:table-cell office:value-type="float" office:value="-1.247406" calcext:value-type="float">
            <text:p>-1.247406</text:p>
          </table:table-cell>
          <table:table-cell office:value-type="float" office:value="0.923787" calcext:value-type="float">
            <text:p>0.923787</text:p>
          </table:table-cell>
          <table:table-cell office:value-type="float" office:value="0.305968" calcext:value-type="float">
            <text:p>0.305968</text:p>
          </table:table-cell>
          <table:table-cell office:value-type="float" office:value="66.900002" calcext:value-type="float">
            <text:p>66.900002</text:p>
          </table:table-cell>
          <table:table-cell office:value-type="float" office:value="2.1" calcext:value-type="float">
            <text:p>2.1</text:p>
          </table:table-cell>
          <table:table-cell office:value-type="float" office:value="-4.95" calcext:value-type="float">
            <text:p>-4.95</text:p>
          </table:table-cell>
          <table:table-cell table:number-columns-repeated="5"/>
          <table:table-cell table:formula="of:=[.$H$2]+([.$H$3]*[.D350])" office:value-type="float" office:value="75.900002" calcext:value-type="float">
            <text:p>75.900002</text:p>
          </table:table-cell>
          <table:table-cell table:formula="of:=[.$I$2]+([.$I$3]*[.E350])" office:value-type="float" office:value="-13.9" calcext:value-type="float">
            <text:p>-13.9</text:p>
          </table:table-cell>
          <table:table-cell table:formula="of:=[.$J$2]+([.$J$3]*[.F350])" office:value-type="float" office:value="-4.95" calcext:value-type="float">
            <text:p>-4.95</text:p>
          </table:table-cell>
        </table:table-row>
        <table:table-row table:style-name="ro1">
          <table:table-cell office:value-type="float" office:value="-1.51807" calcext:value-type="float">
            <text:p>-1.51807</text:p>
          </table:table-cell>
          <table:table-cell table:number-columns-repeated="2" office:value-type="float" office:value="0.417763" calcext:value-type="float">
            <text:p>0.417763</text:p>
          </table:table-cell>
          <table:table-cell office:value-type="float" office:value="65.550003" calcext:value-type="float">
            <text:p>65.550003</text:p>
          </table:table-cell>
          <table:table-cell office:value-type="float" office:value="30.6" calcext:value-type="float">
            <text:p>30.6</text:p>
          </table:table-cell>
          <table:table-cell office:value-type="float" office:value="-7.65" calcext:value-type="float">
            <text:p>-7.65</text:p>
          </table:table-cell>
          <table:table-cell table:number-columns-repeated="5"/>
          <table:table-cell table:formula="of:=[.$H$2]+([.$H$3]*[.D351])" office:value-type="float" office:value="74.550003" calcext:value-type="float">
            <text:p>74.550003</text:p>
          </table:table-cell>
          <table:table-cell table:formula="of:=[.$I$2]+([.$I$3]*[.E351])" office:value-type="float" office:value="14.6" calcext:value-type="float">
            <text:p>14.6</text:p>
          </table:table-cell>
          <table:table-cell table:formula="of:=[.$J$2]+([.$J$3]*[.F351])" office:value-type="float" office:value="-7.65" calcext:value-type="float">
            <text:p>-7.65</text:p>
          </table:table-cell>
        </table:table-row>
        <table:table-row table:style-name="ro1">
          <table:table-cell office:value-type="float" office:value="-1.470998" calcext:value-type="float">
            <text:p>-1.470998</text:p>
          </table:table-cell>
          <table:table-cell office:value-type="float" office:value="0.082376" calcext:value-type="float">
            <text:p>0.082376</text:p>
          </table:table-cell>
          <table:table-cell office:value-type="float" office:value="0.429531" calcext:value-type="float">
            <text:p>0.429531</text:p>
          </table:table-cell>
          <table:table-cell office:value-type="float" office:value="56.250004" calcext:value-type="float">
            <text:p>56.250004</text:p>
          </table:table-cell>
          <table:table-cell office:value-type="float" office:value="52.500004" calcext:value-type="float">
            <text:p>52.500004</text:p>
          </table:table-cell>
          <table:table-cell office:value-type="float" office:value="-9.75" calcext:value-type="float">
            <text:p>-9.75</text:p>
          </table:table-cell>
          <table:table-cell table:number-columns-repeated="5"/>
          <table:table-cell table:formula="of:=[.$H$2]+([.$H$3]*[.D352])" office:value-type="float" office:value="65.250004" calcext:value-type="float">
            <text:p>65.250004</text:p>
          </table:table-cell>
          <table:table-cell table:formula="of:=[.$I$2]+([.$I$3]*[.E352])" office:value-type="float" office:value="36.500004" calcext:value-type="float">
            <text:p>36.500004</text:p>
          </table:table-cell>
          <table:table-cell table:formula="of:=[.$J$2]+([.$J$3]*[.F352])" office:value-type="float" office:value="-9.75" calcext:value-type="float">
            <text:p>-9.75</text:p>
          </table:table-cell>
        </table:table-row>
        <table:table-row table:style-name="ro1">
          <table:table-cell office:value-type="float" office:value="-1.494534" calcext:value-type="float">
            <text:p>-1.494534</text:p>
          </table:table-cell>
          <table:table-cell office:value-type="float" office:value="-0.494255" calcext:value-type="float">
            <text:p>-0.494255</text:p>
          </table:table-cell>
          <table:table-cell office:value-type="float" office:value="0.382459" calcext:value-type="float">
            <text:p>0.382459</text:p>
          </table:table-cell>
          <table:table-cell office:value-type="float" office:value="46.050003" calcext:value-type="float">
            <text:p>46.050003</text:p>
          </table:table-cell>
          <table:table-cell office:value-type="float" office:value="67.200005" calcext:value-type="float">
            <text:p>67.200005</text:p>
          </table:table-cell>
          <table:table-cell office:value-type="float" office:value="-7.65" calcext:value-type="float">
            <text:p>-7.65</text:p>
          </table:table-cell>
          <table:table-cell table:number-columns-repeated="5"/>
          <table:table-cell table:formula="of:=[.$H$2]+([.$H$3]*[.D353])" office:value-type="float" office:value="55.050003" calcext:value-type="float">
            <text:p>55.050003</text:p>
          </table:table-cell>
          <table:table-cell table:formula="of:=[.$I$2]+([.$I$3]*[.E353])" office:value-type="float" office:value="51.200005" calcext:value-type="float">
            <text:p>51.200005</text:p>
          </table:table-cell>
          <table:table-cell table:formula="of:=[.$J$2]+([.$J$3]*[.F353])" office:value-type="float" office:value="-7.65" calcext:value-type="float">
            <text:p>-7.65</text:p>
          </table:table-cell>
        </table:table-row>
        <table:table-row table:style-name="ro1">
          <table:table-cell office:value-type="float" office:value="-1.270942" calcext:value-type="float">
            <text:p>-1.270942</text:p>
          </table:table-cell>
          <table:table-cell office:value-type="float" office:value="-0.735499" calcext:value-type="float">
            <text:p>-0.735499</text:p>
          </table:table-cell>
          <table:table-cell office:value-type="float" office:value="0.335387" calcext:value-type="float">
            <text:p>0.335387</text:p>
          </table:table-cell>
          <table:table-cell office:value-type="float" office:value="28.050001" calcext:value-type="float">
            <text:p>28.050001</text:p>
          </table:table-cell>
          <table:table-cell office:value-type="float" office:value="81.450005" calcext:value-type="float">
            <text:p>81.450005</text:p>
          </table:table-cell>
          <table:table-cell office:value-type="float" office:value="-2.1" calcext:value-type="float">
            <text:p>-2.1</text:p>
          </table:table-cell>
          <table:table-cell table:number-columns-repeated="5"/>
          <table:table-cell table:formula="of:=[.$H$2]+([.$H$3]*[.D354])" office:value-type="float" office:value="37.050001" calcext:value-type="float">
            <text:p>37.050001</text:p>
          </table:table-cell>
          <table:table-cell table:formula="of:=[.$I$2]+([.$I$3]*[.E354])" office:value-type="float" office:value="65.450005" calcext:value-type="float">
            <text:p>65.450005</text:p>
          </table:table-cell>
          <table:table-cell table:formula="of:=[.$J$2]+([.$J$3]*[.F354])" office:value-type="float" office:value="-2.1" calcext:value-type="float">
            <text:p>-2.1</text:p>
          </table:table-cell>
        </table:table-row>
        <table:table-row table:style-name="ro1">
          <table:table-cell office:value-type="float" office:value="-0.970858" calcext:value-type="float">
            <text:p>-0.970858</text:p>
          </table:table-cell>
          <table:table-cell office:value-type="float" office:value="-1.147378" calcext:value-type="float">
            <text:p>-1.147378</text:p>
          </table:table-cell>
          <table:table-cell office:value-type="float" office:value="0.158868" calcext:value-type="float">
            <text:p>0.158868</text:p>
          </table:table-cell>
          <table:table-cell office:value-type="float" office:value="0.15" calcext:value-type="float">
            <text:p>0.15</text:p>
          </table:table-cell>
          <table:table-cell office:value-type="float" office:value="90.900002" calcext:value-type="float">
            <text:p>90.900002</text:p>
          </table:table-cell>
          <table:table-cell office:value-type="float" office:value="10.35" calcext:value-type="float">
            <text:p>10.35</text:p>
          </table:table-cell>
          <table:table-cell table:number-columns-repeated="5"/>
          <table:table-cell table:formula="of:=[.$H$2]+([.$H$3]*[.D355])" office:value-type="float" office:value="9.15" calcext:value-type="float">
            <text:p>9.15</text:p>
          </table:table-cell>
          <table:table-cell table:formula="of:=[.$I$2]+([.$I$3]*[.E355])" office:value-type="float" office:value="74.900002" calcext:value-type="float">
            <text:p>74.900002</text:p>
          </table:table-cell>
          <table:table-cell table:formula="of:=[.$J$2]+([.$J$3]*[.F355])" office:value-type="float" office:value="10.35" calcext:value-type="float">
            <text:p>10.35</text:p>
          </table:table-cell>
        </table:table-row>
        <table:table-row table:style-name="ro1">
          <table:table-cell office:value-type="float" office:value="-0.588399" calcext:value-type="float">
            <text:p>-0.588399</text:p>
          </table:table-cell>
          <table:table-cell office:value-type="float" office:value="-1.418042" calcext:value-type="float">
            <text:p>-1.418042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24" calcext:value-type="float">
            <text:p>-24</text:p>
          </table:table-cell>
          <table:table-cell office:value-type="float" office:value="88.800003" calcext:value-type="float">
            <text:p>88.800003</text:p>
          </table:table-cell>
          <table:table-cell office:value-type="float" office:value="21.6" calcext:value-type="float">
            <text:p>21.6</text:p>
          </table:table-cell>
          <table:table-cell table:number-columns-repeated="5"/>
          <table:table-cell table:formula="of:=[.$H$2]+([.$H$3]*[.D356])" office:value-type="float" office:value="-15" calcext:value-type="float">
            <text:p>-15</text:p>
          </table:table-cell>
          <table:table-cell table:formula="of:=[.$I$2]+([.$I$3]*[.E356])" office:value-type="float" office:value="72.800003" calcext:value-type="float">
            <text:p>72.800003</text:p>
          </table:table-cell>
          <table:table-cell table:formula="of:=[.$J$2]+([.$J$3]*[.F356])"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-0.211824" calcext:value-type="float">
            <text:p>-0.211824</text:p>
          </table:table-cell>
          <table:table-cell office:value-type="float" office:value="-1.512185" calcext:value-type="float">
            <text:p>-1.512185</text:p>
          </table:table-cell>
          <table:table-cell office:value-type="float" office:value="-0.253012" calcext:value-type="float">
            <text:p>-0.253012</text:p>
          </table:table-cell>
          <table:table-cell office:value-type="float" office:value="-40.800003" calcext:value-type="float">
            <text:p>-40.800003</text:p>
          </table:table-cell>
          <table:table-cell office:value-type="float" office:value="80.25" calcext:value-type="float">
            <text:p>80.25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table:formula="of:=[.$H$2]+([.$H$3]*[.D357])" office:value-type="float" office:value="-31.800003" calcext:value-type="float">
            <text:p>-31.800003</text:p>
          </table:table-cell>
          <table:table-cell table:formula="of:=[.$I$2]+([.$I$3]*[.E357])" office:value-type="float" office:value="64.25" calcext:value-type="float">
            <text:p>64.25</text:p>
          </table:table-cell>
          <table:table-cell table:formula="of:=[.$J$2]+([.$J$3]*[.F357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076492" calcext:value-type="float">
            <text:p>0.076492</text:p>
          </table:table-cell>
          <table:table-cell office:value-type="float" office:value="-1.447462" calcext:value-type="float">
            <text:p>-1.447462</text:p>
          </table:table-cell>
          <table:table-cell office:value-type="float" office:value="-0.470719" calcext:value-type="float">
            <text:p>-0.470719</text:p>
          </table:table-cell>
          <table:table-cell office:value-type="float" office:value="-53.250004" calcext:value-type="float">
            <text:p>-53.250004</text:p>
          </table:table-cell>
          <table:table-cell office:value-type="float" office:value="69.900002" calcext:value-type="float">
            <text:p>69.900002</text:p>
          </table:table-cell>
          <table:table-cell office:value-type="float" office:value="39.450001" calcext:value-type="float">
            <text:p>39.450001</text:p>
          </table:table-cell>
          <table:table-cell table:number-columns-repeated="5"/>
          <table:table-cell table:formula="of:=[.$H$2]+([.$H$3]*[.D358])" office:value-type="float" office:value="-44.250004" calcext:value-type="float">
            <text:p>-44.250004</text:p>
          </table:table-cell>
          <table:table-cell table:formula="of:=[.$I$2]+([.$I$3]*[.E358])" office:value-type="float" office:value="53.900002" calcext:value-type="float">
            <text:p>53.900002</text:p>
          </table:table-cell>
          <table:table-cell table:formula="of:=[.$J$2]+([.$J$3]*[.F358])" office:value-type="float" office:value="39.450001" calcext:value-type="float">
            <text:p>39.450001</text:p>
          </table:table-cell>
        </table:table-row>
        <table:table-row table:style-name="ro1">
          <table:table-cell office:value-type="float" office:value="0.335387" calcext:value-type="float">
            <text:p>0.335387</text:p>
          </table:table-cell>
          <table:table-cell office:value-type="float" office:value="-1.365086" calcext:value-type="float">
            <text:p>-1.365086</text:p>
          </table:table-cell>
          <table:table-cell office:value-type="float" office:value="-0.682543" calcext:value-type="float">
            <text:p>-0.682543</text:p>
          </table:table-cell>
          <table:table-cell office:value-type="float" office:value="-63.000004" calcext:value-type="float">
            <text:p>-63.000004</text:p>
          </table:table-cell>
          <table:table-cell office:value-type="float" office:value="57.000004" calcext:value-type="float">
            <text:p>57.000004</text:p>
          </table:table-cell>
          <table:table-cell office:value-type="float" office:value="44.850002" calcext:value-type="float">
            <text:p>44.850002</text:p>
          </table:table-cell>
          <table:table-cell table:number-columns-repeated="5"/>
          <table:table-cell table:formula="of:=[.$H$2]+([.$H$3]*[.D359])" office:value-type="float" office:value="-54.000004" calcext:value-type="float">
            <text:p>-54.000004</text:p>
          </table:table-cell>
          <table:table-cell table:formula="of:=[.$I$2]+([.$I$3]*[.E359])" office:value-type="float" office:value="41.000004" calcext:value-type="float">
            <text:p>41.000004</text:p>
          </table:table-cell>
          <table:table-cell table:formula="of:=[.$J$2]+([.$J$3]*[.F359])" office:value-type="float" office:value="44.850002" calcext:value-type="float">
            <text:p>44.850002</text:p>
          </table:table-cell>
        </table:table-row>
        <table:table-row table:style-name="ro1">
          <table:table-cell office:value-type="float" office:value="0.517791" calcext:value-type="float">
            <text:p>0.517791</text:p>
          </table:table-cell>
          <table:table-cell office:value-type="float" office:value="-1.123842" calcext:value-type="float">
            <text:p>-1.123842</text:p>
          </table:table-cell>
          <table:table-cell office:value-type="float" office:value="-0.917903" calcext:value-type="float">
            <text:p>-0.917903</text:p>
          </table:table-cell>
          <table:table-cell office:value-type="float" office:value="-69.150002" calcext:value-type="float">
            <text:p>-69.150002</text:p>
          </table:table-cell>
          <table:table-cell office:value-type="float" office:value="39" calcext:value-type="float">
            <text:p>39</text:p>
          </table:table-cell>
          <table:table-cell office:value-type="float" office:value="50.400002" calcext:value-type="float">
            <text:p>50.400002</text:p>
          </table:table-cell>
          <table:table-cell table:number-columns-repeated="5"/>
          <table:table-cell table:formula="of:=[.$H$2]+([.$H$3]*[.D360])" office:value-type="float" office:value="-60.150002" calcext:value-type="float">
            <text:p>-60.150002</text:p>
          </table:table-cell>
          <table:table-cell table:formula="of:=[.$I$2]+([.$I$3]*[.E360])" office:value-type="float" office:value="23" calcext:value-type="float">
            <text:p>23</text:p>
          </table:table-cell>
          <table:table-cell table:formula="of:=[.$J$2]+([.$J$3]*[.F360])" office:value-type="float" office:value="50.400002" calcext:value-type="float">
            <text:p>50.400002</text:p>
          </table:table-cell>
        </table:table-row>
        <table:table-row table:style-name="ro1">
          <table:table-cell office:value-type="float" office:value="0.523675" calcext:value-type="float">
            <text:p>0.523675</text:p>
          </table:table-cell>
          <table:table-cell office:value-type="float" office:value="-0.811991" calcext:value-type="float">
            <text:p>-0.811991</text:p>
          </table:table-cell>
          <table:table-cell office:value-type="float" office:value="-1.112074" calcext:value-type="float">
            <text:p>-1.112074</text:p>
          </table:table-cell>
          <table:table-cell office:value-type="float" office:value="-69.600006" calcext:value-type="float">
            <text:p>-69.600006</text:p>
          </table:table-cell>
          <table:table-cell office:value-type="float" office:value="24.900002" calcext:value-type="float">
            <text:p>24.900002</text:p>
          </table:table-cell>
          <table:table-cell office:value-type="float" office:value="54.600002" calcext:value-type="float">
            <text:p>54.600002</text:p>
          </table:table-cell>
          <table:table-cell table:number-columns-repeated="5"/>
          <table:table-cell table:formula="of:=[.$H$2]+([.$H$3]*[.D361])" office:value-type="float" office:value="-60.600006" calcext:value-type="float">
            <text:p>-60.600006</text:p>
          </table:table-cell>
          <table:table-cell table:formula="of:=[.$I$2]+([.$I$3]*[.E361])" office:value-type="float" office:value="8.900002" calcext:value-type="float">
            <text:p>8.900002</text:p>
          </table:table-cell>
          <table:table-cell table:formula="of:=[.$J$2]+([.$J$3]*[.F361])" office:value-type="float" office:value="54.600002" calcext:value-type="float">
            <text:p>54.600002</text:p>
          </table:table-cell>
        </table:table-row>
        <table:table-row table:style-name="ro1">
          <table:table-cell office:value-type="float" office:value="0.523675" calcext:value-type="float">
            <text:p>0.523675</text:p>
          </table:table-cell>
          <table:table-cell office:value-type="float" office:value="-0.23536" calcext:value-type="float">
            <text:p>-0.23536</text:p>
          </table:table-cell>
          <table:table-cell office:value-type="float" office:value="-1.37097" calcext:value-type="float">
            <text:p>-1.37097</text:p>
          </table:table-cell>
          <table:table-cell office:value-type="float" office:value="-65.100006" calcext:value-type="float">
            <text:p>-65.100006</text:p>
          </table:table-cell>
          <table:table-cell office:value-type="float" office:value="1.05" calcext:value-type="float">
            <text:p>1.05</text:p>
          </table:table-cell>
          <table:table-cell office:value-type="float" office:value="57.150002" calcext:value-type="float">
            <text:p>57.150002</text:p>
          </table:table-cell>
          <table:table-cell table:number-columns-repeated="5"/>
          <table:table-cell table:formula="of:=[.$H$2]+([.$H$3]*[.D362])" office:value-type="float" office:value="-56.100006" calcext:value-type="float">
            <text:p>-56.100006</text:p>
          </table:table-cell>
          <table:table-cell table:formula="of:=[.$I$2]+([.$I$3]*[.E362])" office:value-type="float" office:value="-14.95" calcext:value-type="float">
            <text:p>-14.95</text:p>
          </table:table-cell>
          <table:table-cell table:formula="of:=[.$J$2]+([.$J$3]*[.F362])" office:value-type="float" office:value="57.150002" calcext:value-type="float">
            <text:p>57.150002</text:p>
          </table:table-cell>
        </table:table-row>
        <table:table-row table:style-name="ro1">
          <table:table-cell office:value-type="float" office:value="0.358923" calcext:value-type="float">
            <text:p>0.358923</text:p>
          </table:table-cell>
          <table:table-cell office:value-type="float" office:value="0.247128" calcext:value-type="float">
            <text:p>0.247128</text:p>
          </table:table-cell>
          <table:table-cell office:value-type="float" office:value="-1.406274" calcext:value-type="float">
            <text:p>-1.406274</text:p>
          </table:table-cell>
          <table:table-cell office:value-type="float" office:value="-58.950001" calcext:value-type="float">
            <text:p>-58.950001</text:p>
          </table:table-cell>
          <table:table-cell office:value-type="float" office:value="-19.050001" calcext:value-type="float">
            <text:p>-19.050001</text:p>
          </table:table-cell>
          <table:table-cell office:value-type="float" office:value="53.700001" calcext:value-type="float">
            <text:p>53.700001</text:p>
          </table:table-cell>
          <table:table-cell table:number-columns-repeated="5"/>
          <table:table-cell table:formula="of:=[.$H$2]+([.$H$3]*[.D363])" office:value-type="float" office:value="-49.950001" calcext:value-type="float">
            <text:p>-49.950001</text:p>
          </table:table-cell>
          <table:table-cell table:formula="of:=[.$I$2]+([.$I$3]*[.E363])" office:value-type="float" office:value="-35.050001" calcext:value-type="float">
            <text:p>-35.050001</text:p>
          </table:table-cell>
          <table:table-cell table:formula="of:=[.$J$2]+([.$J$3]*[.F363])" office:value-type="float" office:value="53.700001" calcext:value-type="float">
            <text:p>53.700001</text:p>
          </table:table-cell>
        </table:table-row>
        <table:table-row table:style-name="ro1">
          <table:table-cell office:value-type="float" office:value="0.229476" calcext:value-type="float">
            <text:p>0.229476</text:p>
          </table:table-cell>
          <table:table-cell office:value-type="float" office:value="0.535443" calcext:value-type="float">
            <text:p>0.535443</text:p>
          </table:table-cell>
          <table:table-cell office:value-type="float" office:value="-1.40039" calcext:value-type="float">
            <text:p>-1.40039</text:p>
          </table:table-cell>
          <table:table-cell office:value-type="float" office:value="-55.950001" calcext:value-type="float">
            <text:p>-55.950001</text:p>
          </table:table-cell>
          <table:table-cell office:value-type="float" office:value="-25.200001" calcext:value-type="float">
            <text:p>-25.200001</text:p>
          </table:table-cell>
          <table:table-cell office:value-type="float" office:value="51.750004" calcext:value-type="float">
            <text:p>51.750004</text:p>
          </table:table-cell>
          <table:table-cell table:number-columns-repeated="5"/>
          <table:table-cell table:formula="of:=[.$H$2]+([.$H$3]*[.D364])" office:value-type="float" office:value="-46.950001" calcext:value-type="float">
            <text:p>-46.950001</text:p>
          </table:table-cell>
          <table:table-cell table:formula="of:=[.$I$2]+([.$I$3]*[.E364])" office:value-type="float" office:value="-41.200001" calcext:value-type="float">
            <text:p>-41.200001</text:p>
          </table:table-cell>
          <table:table-cell table:formula="of:=[.$J$2]+([.$J$3]*[.F364])" office:value-type="float" office:value="51.750004" calcext:value-type="float">
            <text:p>51.750004</text:p>
          </table:table-cell>
        </table:table-row>
        <table:table-row table:style-name="ro1">
          <table:table-cell office:value-type="float" office:value="0.082376" calcext:value-type="float">
            <text:p>0.082376</text:p>
          </table:table-cell>
          <table:table-cell office:value-type="float" office:value="0.729615" calcext:value-type="float">
            <text:p>0.729615</text:p>
          </table:table-cell>
          <table:table-cell office:value-type="float" office:value="-1.359202" calcext:value-type="float">
            <text:p>-1.359202</text:p>
          </table:table-cell>
          <table:table-cell office:value-type="float" office:value="-48.750004" calcext:value-type="float">
            <text:p>-48.750004</text:p>
          </table:table-cell>
          <table:table-cell office:value-type="float" office:value="-32.850002" calcext:value-type="float">
            <text:p>-32.850002</text:p>
          </table:table-cell>
          <table:table-cell office:value-type="float" office:value="50.700001" calcext:value-type="float">
            <text:p>50.700001</text:p>
          </table:table-cell>
          <table:table-cell table:number-columns-repeated="5"/>
          <table:table-cell table:formula="of:=[.$H$2]+([.$H$3]*[.D365])" office:value-type="float" office:value="-39.750004" calcext:value-type="float">
            <text:p>-39.750004</text:p>
          </table:table-cell>
          <table:table-cell table:formula="of:=[.$I$2]+([.$I$3]*[.E365])" office:value-type="float" office:value="-48.850002" calcext:value-type="float">
            <text:p>-48.850002</text:p>
          </table:table-cell>
          <table:table-cell table:formula="of:=[.$J$2]+([.$J$3]*[.F365])" office:value-type="float" office:value="50.700001" calcext:value-type="float">
            <text:p>50.700001</text:p>
          </table:table-cell>
        </table:table-row>
        <table:table-row table:style-name="ro1">
          <table:table-cell office:value-type="float" office:value="-0.276548" calcext:value-type="float">
            <text:p>-0.276548</text:p>
          </table:table-cell>
          <table:table-cell office:value-type="float" office:value="0.788455" calcext:value-type="float">
            <text:p>0.788455</text:p>
          </table:table-cell>
          <table:table-cell office:value-type="float" office:value="-1.31213" calcext:value-type="float">
            <text:p>-1.31213</text:p>
          </table:table-cell>
          <table:table-cell office:value-type="float" office:value="-34.800003" calcext:value-type="float">
            <text:p>-34.800003</text:p>
          </table:table-cell>
          <table:table-cell office:value-type="float" office:value="-37.350002" calcext:value-type="float">
            <text:p>-37.350002</text:p>
          </table:table-cell>
          <table:table-cell office:value-type="float" office:value="53.700001" calcext:value-type="float">
            <text:p>53.700001</text:p>
          </table:table-cell>
          <table:table-cell table:number-columns-repeated="5"/>
          <table:table-cell table:formula="of:=[.$H$2]+([.$H$3]*[.D366])" office:value-type="float" office:value="-25.800003" calcext:value-type="float">
            <text:p>-25.800003</text:p>
          </table:table-cell>
          <table:table-cell table:formula="of:=[.$I$2]+([.$I$3]*[.E366])" office:value-type="float" office:value="-53.350002" calcext:value-type="float">
            <text:p>-53.350002</text:p>
          </table:table-cell>
          <table:table-cell table:formula="of:=[.$J$2]+([.$J$3]*[.F366])" office:value-type="float" office:value="53.700001" calcext:value-type="float">
            <text:p>53.700001</text:p>
          </table:table-cell>
        </table:table-row>
        <table:table-row table:style-name="ro1">
          <table:table-cell office:value-type="float" office:value="-0.676659" calcext:value-type="float">
            <text:p>-0.676659</text:p>
          </table:table-cell>
          <table:table-cell office:value-type="float" office:value="0.635471" calcext:value-type="float">
            <text:p>0.635471</text:p>
          </table:table-cell>
          <table:table-cell office:value-type="float" office:value="-1.182682" calcext:value-type="float">
            <text:p>-1.182682</text:p>
          </table:table-cell>
          <table:table-cell office:value-type="float" office:value="-7.2" calcext:value-type="float">
            <text:p>-7.2</text:p>
          </table:table-cell>
          <table:table-cell office:value-type="float" office:value="-33.600002" calcext:value-type="float">
            <text:p>-33.600002</text:p>
          </table:table-cell>
          <table:table-cell office:value-type="float" office:value="60.450001" calcext:value-type="float">
            <text:p>60.450001</text:p>
          </table:table-cell>
          <table:table-cell table:number-columns-repeated="5"/>
          <table:table-cell table:formula="of:=[.$H$2]+([.$H$3]*[.D367])" office:value-type="float" office:value="1.8" calcext:value-type="float">
            <text:p>1.8</text:p>
          </table:table-cell>
          <table:table-cell table:formula="of:=[.$I$2]+([.$I$3]*[.E367])" office:value-type="float" office:value="-49.600002" calcext:value-type="float">
            <text:p>-49.600002</text:p>
          </table:table-cell>
          <table:table-cell table:formula="of:=[.$J$2]+([.$J$3]*[.F367])" office:value-type="float" office:value="60.450001" calcext:value-type="float">
            <text:p>60.450001</text:p>
          </table:table-cell>
        </table:table-row>
        <table:table-row table:style-name="ro1">
          <table:table-cell office:value-type="float" office:value="-1.129726" calcext:value-type="float">
            <text:p>-1.129726</text:p>
          </table:table-cell>
          <table:table-cell office:value-type="float" office:value="0.382459" calcext:value-type="float">
            <text:p>0.382459</text:p>
          </table:table-cell>
          <table:table-cell office:value-type="float" office:value="-1.01793" calcext:value-type="float">
            <text:p>-1.01793</text:p>
          </table:table-cell>
          <table:table-cell office:value-type="float" office:value="15.750001" calcext:value-type="float">
            <text:p>15.750001</text:p>
          </table:table-cell>
          <table:table-cell office:value-type="float" office:value="-28.800001" calcext:value-type="float">
            <text:p>-28.800001</text:p>
          </table:table-cell>
          <table:table-cell office:value-type="float" office:value="58.050003" calcext:value-type="float">
            <text:p>58.050003</text:p>
          </table:table-cell>
          <table:table-cell table:number-columns-repeated="5"/>
          <table:table-cell table:formula="of:=[.$H$2]+([.$H$3]*[.D368])" office:value-type="float" office:value="24.750001" calcext:value-type="float">
            <text:p>24.750001</text:p>
          </table:table-cell>
          <table:table-cell table:formula="of:=[.$I$2]+([.$I$3]*[.E368])" office:value-type="float" office:value="-44.800001" calcext:value-type="float">
            <text:p>-44.800001</text:p>
          </table:table-cell>
          <table:table-cell table:formula="of:=[.$J$2]+([.$J$3]*[.F368])" office:value-type="float" office:value="58.050003" calcext:value-type="float">
            <text:p>58.050003</text:p>
          </table:table-cell>
        </table:table-row>
        <table:table-row table:style-name="ro1">
          <table:table-cell office:value-type="float" office:value="-1.34155" calcext:value-type="float">
            <text:p>-1.34155</text:p>
          </table:table-cell>
          <table:table-cell office:value-type="float" office:value="0.170636" calcext:value-type="float">
            <text:p>0.170636</text:p>
          </table:table-cell>
          <table:table-cell office:value-type="float" office:value="-0.723731" calcext:value-type="float">
            <text:p>-0.723731</text:p>
          </table:table-cell>
          <table:table-cell office:value-type="float" office:value="34.650002" calcext:value-type="float">
            <text:p>34.650002</text:p>
          </table:table-cell>
          <table:table-cell office:value-type="float" office:value="-18.6" calcext:value-type="float">
            <text:p>-18.6</text:p>
          </table:table-cell>
          <table:table-cell office:value-type="float" office:value="53.100002" calcext:value-type="float">
            <text:p>53.100002</text:p>
          </table:table-cell>
          <table:table-cell table:number-columns-repeated="5"/>
          <table:table-cell table:formula="of:=[.$H$2]+([.$H$3]*[.D369])" office:value-type="float" office:value="43.650002" calcext:value-type="float">
            <text:p>43.650002</text:p>
          </table:table-cell>
          <table:table-cell table:formula="of:=[.$I$2]+([.$I$3]*[.E369])" office:value-type="float" office:value="-34.6" calcext:value-type="float">
            <text:p>-34.6</text:p>
          </table:table-cell>
          <table:table-cell table:formula="of:=[.$J$2]+([.$J$3]*[.F369])" office:value-type="float" office:value="53.100002" calcext:value-type="float">
            <text:p>53.100002</text:p>
          </table:table-cell>
        </table:table-row>
        <table:table-row table:style-name="ro1">
          <table:table-cell office:value-type="float" office:value="-1.453346" calcext:value-type="float">
            <text:p>-1.453346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-0.500139" calcext:value-type="float">
            <text:p>-0.500139</text:p>
          </table:table-cell>
          <table:table-cell office:value-type="float" office:value="48.600002" calcext:value-type="float">
            <text:p>48.600002</text:p>
          </table:table-cell>
          <table:table-cell office:value-type="float" office:value="-3.45" calcext:value-type="float">
            <text:p>-3.45</text:p>
          </table:table-cell>
          <table:table-cell office:value-type="float" office:value="47.550003" calcext:value-type="float">
            <text:p>47.550003</text:p>
          </table:table-cell>
          <table:table-cell table:number-columns-repeated="5"/>
          <table:table-cell table:formula="of:=[.$H$2]+([.$H$3]*[.D370])" office:value-type="float" office:value="57.600002" calcext:value-type="float">
            <text:p>57.600002</text:p>
          </table:table-cell>
          <table:table-cell table:formula="of:=[.$I$2]+([.$I$3]*[.E370])" office:value-type="float" office:value="-19.45" calcext:value-type="float">
            <text:p>-19.45</text:p>
          </table:table-cell>
          <table:table-cell table:formula="of:=[.$J$2]+([.$J$3]*[.F370])" office:value-type="float" office:value="47.550003" calcext:value-type="float">
            <text:p>47.550003</text:p>
          </table:table-cell>
        </table:table-row>
        <table:table-row table:style-name="ro1">
          <table:table-cell office:value-type="float" office:value="-1.500418" calcext:value-type="float">
            <text:p>-1.500418</text:p>
          </table:table-cell>
          <table:table-cell office:value-type="float" office:value="-0.417763" calcext:value-type="float">
            <text:p>-0.417763</text:p>
          </table:table-cell>
          <table:table-cell office:value-type="float" office:value="-0.17652" calcext:value-type="float">
            <text:p>-0.17652</text:p>
          </table:table-cell>
          <table:table-cell office:value-type="float" office:value="58.800003" calcext:value-type="float">
            <text:p>58.800003</text:p>
          </table:table-cell>
          <table:table-cell office:value-type="float" office:value="18.6" calcext:value-type="float">
            <text:p>18.6</text:p>
          </table:table-cell>
          <table:table-cell office:value-type="float" office:value="37.050003" calcext:value-type="float">
            <text:p>37.050003</text:p>
          </table:table-cell>
          <table:table-cell table:number-columns-repeated="5"/>
          <table:table-cell table:formula="of:=[.$H$2]+([.$H$3]*[.D371])" office:value-type="float" office:value="67.800003" calcext:value-type="float">
            <text:p>67.800003</text:p>
          </table:table-cell>
          <table:table-cell table:formula="of:=[.$I$2]+([.$I$3]*[.E371])" office:value-type="float" office:value="2.6" calcext:value-type="float">
            <text:p>2.6</text:p>
          </table:table-cell>
          <table:table-cell table:formula="of:=[.$J$2]+([.$J$3]*[.F371])" office:value-type="float" office:value="37.050003" calcext:value-type="float">
            <text:p>37.050003</text:p>
          </table:table-cell>
        </table:table-row>
        <table:table-row table:style-name="ro1">
          <table:table-cell office:value-type="float" office:value="-1.48865" calcext:value-type="float">
            <text:p>-1.48865</text:p>
          </table:table-cell>
          <table:table-cell office:value-type="float" office:value="-0.547211" calcext:value-type="float">
            <text:p>-0.547211</text:p>
          </table:table-cell>
          <table:table-cell office:value-type="float" office:value="0.17652" calcext:value-type="float">
            <text:p>0.17652</text:p>
          </table:table-cell>
          <table:table-cell office:value-type="float" office:value="61.650002" calcext:value-type="float">
            <text:p>61.650002</text:p>
          </table:table-cell>
          <table:table-cell office:value-type="float" office:value="32.100002" calcext:value-type="float">
            <text:p>32.100002</text:p>
          </table:table-cell>
          <table:table-cell office:value-type="float" office:value="26.700001" calcext:value-type="float">
            <text:p>26.700001</text:p>
          </table:table-cell>
          <table:table-cell table:number-columns-repeated="5"/>
          <table:table-cell table:formula="of:=[.$H$2]+([.$H$3]*[.D372])" office:value-type="float" office:value="70.650002" calcext:value-type="float">
            <text:p>70.650002</text:p>
          </table:table-cell>
          <table:table-cell table:formula="of:=[.$I$2]+([.$I$3]*[.E372])" office:value-type="float" office:value="16.100002" calcext:value-type="float">
            <text:p>16.100002</text:p>
          </table:table-cell>
          <table:table-cell table:formula="of:=[.$J$2]+([.$J$3]*[.F372])" office:value-type="float" office:value="26.700001" calcext:value-type="float">
            <text:p>26.700001</text:p>
          </table:table-cell>
        </table:table-row>
        <table:table-row table:style-name="ro1">
          <table:table-cell office:value-type="float" office:value="-1.235638" calcext:value-type="float">
            <text:p>-1.235638</text:p>
          </table:table-cell>
          <table:table-cell office:value-type="float" office:value="-0.564863" calcext:value-type="float">
            <text:p>-0.564863</text:p>
          </table:table-cell>
          <table:table-cell office:value-type="float" office:value="0.611935" calcext:value-type="float">
            <text:p>0.611935</text:p>
          </table:table-cell>
          <table:table-cell office:value-type="float" office:value="63.600002" calcext:value-type="float">
            <text:p>63.600002</text:p>
          </table:table-cell>
          <table:table-cell office:value-type="float" office:value="40.650002" calcext:value-type="float">
            <text:p>40.650002</text:p>
          </table:table-cell>
          <table:table-cell office:value-type="float" office:value="8.55" calcext:value-type="float">
            <text:p>8.55</text:p>
          </table:table-cell>
          <table:table-cell table:number-columns-repeated="5"/>
          <table:table-cell table:formula="of:=[.$H$2]+([.$H$3]*[.D373])" office:value-type="float" office:value="72.600002" calcext:value-type="float">
            <text:p>72.600002</text:p>
          </table:table-cell>
          <table:table-cell table:formula="of:=[.$I$2]+([.$I$3]*[.E373])" office:value-type="float" office:value="24.650002" calcext:value-type="float">
            <text:p>24.650002</text:p>
          </table:table-cell>
          <table:table-cell table:formula="of:=[.$J$2]+([.$J$3]*[.F373])" office:value-type="float" office:value="8.55" calcext:value-type="float">
            <text:p>8.55</text:p>
          </table:table-cell>
        </table:table-row>
        <table:table-row table:style-name="ro1">
          <table:table-cell office:value-type="float" office:value="-1.16503" calcext:value-type="float">
            <text:p>-1.16503</text:p>
          </table:table-cell>
          <table:table-cell office:value-type="float" office:value="-0.370691" calcext:value-type="float">
            <text:p>-0.370691</text:p>
          </table:table-cell>
          <table:table-cell office:value-type="float" office:value="0.929671" calcext:value-type="float">
            <text:p>0.929671</text:p>
          </table:table-cell>
          <table:table-cell office:value-type="float" office:value="60.000004" calcext:value-type="float">
            <text:p>60.000004</text:p>
          </table:table-cell>
          <table:table-cell office:value-type="float" office:value="43.200001" calcext:value-type="float">
            <text:p>43.200001</text:p>
          </table:table-cell>
          <table:table-cell office:value-type="float" office:value="-13.35" calcext:value-type="float">
            <text:p>-13.35</text:p>
          </table:table-cell>
          <table:table-cell table:number-columns-repeated="5"/>
          <table:table-cell table:formula="of:=[.$H$2]+([.$H$3]*[.D374])" office:value-type="float" office:value="69.000004" calcext:value-type="float">
            <text:p>69.000004</text:p>
          </table:table-cell>
          <table:table-cell table:formula="of:=[.$I$2]+([.$I$3]*[.E374])" office:value-type="float" office:value="27.200001" calcext:value-type="float">
            <text:p>27.200001</text:p>
          </table:table-cell>
          <table:table-cell table:formula="of:=[.$J$2]+([.$J$3]*[.F374])" office:value-type="float" office:value="-13.35" calcext:value-type="float">
            <text:p>-13.35</text:p>
          </table:table-cell>
        </table:table-row>
        <table:table-row table:style-name="ro1">
          <table:table-cell office:value-type="float" office:value="-0.964974" calcext:value-type="float">
            <text:p>-0.964974</text:p>
          </table:table-cell>
          <table:table-cell office:value-type="float" office:value="-0.1471" calcext:value-type="float">
            <text:p>-0.1471</text:p>
          </table:table-cell>
          <table:table-cell office:value-type="float" office:value="1.129726" calcext:value-type="float">
            <text:p>1.129726</text:p>
          </table:table-cell>
          <table:table-cell office:value-type="float" office:value="56.550003" calcext:value-type="float">
            <text:p>56.550003</text:p>
          </table:table-cell>
          <table:table-cell office:value-type="float" office:value="39.600002" calcext:value-type="float">
            <text:p>39.600002</text:p>
          </table:table-cell>
          <table:table-cell office:value-type="float" office:value="-24.300001" calcext:value-type="float">
            <text:p>-24.300001</text:p>
          </table:table-cell>
          <table:table-cell table:number-columns-repeated="5"/>
          <table:table-cell table:formula="of:=[.$H$2]+([.$H$3]*[.D375])" office:value-type="float" office:value="65.550003" calcext:value-type="float">
            <text:p>65.550003</text:p>
          </table:table-cell>
          <table:table-cell table:formula="of:=[.$I$2]+([.$I$3]*[.E375])" office:value-type="float" office:value="23.600002" calcext:value-type="float">
            <text:p>23.600002</text:p>
          </table:table-cell>
          <table:table-cell table:formula="of:=[.$J$2]+([.$J$3]*[.F375])" office:value-type="float" office:value="-24.300001" calcext:value-type="float">
            <text:p>-24.300001</text:p>
          </table:table-cell>
        </table:table-row>
        <table:table-row table:style-name="ro1">
          <table:table-cell office:value-type="float" office:value="-0.888483" calcext:value-type="float">
            <text:p>-0.888483</text:p>
          </table:table-cell>
          <table:table-cell office:value-type="float" office:value="-0.17652" calcext:value-type="float">
            <text:p>-0.17652</text:p>
          </table:table-cell>
          <table:table-cell office:value-type="float" office:value="1.212102" calcext:value-type="float">
            <text:p>1.212102</text:p>
          </table:table-cell>
          <table:table-cell office:value-type="float" office:value="48.150002" calcext:value-type="float">
            <text:p>48.150002</text:p>
          </table:table-cell>
          <table:table-cell office:value-type="float" office:value="47.25" calcext:value-type="float">
            <text:p>47.25</text:p>
          </table:table-cell>
          <table:table-cell office:value-type="float" office:value="-31.950001" calcext:value-type="float">
            <text:p>-31.950001</text:p>
          </table:table-cell>
          <table:table-cell table:number-columns-repeated="5"/>
          <table:table-cell table:formula="of:=[.$H$2]+([.$H$3]*[.D376])" office:value-type="float" office:value="57.150002" calcext:value-type="float">
            <text:p>57.150002</text:p>
          </table:table-cell>
          <table:table-cell table:formula="of:=[.$I$2]+([.$I$3]*[.E376])" office:value-type="float" office:value="31.25" calcext:value-type="float">
            <text:p>31.25</text:p>
          </table:table-cell>
          <table:table-cell table:formula="of:=[.$J$2]+([.$J$3]*[.F376])" office:value-type="float" office:value="-31.950001" calcext:value-type="float">
            <text:p>-31.950001</text:p>
          </table:table-cell>
        </table:table-row>
        <table:table-row table:style-name="ro1">
          <table:table-cell office:value-type="float" office:value="-0.929671" calcext:value-type="float">
            <text:p>-0.929671</text:p>
          </table:table-cell>
          <table:table-cell office:value-type="float" office:value="-0.158868" calcext:value-type="float">
            <text:p>-0.158868</text:p>
          </table:table-cell>
          <table:table-cell office:value-type="float" office:value="1.270942" calcext:value-type="float">
            <text:p>1.270942</text:p>
          </table:table-cell>
          <table:table-cell office:value-type="float" office:value="41.700001" calcext:value-type="float">
            <text:p>41.700001</text:p>
          </table:table-cell>
          <table:table-cell office:value-type="float" office:value="53.400002" calcext:value-type="float">
            <text:p>53.400002</text:p>
          </table:table-cell>
          <table:table-cell office:value-type="float" office:value="-34.650002" calcext:value-type="float">
            <text:p>-34.650002</text:p>
          </table:table-cell>
          <table:table-cell table:number-columns-repeated="5"/>
          <table:table-cell table:formula="of:=[.$H$2]+([.$H$3]*[.D377])" office:value-type="float" office:value="50.700001" calcext:value-type="float">
            <text:p>50.700001</text:p>
          </table:table-cell>
          <table:table-cell table:formula="of:=[.$I$2]+([.$I$3]*[.E377])" office:value-type="float" office:value="37.400002" calcext:value-type="float">
            <text:p>37.400002</text:p>
          </table:table-cell>
          <table:table-cell table:formula="of:=[.$J$2]+([.$J$3]*[.F377])" office:value-type="float" office:value="-34.650002" calcext:value-type="float">
            <text:p>-34.650002</text:p>
          </table:table-cell>
        </table:table-row>
        <table:table-row table:style-name="ro1">
          <table:table-cell office:value-type="float" office:value="-0.847295" calcext:value-type="float">
            <text:p>-0.847295</text:p>
          </table:table-cell>
          <table:table-cell office:value-type="float" office:value="-0.258896" calcext:value-type="float">
            <text:p>-0.258896</text:p>
          </table:table-cell>
          <table:table-cell office:value-type="float" office:value="1.217986" calcext:value-type="float">
            <text:p>1.217986</text:p>
          </table:table-cell>
          <table:table-cell office:value-type="float" office:value="25.950001" calcext:value-type="float">
            <text:p>25.950001</text:p>
          </table:table-cell>
          <table:table-cell office:value-type="float" office:value="59.400002" calcext:value-type="float">
            <text:p>59.400002</text:p>
          </table:table-cell>
          <table:table-cell office:value-type="float" office:value="-40.800003" calcext:value-type="float">
            <text:p>-40.800003</text:p>
          </table:table-cell>
          <table:table-cell table:number-columns-repeated="5"/>
          <table:table-cell table:formula="of:=[.$H$2]+([.$H$3]*[.D378])" office:value-type="float" office:value="34.950001" calcext:value-type="float">
            <text:p>34.950001</text:p>
          </table:table-cell>
          <table:table-cell table:formula="of:=[.$I$2]+([.$I$3]*[.E378])" office:value-type="float" office:value="43.400002" calcext:value-type="float">
            <text:p>43.400002</text:p>
          </table:table-cell>
          <table:table-cell table:formula="of:=[.$J$2]+([.$J$3]*[.F378])" office:value-type="float" office:value="-40.800003" calcext:value-type="float">
            <text:p>-40.800003</text:p>
          </table:table-cell>
        </table:table-row>
        <table:table-row table:style-name="ro1">
          <table:table-cell office:value-type="float" office:value="-0.464835" calcext:value-type="float">
            <text:p>-0.464835</text:p>
          </table:table-cell>
          <table:table-cell office:value-type="float" office:value="-0.194172" calcext:value-type="float">
            <text:p>-0.194172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7.8" calcext:value-type="float">
            <text:p>7.8</text:p>
          </table:table-cell>
          <table:table-cell office:value-type="float" office:value="59.400002" calcext:value-type="float">
            <text:p>59.400002</text:p>
          </table:table-cell>
          <table:table-cell office:value-type="float" office:value="-47.850002" calcext:value-type="float">
            <text:p>-47.850002</text:p>
          </table:table-cell>
          <table:table-cell table:number-columns-repeated="5"/>
          <table:table-cell table:formula="of:=[.$H$2]+([.$H$3]*[.D379])" office:value-type="float" office:value="16.8" calcext:value-type="float">
            <text:p>16.8</text:p>
          </table:table-cell>
          <table:table-cell table:formula="of:=[.$I$2]+([.$I$3]*[.E379])" office:value-type="float" office:value="43.400002" calcext:value-type="float">
            <text:p>43.400002</text:p>
          </table:table-cell>
          <table:table-cell table:formula="of:=[.$J$2]+([.$J$3]*[.F379])" office:value-type="float" office:value="-47.850002" calcext:value-type="float">
            <text:p>-47.850002</text:p>
          </table:table-cell>
        </table:table-row>
        <table:table-row table:style-name="ro1">
          <table:table-cell office:value-type="float" office:value="-0.400111" calcext:value-type="float">
            <text:p>-0.400111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-9.900001" calcext:value-type="float">
            <text:p>-9.900001</text:p>
          </table:table-cell>
          <table:table-cell office:value-type="float" office:value="50.250004" calcext:value-type="float">
            <text:p>50.250004</text:p>
          </table:table-cell>
          <table:table-cell office:value-type="float" office:value="-54.000004" calcext:value-type="float">
            <text:p>-54.000004</text:p>
          </table:table-cell>
          <table:table-cell table:number-columns-repeated="5"/>
          <table:table-cell table:formula="of:=[.$H$2]+([.$H$3]*[.D380])" office:value-type="float" office:value="-0.900001" calcext:value-type="float">
            <text:p>-0.900001</text:p>
          </table:table-cell>
          <table:table-cell table:formula="of:=[.$I$2]+([.$I$3]*[.E380])" office:value-type="float" office:value="34.250004" calcext:value-type="float">
            <text:p>34.250004</text:p>
          </table:table-cell>
          <table:table-cell table:formula="of:=[.$J$2]+([.$J$3]*[.F380])" office:value-type="float" office:value="-54.000004" calcext:value-type="float">
            <text:p>-54.000004</text:p>
          </table:table-cell>
        </table:table-row>
        <table:table-row table:style-name="ro1">
          <table:table-cell office:value-type="float" office:value="-0.288316" calcext:value-type="float">
            <text:p>-0.288316</text:p>
          </table:table-cell>
          <table:table-cell office:value-type="float" office:value="0.035304" calcext:value-type="float">
            <text:p>0.035304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-24" calcext:value-type="float">
            <text:p>-24</text:p>
          </table:table-cell>
          <table:table-cell office:value-type="float" office:value="45.600002" calcext:value-type="float">
            <text:p>45.600002</text:p>
          </table:table-cell>
          <table:table-cell office:value-type="float" office:value="-53.850002" calcext:value-type="float">
            <text:p>-53.850002</text:p>
          </table:table-cell>
          <table:table-cell table:number-columns-repeated="5"/>
          <table:table-cell table:formula="of:=[.$H$2]+([.$H$3]*[.D381])" office:value-type="float" office:value="-15" calcext:value-type="float">
            <text:p>-15</text:p>
          </table:table-cell>
          <table:table-cell table:formula="of:=[.$I$2]+([.$I$3]*[.E381])" office:value-type="float" office:value="29.600002" calcext:value-type="float">
            <text:p>29.600002</text:p>
          </table:table-cell>
          <table:table-cell table:formula="of:=[.$J$2]+([.$J$3]*[.F381])" office:value-type="float" office:value="-53.850002" calcext:value-type="float">
            <text:p>-53.850002</text:p>
          </table:table-cell>
        </table:table-row>
        <table:table-row table:style-name="ro1">
          <table:table-cell office:value-type="float" office:value="-0.17652" calcext:value-type="float">
            <text:p>-0.17652</text:p>
          </table:table-cell>
          <table:table-cell office:value-type="float" office:value="0" calcext:value-type="float">
            <text:p>0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21.6" calcext:value-type="float">
            <text:p>-21.6</text:p>
          </table:table-cell>
          <table:table-cell office:value-type="float" office:value="47.550003" calcext:value-type="float">
            <text:p>47.550003</text:p>
          </table:table-cell>
          <table:table-cell office:value-type="float" office:value="-52.800003" calcext:value-type="float">
            <text:p>-52.800003</text:p>
          </table:table-cell>
          <table:table-cell table:number-columns-repeated="5"/>
          <table:table-cell table:formula="of:=[.$H$2]+([.$H$3]*[.D382])" office:value-type="float" office:value="-12.6" calcext:value-type="float">
            <text:p>-12.6</text:p>
          </table:table-cell>
          <table:table-cell table:formula="of:=[.$I$2]+([.$I$3]*[.E382])" office:value-type="float" office:value="31.550003" calcext:value-type="float">
            <text:p>31.550003</text:p>
          </table:table-cell>
          <table:table-cell table:formula="of:=[.$J$2]+([.$J$3]*[.F382])" office:value-type="float" office:value="-52.800003" calcext:value-type="float">
            <text:p>-52.800003</text:p>
          </table:table-cell>
        </table:table-row>
        <table:table-row table:style-name="ro1">
          <table:table-cell office:value-type="float" office:value="-0.200056" calcext:value-type="float">
            <text:p>-0.20005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-19.650002" calcext:value-type="float">
            <text:p>-19.650002</text:p>
          </table:table-cell>
          <table:table-cell office:value-type="float" office:value="49.200001" calcext:value-type="float">
            <text:p>49.200001</text:p>
          </table:table-cell>
          <table:table-cell office:value-type="float" office:value="-52.950001" calcext:value-type="float">
            <text:p>-52.950001</text:p>
          </table:table-cell>
          <table:table-cell table:number-columns-repeated="5"/>
          <table:table-cell table:formula="of:=[.$H$2]+([.$H$3]*[.D383])" office:value-type="float" office:value="-10.650002" calcext:value-type="float">
            <text:p>-10.650002</text:p>
          </table:table-cell>
          <table:table-cell table:formula="of:=[.$I$2]+([.$I$3]*[.E383])" office:value-type="float" office:value="33.200001" calcext:value-type="float">
            <text:p>33.200001</text:p>
          </table:table-cell>
          <table:table-cell table:formula="of:=[.$J$2]+([.$J$3]*[.F383])" office:value-type="float" office:value="-52.950001" calcext:value-type="float">
            <text:p>-52.950001</text:p>
          </table:table-cell>
        </table:table-row>
        <table:table-row table:style-name="ro1">
          <table:table-cell office:value-type="float" office:value="-0.20594" calcext:value-type="float">
            <text:p>-0.20594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-19.050001" calcext:value-type="float">
            <text:p>-19.050001</text:p>
          </table:table-cell>
          <table:table-cell office:value-type="float" office:value="49.500004" calcext:value-type="float">
            <text:p>49.500004</text:p>
          </table:table-cell>
          <table:table-cell office:value-type="float" office:value="-53.850002" calcext:value-type="float">
            <text:p>-53.850002</text:p>
          </table:table-cell>
          <table:table-cell table:number-columns-repeated="5"/>
          <table:table-cell table:formula="of:=[.$H$2]+([.$H$3]*[.D384])" office:value-type="float" office:value="-10.050001" calcext:value-type="float">
            <text:p>-10.050001</text:p>
          </table:table-cell>
          <table:table-cell table:formula="of:=[.$I$2]+([.$I$3]*[.E384])" office:value-type="float" office:value="33.500004" calcext:value-type="float">
            <text:p>33.500004</text:p>
          </table:table-cell>
          <table:table-cell table:formula="of:=[.$J$2]+([.$J$3]*[.F384])" office:value-type="float" office:value="-53.850002" calcext:value-type="float">
            <text:p>-53.850002</text:p>
          </table:table-cell>
        </table:table-row>
        <table:table-row table:style-name="ro1">
          <table:table-cell office:value-type="float" office:value="-0.217708" calcext:value-type="float">
            <text:p>-0.217708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-18.75" calcext:value-type="float">
            <text:p>-18.75</text:p>
          </table:table-cell>
          <table:table-cell office:value-type="float" office:value="49.350002" calcext:value-type="float">
            <text:p>49.350002</text:p>
          </table:table-cell>
          <table:table-cell office:value-type="float" office:value="-53.250004" calcext:value-type="float">
            <text:p>-53.250004</text:p>
          </table:table-cell>
          <table:table-cell table:number-columns-repeated="5"/>
          <table:table-cell table:formula="of:=[.$H$2]+([.$H$3]*[.D385])" office:value-type="float" office:value="-9.75" calcext:value-type="float">
            <text:p>-9.75</text:p>
          </table:table-cell>
          <table:table-cell table:formula="of:=[.$I$2]+([.$I$3]*[.E385])" office:value-type="float" office:value="33.350002" calcext:value-type="float">
            <text:p>33.350002</text:p>
          </table:table-cell>
          <table:table-cell table:formula="of:=[.$J$2]+([.$J$3]*[.F385])" office:value-type="float" office:value="-53.250004" calcext:value-type="float">
            <text:p>-53.250004</text:p>
          </table:table-cell>
        </table:table-row>
        <table:table-row table:style-name="ro1">
          <table:table-cell office:value-type="float" office:value="-0.20594" calcext:value-type="float">
            <text:p>-0.20594</text:p>
          </table:table-cell>
          <table:table-cell office:value-type="float" office:value="-0.082376" calcext:value-type="float">
            <text:p>-0.082376</text:p>
          </table:table-cell>
          <table:table-cell office:value-type="float" office:value="1.388622" calcext:value-type="float">
            <text:p>1.388622</text:p>
          </table:table-cell>
          <table:table-cell office:value-type="float" office:value="-18.300001" calcext:value-type="float">
            <text:p>-18.300001</text:p>
          </table:table-cell>
          <table:table-cell office:value-type="float" office:value="49.350002" calcext:value-type="float">
            <text:p>49.350002</text:p>
          </table:table-cell>
          <table:table-cell office:value-type="float" office:value="-53.250004" calcext:value-type="float">
            <text:p>-53.250004</text:p>
          </table:table-cell>
          <table:table-cell table:number-columns-repeated="5"/>
          <table:table-cell table:formula="of:=[.$H$2]+([.$H$3]*[.D386])" office:value-type="float" office:value="-9.300001" calcext:value-type="float">
            <text:p>-9.300001</text:p>
          </table:table-cell>
          <table:table-cell table:formula="of:=[.$I$2]+([.$I$3]*[.E386])" office:value-type="float" office:value="33.350002" calcext:value-type="float">
            <text:p>33.350002</text:p>
          </table:table-cell>
          <table:table-cell table:formula="of:=[.$J$2]+([.$J$3]*[.F386])" office:value-type="float" office:value="-53.250004" calcext:value-type="float">
            <text:p>-53.250004</text:p>
          </table:table-cell>
        </table:table-row>
        <table:table-row table:style-name="ro1">
          <table:table-cell office:value-type="float" office:value="-0.182404" calcext:value-type="float">
            <text:p>-0.182404</text:p>
          </table:table-cell>
          <table:table-cell office:value-type="float" office:value="0.041188" calcext:value-type="float">
            <text:p>0.041188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7.8" calcext:value-type="float">
            <text:p>-7.8</text:p>
          </table:table-cell>
          <table:table-cell office:value-type="float" office:value="51.600002" calcext:value-type="float">
            <text:p>51.600002</text:p>
          </table:table-cell>
          <table:table-cell office:value-type="float" office:value="-53.400002" calcext:value-type="float">
            <text:p>-53.400002</text:p>
          </table:table-cell>
          <table:table-cell table:number-columns-repeated="5"/>
          <table:table-cell table:formula="of:=[.$H$2]+([.$H$3]*[.D387])" office:value-type="float" office:value="1.2" calcext:value-type="float">
            <text:p>1.2</text:p>
          </table:table-cell>
          <table:table-cell table:formula="of:=[.$I$2]+([.$I$3]*[.E387])" office:value-type="float" office:value="35.600002" calcext:value-type="float">
            <text:p>35.600002</text:p>
          </table:table-cell>
          <table:table-cell table:formula="of:=[.$J$2]+([.$J$3]*[.F387])" office:value-type="float" office:value="-53.400002" calcext:value-type="float">
            <text:p>-53.400002</text:p>
          </table:table-cell>
        </table:table-row>
        <table:table-row table:style-name="ro1">
          <table:table-cell office:value-type="float" office:value="-0.258896" calcext:value-type="float">
            <text:p>-0.258896</text:p>
          </table:table-cell>
          <table:table-cell office:value-type="float" office:value="0.070608" calcext:value-type="float">
            <text:p>0.070608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9.3" calcext:value-type="float">
            <text:p>9.3</text:p>
          </table:table-cell>
          <table:table-cell office:value-type="float" office:value="49.500004" calcext:value-type="float">
            <text:p>49.500004</text:p>
          </table:table-cell>
          <table:table-cell office:value-type="float" office:value="-53.100002" calcext:value-type="float">
            <text:p>-53.100002</text:p>
          </table:table-cell>
          <table:table-cell table:number-columns-repeated="5"/>
          <table:table-cell table:formula="of:=[.$H$2]+([.$H$3]*[.D388])" office:value-type="float" office:value="18.3" calcext:value-type="float">
            <text:p>18.3</text:p>
          </table:table-cell>
          <table:table-cell table:formula="of:=[.$I$2]+([.$I$3]*[.E388])" office:value-type="float" office:value="33.500004" calcext:value-type="float">
            <text:p>33.500004</text:p>
          </table:table-cell>
          <table:table-cell table:formula="of:=[.$J$2]+([.$J$3]*[.F388])" office:value-type="float" office:value="-53.100002" calcext:value-type="float">
            <text:p>-53.100002</text:p>
          </table:table-cell>
        </table:table-row>
        <table:table-row table:style-name="ro1">
          <table:table-cell office:value-type="float" office:value="-0.158868" calcext:value-type="float">
            <text:p>-0.158868</text:p>
          </table:table-cell>
          <table:table-cell office:value-type="float" office:value="-0.123564" calcext:value-type="float">
            <text:p>-0.123564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25.500002" calcext:value-type="float">
            <text:p>25.500002</text:p>
          </table:table-cell>
          <table:table-cell office:value-type="float" office:value="36" calcext:value-type="float">
            <text:p>36</text:p>
          </table:table-cell>
          <table:table-cell office:value-type="float" office:value="-53.850002" calcext:value-type="float">
            <text:p>-53.850002</text:p>
          </table:table-cell>
          <table:table-cell table:number-columns-repeated="5"/>
          <table:table-cell table:formula="of:=[.$H$2]+([.$H$3]*[.D389])" office:value-type="float" office:value="34.500002" calcext:value-type="float">
            <text:p>34.500002</text:p>
          </table:table-cell>
          <table:table-cell table:formula="of:=[.$I$2]+([.$I$3]*[.E389])" office:value-type="float" office:value="20" calcext:value-type="float">
            <text:p>20</text:p>
          </table:table-cell>
          <table:table-cell table:formula="of:=[.$J$2]+([.$J$3]*[.F389])" office:value-type="float" office:value="-53.850002" calcext:value-type="float">
            <text:p>-53.850002</text:p>
          </table:table-cell>
        </table:table-row>
        <table:table-row table:style-name="ro1">
          <table:table-cell office:value-type="float" office:value="-0.211824" calcext:value-type="float">
            <text:p>-0.211824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32.550003" calcext:value-type="float">
            <text:p>32.550003</text:p>
          </table:table-cell>
          <table:table-cell office:value-type="float" office:value="23.1" calcext:value-type="float">
            <text:p>23.1</text:p>
          </table:table-cell>
          <table:table-cell office:value-type="float" office:value="-52.950001" calcext:value-type="float">
            <text:p>-52.950001</text:p>
          </table:table-cell>
          <table:table-cell table:number-columns-repeated="5"/>
          <table:table-cell table:formula="of:=[.$H$2]+([.$H$3]*[.D390])" office:value-type="float" office:value="41.550003" calcext:value-type="float">
            <text:p>41.550003</text:p>
          </table:table-cell>
          <table:table-cell table:formula="of:=[.$I$2]+([.$I$3]*[.E390])" office:value-type="float" office:value="7.1" calcext:value-type="float">
            <text:p>7.1</text:p>
          </table:table-cell>
          <table:table-cell table:formula="of:=[.$J$2]+([.$J$3]*[.F390])" office:value-type="float" office:value="-52.950001" calcext:value-type="float">
            <text:p>-52.950001</text:p>
          </table:table-cell>
        </table:table-row>
        <table:table-row table:style-name="ro1">
          <table:table-cell office:value-type="float" office:value="-0.123564" calcext:value-type="float">
            <text:p>-0.123564</text:p>
          </table:table-cell>
          <table:table-cell office:value-type="float" office:value="-0.141216" calcext:value-type="float">
            <text:p>-0.141216</text:p>
          </table:table-cell>
          <table:table-cell office:value-type="float" office:value="1.206218" calcext:value-type="float">
            <text:p>1.206218</text:p>
          </table:table-cell>
          <table:table-cell office:value-type="float" office:value="32.25" calcext:value-type="float">
            <text:p>32.25</text:p>
          </table:table-cell>
          <table:table-cell office:value-type="float" office:value="5.85" calcext:value-type="float">
            <text:p>5.85</text:p>
          </table:table-cell>
          <table:table-cell office:value-type="float" office:value="-53.100002" calcext:value-type="float">
            <text:p>-53.100002</text:p>
          </table:table-cell>
          <table:table-cell table:number-columns-repeated="5"/>
          <table:table-cell table:formula="of:=[.$H$2]+([.$H$3]*[.D391])" office:value-type="float" office:value="41.25" calcext:value-type="float">
            <text:p>41.25</text:p>
          </table:table-cell>
          <table:table-cell table:formula="of:=[.$I$2]+([.$I$3]*[.E391])" office:value-type="float" office:value="-10.15" calcext:value-type="float">
            <text:p>-10.15</text:p>
          </table:table-cell>
          <table:table-cell table:formula="of:=[.$J$2]+([.$J$3]*[.F391])" office:value-type="float" office:value="-53.100002" calcext:value-type="float">
            <text:p>-53.100002</text:p>
          </table:table-cell>
        </table:table-row>
        <table:table-row table:style-name="ro1">
          <table:table-cell office:value-type="float" office:value="-0.211824" calcext:value-type="float">
            <text:p>-0.211824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20.550001" calcext:value-type="float">
            <text:p>20.550001</text:p>
          </table:table-cell>
          <table:table-cell office:value-type="float" office:value="-11.400001" calcext:value-type="float">
            <text:p>-11.400001</text:p>
          </table:table-cell>
          <table:table-cell office:value-type="float" office:value="-54.450001" calcext:value-type="float">
            <text:p>-54.450001</text:p>
          </table:table-cell>
          <table:table-cell table:number-columns-repeated="5"/>
          <table:table-cell table:formula="of:=[.$H$2]+([.$H$3]*[.D392])" office:value-type="float" office:value="29.550001" calcext:value-type="float">
            <text:p>29.550001</text:p>
          </table:table-cell>
          <table:table-cell table:formula="of:=[.$I$2]+([.$I$3]*[.E392])" office:value-type="float" office:value="-27.400001" calcext:value-type="float">
            <text:p>-27.400001</text:p>
          </table:table-cell>
          <table:table-cell table:formula="of:=[.$J$2]+([.$J$3]*[.F392])" office:value-type="float" office:value="-54.450001" calcext:value-type="float">
            <text:p>-54.450001</text:p>
          </table:table-cell>
        </table:table-row>
        <table:table-row table:style-name="ro1">
          <table:table-cell office:value-type="float" office:value="-0.1471" calcext:value-type="float">
            <text:p>-0.1471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5.4" calcext:value-type="float">
            <text:p>5.4</text:p>
          </table:table-cell>
          <table:table-cell office:value-type="float" office:value="-19.050001" calcext:value-type="float">
            <text:p>-19.050001</text:p>
          </table:table-cell>
          <table:table-cell office:value-type="float" office:value="-54.900002" calcext:value-type="float">
            <text:p>-54.900002</text:p>
          </table:table-cell>
          <table:table-cell table:number-columns-repeated="5"/>
          <table:table-cell table:formula="of:=[.$H$2]+([.$H$3]*[.D393])" office:value-type="float" office:value="14.4" calcext:value-type="float">
            <text:p>14.4</text:p>
          </table:table-cell>
          <table:table-cell table:formula="of:=[.$I$2]+([.$I$3]*[.E393])" office:value-type="float" office:value="-35.050001" calcext:value-type="float">
            <text:p>-35.050001</text:p>
          </table:table-cell>
          <table:table-cell table:formula="of:=[.$J$2]+([.$J$3]*[.F393])" office:value-type="float" office:value="-54.900002" calcext:value-type="float">
            <text:p>-54.900002</text:p>
          </table:table-cell>
        </table:table-row>
        <table:table-row table:style-name="ro1">
          <table:table-cell office:value-type="float" office:value="-0.17652" calcext:value-type="float">
            <text:p>-0.17652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-1.65" calcext:value-type="float">
            <text:p>-1.65</text:p>
          </table:table-cell>
          <table:table-cell office:value-type="float" office:value="-20.25" calcext:value-type="float">
            <text:p>-20.25</text:p>
          </table:table-cell>
          <table:table-cell office:value-type="float" office:value="-54.900002" calcext:value-type="float">
            <text:p>-54.900002</text:p>
          </table:table-cell>
          <table:table-cell table:number-columns-repeated="5"/>
          <table:table-cell table:formula="of:=[.$H$2]+([.$H$3]*[.D394])" office:value-type="float" office:value="7.35" calcext:value-type="float">
            <text:p>7.35</text:p>
          </table:table-cell>
          <table:table-cell table:formula="of:=[.$I$2]+([.$I$3]*[.E394])" office:value-type="float" office:value="-36.25" calcext:value-type="float">
            <text:p>-36.25</text:p>
          </table:table-cell>
          <table:table-cell table:formula="of:=[.$J$2]+([.$J$3]*[.F394])" office:value-type="float" office:value="-54.900002" calcext:value-type="float">
            <text:p>-54.900002</text:p>
          </table:table-cell>
        </table:table-row>
        <table:table-row table:style-name="ro1">
          <table:table-cell office:value-type="float" office:value="-0.23536" calcext:value-type="float">
            <text:p>-0.23536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376854" calcext:value-type="float">
            <text:p>1.376854</text:p>
          </table:table-cell>
          <table:table-cell office:value-type="float" office:value="-3.6" calcext:value-type="float">
            <text:p>-3.6</text:p>
          </table:table-cell>
          <table:table-cell office:value-type="float" office:value="-20.550001" calcext:value-type="float">
            <text:p>-20.550001</text:p>
          </table:table-cell>
          <table:table-cell office:value-type="float" office:value="-55.050003" calcext:value-type="float">
            <text:p>-55.050003</text:p>
          </table:table-cell>
          <table:table-cell table:number-columns-repeated="5"/>
          <table:table-cell table:formula="of:=[.$H$2]+([.$H$3]*[.D395])" office:value-type="float" office:value="5.4" calcext:value-type="float">
            <text:p>5.4</text:p>
          </table:table-cell>
          <table:table-cell table:formula="of:=[.$I$2]+([.$I$3]*[.E395])" office:value-type="float" office:value="-36.550001" calcext:value-type="float">
            <text:p>-36.550001</text:p>
          </table:table-cell>
          <table:table-cell table:formula="of:=[.$J$2]+([.$J$3]*[.F395])" office:value-type="float" office:value="-55.050003" calcext:value-type="float">
            <text:p>-55.050003</text:p>
          </table:table-cell>
        </table:table-row>
        <table:table-row table:style-name="ro1">
          <table:table-cell office:value-type="float" office:value="-0.270664" calcext:value-type="float">
            <text:p>-0.270664</text:p>
          </table:table-cell>
          <table:table-cell office:value-type="float" office:value="0" calcext:value-type="float">
            <text:p>0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8.55" calcext:value-type="float">
            <text:p>8.55</text:p>
          </table:table-cell>
          <table:table-cell office:value-type="float" office:value="-18.300001" calcext:value-type="float">
            <text:p>-18.300001</text:p>
          </table:table-cell>
          <table:table-cell office:value-type="float" office:value="-53.700001" calcext:value-type="float">
            <text:p>-53.700001</text:p>
          </table:table-cell>
          <table:table-cell table:number-columns-repeated="5"/>
          <table:table-cell table:formula="of:=[.$H$2]+([.$H$3]*[.D396])" office:value-type="float" office:value="17.55" calcext:value-type="float">
            <text:p>17.55</text:p>
          </table:table-cell>
          <table:table-cell table:formula="of:=[.$I$2]+([.$I$3]*[.E396])" office:value-type="float" office:value="-34.300001" calcext:value-type="float">
            <text:p>-34.300001</text:p>
          </table:table-cell>
          <table:table-cell table:formula="of:=[.$J$2]+([.$J$3]*[.F396])" office:value-type="float" office:value="-53.700001" calcext:value-type="float">
            <text:p>-53.700001</text:p>
          </table:table-cell>
        </table:table-row>
        <table:table-row table:style-name="ro1">
          <table:table-cell office:value-type="float" office:value="-0.070608" calcext:value-type="float">
            <text:p>-0.070608</text:p>
          </table:table-cell>
          <table:table-cell office:value-type="float" office:value="0.047072" calcext:value-type="float">
            <text:p>0.047072</text:p>
          </table:table-cell>
          <table:table-cell office:value-type="float" office:value="1.37097" calcext:value-type="float">
            <text:p>1.37097</text:p>
          </table:table-cell>
          <table:table-cell office:value-type="float" office:value="13.950001" calcext:value-type="float">
            <text:p>13.950001</text:p>
          </table:table-cell>
          <table:table-cell office:value-type="float" office:value="-15.750001" calcext:value-type="float">
            <text:p>-15.750001</text:p>
          </table:table-cell>
          <table:table-cell office:value-type="float" office:value="-53.850002" calcext:value-type="float">
            <text:p>-53.850002</text:p>
          </table:table-cell>
          <table:table-cell table:number-columns-repeated="5"/>
          <table:table-cell table:formula="of:=[.$H$2]+([.$H$3]*[.D397])" office:value-type="float" office:value="22.950001" calcext:value-type="float">
            <text:p>22.950001</text:p>
          </table:table-cell>
          <table:table-cell table:formula="of:=[.$I$2]+([.$I$3]*[.E397])" office:value-type="float" office:value="-31.750001" calcext:value-type="float">
            <text:p>-31.750001</text:p>
          </table:table-cell>
          <table:table-cell table:formula="of:=[.$J$2]+([.$J$3]*[.F397])" office:value-type="float" office:value="-53.850002" calcext:value-type="float">
            <text:p>-53.850002</text:p>
          </table:table-cell>
        </table:table-row>
        <table:table-row table:style-name="ro1">
          <table:table-cell office:value-type="float" office:value="-0.141216" calcext:value-type="float">
            <text:p>-0.141216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19.800001" calcext:value-type="float">
            <text:p>19.800001</text:p>
          </table:table-cell>
          <table:table-cell office:value-type="float" office:value="-12.150001" calcext:value-type="float">
            <text:p>-12.150001</text:p>
          </table:table-cell>
          <table:table-cell office:value-type="float" office:value="-53.850002" calcext:value-type="float">
            <text:p>-53.850002</text:p>
          </table:table-cell>
          <table:table-cell table:number-columns-repeated="5"/>
          <table:table-cell table:formula="of:=[.$H$2]+([.$H$3]*[.D398])" office:value-type="float" office:value="28.800001" calcext:value-type="float">
            <text:p>28.800001</text:p>
          </table:table-cell>
          <table:table-cell table:formula="of:=[.$I$2]+([.$I$3]*[.E398])" office:value-type="float" office:value="-28.150001" calcext:value-type="float">
            <text:p>-28.150001</text:p>
          </table:table-cell>
          <table:table-cell table:formula="of:=[.$J$2]+([.$J$3]*[.F398])" office:value-type="float" office:value="-53.850002" calcext:value-type="float">
            <text:p>-53.850002</text:p>
          </table:table-cell>
        </table:table-row>
        <table:table-row table:style-name="ro1">
          <table:table-cell office:value-type="float" office:value="-0.111796" calcext:value-type="float">
            <text:p>-0.111796</text:p>
          </table:table-cell>
          <table:table-cell office:value-type="float" office:value="0.082376" calcext:value-type="float">
            <text:p>0.082376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25.050001" calcext:value-type="float">
            <text:p>25.050001</text:p>
          </table:table-cell>
          <table:table-cell office:value-type="float" office:value="-7.35" calcext:value-type="float">
            <text:p>-7.35</text:p>
          </table:table-cell>
          <table:table-cell office:value-type="float" office:value="-53.250004" calcext:value-type="float">
            <text:p>-53.250004</text:p>
          </table:table-cell>
          <table:table-cell table:number-columns-repeated="5"/>
          <table:table-cell table:formula="of:=[.$H$2]+([.$H$3]*[.D399])" office:value-type="float" office:value="34.050001" calcext:value-type="float">
            <text:p>34.050001</text:p>
          </table:table-cell>
          <table:table-cell table:formula="of:=[.$I$2]+([.$I$3]*[.E399])" office:value-type="float" office:value="-23.35" calcext:value-type="float">
            <text:p>-23.35</text:p>
          </table:table-cell>
          <table:table-cell table:formula="of:=[.$J$2]+([.$J$3]*[.F399])" office:value-type="float" office:value="-53.250004" calcext:value-type="float">
            <text:p>-53.250004</text:p>
          </table:table-cell>
        </table:table-row>
        <table:table-row table:style-name="ro1">
          <table:table-cell office:value-type="float" office:value="-0.200056" calcext:value-type="float">
            <text:p>-0.200056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0.400002" calcext:value-type="float">
            <text:p>20.400002</text:p>
          </table:table-cell>
          <table:table-cell office:value-type="float" office:value="-12" calcext:value-type="float">
            <text:p>-12</text:p>
          </table:table-cell>
          <table:table-cell office:value-type="float" office:value="-53.700001" calcext:value-type="float">
            <text:p>-53.700001</text:p>
          </table:table-cell>
          <table:table-cell table:number-columns-repeated="5"/>
          <table:table-cell table:formula="of:=[.$H$2]+([.$H$3]*[.D400])" office:value-type="float" office:value="29.400002" calcext:value-type="float">
            <text:p>29.400002</text:p>
          </table:table-cell>
          <table:table-cell table:formula="of:=[.$I$2]+([.$I$3]*[.E400])" office:value-type="float" office:value="-28" calcext:value-type="float">
            <text:p>-28</text:p>
          </table:table-cell>
          <table:table-cell table:formula="of:=[.$J$2]+([.$J$3]*[.F400])" office:value-type="float" office:value="-53.700001" calcext:value-type="float">
            <text:p>-53.700001</text:p>
          </table:table-cell>
        </table:table-row>
        <table:table-row table:style-name="ro1">
          <table:table-cell office:value-type="float" office:value="-0.23536" calcext:value-type="float">
            <text:p>-0.23536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14.1" calcext:value-type="float">
            <text:p>14.1</text:p>
          </table:table-cell>
          <table:table-cell office:value-type="float" office:value="-16.200001" calcext:value-type="float">
            <text:p>-16.200001</text:p>
          </table:table-cell>
          <table:table-cell office:value-type="float" office:value="-54.450001" calcext:value-type="float">
            <text:p>-54.450001</text:p>
          </table:table-cell>
          <table:table-cell table:number-columns-repeated="5"/>
          <table:table-cell table:formula="of:=[.$H$2]+([.$H$3]*[.D401])" office:value-type="float" office:value="23.1" calcext:value-type="float">
            <text:p>23.1</text:p>
          </table:table-cell>
          <table:table-cell table:formula="of:=[.$I$2]+([.$I$3]*[.E401])" office:value-type="float" office:value="-32.200001" calcext:value-type="float">
            <text:p>-32.200001</text:p>
          </table:table-cell>
          <table:table-cell table:formula="of:=[.$J$2]+([.$J$3]*[.F401])" office:value-type="float" office:value="-54.450001" calcext:value-type="float">
            <text:p>-54.450001</text:p>
          </table:table-cell>
        </table:table-row>
        <table:table-row table:style-name="ro1">
          <table:table-cell office:value-type="float" office:value="-0.211824" calcext:value-type="float">
            <text:p>-0.211824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1.95" calcext:value-type="float">
            <text:p>1.95</text:p>
          </table:table-cell>
          <table:table-cell office:value-type="float" office:value="-20.1" calcext:value-type="float">
            <text:p>-20.1</text:p>
          </table:table-cell>
          <table:table-cell office:value-type="float" office:value="-55.500004" calcext:value-type="float">
            <text:p>-55.500004</text:p>
          </table:table-cell>
          <table:table-cell table:number-columns-repeated="5"/>
          <table:table-cell table:formula="of:=[.$H$2]+([.$H$3]*[.D402])" office:value-type="float" office:value="10.95" calcext:value-type="float">
            <text:p>10.95</text:p>
          </table:table-cell>
          <table:table-cell table:formula="of:=[.$I$2]+([.$I$3]*[.E402])" office:value-type="float" office:value="-36.1" calcext:value-type="float">
            <text:p>-36.1</text:p>
          </table:table-cell>
          <table:table-cell table:formula="of:=[.$J$2]+([.$J$3]*[.F402])" office:value-type="float" office:value="-55.500004" calcext:value-type="float">
            <text:p>-55.500004</text:p>
          </table:table-cell>
        </table:table-row>
        <table:table-row table:style-name="ro1">
          <table:table-cell office:value-type="float" office:value="-0.170636" calcext:value-type="float">
            <text:p>-0.170636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1.2" calcext:value-type="float">
            <text:p>-1.2</text:p>
          </table:table-cell>
          <table:table-cell office:value-type="float" office:value="-20.25" calcext:value-type="float">
            <text:p>-20.25</text:p>
          </table:table-cell>
          <table:table-cell office:value-type="float" office:value="-55.500004" calcext:value-type="float">
            <text:p>-55.500004</text:p>
          </table:table-cell>
          <table:table-cell table:number-columns-repeated="5"/>
          <table:table-cell table:formula="of:=[.$H$2]+([.$H$3]*[.D403])" office:value-type="float" office:value="7.8" calcext:value-type="float">
            <text:p>7.8</text:p>
          </table:table-cell>
          <table:table-cell table:formula="of:=[.$I$2]+([.$I$3]*[.E403])" office:value-type="float" office:value="-36.25" calcext:value-type="float">
            <text:p>-36.25</text:p>
          </table:table-cell>
          <table:table-cell table:formula="of:=[.$J$2]+([.$J$3]*[.F403])" office:value-type="float" office:value="-55.500004" calcext:value-type="float">
            <text:p>-55.500004</text:p>
          </table:table-cell>
        </table:table-row>
        <table:table-row table:style-name="ro1">
          <table:table-cell office:value-type="float" office:value="-0.158868" calcext:value-type="float">
            <text:p>-0.158868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-2.1" calcext:value-type="float">
            <text:p>-2.1</text:p>
          </table:table-cell>
          <table:table-cell office:value-type="float" office:value="-19.650002" calcext:value-type="float">
            <text:p>-19.650002</text:p>
          </table:table-cell>
          <table:table-cell office:value-type="float" office:value="-56.100002" calcext:value-type="float">
            <text:p>-56.100002</text:p>
          </table:table-cell>
          <table:table-cell table:number-columns-repeated="5"/>
          <table:table-cell table:formula="of:=[.$H$2]+([.$H$3]*[.D404])" office:value-type="float" office:value="6.9" calcext:value-type="float">
            <text:p>6.9</text:p>
          </table:table-cell>
          <table:table-cell table:formula="of:=[.$I$2]+([.$I$3]*[.E404])" office:value-type="float" office:value="-35.650002" calcext:value-type="float">
            <text:p>-35.650002</text:p>
          </table:table-cell>
          <table:table-cell table:formula="of:=[.$J$2]+([.$J$3]*[.F404])" office:value-type="float" office:value="-56.100002" calcext:value-type="float">
            <text:p>-56.100002</text:p>
          </table:table-cell>
        </table:table-row>
        <table:table-row table:style-name="ro1">
          <table:table-cell office:value-type="float" office:value="-0.188288" calcext:value-type="float">
            <text:p>-0.188288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388622" calcext:value-type="float">
            <text:p>1.388622</text:p>
          </table:table-cell>
          <table:table-cell office:value-type="float" office:value="-0.6" calcext:value-type="float">
            <text:p>-0.6</text:p>
          </table:table-cell>
          <table:table-cell office:value-type="float" office:value="-19.950001" calcext:value-type="float">
            <text:p>-19.950001</text:p>
          </table:table-cell>
          <table:table-cell office:value-type="float" office:value="-55.050003" calcext:value-type="float">
            <text:p>-55.050003</text:p>
          </table:table-cell>
          <table:table-cell table:number-columns-repeated="5"/>
          <table:table-cell table:formula="of:=[.$H$2]+([.$H$3]*[.D405])" office:value-type="float" office:value="8.4" calcext:value-type="float">
            <text:p>8.4</text:p>
          </table:table-cell>
          <table:table-cell table:formula="of:=[.$I$2]+([.$I$3]*[.E405])" office:value-type="float" office:value="-35.950001" calcext:value-type="float">
            <text:p>-35.950001</text:p>
          </table:table-cell>
          <table:table-cell table:formula="of:=[.$J$2]+([.$J$3]*[.F405])" office:value-type="float" office:value="-55.050003" calcext:value-type="float">
            <text:p>-55.050003</text:p>
          </table:table-cell>
        </table:table-row>
        <table:table-row table:style-name="ro1">
          <table:table-cell office:value-type="float" office:value="-0.11768" calcext:value-type="float">
            <text:p>-0.11768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4.35" calcext:value-type="float">
            <text:p>4.35</text:p>
          </table:table-cell>
          <table:table-cell office:value-type="float" office:value="-19.35" calcext:value-type="float">
            <text:p>-19.35</text:p>
          </table:table-cell>
          <table:table-cell office:value-type="float" office:value="-54.900002" calcext:value-type="float">
            <text:p>-54.900002</text:p>
          </table:table-cell>
          <table:table-cell table:number-columns-repeated="5"/>
          <table:table-cell table:formula="of:=[.$H$2]+([.$H$3]*[.D406])" office:value-type="float" office:value="13.35" calcext:value-type="float">
            <text:p>13.35</text:p>
          </table:table-cell>
          <table:table-cell table:formula="of:=[.$I$2]+([.$I$3]*[.E406])" office:value-type="float" office:value="-35.35" calcext:value-type="float">
            <text:p>-35.35</text:p>
          </table:table-cell>
          <table:table-cell table:formula="of:=[.$J$2]+([.$J$3]*[.F406])" office:value-type="float" office:value="-54.900002" calcext:value-type="float">
            <text:p>-54.900002</text:p>
          </table:table-cell>
        </table:table-row>
        <table:table-row table:style-name="ro1">
          <table:table-cell office:value-type="float" office:value="-0.164752" calcext:value-type="float">
            <text:p>-0.164752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8.85" calcext:value-type="float">
            <text:p>8.85</text:p>
          </table:table-cell>
          <table:table-cell office:value-type="float" office:value="-17.85" calcext:value-type="float">
            <text:p>-17.85</text:p>
          </table:table-cell>
          <table:table-cell office:value-type="float" office:value="-54.900002" calcext:value-type="float">
            <text:p>-54.900002</text:p>
          </table:table-cell>
          <table:table-cell table:number-columns-repeated="5"/>
          <table:table-cell table:formula="of:=[.$H$2]+([.$H$3]*[.D407])" office:value-type="float" office:value="17.85" calcext:value-type="float">
            <text:p>17.85</text:p>
          </table:table-cell>
          <table:table-cell table:formula="of:=[.$I$2]+([.$I$3]*[.E407])" office:value-type="float" office:value="-33.85" calcext:value-type="float">
            <text:p>-33.85</text:p>
          </table:table-cell>
          <table:table-cell table:formula="of:=[.$J$2]+([.$J$3]*[.F407])" office:value-type="float" office:value="-54.900002" calcext:value-type="float">
            <text:p>-54.900002</text:p>
          </table:table-cell>
        </table:table-row>
        <table:table-row table:style-name="ro1">
          <table:table-cell office:value-type="float" office:value="-0.253012" calcext:value-type="float">
            <text:p>-0.253012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1.365086" calcext:value-type="float">
            <text:p>1.365086</text:p>
          </table:table-cell>
          <table:table-cell office:value-type="float" office:value="11.400001" calcext:value-type="float">
            <text:p>11.400001</text:p>
          </table:table-cell>
          <table:table-cell office:value-type="float" office:value="-17.1" calcext:value-type="float">
            <text:p>-17.1</text:p>
          </table:table-cell>
          <table:table-cell office:value-type="float" office:value="-54.450001" calcext:value-type="float">
            <text:p>-54.450001</text:p>
          </table:table-cell>
          <table:table-cell table:number-columns-repeated="5"/>
          <table:table-cell table:formula="of:=[.$H$2]+([.$H$3]*[.D408])" office:value-type="float" office:value="20.400001" calcext:value-type="float">
            <text:p>20.400001</text:p>
          </table:table-cell>
          <table:table-cell table:formula="of:=[.$I$2]+([.$I$3]*[.E408])" office:value-type="float" office:value="-33.1" calcext:value-type="float">
            <text:p>-33.1</text:p>
          </table:table-cell>
          <table:table-cell table:formula="of:=[.$J$2]+([.$J$3]*[.F408])" office:value-type="float" office:value="-54.450001" calcext:value-type="float">
            <text:p>-54.450001</text:p>
          </table:table-cell>
        </table:table-row>
        <table:table-row table:style-name="ro1">
          <table:table-cell office:value-type="float" office:value="-0.188288" calcext:value-type="float">
            <text:p>-0.18828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15.450001" calcext:value-type="float">
            <text:p>15.450001</text:p>
          </table:table-cell>
          <table:table-cell office:value-type="float" office:value="-15.3" calcext:value-type="float">
            <text:p>-15.3</text:p>
          </table:table-cell>
          <table:table-cell office:value-type="float" office:value="-54.600002" calcext:value-type="float">
            <text:p>-54.600002</text:p>
          </table:table-cell>
          <table:table-cell table:number-columns-repeated="5"/>
          <table:table-cell table:formula="of:=[.$H$2]+([.$H$3]*[.D409])" office:value-type="float" office:value="24.450001" calcext:value-type="float">
            <text:p>24.450001</text:p>
          </table:table-cell>
          <table:table-cell table:formula="of:=[.$I$2]+([.$I$3]*[.E409])" office:value-type="float" office:value="-31.3" calcext:value-type="float">
            <text:p>-31.3</text:p>
          </table:table-cell>
          <table:table-cell table:formula="of:=[.$J$2]+([.$J$3]*[.F409])" office:value-type="float" office:value="-54.600002" calcext:value-type="float">
            <text:p>-54.600002</text:p>
          </table:table-cell>
        </table:table-row>
        <table:table-row table:style-name="ro1">
          <table:table-cell office:value-type="float" office:value="-0.188288" calcext:value-type="float">
            <text:p>-0.18828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15.900001" calcext:value-type="float">
            <text:p>15.900001</text:p>
          </table:table-cell>
          <table:table-cell office:value-type="float" office:value="-15.6" calcext:value-type="float">
            <text:p>-15.6</text:p>
          </table:table-cell>
          <table:table-cell office:value-type="float" office:value="-54.450001" calcext:value-type="float">
            <text:p>-54.450001</text:p>
          </table:table-cell>
          <table:table-cell table:number-columns-repeated="5"/>
          <table:table-cell table:formula="of:=[.$H$2]+([.$H$3]*[.D410])" office:value-type="float" office:value="24.900001" calcext:value-type="float">
            <text:p>24.900001</text:p>
          </table:table-cell>
          <table:table-cell table:formula="of:=[.$I$2]+([.$I$3]*[.E410])" office:value-type="float" office:value="-31.6" calcext:value-type="float">
            <text:p>-31.6</text:p>
          </table:table-cell>
          <table:table-cell table:formula="of:=[.$J$2]+([.$J$3]*[.F410])" office:value-type="float" office:value="-54.450001" calcext:value-type="float">
            <text:p>-54.450001</text:p>
          </table:table-cell>
        </table:table-row>
        <table:table-row table:style-name="ro1">
          <table:table-cell office:value-type="float" office:value="-0.17652" calcext:value-type="float">
            <text:p>-0.1765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16.200001" calcext:value-type="float">
            <text:p>16.200001</text:p>
          </table:table-cell>
          <table:table-cell office:value-type="float" office:value="-14.700001" calcext:value-type="float">
            <text:p>-14.700001</text:p>
          </table:table-cell>
          <table:table-cell office:value-type="float" office:value="-54.600002" calcext:value-type="float">
            <text:p>-54.600002</text:p>
          </table:table-cell>
          <table:table-cell table:number-columns-repeated="5"/>
          <table:table-cell table:formula="of:=[.$H$2]+([.$H$3]*[.D411])" office:value-type="float" office:value="25.200001" calcext:value-type="float">
            <text:p>25.200001</text:p>
          </table:table-cell>
          <table:table-cell table:formula="of:=[.$I$2]+([.$I$3]*[.E411])" office:value-type="float" office:value="-30.700001" calcext:value-type="float">
            <text:p>-30.700001</text:p>
          </table:table-cell>
          <table:table-cell table:formula="of:=[.$J$2]+([.$J$3]*[.F411])" office:value-type="float" office:value="-54.600002" calcext:value-type="float">
            <text:p>-54.600002</text:p>
          </table:table-cell>
        </table:table-row>
        <table:table-row table:style-name="ro1">
          <table:table-cell office:value-type="float" office:value="-0.17652" calcext:value-type="float">
            <text:p>-0.1765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17.1" calcext:value-type="float">
            <text:p>17.1</text:p>
          </table:table-cell>
          <table:table-cell office:value-type="float" office:value="-15.450001" calcext:value-type="float">
            <text:p>-15.450001</text:p>
          </table:table-cell>
          <table:table-cell office:value-type="float" office:value="-54.450001" calcext:value-type="float">
            <text:p>-54.450001</text:p>
          </table:table-cell>
          <table:table-cell table:number-columns-repeated="5"/>
          <table:table-cell table:formula="of:=[.$H$2]+([.$H$3]*[.D412])" office:value-type="float" office:value="26.1" calcext:value-type="float">
            <text:p>26.1</text:p>
          </table:table-cell>
          <table:table-cell table:formula="of:=[.$I$2]+([.$I$3]*[.E412])" office:value-type="float" office:value="-31.450001" calcext:value-type="float">
            <text:p>-31.450001</text:p>
          </table:table-cell>
          <table:table-cell table:formula="of:=[.$J$2]+([.$J$3]*[.F412])" office:value-type="float" office:value="-54.450001" calcext:value-type="float">
            <text:p>-54.450001</text:p>
          </table:table-cell>
        </table:table-row>
        <table:table-row table:style-name="ro1">
          <table:table-cell office:value-type="float" office:value="-0.182404" calcext:value-type="float">
            <text:p>-0.182404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17.1" calcext:value-type="float">
            <text:p>17.1</text:p>
          </table:table-cell>
          <table:table-cell office:value-type="float" office:value="-15.150001" calcext:value-type="float">
            <text:p>-15.150001</text:p>
          </table:table-cell>
          <table:table-cell office:value-type="float" office:value="-53.850002" calcext:value-type="float">
            <text:p>-53.850002</text:p>
          </table:table-cell>
          <table:table-cell table:number-columns-repeated="5"/>
          <table:table-cell table:formula="of:=[.$H$2]+([.$H$3]*[.D413])" office:value-type="float" office:value="26.1" calcext:value-type="float">
            <text:p>26.1</text:p>
          </table:table-cell>
          <table:table-cell table:formula="of:=[.$I$2]+([.$I$3]*[.E413])" office:value-type="float" office:value="-31.150001" calcext:value-type="float">
            <text:p>-31.150001</text:p>
          </table:table-cell>
          <table:table-cell table:formula="of:=[.$J$2]+([.$J$3]*[.F413])" office:value-type="float" office:value="-53.850002" calcext:value-type="float">
            <text:p>-53.850002</text:p>
          </table:table-cell>
        </table:table-row>
      </table:table>
      <table:table table:name="Mag X &amp; Mag Y" table:style-name="ta1">
        <table:shapes>
          <draw:frame draw:z-index="0" draw:style-name="gr1" draw:text-style-name="P1" svg:width="453.83pt" svg:height="480.27pt" svg:x="0pt" svg:y="0.03pt">
            <loext:p draw:notify-on-update-of-ranges="Data.L2:Data.L413 Data.M1:Data.M1 Data.M2:Data.M4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number-columns-repeated="7" table:default-cell-style-name="Default"/>
        <table:table-column table:style-name="co4" table:default-cell-style-name="ce4"/>
        <table:table-column table:style-name="co4" table:number-columns-repeated="2" table:default-cell-style-name="Default"/>
        <table:table-row table:style-name="ro1">
          <table:table-cell table:number-columns-repeated="8"/>
          <table:table-cell table:style-name="ce5" office:value-type="string" calcext:value-type="string">
            <text:p>Mag X</text:p>
          </table:table-cell>
          <table:table-cell table:style-name="ce5" office:value-type="string" calcext:value-type="string">
            <text:p>Mag Y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Offset</text:p>
          </table:table-cell>
          <table:table-cell table:formula="of:=[$Data.H2]" office:value-type="float" office:value="9" calcext:value-type="float">
            <text:p>9</text:p>
          </table:table-cell>
          <table:table-cell table:formula="of:=[$Data.I2]" office:value-type="float" office:value="-16" calcext:value-type="float">
            <text:p>-16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Coeff</text:p>
          </table:table-cell>
          <table:table-cell table:formula="of:=[$Data.H3]" office:value-type="float" office:value="1" calcext:value-type="float">
            <text:p>1</text:p>
          </table:table-cell>
          <table:table-cell table:formula="of:=[$Data.I3]" office:value-type="float" office:value="1" calcext:value-type="float">
            <text:p>1</text:p>
          </table:table-cell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3T15:41:33.224371686</dc:date>
    <meta:editing-duration>PT12M30S</meta:editing-duration>
    <meta:editing-cycles>4</meta:editing-cycles>
    <meta:generator>LibreOffice/5.4.0.3$MacOSX_X86_64 LibreOffice_project/7556cbc6811c9d992f4064ab9287069087d7f62c</meta:generator>
    <meta:document-statistic meta:table-count="2" meta:cell-count="37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16.944cm" xlink:href=".." xlink:type="simple" chart:class="chart:scatter" chart:style-name="ch1">
        <chart:title svg:x="6.302cm" svg:y="0.473cm" chart:style-name="ch2">
          <text:p>Mag X &amp; Mag Y</text:p>
        </chart:title>
        <chart:plot-area chart:style-name="ch3" table:cell-range-address="Data.L2:Data.M413 Data.M1:Data.M1" chart:data-source-has-labels="row" svg:x="1.319cm" svg:y="1.582cm" svg:width="14.372cm" svg:height="14.055cm">
          <chartooo:coordinate-region svg:x="1.686cm" svg:y="1.779cm" svg:width="13.695cm" svg:height="13.662cm"/>
          <chart:axis chart:dimension="x" chart:name="primary-x" chart:style-name="ch4">
            <chart:title svg:x="8.013cm" svg:y="15.975cm" chart:style-name="ch5">
              <text:p>MagX</text:p>
            </chart:title>
            <chart:grid chart:style-name="ch6" chart:class="major"/>
          </chart:axis>
          <chart:axis chart:dimension="y" chart:name="primary-y" chart:style-name="ch4">
            <chart:title svg:x="0.451cm" svg:y="9.101cm" chart:style-name="ch7">
              <text:p>MagY</text:p>
            </chart:title>
            <chart:grid chart:style-name="ch6" chart:class="major"/>
          </chart:axis>
          <chart:series chart:style-name="ch8" chart:values-cell-range-address="Data.M2:Data.M413" chart:label-cell-address="Data.M1:Data.M1" chart:class="chart:scatter">
            <chart:domain table:cell-range-address="Data.L2:Data.L413"/>
            <chart:data-point chart:repeated="4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New Mag Y</text:p>
                <draw:g>
                  <svg:desc>Data.M1:Data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25">
                <text:p>20.25</text:p>
                <draw:g>
                  <svg:desc>Data.L2:Data.L413</svg:desc>
                </draw:g>
              </table:table-cell>
              <table:table-cell office:value-type="float" office:value="-37">
                <text:p>-37</text:p>
                <draw:g>
                  <svg:desc>Data.M2:Data.M4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650001">
                <text:p>19.650001</text:p>
              </table:table-cell>
              <table:table-cell office:value-type="float" office:value="-37.300001">
                <text:p>-37.3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5">
                <text:p>19.5</text:p>
              </table:table-cell>
              <table:table-cell office:value-type="float" office:value="-36.550001">
                <text:p>-36.55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400001">
                <text:p>17.400001</text:p>
              </table:table-cell>
              <table:table-cell office:value-type="float" office:value="-35.050001">
                <text:p>-35.05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85">
                <text:p>17.85</text:p>
              </table:table-cell>
              <table:table-cell office:value-type="float" office:value="-35.35">
                <text:p>-35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25">
                <text:p>17.25</text:p>
              </table:table-cell>
              <table:table-cell office:value-type="float" office:value="-35.35">
                <text:p>-35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25">
                <text:p>17.25</text:p>
              </table:table-cell>
              <table:table-cell office:value-type="float" office:value="-35.5">
                <text:p>-35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25">
                <text:p>17.25</text:p>
              </table:table-cell>
              <table:table-cell office:value-type="float" office:value="-35.200001">
                <text:p>-35.2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8">
                <text:p>16.8</text:p>
              </table:table-cell>
              <table:table-cell office:value-type="float" office:value="-35.5">
                <text:p>-3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25">
                <text:p>17.25</text:p>
              </table:table-cell>
              <table:table-cell office:value-type="float" office:value="-34.6">
                <text:p>-34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.25">
                <text:p>17.25</text:p>
              </table:table-cell>
              <table:table-cell office:value-type="float" office:value="-34.450001">
                <text:p>-34.45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5">
                <text:p>16.5</text:p>
              </table:table-cell>
              <table:table-cell office:value-type="float" office:value="-34.150002">
                <text:p>-34.150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1">
                <text:p>17.1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05">
                <text:p>16.05</text:p>
              </table:table-cell>
              <table:table-cell office:value-type="float" office:value="-35.5">
                <text:p>-35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5">
                <text:p>16.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6">
                <text:p>18.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150001">
                <text:p>18.150001</text:p>
              </table:table-cell>
              <table:table-cell office:value-type="float" office:value="-34.150002">
                <text:p>-34.150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6">
                <text:p>18.6</text:p>
              </table:table-cell>
              <table:table-cell office:value-type="float" office:value="-34.150002">
                <text:p>-34.15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55">
                <text:p>17.55</text:p>
              </table:table-cell>
              <table:table-cell office:value-type="float" office:value="-33.85">
                <text:p>-33.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05">
                <text:p>13.05</text:p>
              </table:table-cell>
              <table:table-cell office:value-type="float" office:value="-35.200001">
                <text:p>-35.2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7">
                <text:p>8.7</text:p>
              </table:table-cell>
              <table:table-cell office:value-type="float" office:value="-35.650002">
                <text:p>-35.65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-35.800001">
                <text:p>-35.8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.750001">
                <text:p>-3.750001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0.800001">
                <text:p>-10.800001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9.35">
                <text:p>-19.35</text:p>
              </table:table-cell>
              <table:table-cell office:value-type="float" office:value="-26.35">
                <text:p>-26.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.850002">
                <text:p>-23.850002</text:p>
              </table:table-cell>
              <table:table-cell office:value-type="float" office:value="-20.65">
                <text:p>-20.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7.900002">
                <text:p>-27.90000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9.700001">
                <text:p>-29.700001</text:p>
              </table:table-cell>
              <table:table-cell office:value-type="float" office:value="-9.4">
                <text:p>-9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0.450001">
                <text:p>-30.450001</text:p>
              </table:table-cell>
              <table:table-cell office:value-type="float" office:value="-6.4">
                <text:p>-6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0.150002">
                <text:p>-30.150002</text:p>
              </table:table-cell>
              <table:table-cell office:value-type="float" office:value="7.700001">
                <text:p>7.7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3.900002">
                <text:p>-33.900002</text:p>
              </table:table-cell>
              <table:table-cell office:value-type="float" office:value="10.400002">
                <text:p>10.400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4.950001">
                <text:p>-34.95000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1.950001">
                <text:p>-31.9500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0.300003">
                <text:p>-30.300003</text:p>
              </table:table-cell>
              <table:table-cell office:value-type="float" office:value="21.200001">
                <text:p>21.2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6.550003">
                <text:p>-26.550003</text:p>
              </table:table-cell>
              <table:table-cell office:value-type="float" office:value="26.600002">
                <text:p>26.60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2.650002">
                <text:p>-22.6500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.1">
                <text:p>-17.1</text:p>
              </table:table-cell>
              <table:table-cell office:value-type="float" office:value="33.500004">
                <text:p>33.5000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1.550001">
                <text:p>-11.550001</text:p>
              </table:table-cell>
              <table:table-cell office:value-type="float" office:value="35.750004">
                <text:p>35.750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.900001">
                <text:p>-6.900001</text:p>
              </table:table-cell>
              <table:table-cell office:value-type="float" office:value="36.350002">
                <text:p>36.350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.200001">
                <text:p>-4.200001</text:p>
              </table:table-cell>
              <table:table-cell office:value-type="float" office:value="36.800003">
                <text:p>36.8000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5">
                <text:p>2.55</text:p>
              </table:table-cell>
              <table:table-cell office:value-type="float" office:value="36.200001">
                <text:p>36.2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95">
                <text:p>13.95</text:p>
              </table:table-cell>
              <table:table-cell office:value-type="float" office:value="32.900002">
                <text:p>32.900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750001">
                <text:p>21.750001</text:p>
              </table:table-cell>
              <table:table-cell office:value-type="float" office:value="27.650002">
                <text:p>27.6500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.950001">
                <text:p>25.950001</text:p>
              </table:table-cell>
              <table:table-cell office:value-type="float" office:value="23.900002">
                <text:p>23.9000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.400002">
                <text:p>32.400002</text:p>
              </table:table-cell>
              <table:table-cell office:value-type="float" office:value="18.350002">
                <text:p>18.350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.400002">
                <text:p>35.400002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.300001">
                <text:p>36.300001</text:p>
              </table:table-cell>
              <table:table-cell office:value-type="float" office:value="8.150002">
                <text:p>8.150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.050001">
                <text:p>37.050001</text:p>
              </table:table-cell>
              <table:table-cell office:value-type="float" office:value="4.550001">
                <text:p>4.550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.6">
                <text:p>36.6</text:p>
              </table:table-cell>
              <table:table-cell office:value-type="float" office:value="-4.299999">
                <text:p>-4.299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.400002">
                <text:p>35.400002</text:p>
              </table:table-cell>
              <table:table-cell office:value-type="float" office:value="-9.1">
                <text:p>-9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.85">
                <text:p>32.85</text:p>
              </table:table-cell>
              <table:table-cell office:value-type="float" office:value="-15.85">
                <text:p>-15.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.300001">
                <text:p>30.300001</text:p>
              </table:table-cell>
              <table:table-cell office:value-type="float" office:value="-20.95">
                <text:p>-20.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.150002">
                <text:p>27.15000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.700001">
                <text:p>23.700001</text:p>
              </table:table-cell>
              <table:table-cell office:value-type="float" office:value="-28.150001">
                <text:p>-28.150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.55">
                <text:p>20.55</text:p>
              </table:table-cell>
              <table:table-cell office:value-type="float" office:value="-29.500001">
                <text:p>-29.50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55">
                <text:p>17.55</text:p>
              </table:table-cell>
              <table:table-cell office:value-type="float" office:value="-31.750001">
                <text:p>-31.75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95">
                <text:p>13.95</text:p>
              </table:table-cell>
              <table:table-cell office:value-type="float" office:value="-33.85">
                <text:p>-33.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35">
                <text:p>10.35</text:p>
              </table:table-cell>
              <table:table-cell office:value-type="float" office:value="-34.300001">
                <text:p>-34.30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6">
                <text:p>6.6</text:p>
              </table:table-cell>
              <table:table-cell office:value-type="float" office:value="-35.200001">
                <text:p>-35.20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">
                <text:p>1.2</text:p>
              </table:table-cell>
              <table:table-cell office:value-type="float" office:value="-35.650002">
                <text:p>-35.650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4.200001">
                <text:p>-4.200001</text:p>
              </table:table-cell>
              <table:table-cell office:value-type="float" office:value="-35.5">
                <text:p>-35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7.200001">
                <text:p>-7.200001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9.450001">
                <text:p>-9.450001</text:p>
              </table:table-cell>
              <table:table-cell office:value-type="float" office:value="-34.6">
                <text:p>-34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0.35">
                <text:p>-10.35</text:p>
              </table:table-cell>
              <table:table-cell office:value-type="float" office:value="-34.300001">
                <text:p>-34.300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8.85">
                <text:p>-8.85</text:p>
              </table:table-cell>
              <table:table-cell office:value-type="float" office:value="-35.200001">
                <text:p>-35.2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.250001">
                <text:p>-5.250001</text:p>
              </table:table-cell>
              <table:table-cell office:value-type="float" office:value="-35.800001">
                <text:p>-35.80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05">
                <text:p>-1.05</text:p>
              </table:table-cell>
              <table:table-cell office:value-type="float" office:value="-35.950001">
                <text:p>-35.950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1">
                <text:p>5.1</text:p>
              </table:table-cell>
              <table:table-cell office:value-type="float" office:value="-35.650002">
                <text:p>-35.6500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25">
                <text:p>11.25</text:p>
              </table:table-cell>
              <table:table-cell office:value-type="float" office:value="-34.450001">
                <text:p>-34.45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700001">
                <text:p>17.700001</text:p>
              </table:table-cell>
              <table:table-cell office:value-type="float" office:value="-31.3">
                <text:p>-31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.900001">
                <text:p>21.900001</text:p>
              </table:table-cell>
              <table:table-cell office:value-type="float" office:value="-29.05">
                <text:p>-29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.1">
                <text:p>26.1</text:p>
              </table:table-cell>
              <table:table-cell office:value-type="float" office:value="-25.75">
                <text:p>-25.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.200001">
                <text:p>31.200001</text:p>
              </table:table-cell>
              <table:table-cell office:value-type="float" office:value="-18.55">
                <text:p>-18.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.900002">
                <text:p>33.900002</text:p>
              </table:table-cell>
              <table:table-cell office:value-type="float" office:value="-13.15">
                <text:p>-13.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.85">
                <text:p>35.85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.35">
                <text:p>37.35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.750002">
                <text:p>36.750002</text:p>
              </table:table-cell>
              <table:table-cell office:value-type="float" office:value="0.650002000000001">
                <text:p>0.65000200000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.700001">
                <text:p>35.700001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.700001">
                <text:p>35.700001</text:p>
              </table:table-cell>
              <table:table-cell office:value-type="float" office:value="9.800001">
                <text:p>9.8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.1">
                <text:p>35.1</text:p>
              </table:table-cell>
              <table:table-cell office:value-type="float" office:value="11.300001">
                <text:p>11.30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.35">
                <text:p>34.35</text:p>
              </table:table-cell>
              <table:table-cell office:value-type="float" office:value="14.450001">
                <text:p>14.45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.85">
                <text:p>32.85</text:p>
              </table:table-cell>
              <table:table-cell office:value-type="float" office:value="18.200001">
                <text:p>18.2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800001">
                <text:p>28.800001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900001">
                <text:p>21.900001</text:p>
              </table:table-cell>
              <table:table-cell office:value-type="float" office:value="28.25">
                <text:p>28.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400001">
                <text:p>17.400001</text:p>
              </table:table-cell>
              <table:table-cell office:value-type="float" office:value="30.800003">
                <text:p>30.800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.35">
                <text:p>13.35</text:p>
              </table:table-cell>
              <table:table-cell office:value-type="float" office:value="32.900002">
                <text:p>32.9000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5">
                <text:p>7.5</text:p>
              </table:table-cell>
              <table:table-cell office:value-type="float" office:value="35.150002">
                <text:p>35.150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85">
                <text:p>2.85</text:p>
              </table:table-cell>
              <table:table-cell office:value-type="float" office:value="36.650002">
                <text:p>36.65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8">
                <text:p>-1.8</text:p>
              </table:table-cell>
              <table:table-cell office:value-type="float" office:value="36.800003">
                <text:p>36.8000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5.55">
                <text:p>-5.55</text:p>
              </table:table-cell>
              <table:table-cell office:value-type="float" office:value="36.200001">
                <text:p>36.2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4.1">
                <text:p>-14.1</text:p>
              </table:table-cell>
              <table:table-cell office:value-type="float" office:value="33.650002">
                <text:p>33.650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8.750002">
                <text:p>-18.750002</text:p>
              </table:table-cell>
              <table:table-cell office:value-type="float" office:value="32.150002">
                <text:p>32.1500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0.250002">
                <text:p>-20.250002</text:p>
              </table:table-cell>
              <table:table-cell office:value-type="float" office:value="30.800003">
                <text:p>30.8000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2.500002">
                <text:p>-22.500002</text:p>
              </table:table-cell>
              <table:table-cell office:value-type="float" office:value="30.050003">
                <text:p>30.0500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6.25">
                <text:p>-26.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0.300003">
                <text:p>-30.300003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3.75">
                <text:p>-33.75</text:p>
              </table:table-cell>
              <table:table-cell office:value-type="float" office:value="12.650002">
                <text:p>12.6500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5.700001">
                <text:p>-35.700001</text:p>
              </table:table-cell>
              <table:table-cell office:value-type="float" office:value="9.500002">
                <text:p>9.5000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37.050003">
                <text:p>-37.050003</text:p>
              </table:table-cell>
              <table:table-cell office:value-type="float" office:value="3.050001">
                <text:p>3.050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37.200001">
                <text:p>-37.200001</text:p>
              </table:table-cell>
              <table:table-cell office:value-type="float" office:value="0.0500010000000017">
                <text:p>0.05000100000000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36.150002">
                <text:p>-36.150002</text:p>
              </table:table-cell>
              <table:table-cell office:value-type="float" office:value="-6.4">
                <text:p>-6.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5.700001">
                <text:p>-35.700001</text:p>
              </table:table-cell>
              <table:table-cell office:value-type="float" office:value="-10.75">
                <text:p>-10.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4.5">
                <text:p>-34.5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3">
                <text:p>-33</text:p>
              </table:table-cell>
              <table:table-cell office:value-type="float" office:value="-18.85">
                <text:p>-18.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9.100002">
                <text:p>-29.100002</text:p>
              </table:table-cell>
              <table:table-cell office:value-type="float" office:value="-22.6">
                <text:p>-22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5.050003">
                <text:p>-25.050003</text:p>
              </table:table-cell>
              <table:table-cell office:value-type="float" office:value="-25.6">
                <text:p>-25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1.000002">
                <text:p>-21.000002</text:p>
              </table:table-cell>
              <table:table-cell office:value-type="float" office:value="-28.6">
                <text:p>-28.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4.1">
                <text:p>-14.1</text:p>
              </table:table-cell>
              <table:table-cell office:value-type="float" office:value="-32.800001">
                <text:p>-32.8000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6.900001">
                <text:p>-6.900001</text:p>
              </table:table-cell>
              <table:table-cell office:value-type="float" office:value="-35.200001">
                <text:p>-35.2000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4">
                <text:p>2.4</text:p>
              </table:table-cell>
              <table:table-cell office:value-type="float" office:value="-36.400002">
                <text:p>-36.4000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2">
                <text:p>7.2</text:p>
              </table:table-cell>
              <table:table-cell office:value-type="float" office:value="-35.650002">
                <text:p>-35.6500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05">
                <text:p>10.05</text:p>
              </table:table-cell>
              <table:table-cell office:value-type="float" office:value="-35.800001">
                <text:p>-35.8000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9">
                <text:p>12.9</text:p>
              </table:table-cell>
              <table:table-cell office:value-type="float" office:value="-35.650002">
                <text:p>-35.6500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.65">
                <text:p>16.65</text:p>
              </table:table-cell>
              <table:table-cell office:value-type="float" office:value="-33.550001">
                <text:p>-33.5500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.400001">
                <text:p>20.400001</text:p>
              </table:table-cell>
              <table:table-cell office:value-type="float" office:value="-30.55">
                <text:p>-30.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.2">
                <text:p>16.2</text:p>
              </table:table-cell>
              <table:table-cell office:value-type="float" office:value="-33.700001">
                <text:p>-33.700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35">
                <text:p>10.35</text:p>
              </table:table-cell>
              <table:table-cell office:value-type="float" office:value="-35.950001">
                <text:p>-35.950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">
                <text:p>0.9</text:p>
              </table:table-cell>
              <table:table-cell office:value-type="float" office:value="-36.550001">
                <text:p>-36.5500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">
                <text:p>-3</text:p>
              </table:table-cell>
              <table:table-cell office:value-type="float" office:value="-36.400002">
                <text:p>-36.4000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85">
                <text:p>2.85</text:p>
              </table:table-cell>
              <table:table-cell office:value-type="float" office:value="-36.700001">
                <text:p>-36.700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05">
                <text:p>-1.05</text:p>
              </table:table-cell>
              <table:table-cell office:value-type="float" office:value="-35.35">
                <text:p>-35.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7.050001">
                <text:p>-7.050001</text:p>
              </table:table-cell>
              <table:table-cell office:value-type="float" office:value="-32.050001">
                <text:p>-32.0500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3.400002">
                <text:p>-23.400002</text:p>
              </table:table-cell>
              <table:table-cell office:value-type="float" office:value="-33.1">
                <text:p>-33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47.700001">
                <text:p>-47.700001</text:p>
              </table:table-cell>
              <table:table-cell office:value-type="float" office:value="-32.200001">
                <text:p>-32.2000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60.150002">
                <text:p>-60.150002</text:p>
              </table:table-cell>
              <table:table-cell office:value-type="float" office:value="-32.050001">
                <text:p>-32.0500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66.600006">
                <text:p>-66.600006</text:p>
              </table:table-cell>
              <table:table-cell office:value-type="float" office:value="-35.050001">
                <text:p>-35.050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69.600006">
                <text:p>-69.600006</text:p>
              </table:table-cell>
              <table:table-cell office:value-type="float" office:value="-36.25">
                <text:p>-36.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73.5">
                <text:p>-73.5</text:p>
              </table:table-cell>
              <table:table-cell office:value-type="float" office:value="-31.900001">
                <text:p>-31.9000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72.150002">
                <text:p>-72.150002</text:p>
              </table:table-cell>
              <table:table-cell office:value-type="float" office:value="-33.400002">
                <text:p>-33.4000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70.950005">
                <text:p>-70.950005</text:p>
              </table:table-cell>
              <table:table-cell office:value-type="float" office:value="-32.35">
                <text:p>-32.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69.600006">
                <text:p>-69.600006</text:p>
              </table:table-cell>
              <table:table-cell office:value-type="float" office:value="-31.900001">
                <text:p>-31.9000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66.75">
                <text:p>-66.75</text:p>
              </table:table-cell>
              <table:table-cell office:value-type="float" office:value="-33.1">
                <text:p>-33.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63.450005">
                <text:p>-63.450005</text:p>
              </table:table-cell>
              <table:table-cell office:value-type="float" office:value="-32.800001">
                <text:p>-32.8000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57.450005">
                <text:p>-57.450005</text:p>
              </table:table-cell>
              <table:table-cell office:value-type="float" office:value="-33.25">
                <text:p>-33.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6.350002">
                <text:p>-46.350002</text:p>
              </table:table-cell>
              <table:table-cell office:value-type="float" office:value="-32.950001">
                <text:p>-32.9500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4.5">
                <text:p>-34.5</text:p>
              </table:table-cell>
              <table:table-cell office:value-type="float" office:value="-35.050001">
                <text:p>-35.05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9.050001">
                <text:p>-19.050001</text:p>
              </table:table-cell>
              <table:table-cell office:value-type="float" office:value="-38.050001">
                <text:p>-38.0500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5.400001">
                <text:p>-5.400001</text:p>
              </table:table-cell>
              <table:table-cell office:value-type="float" office:value="-39.1">
                <text:p>-39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.9">
                <text:p>9.9</text:p>
              </table:table-cell>
              <table:table-cell office:value-type="float" office:value="-37.900002">
                <text:p>-37.9000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.200001">
                <text:p>19.200001</text:p>
              </table:table-cell>
              <table:table-cell office:value-type="float" office:value="-34.6">
                <text:p>-34.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.700001">
                <text:p>29.700001</text:p>
              </table:table-cell>
              <table:table-cell office:value-type="float" office:value="-33.400002">
                <text:p>-33.4000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.300001">
                <text:p>39.300001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7.700001">
                <text:p>47.700001</text:p>
              </table:table-cell>
              <table:table-cell office:value-type="float" office:value="-38.050001">
                <text:p>-38.050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4.450001">
                <text:p>54.450001</text:p>
              </table:table-cell>
              <table:table-cell office:value-type="float" office:value="-38.050001">
                <text:p>-38.0500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1.500004">
                <text:p>61.500004</text:p>
              </table:table-cell>
              <table:table-cell office:value-type="float" office:value="-38.5">
                <text:p>-38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4.950001">
                <text:p>64.950001</text:p>
              </table:table-cell>
              <table:table-cell office:value-type="float" office:value="-39.85">
                <text:p>-39.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4.050003">
                <text:p>64.050003</text:p>
              </table:table-cell>
              <table:table-cell office:value-type="float" office:value="-39.400002">
                <text:p>-39.4000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2.250004">
                <text:p>62.250004</text:p>
              </table:table-cell>
              <table:table-cell office:value-type="float" office:value="-39.400002">
                <text:p>-39.4000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5.050003">
                <text:p>55.050003</text:p>
              </table:table-cell>
              <table:table-cell office:value-type="float" office:value="-40.450001">
                <text:p>-40.4500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8.900002">
                <text:p>48.900002</text:p>
              </table:table-cell>
              <table:table-cell office:value-type="float" office:value="-41.35">
                <text:p>-41.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4.700001">
                <text:p>44.700001</text:p>
              </table:table-cell>
              <table:table-cell office:value-type="float" office:value="-41.650002">
                <text:p>-41.6500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4.050001">
                <text:p>34.050001</text:p>
              </table:table-cell>
              <table:table-cell office:value-type="float" office:value="-43.000002">
                <text:p>-43.0000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.050001">
                <text:p>25.050001</text:p>
              </table:table-cell>
              <table:table-cell office:value-type="float" office:value="-41.800001">
                <text:p>-41.8000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9">
                <text:p>15.9</text:p>
              </table:table-cell>
              <table:table-cell office:value-type="float" office:value="-40.750002">
                <text:p>-40.7500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6">
                <text:p>6.6</text:p>
              </table:table-cell>
              <table:table-cell office:value-type="float" office:value="-38.5">
                <text:p>-38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">
                <text:p>-3</text:p>
              </table:table-cell>
              <table:table-cell office:value-type="float" office:value="-38.200001">
                <text:p>-38.2000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9.300001">
                <text:p>-9.300001</text:p>
              </table:table-cell>
              <table:table-cell office:value-type="float" office:value="-38.35">
                <text:p>-38.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5.150002">
                <text:p>-15.150002</text:p>
              </table:table-cell>
              <table:table-cell office:value-type="float" office:value="-37.300001">
                <text:p>-37.3000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7.35">
                <text:p>-7.3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15">
                <text:p>6.15</text:p>
              </table:table-cell>
              <table:table-cell office:value-type="float" office:value="-32.35">
                <text:p>-32.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.6">
                <text:p>18.6</text:p>
              </table:table-cell>
              <table:table-cell office:value-type="float" office:value="-32.050001">
                <text:p>-32.050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.6">
                <text:p>30.6</text:p>
              </table:table-cell>
              <table:table-cell office:value-type="float" office:value="-34.300001">
                <text:p>-34.300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.150002">
                <text:p>39.150002</text:p>
              </table:table-cell>
              <table:table-cell office:value-type="float" office:value="-37.150002">
                <text:p>-37.1500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7.25">
                <text:p>47.25</text:p>
              </table:table-cell>
              <table:table-cell office:value-type="float" office:value="-39.1">
                <text:p>-39.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5.900002">
                <text:p>45.900002</text:p>
              </table:table-cell>
              <table:table-cell office:value-type="float" office:value="-40.150002">
                <text:p>-40.1500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.800001">
                <text:p>31.800001</text:p>
              </table:table-cell>
              <table:table-cell office:value-type="float" office:value="-43.150002">
                <text:p>-43.1500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.85">
                <text:p>23.85</text:p>
              </table:table-cell>
              <table:table-cell office:value-type="float" office:value="-45.1">
                <text:p>-45.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.9">
                <text:p>12.9</text:p>
              </table:table-cell>
              <table:table-cell office:value-type="float" office:value="-44.35">
                <text:p>-44.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5.55">
                <text:p>-5.55</text:p>
              </table:table-cell>
              <table:table-cell office:value-type="float" office:value="-45.85">
                <text:p>-45.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5.450001">
                <text:p>-15.450001</text:p>
              </table:table-cell>
              <table:table-cell office:value-type="float" office:value="-43.150002">
                <text:p>-43.1500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5.350002">
                <text:p>-25.350002</text:p>
              </table:table-cell>
              <table:table-cell office:value-type="float" office:value="-41.200001">
                <text:p>-41.2000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31.200001">
                <text:p>-31.200001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9.550003">
                <text:p>-29.550003</text:p>
              </table:table-cell>
              <table:table-cell office:value-type="float" office:value="-38.950001">
                <text:p>-38.9500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0.400002">
                <text:p>-20.400002</text:p>
              </table:table-cell>
              <table:table-cell office:value-type="float" office:value="-39.85">
                <text:p>-39.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4.950001">
                <text:p>-4.950001</text:p>
              </table:table-cell>
              <table:table-cell office:value-type="float" office:value="-38.800001">
                <text:p>-38.8000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55">
                <text:p>17.55</text:p>
              </table:table-cell>
              <table:table-cell office:value-type="float" office:value="-40.6">
                <text:p>-40.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.700001">
                <text:p>38.700001</text:p>
              </table:table-cell>
              <table:table-cell office:value-type="float" office:value="-42.400002">
                <text:p>-42.4000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2.800003">
                <text:p>52.800003</text:p>
              </table:table-cell>
              <table:table-cell office:value-type="float" office:value="-38.35">
                <text:p>-38.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1.500004">
                <text:p>61.500004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5.100002">
                <text:p>65.100002</text:p>
              </table:table-cell>
              <table:table-cell office:value-type="float" office:value="-40.150002">
                <text:p>-40.1500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3.750004">
                <text:p>63.750004</text:p>
              </table:table-cell>
              <table:table-cell office:value-type="float" office:value="-41.650002">
                <text:p>-41.6500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8.800003">
                <text:p>58.800003</text:p>
              </table:table-cell>
              <table:table-cell office:value-type="float" office:value="-43.900002">
                <text:p>-43.9000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2.350002">
                <text:p>52.350002</text:p>
              </table:table-cell>
              <table:table-cell office:value-type="float" office:value="-44.35">
                <text:p>-44.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5.450001">
                <text:p>45.450001</text:p>
              </table:table-cell>
              <table:table-cell office:value-type="float" office:value="-42.550001">
                <text:p>-42.5500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.050001">
                <text:p>40.050001</text:p>
              </table:table-cell>
              <table:table-cell office:value-type="float" office:value="-44.050001">
                <text:p>-44.0500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2.85">
                <text:p>32.85</text:p>
              </table:table-cell>
              <table:table-cell office:value-type="float" office:value="-45.1">
                <text:p>-45.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.6">
                <text:p>24.6</text:p>
              </table:table-cell>
              <table:table-cell office:value-type="float" office:value="-45.400002">
                <text:p>-45.4000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6">
                <text:p>9.6</text:p>
              </table:table-cell>
              <table:table-cell office:value-type="float" office:value="-48.25">
                <text:p>-48.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8">
                <text:p>-1.8</text:p>
              </table:table-cell>
              <table:table-cell office:value-type="float" office:value="-49.150002">
                <text:p>-49.1500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5.300001">
                <text:p>-15.300001</text:p>
              </table:table-cell>
              <table:table-cell office:value-type="float" office:value="-48.100002">
                <text:p>-48.1000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9.850002">
                <text:p>-29.850002</text:p>
              </table:table-cell>
              <table:table-cell office:value-type="float" office:value="-45.85">
                <text:p>-45.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45.600002">
                <text:p>-45.600002</text:p>
              </table:table-cell>
              <table:table-cell office:value-type="float" office:value="-44.200001">
                <text:p>-44.2000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52.650002">
                <text:p>-52.650002</text:p>
              </table:table-cell>
              <table:table-cell office:value-type="float" office:value="-43.450001">
                <text:p>-43.4500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59.700005">
                <text:p>-59.700005</text:p>
              </table:table-cell>
              <table:table-cell office:value-type="float" office:value="-46.300001">
                <text:p>-46.3000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66.75">
                <text:p>-66.75</text:p>
              </table:table-cell>
              <table:table-cell office:value-type="float" office:value="-42.400002">
                <text:p>-42.4000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69">
                <text:p>-69</text:p>
              </table:table-cell>
              <table:table-cell office:value-type="float" office:value="-33.550001">
                <text:p>-33.5500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65.550003">
                <text:p>-65.550003</text:p>
              </table:table-cell>
              <table:table-cell office:value-type="float" office:value="-28.6">
                <text:p>-28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54.300003">
                <text:p>-54.300003</text:p>
              </table:table-cell>
              <table:table-cell office:value-type="float" office:value="-33.700001">
                <text:p>-33.7000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43.500004">
                <text:p>-43.500004</text:p>
              </table:table-cell>
              <table:table-cell office:value-type="float" office:value="-38.200001">
                <text:p>-38.2000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9.200001">
                <text:p>-19.200001</text:p>
              </table:table-cell>
              <table:table-cell office:value-type="float" office:value="-43.450001">
                <text:p>-43.4500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4.35">
                <text:p>-4.35</text:p>
              </table:table-cell>
              <table:table-cell office:value-type="float" office:value="-39.85">
                <text:p>-39.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.7">
                <text:p>11.7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.55">
                <text:p>23.55</text:p>
              </table:table-cell>
              <table:table-cell office:value-type="float" office:value="-34.6">
                <text:p>-34.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3.900002">
                <text:p>33.900002</text:p>
              </table:table-cell>
              <table:table-cell office:value-type="float" office:value="-35.650002">
                <text:p>-35.6500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2">
                <text:p>42</text:p>
              </table:table-cell>
              <table:table-cell office:value-type="float" office:value="-37.6">
                <text:p>-37.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5.150002">
                <text:p>45.150002</text:p>
              </table:table-cell>
              <table:table-cell office:value-type="float" office:value="-40.300001">
                <text:p>-40.3000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.300001">
                <text:p>39.300001</text:p>
              </table:table-cell>
              <table:table-cell office:value-type="float" office:value="-39.400002">
                <text:p>-39.4000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.200001">
                <text:p>34.200001</text:p>
              </table:table-cell>
              <table:table-cell office:value-type="float" office:value="-38.050001">
                <text:p>-38.0500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">
                <text:p>27</text:p>
              </table:table-cell>
              <table:table-cell office:value-type="float" office:value="-37.150002">
                <text:p>-37.1500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.55">
                <text:p>17.55</text:p>
              </table:table-cell>
              <table:table-cell office:value-type="float" office:value="-31.900001">
                <text:p>-31.9000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.45">
                <text:p>15.45</text:p>
              </table:table-cell>
              <table:table-cell office:value-type="float" office:value="-36.1">
                <text:p>-36.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.15">
                <text:p>12.15</text:p>
              </table:table-cell>
              <table:table-cell office:value-type="float" office:value="-47.35">
                <text:p>-47.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85">
                <text:p>8.85</text:p>
              </table:table-cell>
              <table:table-cell office:value-type="float" office:value="-60.700001">
                <text:p>-60.7000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85">
                <text:p>2.85</text:p>
              </table:table-cell>
              <table:table-cell office:value-type="float" office:value="-73.000004">
                <text:p>-73.0000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900001">
                <text:p>-0.900001</text:p>
              </table:table-cell>
              <table:table-cell office:value-type="float" office:value="-76.900002">
                <text:p>-76.9000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95">
                <text:p>4.95</text:p>
              </table:table-cell>
              <table:table-cell office:value-type="float" office:value="-79.000004">
                <text:p>-79.0000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7">
                <text:p>5.7</text:p>
              </table:table-cell>
              <table:table-cell office:value-type="float" office:value="-77.350002">
                <text:p>-77.3500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.5">
                <text:p>10.5</text:p>
              </table:table-cell>
              <table:table-cell office:value-type="float" office:value="-69.100002">
                <text:p>-69.1000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.3">
                <text:p>12.3</text:p>
              </table:table-cell>
              <table:table-cell office:value-type="float" office:value="-49.600002">
                <text:p>-49.6000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.65">
                <text:p>13.65</text:p>
              </table:table-cell>
              <table:table-cell office:value-type="float" office:value="-36.1">
                <text:p>-36.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.3">
                <text:p>15.3</text:p>
              </table:table-cell>
              <table:table-cell office:value-type="float" office:value="-15.1">
                <text:p>-15.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.3">
                <text:p>15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.3">
                <text:p>12.3</text:p>
              </table:table-cell>
              <table:table-cell office:value-type="float" office:value="33.200001">
                <text:p>33.2000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.4">
                <text:p>8.4</text:p>
              </table:table-cell>
              <table:table-cell office:value-type="float" office:value="48.650002">
                <text:p>48.6500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75">
                <text:p>-0.75</text:p>
              </table:table-cell>
              <table:table-cell office:value-type="float" office:value="65.300003">
                <text:p>65.3000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9.150002">
                <text:p>-9.150002</text:p>
              </table:table-cell>
              <table:table-cell office:value-type="float" office:value="71.300003">
                <text:p>71.3000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8.900002">
                <text:p>-18.900002</text:p>
              </table:table-cell>
              <table:table-cell office:value-type="float" office:value="72.650002">
                <text:p>72.6500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5.350002">
                <text:p>-25.350002</text:p>
              </table:table-cell>
              <table:table-cell office:value-type="float" office:value="67.700005">
                <text:p>67.7000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5.950001">
                <text:p>-25.950001</text:p>
              </table:table-cell>
              <table:table-cell office:value-type="float" office:value="65.75">
                <text:p>65.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4.75">
                <text:p>-24.75</text:p>
              </table:table-cell>
              <table:table-cell office:value-type="float" office:value="57.650002">
                <text:p>57.6500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1.000002">
                <text:p>-21.000002</text:p>
              </table:table-cell>
              <table:table-cell office:value-type="float" office:value="49.25">
                <text:p>49.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0.450001">
                <text:p>-30.450001</text:p>
              </table:table-cell>
              <table:table-cell office:value-type="float" office:value="38.000004">
                <text:p>38.0000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45.150002">
                <text:p>-45.150002</text:p>
              </table:table-cell>
              <table:table-cell office:value-type="float" office:value="3.950001">
                <text:p>3.9500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7.050003">
                <text:p>-37.050003</text:p>
              </table:table-cell>
              <table:table-cell office:value-type="float" office:value="-24.1">
                <text:p>-24.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0.150002">
                <text:p>-30.150002</text:p>
              </table:table-cell>
              <table:table-cell office:value-type="float" office:value="-35.35">
                <text:p>-35.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2.950001">
                <text:p>-22.950001</text:p>
              </table:table-cell>
              <table:table-cell office:value-type="float" office:value="-46.150002">
                <text:p>-46.1500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8.6">
                <text:p>-18.6</text:p>
              </table:table-cell>
              <table:table-cell office:value-type="float" office:value="-56.950001">
                <text:p>-56.9500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3.650002">
                <text:p>-13.650002</text:p>
              </table:table-cell>
              <table:table-cell office:value-type="float" office:value="-67.450001">
                <text:p>-67.4500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3.650002">
                <text:p>-13.650002</text:p>
              </table:table-cell>
              <table:table-cell office:value-type="float" office:value="-67.150002">
                <text:p>-67.1500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3.050001">
                <text:p>-13.050001</text:p>
              </table:table-cell>
              <table:table-cell office:value-type="float" office:value="-49.450001">
                <text:p>-49.4500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23.550003">
                <text:p>-23.550003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22.950001">
                <text:p>-22.950001</text:p>
              </table:table-cell>
              <table:table-cell office:value-type="float" office:value="0.650002000000001">
                <text:p>0.6500020000000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20.85">
                <text:p>-20.85</text:p>
              </table:table-cell>
              <table:table-cell office:value-type="float" office:value="24.650002">
                <text:p>24.6500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3.5">
                <text:p>-13.5</text:p>
              </table:table-cell>
              <table:table-cell office:value-type="float" office:value="51.650002">
                <text:p>51.6500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4.700001">
                <text:p>-14.700001</text:p>
              </table:table-cell>
              <table:table-cell office:value-type="float" office:value="66.650002">
                <text:p>66.6500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3.800001">
                <text:p>-13.800001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1.550001">
                <text:p>-11.550001</text:p>
              </table:table-cell>
              <table:table-cell office:value-type="float" office:value="72.950005">
                <text:p>72.9500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3.3">
                <text:p>-3.3</text:p>
              </table:table-cell>
              <table:table-cell office:value-type="float" office:value="68.450005">
                <text:p>68.4500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3.150001">
                <text:p>-3.150001</text:p>
              </table:table-cell>
              <table:table-cell office:value-type="float" office:value="60.650002">
                <text:p>60.6500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900001">
                <text:p>-0.900001</text:p>
              </table:table-cell>
              <table:table-cell office:value-type="float" office:value="55.700005">
                <text:p>55.7000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.6">
                <text:p>9.6</text:p>
              </table:table-cell>
              <table:table-cell office:value-type="float" office:value="39.050003">
                <text:p>39.0500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.55">
                <text:p>14.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.900001">
                <text:p>18.900001</text:p>
              </table:table-cell>
              <table:table-cell office:value-type="float" office:value="5.150002">
                <text:p>5.1500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.1">
                <text:p>20.1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.5">
                <text:p>19.5</text:p>
              </table:table-cell>
              <table:table-cell office:value-type="float" office:value="-10.6">
                <text:p>-10.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.85">
                <text:p>17.85</text:p>
              </table:table-cell>
              <table:table-cell office:value-type="float" office:value="0.650002000000001">
                <text:p>0.6500020000000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.95">
                <text:p>13.95</text:p>
              </table:table-cell>
              <table:table-cell office:value-type="float" office:value="15.950001">
                <text:p>15.9500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.1">
                <text:p>11.1</text:p>
              </table:table-cell>
              <table:table-cell office:value-type="float" office:value="36.050003">
                <text:p>36.0500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75">
                <text:p>6.75</text:p>
              </table:table-cell>
              <table:table-cell office:value-type="float" office:value="54.950005">
                <text:p>54.9500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15">
                <text:p>3.15</text:p>
              </table:table-cell>
              <table:table-cell office:value-type="float" office:value="67.850006">
                <text:p>67.8500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1">
                <text:p>2.1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85">
                <text:p>5.85</text:p>
              </table:table-cell>
              <table:table-cell office:value-type="float" office:value="59.900002">
                <text:p>59.9000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.15">
                <text:p>15.15</text:p>
              </table:table-cell>
              <table:table-cell office:value-type="float" office:value="36.650002">
                <text:p>36.6500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.700001">
                <text:p>20.700001</text:p>
              </table:table-cell>
              <table:table-cell office:value-type="float" office:value="7.400002">
                <text:p>7.4000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.35">
                <text:p>22.35</text:p>
              </table:table-cell>
              <table:table-cell office:value-type="float" office:value="-13.6">
                <text:p>-13.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000001">
                <text:p>24.000001</text:p>
              </table:table-cell>
              <table:table-cell office:value-type="float" office:value="-32.800001">
                <text:p>-32.8000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3.250001">
                <text:p>23.250001</text:p>
              </table:table-cell>
              <table:table-cell office:value-type="float" office:value="-53.050003">
                <text:p>-53.0500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2.650001">
                <text:p>22.650001</text:p>
              </table:table-cell>
              <table:table-cell office:value-type="float" office:value="-64.750004">
                <text:p>-64.7500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3.1">
                <text:p>23.1</text:p>
              </table:table-cell>
              <table:table-cell office:value-type="float" office:value="-70.150002">
                <text:p>-70.1500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2.200001">
                <text:p>22.200001</text:p>
              </table:table-cell>
              <table:table-cell office:value-type="float" office:value="-74.050003">
                <text:p>-74.0500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.35">
                <text:p>16.35</text:p>
              </table:table-cell>
              <table:table-cell office:value-type="float" office:value="-76.450001">
                <text:p>-76.4500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.85">
                <text:p>14.85</text:p>
              </table:table-cell>
              <table:table-cell office:value-type="float" office:value="-73.450001">
                <text:p>-73.4500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.7">
                <text:p>11.7</text:p>
              </table:table-cell>
              <table:table-cell office:value-type="float" office:value="-68.650002">
                <text:p>-68.6500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.1">
                <text:p>11.1</text:p>
              </table:table-cell>
              <table:table-cell office:value-type="float" office:value="-62.350002">
                <text:p>-62.35000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.7">
                <text:p>14.7</text:p>
              </table:table-cell>
              <table:table-cell office:value-type="float" office:value="-52.300003">
                <text:p>-52.3000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95">
                <text:p>13.95</text:p>
              </table:table-cell>
              <table:table-cell office:value-type="float" office:value="-46.750002">
                <text:p>-46.7500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">
                <text:p>12</text:p>
              </table:table-cell>
              <table:table-cell office:value-type="float" office:value="-41.200001">
                <text:p>-41.2000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.6">
                <text:p>15.6</text:p>
              </table:table-cell>
              <table:table-cell office:value-type="float" office:value="-38.35">
                <text:p>-38.3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.700001">
                <text:p>23.700001</text:p>
              </table:table-cell>
              <table:table-cell office:value-type="float" office:value="-24.85">
                <text:p>-24.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.55">
                <text:p>23.55</text:p>
              </table:table-cell>
              <table:table-cell office:value-type="float" office:value="-25.150001">
                <text:p>-25.1500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.55">
                <text:p>17.55</text:p>
              </table:table-cell>
              <table:table-cell office:value-type="float" office:value="-35.650002">
                <text:p>-35.65000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6">
                <text:p>6.6</text:p>
              </table:table-cell>
              <table:table-cell office:value-type="float" office:value="-41.500002">
                <text:p>-41.5000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1.550001">
                <text:p>-11.550001</text:p>
              </table:table-cell>
              <table:table-cell office:value-type="float" office:value="-44.950001">
                <text:p>-44.9500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29.100002">
                <text:p>-29.100002</text:p>
              </table:table-cell>
              <table:table-cell office:value-type="float" office:value="-41.500002">
                <text:p>-41.5000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40.800003">
                <text:p>-40.800003</text:p>
              </table:table-cell>
              <table:table-cell office:value-type="float" office:value="-47.650002">
                <text:p>-47.6500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51.150002">
                <text:p>-51.150002</text:p>
              </table:table-cell>
              <table:table-cell office:value-type="float" office:value="-56.200001">
                <text:p>-56.2000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52.650002">
                <text:p>-52.650002</text:p>
              </table:table-cell>
              <table:table-cell office:value-type="float" office:value="-57.550003">
                <text:p>-57.5500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53.700001">
                <text:p>-53.700001</text:p>
              </table:table-cell>
              <table:table-cell office:value-type="float" office:value="-57.400002">
                <text:p>-57.4000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53.850002">
                <text:p>-53.850002</text:p>
              </table:table-cell>
              <table:table-cell office:value-type="float" office:value="-51.100002">
                <text:p>-51.1000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46.050003">
                <text:p>-46.050003</text:p>
              </table:table-cell>
              <table:table-cell office:value-type="float" office:value="-46.750002">
                <text:p>-46.7500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43.950001">
                <text:p>-43.950001</text:p>
              </table:table-cell>
              <table:table-cell office:value-type="float" office:value="-44.650002">
                <text:p>-44.6500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37.350002">
                <text:p>-37.350002</text:p>
              </table:table-cell>
              <table:table-cell office:value-type="float" office:value="-38.650002">
                <text:p>-38.65000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24.150002">
                <text:p>-24.150002</text:p>
              </table:table-cell>
              <table:table-cell office:value-type="float" office:value="-36.400002">
                <text:p>-36.4000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9.800001">
                <text:p>-19.800001</text:p>
              </table:table-cell>
              <table:table-cell office:value-type="float" office:value="-39.400002">
                <text:p>-39.40000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20.1">
                <text:p>-20.1</text:p>
              </table:table-cell>
              <table:table-cell office:value-type="float" office:value="-32.200001">
                <text:p>-32.2000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2.75">
                <text:p>-12.75</text:p>
              </table:table-cell>
              <table:table-cell office:value-type="float" office:value="-33.400002">
                <text:p>-33.4000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.5">
                <text:p>-1.5</text:p>
              </table:table-cell>
              <table:table-cell office:value-type="float" office:value="-30.85">
                <text:p>-30.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.2">
                <text:p>16.2</text:p>
              </table:table-cell>
              <table:table-cell office:value-type="float" office:value="-23.65">
                <text:p>-23.6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0.500002">
                <text:p>40.500002</text:p>
              </table:table-cell>
              <table:table-cell office:value-type="float" office:value="-13.15">
                <text:p>-13.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4">
                <text:p>54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4.500004">
                <text:p>64.500004</text:p>
              </table:table-cell>
              <table:table-cell office:value-type="float" office:value="-8.2">
                <text:p>-8.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0.200001">
                <text:p>70.200001</text:p>
              </table:table-cell>
              <table:table-cell office:value-type="float" office:value="-9.85">
                <text:p>-9.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5.150002">
                <text:p>75.150002</text:p>
              </table:table-cell>
              <table:table-cell office:value-type="float" office:value="-10.45">
                <text:p>-10.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3.650002">
                <text:p>73.650002</text:p>
              </table:table-cell>
              <table:table-cell office:value-type="float" office:value="-12.85">
                <text:p>-12.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7.350002">
                <text:p>67.350002</text:p>
              </table:table-cell>
              <table:table-cell office:value-type="float" office:value="-12.1">
                <text:p>-12.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7.600002">
                <text:p>57.600002</text:p>
              </table:table-cell>
              <table:table-cell office:value-type="float" office:value="-11.35">
                <text:p>-11.3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4.400002">
                <text:p>44.400002</text:p>
              </table:table-cell>
              <table:table-cell office:value-type="float" office:value="-7.45">
                <text:p>-7.4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.85">
                <text:p>35.85</text:p>
              </table:table-cell>
              <table:table-cell office:value-type="float" office:value="-8.35">
                <text:p>-8.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2.150002">
                <text:p>42.150002</text:p>
              </table:table-cell>
              <table:table-cell office:value-type="float" office:value="-9.85">
                <text:p>-9.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8.800003">
                <text:p>58.800003</text:p>
              </table:table-cell>
              <table:table-cell office:value-type="float" office:value="-23.65">
                <text:p>-23.6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7.200001">
                <text:p>67.200001</text:p>
              </table:table-cell>
              <table:table-cell office:value-type="float" office:value="-33.1">
                <text:p>-33.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8.700001">
                <text:p>68.700001</text:p>
              </table:table-cell>
              <table:table-cell office:value-type="float" office:value="-33.400002">
                <text:p>-33.4000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9.150002">
                <text:p>69.150002</text:p>
              </table:table-cell>
              <table:table-cell office:value-type="float" office:value="-29.200001">
                <text:p>-29.2000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5.250004">
                <text:p>65.250004</text:p>
              </table:table-cell>
              <table:table-cell office:value-type="float" office:value="-15.85">
                <text:p>-15.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3.850002">
                <text:p>53.850002</text:p>
              </table:table-cell>
              <table:table-cell office:value-type="float" office:value="-14.65">
                <text:p>-14.6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2.75">
                <text:p>42.75</text:p>
              </table:table-cell>
              <table:table-cell office:value-type="float" office:value="-17.05">
                <text:p>-17.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3.85">
                <text:p>23.85</text:p>
              </table:table-cell>
              <table:table-cell office:value-type="float" office:value="-19.9">
                <text:p>-19.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1.85">
                <text:p>-11.85</text:p>
              </table:table-cell>
              <table:table-cell office:value-type="float" office:value="-24.55">
                <text:p>-24.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43.050003">
                <text:p>-43.050003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66.300003">
                <text:p>-66.300003</text:p>
              </table:table-cell>
              <table:table-cell office:value-type="float" office:value="-24.85">
                <text:p>-24.8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74.850006">
                <text:p>-74.850006</text:p>
              </table:table-cell>
              <table:table-cell office:value-type="float" office:value="-24.400001">
                <text:p>-24.4000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74.400002">
                <text:p>-74.400002</text:p>
              </table:table-cell>
              <table:table-cell office:value-type="float" office:value="-21.55">
                <text:p>-21.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64.5">
                <text:p>-64.5</text:p>
              </table:table-cell>
              <table:table-cell office:value-type="float" office:value="-26.8">
                <text:p>-26.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48.300003">
                <text:p>-48.300003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36.600002">
                <text:p>-36.600002</text:p>
              </table:table-cell>
              <table:table-cell office:value-type="float" office:value="-31.450001">
                <text:p>-31.4500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27.600002">
                <text:p>-27.600002</text:p>
              </table:table-cell>
              <table:table-cell office:value-type="float" office:value="-41.200001">
                <text:p>-41.2000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3.900001">
                <text:p>-3.900001</text:p>
              </table:table-cell>
              <table:table-cell office:value-type="float" office:value="-62.200001">
                <text:p>-62.2000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.75">
                <text:p>9.75</text:p>
              </table:table-cell>
              <table:table-cell office:value-type="float" office:value="-60.100002">
                <text:p>-60.1000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1.800001">
                <text:p>31.800001</text:p>
              </table:table-cell>
              <table:table-cell office:value-type="float" office:value="-55.300003">
                <text:p>-55.3000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6.6">
                <text:p>36.6</text:p>
              </table:table-cell>
              <table:table-cell office:value-type="float" office:value="-50.350002">
                <text:p>-50.3500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1.75">
                <text:p>51.75</text:p>
              </table:table-cell>
              <table:table-cell office:value-type="float" office:value="-45.250002">
                <text:p>-45.2500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1.200001">
                <text:p>61.200001</text:p>
              </table:table-cell>
              <table:table-cell office:value-type="float" office:value="-38.800001">
                <text:p>-38.8000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8.100002">
                <text:p>68.100002</text:p>
              </table:table-cell>
              <table:table-cell office:value-type="float" office:value="-27.85">
                <text:p>-27.8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3.800003">
                <text:p>73.800003</text:p>
              </table:table-cell>
              <table:table-cell office:value-type="float" office:value="-23.35">
                <text:p>-23.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8.450005">
                <text:p>78.45000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5.300003">
                <text:p>75.300003</text:p>
              </table:table-cell>
              <table:table-cell office:value-type="float" office:value="15.800001">
                <text:p>15.8000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0.650002">
                <text:p>70.650002</text:p>
              </table:table-cell>
              <table:table-cell office:value-type="float" office:value="30.050003">
                <text:p>30.0500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.100002">
                <text:p>68.100002</text:p>
              </table:table-cell>
              <table:table-cell office:value-type="float" office:value="33.650002">
                <text:p>33.6500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1.350002">
                <text:p>61.350002</text:p>
              </table:table-cell>
              <table:table-cell office:value-type="float" office:value="39.350002">
                <text:p>39.3500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0.800001">
                <text:p>40.800001</text:p>
              </table:table-cell>
              <table:table-cell office:value-type="float" office:value="62.300003">
                <text:p>62.3000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9.6">
                <text:p>39.6</text:p>
              </table:table-cell>
              <table:table-cell office:value-type="float" office:value="61.850006">
                <text:p>61.85000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1.050001">
                <text:p>31.050001</text:p>
              </table:table-cell>
              <table:table-cell office:value-type="float" office:value="64.550003">
                <text:p>64.5500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6.800003">
                <text:p>46.800003</text:p>
              </table:table-cell>
              <table:table-cell office:value-type="float" office:value="56.900002">
                <text:p>56.9000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3.450001">
                <text:p>63.450001</text:p>
              </table:table-cell>
              <table:table-cell office:value-type="float" office:value="41.000004">
                <text:p>41.0000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3.800003">
                <text:p>73.800003</text:p>
              </table:table-cell>
              <table:table-cell office:value-type="float" office:value="17.450001">
                <text:p>17.4500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7.100006">
                <text:p>77.100006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5.900002">
                <text:p>75.900002</text:p>
              </table:table-cell>
              <table:table-cell office:value-type="float" office:value="-13.9">
                <text:p>-13.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4.550003">
                <text:p>74.550003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5.250004">
                <text:p>65.250004</text:p>
              </table:table-cell>
              <table:table-cell office:value-type="float" office:value="36.500004">
                <text:p>36.5000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5.050003">
                <text:p>55.050003</text:p>
              </table:table-cell>
              <table:table-cell office:value-type="float" office:value="51.200005">
                <text:p>51.2000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7.050001">
                <text:p>37.050001</text:p>
              </table:table-cell>
              <table:table-cell office:value-type="float" office:value="65.450005">
                <text:p>65.4500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.15">
                <text:p>9.15</text:p>
              </table:table-cell>
              <table:table-cell office:value-type="float" office:value="74.900002">
                <text:p>74.90000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5">
                <text:p>-15</text:p>
              </table:table-cell>
              <table:table-cell office:value-type="float" office:value="72.800003">
                <text:p>72.8000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31.800003">
                <text:p>-31.800003</text:p>
              </table:table-cell>
              <table:table-cell office:value-type="float" office:value="64.25">
                <text:p>64.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44.250004">
                <text:p>-44.250004</text:p>
              </table:table-cell>
              <table:table-cell office:value-type="float" office:value="53.900002">
                <text:p>53.9000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54.000004">
                <text:p>-54.000004</text:p>
              </table:table-cell>
              <table:table-cell office:value-type="float" office:value="41.000004">
                <text:p>41.0000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60.150002">
                <text:p>-60.1500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60.600006">
                <text:p>-60.600006</text:p>
              </table:table-cell>
              <table:table-cell office:value-type="float" office:value="8.900002">
                <text:p>8.9000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56.100006">
                <text:p>-56.100006</text:p>
              </table:table-cell>
              <table:table-cell office:value-type="float" office:value="-14.95">
                <text:p>-14.9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49.950001">
                <text:p>-49.950001</text:p>
              </table:table-cell>
              <table:table-cell office:value-type="float" office:value="-35.050001">
                <text:p>-35.05000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46.950001">
                <text:p>-46.950001</text:p>
              </table:table-cell>
              <table:table-cell office:value-type="float" office:value="-41.200001">
                <text:p>-41.2000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39.750004">
                <text:p>-39.750004</text:p>
              </table:table-cell>
              <table:table-cell office:value-type="float" office:value="-48.850002">
                <text:p>-48.85000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25.800003">
                <text:p>-25.800003</text:p>
              </table:table-cell>
              <table:table-cell office:value-type="float" office:value="-53.350002">
                <text:p>-53.3500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8">
                <text:p>1.8</text:p>
              </table:table-cell>
              <table:table-cell office:value-type="float" office:value="-49.600002">
                <text:p>-49.6000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.750001">
                <text:p>24.750001</text:p>
              </table:table-cell>
              <table:table-cell office:value-type="float" office:value="-44.800001">
                <text:p>-44.8000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3.650002">
                <text:p>43.650002</text:p>
              </table:table-cell>
              <table:table-cell office:value-type="float" office:value="-34.6">
                <text:p>-34.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7.600002">
                <text:p>57.600002</text:p>
              </table:table-cell>
              <table:table-cell office:value-type="float" office:value="-19.45">
                <text:p>-19.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7.800003">
                <text:p>67.80000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0.650002">
                <text:p>70.650002</text:p>
              </table:table-cell>
              <table:table-cell office:value-type="float" office:value="16.100002">
                <text:p>16.1000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2.600002">
                <text:p>72.600002</text:p>
              </table:table-cell>
              <table:table-cell office:value-type="float" office:value="24.650002">
                <text:p>24.6500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9.000004">
                <text:p>69.000004</text:p>
              </table:table-cell>
              <table:table-cell office:value-type="float" office:value="27.200001">
                <text:p>27.2000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5.550003">
                <text:p>65.550003</text:p>
              </table:table-cell>
              <table:table-cell office:value-type="float" office:value="23.600002">
                <text:p>23.6000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7.150002">
                <text:p>57.150002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0.700001">
                <text:p>50.700001</text:p>
              </table:table-cell>
              <table:table-cell office:value-type="float" office:value="37.400002">
                <text:p>37.40000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4.950001">
                <text:p>34.950001</text:p>
              </table:table-cell>
              <table:table-cell office:value-type="float" office:value="43.400002">
                <text:p>43.40000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.8">
                <text:p>16.8</text:p>
              </table:table-cell>
              <table:table-cell office:value-type="float" office:value="43.400002">
                <text:p>43.4000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900001">
                <text:p>-0.900001</text:p>
              </table:table-cell>
              <table:table-cell office:value-type="float" office:value="34.250004">
                <text:p>34.2500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5">
                <text:p>-15</text:p>
              </table:table-cell>
              <table:table-cell office:value-type="float" office:value="29.600002">
                <text:p>29.6000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2.6">
                <text:p>-12.6</text:p>
              </table:table-cell>
              <table:table-cell office:value-type="float" office:value="31.550003">
                <text:p>31.55000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0.650002">
                <text:p>-10.650002</text:p>
              </table:table-cell>
              <table:table-cell office:value-type="float" office:value="33.200001">
                <text:p>33.20000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0.050001">
                <text:p>-10.050001</text:p>
              </table:table-cell>
              <table:table-cell office:value-type="float" office:value="33.500004">
                <text:p>33.50000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9.75">
                <text:p>-9.75</text:p>
              </table:table-cell>
              <table:table-cell office:value-type="float" office:value="33.350002">
                <text:p>33.3500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9.300001">
                <text:p>-9.300001</text:p>
              </table:table-cell>
              <table:table-cell office:value-type="float" office:value="33.350002">
                <text:p>33.3500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2">
                <text:p>1.2</text:p>
              </table:table-cell>
              <table:table-cell office:value-type="float" office:value="35.600002">
                <text:p>35.6000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8.3">
                <text:p>18.3</text:p>
              </table:table-cell>
              <table:table-cell office:value-type="float" office:value="33.500004">
                <text:p>33.50000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4.500002">
                <text:p>34.5000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1.550003">
                <text:p>41.550003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1.25">
                <text:p>41.25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9.550001">
                <text:p>29.550001</text:p>
              </table:table-cell>
              <table:table-cell office:value-type="float" office:value="-27.400001">
                <text:p>-27.4000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.4">
                <text:p>14.4</text:p>
              </table:table-cell>
              <table:table-cell office:value-type="float" office:value="-35.050001">
                <text:p>-35.0500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.35">
                <text:p>7.35</text:p>
              </table:table-cell>
              <table:table-cell office:value-type="float" office:value="-36.25">
                <text:p>-36.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.4">
                <text:p>5.4</text:p>
              </table:table-cell>
              <table:table-cell office:value-type="float" office:value="-36.550001">
                <text:p>-36.5500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7.55">
                <text:p>17.55</text:p>
              </table:table-cell>
              <table:table-cell office:value-type="float" office:value="-34.300001">
                <text:p>-34.3000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2.950001">
                <text:p>22.950001</text:p>
              </table:table-cell>
              <table:table-cell office:value-type="float" office:value="-31.750001">
                <text:p>-31.7500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8.800001">
                <text:p>28.800001</text:p>
              </table:table-cell>
              <table:table-cell office:value-type="float" office:value="-28.150001">
                <text:p>-28.1500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4.050001">
                <text:p>34.050001</text:p>
              </table:table-cell>
              <table:table-cell office:value-type="float" office:value="-23.35">
                <text:p>-23.3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9.400002">
                <text:p>29.40000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.1">
                <text:p>23.1</text:p>
              </table:table-cell>
              <table:table-cell office:value-type="float" office:value="-32.200001">
                <text:p>-32.2000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.95">
                <text:p>10.95</text:p>
              </table:table-cell>
              <table:table-cell office:value-type="float" office:value="-36.1">
                <text:p>-36.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.8">
                <text:p>7.8</text:p>
              </table:table-cell>
              <table:table-cell office:value-type="float" office:value="-36.25">
                <text:p>-36.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9">
                <text:p>6.9</text:p>
              </table:table-cell>
              <table:table-cell office:value-type="float" office:value="-35.650002">
                <text:p>-35.6500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.4">
                <text:p>8.4</text:p>
              </table:table-cell>
              <table:table-cell office:value-type="float" office:value="-35.950001">
                <text:p>-35.9500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.35">
                <text:p>13.35</text:p>
              </table:table-cell>
              <table:table-cell office:value-type="float" office:value="-35.35">
                <text:p>-35.3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7.85">
                <text:p>17.85</text:p>
              </table:table-cell>
              <table:table-cell office:value-type="float" office:value="-33.85">
                <text:p>-33.8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.400001">
                <text:p>20.400001</text:p>
              </table:table-cell>
              <table:table-cell office:value-type="float" office:value="-33.1">
                <text:p>-33.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4.450001">
                <text:p>24.450001</text:p>
              </table:table-cell>
              <table:table-cell office:value-type="float" office:value="-31.3">
                <text:p>-31.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4.900001">
                <text:p>24.900001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5.200001">
                <text:p>25.200001</text:p>
              </table:table-cell>
              <table:table-cell office:value-type="float" office:value="-30.700001">
                <text:p>-30.70000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6.1">
                <text:p>26.1</text:p>
              </table:table-cell>
              <table:table-cell office:value-type="float" office:value="-31.450001">
                <text:p>-31.4500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6.1">
                <text:p>26.1</text:p>
              </table:table-cell>
              <table:table-cell office:value-type="float" office:value="-31.150001">
                <text:p>-31.15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MacOS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